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74.86pt"/>
    </style:style>
    <style:style style:name="co5" style:family="table-column">
      <style:table-column-properties fo:break-before="auto" style:column-width="64.8pt"/>
    </style:style>
    <style:style style:name="co6" style:family="table-column">
      <style:table-column-properties fo:break-before="auto" style:column-width="72.54pt"/>
    </style:style>
    <style:style style:name="ro1" style:family="table-row">
      <style:table-row-properties style:row-height="117.6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95pt" fo:break-before="auto" style:use-optimal-row-height="true"/>
    </style:style>
    <style:style style:name="ro4" style:family="table-row">
      <style:table-row-properties style:row-height="30.7pt" fo:break-before="auto" style:use-optimal-row-height="true"/>
    </style:style>
    <style:style style:name="ro5" style:family="table-row">
      <style:table-row-properties style:row-height="40.45pt" fo:break-before="auto" style:use-optimal-row-height="true"/>
    </style:style>
    <style:style style:name="ro6" style:family="table-row">
      <style:table-row-properties style:row-height="69.7pt" fo:break-before="auto" style:use-optimal-row-height="true"/>
    </style:style>
    <style:style style:name="ro7" style:family="table-row">
      <style:table-row-properties style:row-height="59.95pt" fo:break-before="auto" style:use-optimal-row-height="true"/>
    </style:style>
    <style:style style:name="ro8" style:family="table-row">
      <style:table-row-properties style:row-height="50.2pt" fo:break-before="auto" style:use-optimal-row-height="true"/>
    </style:style>
    <style:style style:name="ro9" style:family="table-row">
      <style:table-row-properties style:row-height="19.7pt" fo:break-before="auto" style:use-optimal-row-height="true"/>
    </style:style>
    <style:style style:name="ro10" style:family="table-row">
      <style:table-row-properties style:row-height="34.44pt" fo:break-before="auto" style:use-optimal-row-height="true"/>
    </style:style>
    <style:style style:name="ro11" style:family="table-row">
      <style:table-row-properties style:row-height="67.44pt" fo:break-before="auto" style:use-optimal-row-height="true"/>
    </style:style>
    <style:style style:name="ro12" style:family="table-row">
      <style:table-row-properties style:row-height="77.19pt" fo:break-before="auto" style:use-optimal-row-height="false"/>
    </style:style>
    <style:style style:name="ro13" style:family="table-row">
      <style:table-row-properties style:row-height="40.25pt" fo:break-before="auto" style:use-optimal-row-height="true"/>
    </style:style>
    <style:style style:name="ro14" style:family="table-row">
      <style:table-row-properties style:row-height="20.86pt" fo:break-before="auto" style:use-optimal-row-height="true"/>
    </style:style>
    <style:style style:name="ro15" style:family="table-row">
      <style:table-row-properties style:row-height="23.19pt" fo:break-before="auto" style:use-optimal-row-height="false"/>
    </style:style>
    <style:style style:name="ro16" style:family="table-row">
      <style:table-row-properties style:row-height="20.21pt" fo:break-before="auto" style:use-optimal-row-height="false"/>
    </style:style>
    <style:style style:name="ro17" style:family="table-row">
      <style:table-row-properties style:row-height="25.46pt" fo:break-before="auto" style:use-optimal-row-height="false"/>
    </style:style>
    <style:style style:name="ro18" style:family="table-row">
      <style:table-row-properties style:row-height="20.95pt" fo:break-before="auto" style:use-optimal-row-height="false"/>
    </style:style>
    <style:style style:name="ro19" style:family="table-row">
      <style:table-row-properties style:row-height="30.56pt" fo:break-before="auto" style:use-optimal-row-height="true"/>
    </style:style>
    <style:style style:name="ro20" style:family="table-row">
      <style:table-row-properties style:row-height="21.71pt" fo:break-before="auto" style:use-optimal-row-height="false"/>
    </style:style>
    <style:style style:name="ro21" style:family="table-row">
      <style:table-row-properties style:row-height="19.45pt" fo:break-before="auto" style:use-optimal-row-height="false"/>
    </style:style>
    <style:style style:name="ro22" style:family="table-row">
      <style:table-row-properties style:row-height="24.69pt" fo:break-before="auto" style:use-optimal-row-height="false"/>
    </style:style>
    <style:style style:name="ro23" style:family="table-row">
      <style:table-row-properties style:row-height="34.3pt" fo:break-before="auto" style:use-optimal-row-height="true"/>
    </style:style>
    <style:style style:name="ro24" style:family="table-row">
      <style:table-row-properties style:row-height="50.71pt" fo:break-before="auto" style:use-optimal-row-height="true"/>
    </style:style>
    <style:style style:name="ro25" style:family="table-row">
      <style:table-row-properties style:row-height="59.7pt" fo:break-before="auto" style:use-optimal-row-height="true"/>
    </style:style>
    <style:style style:name="ro26" style:family="table-row">
      <style:table-row-properties style:row-height="49.95pt" fo:break-before="auto" style:use-optimal-row-height="true"/>
    </style:style>
    <style:style style:name="ro27" style:family="table-row">
      <style:table-row-properties style:row-height="67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4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10122"/>
    <style:style style:name="ce86" style:family="table-cell" style:parent-style-name="Default" style:data-style-name="N10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0122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122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122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0122">
      <style:table-cell-properties fo:background-color="transparent"/>
    </style:style>
    <style:style style:name="ce58" style:family="table-cell" style:parent-style-name="Default" style:data-style-name="N10122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0000"/>
    </style:style>
    <style:style style:name="ce10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ffff00"/>
    </style:style>
    <style:style style:name="ce46" style:family="table-cell" style:parent-style-name="Default" style:data-style-name="N10122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0"/>
    <style:style style:name="ce48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0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04"/>
    <style:style style:name="ce73" style:family="table-cell" style:parent-style-name="Default" style:data-style-name="N10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yhead" table:style-name="ta1">
        <table:table-column table:style-name="co1" table:number-columns-repeated="2" table:default-cell-style-name="Default"/>
        <table:table-column table:style-name="co1" table:number-columns-repeated="2" table:default-cell-style-name="ce85"/>
        <table:table-column table:style-name="co2" table:default-cell-style-name="Default"/>
        <table:table-column table:style-name="co3" table:default-cell-style-name="ce85"/>
        <table:table-column table:style-name="co3" table:default-cell-style-name="ce57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68" office:value-type="string" calcext:value-type="string">
            <text:p>Bayhead PRICE LIST</text:p>
          </table:table-cell>
          <table:table-cell table:number-columns-repeated="102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1023"/>
        </table:table-row>
        <table:table-row table:style-name="ro3">
          <table:table-cell table:style-name="ce69" office:value-type="string" calcext:value-type="string">
            <text:p>Air Flow Sani-Trays</text:p>
          </table:table-cell>
          <table:table-cell table:number-columns-repeated="1023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BB-8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5]-[.B5]" office:value-type="string" office:string-value="" calcext:value-type="error">
            <text:p>#VALUE!</text:p>
          </table:table-cell>
          <table:table-cell table:style-name="ce87" table:formula="of:=[.E5]/[.D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BB-9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6]-[.B6]" office:value-type="string" office:string-value="" calcext:value-type="error">
            <text:p>#VALUE!</text:p>
          </table:table-cell>
          <table:table-cell table:style-name="ce87" table:formula="of:=[.E6]/[.D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BB-10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7]-[.B7]" office:value-type="string" office:string-value="" calcext:value-type="error">
            <text:p>#VALUE!</text:p>
          </table:table-cell>
          <table:table-cell table:style-name="ce87" table:formula="of:=[.E7]/[.D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BB-1024-5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8]-[.B8]" office:value-type="string" office:string-value="" calcext:value-type="error">
            <text:p>#VALUE!</text:p>
          </table:table-cell>
          <table:table-cell table:style-name="ce87" table:formula="of:=[.E8]/[.D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BB-1630-5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9]-[.B9]" office:value-type="string" office:string-value="" calcext:value-type="error">
            <text:p>#VALUE!</text:p>
          </table:table-cell>
          <table:table-cell table:style-name="ce87" table:formula="of:=[.E9]/[.D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BB-2738-2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10]-[.B10]" office:value-type="string" office:string-value="" calcext:value-type="error">
            <text:p>#VALUE!</text:p>
          </table:table-cell>
          <table:table-cell table:style-name="ce87" table:formula="of:=[.E10]/[.D1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69" office:value-type="string" calcext:value-type="string">
            <text:p>Barrel and Drum Dollies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MD-16</text:p>
          </table:table-cell>
          <table:table-cell table:style-name="ce81" office:value-type="currency" office:currency="USD" office:value="80" calcext:value-type="currency">
            <text:p>$80.00</text:p>
          </table:table-cell>
          <table:table-cell table:style-name="ce87" table:number-columns-repeated="2"/>
          <table:table-cell table:style-name="ce92"/>
          <table:table-cell table:style-name="ce87" table:formula="of:=[.E14]-[.B14]" office:value-type="currency" office:currency="USD" office:value="-80" calcext:value-type="currency">
            <text:p>-$80.00</text:p>
          </table:table-cell>
          <table:table-cell table:style-name="ce87" table:formula="of:=[.E14]/[.D1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D-16</text:p>
          </table:table-cell>
          <table:table-cell table:style-name="ce81" office:value-type="currency" office:currency="USD" office:value="70" calcext:value-type="currency">
            <text:p>$70.00</text:p>
          </table:table-cell>
          <table:table-cell table:style-name="ce87" table:number-columns-repeated="2"/>
          <table:table-cell table:style-name="ce92"/>
          <table:table-cell table:style-name="ce87" table:formula="of:=[.E15]-[.B15]" office:value-type="currency" office:currency="USD" office:value="-70" calcext:value-type="currency">
            <text:p>-$70.00</text:p>
          </table:table-cell>
          <table:table-cell table:style-name="ce87" table:formula="of:=[.E15]/[.D1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D-17</text:p>
          </table:table-cell>
          <table:table-cell table:style-name="ce81" office:value-type="currency" office:currency="USD" office:value="80" calcext:value-type="currency">
            <text:p>$80.00</text:p>
          </table:table-cell>
          <table:table-cell table:style-name="ce87" table:number-columns-repeated="2"/>
          <table:table-cell table:style-name="ce92"/>
          <table:table-cell table:style-name="ce87" table:formula="of:=[.E16]-[.B16]" office:value-type="currency" office:currency="USD" office:value="-80" calcext:value-type="currency">
            <text:p>-$80.00</text:p>
          </table:table-cell>
          <table:table-cell table:style-name="ce87" table:formula="of:=[.E16]/[.D1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D-17</text:p>
          </table:table-cell>
          <table:table-cell table:style-name="ce81" office:value-type="currency" office:currency="USD" office:value="70" calcext:value-type="currency">
            <text:p>$70.00</text:p>
          </table:table-cell>
          <table:table-cell table:style-name="ce87" table:number-columns-repeated="2"/>
          <table:table-cell table:style-name="ce92"/>
          <table:table-cell table:style-name="ce87" table:formula="of:=[.E17]-[.B17]" office:value-type="currency" office:currency="USD" office:value="-70" calcext:value-type="currency">
            <text:p>-$70.00</text:p>
          </table:table-cell>
          <table:table-cell table:style-name="ce87" table:formula="of:=[.E17]/[.D1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D-20</text:p>
          </table:table-cell>
          <table:table-cell table:style-name="ce81" office:value-type="currency" office:currency="USD" office:value="80" calcext:value-type="currency">
            <text:p>$80.00</text:p>
          </table:table-cell>
          <table:table-cell table:style-name="ce87" table:number-columns-repeated="2"/>
          <table:table-cell table:style-name="ce92"/>
          <table:table-cell table:style-name="ce87" table:formula="of:=[.E18]-[.B18]" office:value-type="currency" office:currency="USD" office:value="-80" calcext:value-type="currency">
            <text:p>-$80.00</text:p>
          </table:table-cell>
          <table:table-cell table:style-name="ce87" table:formula="of:=[.E18]/[.D1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D-20</text:p>
          </table:table-cell>
          <table:table-cell table:style-name="ce81" office:value-type="currency" office:currency="USD" office:value="70" calcext:value-type="currency">
            <text:p>$70.00</text:p>
          </table:table-cell>
          <table:table-cell table:style-name="ce87" table:number-columns-repeated="2"/>
          <table:table-cell table:style-name="ce92"/>
          <table:table-cell table:style-name="ce87" table:formula="of:=[.E19]-[.B19]" office:value-type="currency" office:currency="USD" office:value="-70" calcext:value-type="currency">
            <text:p>-$70.00</text:p>
          </table:table-cell>
          <table:table-cell table:style-name="ce87" table:formula="of:=[.E19]/[.D1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D-22</text:p>
          </table:table-cell>
          <table:table-cell table:style-name="ce81" office:value-type="currency" office:currency="USD" office:value="90" calcext:value-type="currency">
            <text:p>$90.00</text:p>
          </table:table-cell>
          <table:table-cell table:style-name="ce87" table:number-columns-repeated="2"/>
          <table:table-cell table:style-name="ce92"/>
          <table:table-cell table:style-name="ce87" table:formula="of:=[.E20]-[.B20]" office:value-type="currency" office:currency="USD" office:value="-90" calcext:value-type="currency">
            <text:p>-$90.00</text:p>
          </table:table-cell>
          <table:table-cell table:style-name="ce87" table:formula="of:=[.E20]/[.D2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D-22</text:p>
          </table:table-cell>
          <table:table-cell table:style-name="ce81" office:value-type="currency" office:currency="USD" office:value="79" calcext:value-type="currency">
            <text:p>$79.00</text:p>
          </table:table-cell>
          <table:table-cell table:style-name="ce87" table:number-columns-repeated="2"/>
          <table:table-cell table:style-name="ce92"/>
          <table:table-cell table:style-name="ce87" table:formula="of:=[.E21]-[.B21]" office:value-type="currency" office:currency="USD" office:value="-79" calcext:value-type="currency">
            <text:p>-$79.00</text:p>
          </table:table-cell>
          <table:table-cell table:style-name="ce87" table:formula="of:=[.E21]/[.D2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D-24</text:p>
          </table:table-cell>
          <table:table-cell table:style-name="ce81" office:value-type="currency" office:currency="USD" office:value="95" calcext:value-type="currency">
            <text:p>$95.00</text:p>
          </table:table-cell>
          <table:table-cell table:style-name="ce87" table:number-columns-repeated="2"/>
          <table:table-cell table:style-name="ce92"/>
          <table:table-cell table:style-name="ce87" table:formula="of:=[.E22]-[.B22]" office:value-type="currency" office:currency="USD" office:value="-95" calcext:value-type="currency">
            <text:p>-$95.00</text:p>
          </table:table-cell>
          <table:table-cell table:style-name="ce87" table:formula="of:=[.E22]/[.D2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D-24</text:p>
          </table:table-cell>
          <table:table-cell table:style-name="ce81" office:value-type="currency" office:currency="USD" office:value="84" calcext:value-type="currency">
            <text:p>$84.00</text:p>
          </table:table-cell>
          <table:table-cell table:style-name="ce87" table:number-columns-repeated="2"/>
          <table:table-cell table:style-name="ce92"/>
          <table:table-cell table:style-name="ce87" table:formula="of:=[.E23]-[.B23]" office:value-type="currency" office:currency="USD" office:value="-84" calcext:value-type="currency">
            <text:p>-$84.00</text:p>
          </table:table-cell>
          <table:table-cell table:style-name="ce87" table:formula="of:=[.E23]/[.D2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FD-26</text:p>
          </table:table-cell>
          <table:table-cell table:style-name="ce81" office:value-type="currency" office:currency="USD" office:value="75" calcext:value-type="currency">
            <text:p>$75.00</text:p>
          </table:table-cell>
          <table:table-cell table:style-name="ce87" table:number-columns-repeated="2"/>
          <table:table-cell table:style-name="ce92"/>
          <table:table-cell table:style-name="ce87" table:formula="of:=[.E24]-[.B24]" office:value-type="currency" office:currency="USD" office:value="-75" calcext:value-type="currency">
            <text:p>-$75.00</text:p>
          </table:table-cell>
          <table:table-cell table:style-name="ce87" table:formula="of:=[.E24]/[.D2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FD-26</text:p>
          </table:table-cell>
          <table:table-cell table:style-name="ce81" office:value-type="currency" office:currency="USD" office:value="66" calcext:value-type="currency">
            <text:p>$66.00</text:p>
          </table:table-cell>
          <table:table-cell table:style-name="ce87" table:number-columns-repeated="2"/>
          <table:table-cell table:style-name="ce92"/>
          <table:table-cell table:style-name="ce87" table:formula="of:=[.E25]-[.B25]" office:value-type="currency" office:currency="USD" office:value="-66" calcext:value-type="currency">
            <text:p>-$66.00</text:p>
          </table:table-cell>
          <table:table-cell table:style-name="ce87" table:formula="of:=[.E25]/[.D2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D-29</text:p>
          </table:table-cell>
          <table:table-cell table:style-name="ce81" office:value-type="currency" office:currency="USD" office:value="130" calcext:value-type="currency">
            <text:p>$130.00</text:p>
          </table:table-cell>
          <table:table-cell table:style-name="ce87" table:number-columns-repeated="2"/>
          <table:table-cell table:style-name="ce92"/>
          <table:table-cell table:style-name="ce87" table:formula="of:=[.E26]-[.B26]" office:value-type="currency" office:currency="USD" office:value="-130" calcext:value-type="currency">
            <text:p>-$130.00</text:p>
          </table:table-cell>
          <table:table-cell table:style-name="ce87" table:formula="of:=[.E26]/[.D2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D-29</text:p>
          </table:table-cell>
          <table:table-cell table:style-name="ce81" office:value-type="currency" office:currency="USD" office:value="115" calcext:value-type="currency">
            <text:p>$115.00</text:p>
          </table:table-cell>
          <table:table-cell table:style-name="ce87" table:number-columns-repeated="2"/>
          <table:table-cell table:style-name="ce92"/>
          <table:table-cell table:style-name="ce87" table:formula="of:=[.E27]-[.B27]" office:value-type="currency" office:currency="USD" office:value="-115" calcext:value-type="currency">
            <text:p>-$115.00</text:p>
          </table:table-cell>
          <table:table-cell table:style-name="ce87" table:formula="of:=[.E27]/[.D2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D-35</text:p>
          </table:table-cell>
          <table:table-cell table:style-name="ce81" office:value-type="currency" office:currency="USD" office:value="155" calcext:value-type="currency">
            <text:p>$155.00</text:p>
          </table:table-cell>
          <table:table-cell table:style-name="ce87" table:number-columns-repeated="2"/>
          <table:table-cell table:style-name="ce92"/>
          <table:table-cell table:style-name="ce87" table:formula="of:=[.E28]-[.B28]" office:value-type="currency" office:currency="USD" office:value="-155" calcext:value-type="currency">
            <text:p>-$155.00</text:p>
          </table:table-cell>
          <table:table-cell table:style-name="ce87" table:formula="of:=[.E28]/[.D2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D-35</text:p>
          </table:table-cell>
          <table:table-cell table:style-name="ce81" office:value-type="currency" office:currency="USD" office:value="135" calcext:value-type="currency">
            <text:p>$135.00</text:p>
          </table:table-cell>
          <table:table-cell table:style-name="ce87" table:number-columns-repeated="2"/>
          <table:table-cell table:style-name="ce92"/>
          <table:table-cell table:style-name="ce87" table:formula="of:=[.E29]-[.B29]" office:value-type="currency" office:currency="USD" office:value="-135" calcext:value-type="currency">
            <text:p>-$135.00</text:p>
          </table:table-cell>
          <table:table-cell table:style-name="ce87" table:formula="of:=[.E29]/[.D2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FD-36</text:p>
          </table:table-cell>
          <table:table-cell table:style-name="ce81" office:value-type="currency" office:currency="USD" office:value="140" calcext:value-type="currency">
            <text:p>$140.00</text:p>
          </table:table-cell>
          <table:table-cell table:style-name="ce87" table:number-columns-repeated="2"/>
          <table:table-cell table:style-name="ce92"/>
          <table:table-cell table:style-name="ce87" table:formula="of:=[.E30]-[.B30]" office:value-type="currency" office:currency="USD" office:value="-140" calcext:value-type="currency">
            <text:p>-$140.00</text:p>
          </table:table-cell>
          <table:table-cell table:style-name="ce87" table:formula="of:=[.E30]/[.D3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FD-36</text:p>
          </table:table-cell>
          <table:table-cell table:style-name="ce81" office:value-type="currency" office:currency="USD" office:value="123" calcext:value-type="currency">
            <text:p>$123.00</text:p>
          </table:table-cell>
          <table:table-cell table:style-name="ce87" table:number-columns-repeated="2"/>
          <table:table-cell table:style-name="ce92"/>
          <table:table-cell table:style-name="ce87" table:formula="of:=[.E31]-[.B31]" office:value-type="currency" office:currency="USD" office:value="-123" calcext:value-type="currency">
            <text:p>-$123.00</text:p>
          </table:table-cell>
          <table:table-cell table:style-name="ce87" table:formula="of:=[.E31]/[.D3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4">
          <table:table-cell table:style-name="ce69" office:value-type="string" calcext:value-type="string">
            <text:p>Bayhead Self-Dumping Hoppers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9" office:value-type="string" calcext:value-type="string">
            <text:p>SD-5/8</text:p>
          </table:table-cell>
          <table:table-cell table:style-name="ce82" office:value-type="currency" office:currency="USD" office:value="881" calcext:value-type="currency">
            <text:p>$881.00</text:p>
          </table:table-cell>
          <table:table-cell table:style-name="ce88" office:value-type="currency" office:currency="USD" office:value="995" calcext:value-type="currency">
            <text:p>$995.00</text:p>
          </table:table-cell>
          <table:table-cell table:style-name="ce88" office:value-type="currency" office:currency="USD" office:value="746.25" calcext:value-type="currency">
            <text:p>$746.25</text:p>
          </table:table-cell>
          <table:table-cell table:style-name="ce93"/>
          <table:table-cell table:style-name="ce88" table:formula="of:=[.E35]-[.B35]" office:value-type="currency" office:currency="USD" office:value="-881" calcext:value-type="currency">
            <text:p>-$881.00</text:p>
          </table:table-cell>
          <table:table-cell table:style-name="ce89" table:formula="of:=[.E35]/[.D35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78" office:value-type="string" calcext:value-type="string">
            <text:p>SD-1-1</text:p>
          </table:table-cell>
          <table:table-cell table:style-name="ce83" office:value-type="currency" office:currency="USD" office:value="1051" calcext:value-type="currency">
            <text:p>$1,051.00</text:p>
          </table:table-cell>
          <table:table-cell table:style-name="ce89" office:value-type="currency" office:currency="USD" office:value="1190" calcext:value-type="currency">
            <text:p>$1,190.00</text:p>
          </table:table-cell>
          <table:table-cell table:style-name="ce89" office:value-type="currency" office:currency="USD" office:value="890.5" calcext:value-type="currency">
            <text:p>$890.50</text:p>
          </table:table-cell>
          <table:table-cell table:style-name="ce94"/>
          <table:table-cell table:style-name="ce89" table:formula="of:=[.E36]-[.B36]" office:value-type="currency" office:currency="USD" office:value="-1051" calcext:value-type="currency">
            <text:p>-$1,051.00</text:p>
          </table:table-cell>
          <table:table-cell table:style-name="ce89" table:formula="of:=[.E36]/[.D36]" office:value-type="currency" office:currency="USD" office:value="0" calcext:value-type="currency">
            <text:p>$0.0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78" office:value-type="string" calcext:value-type="string">
            <text:p>SD-1-7</text:p>
          </table:table-cell>
          <table:table-cell table:style-name="ce83" office:value-type="currency" office:currency="USD" office:value="1491" calcext:value-type="currency">
            <text:p>$1,491.00</text:p>
          </table:table-cell>
          <table:table-cell table:style-name="ce89" office:value-type="currency" office:currency="USD" office:value="1680" calcext:value-type="currency">
            <text:p>$1,680.00</text:p>
          </table:table-cell>
          <table:table-cell table:style-name="ce89" office:value-type="currency" office:currency="USD" office:value="1260" calcext:value-type="currency">
            <text:p>$1,260.00</text:p>
          </table:table-cell>
          <table:table-cell table:style-name="ce94"/>
          <table:table-cell table:style-name="ce89" table:formula="of:=[.E37]-[.B37]" office:value-type="currency" office:currency="USD" office:value="-1491" calcext:value-type="currency">
            <text:p>-$1,491.00</text:p>
          </table:table-cell>
          <table:table-cell table:style-name="ce89" table:formula="of:=[.E37]/[.D37]" office:value-type="currency" office:currency="USD" office:value="0" calcext:value-type="currency">
            <text:p>$0.0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78" office:value-type="string" calcext:value-type="string">
            <text:p>SD-2-2</text:p>
          </table:table-cell>
          <table:table-cell table:style-name="ce83" office:value-type="currency" office:currency="USD" office:value="1621" calcext:value-type="currency">
            <text:p>$1,621.00</text:p>
          </table:table-cell>
          <table:table-cell table:style-name="ce89" office:value-type="currency" office:currency="USD" office:value="1840" calcext:value-type="currency">
            <text:p>$1,840.00</text:p>
          </table:table-cell>
          <table:table-cell table:style-name="ce89" office:value-type="currency" office:currency="USD" office:value="1380" calcext:value-type="currency">
            <text:p>$1,380.00</text:p>
          </table:table-cell>
          <table:table-cell table:style-name="ce94"/>
          <table:table-cell table:style-name="ce89" table:formula="of:=[.E38]-[.B38]" office:value-type="currency" office:currency="USD" office:value="-1621" calcext:value-type="currency">
            <text:p>-$1,621.00</text:p>
          </table:table-cell>
          <table:table-cell table:style-name="ce89" table:formula="of:=[.E38]/[.D38]" office:value-type="currency" office:currency="USD" office:value="0" calcext:value-type="currency">
            <text:p>$0.0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69" office:value-type="string" calcext:value-type="string">
            <text:p>Casters - Bayhead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8" office:value-type="string" calcext:value-type="string">
            <text:p>GD-3</text:p>
          </table:table-cell>
          <table:table-cell table:style-name="ce83" office:value-type="currency" office:currency="USD" office:value="12.65" calcext:value-type="currency">
            <text:p>$12.65</text:p>
          </table:table-cell>
          <table:table-cell table:style-name="ce89"/>
          <table:table-cell table:style-name="ce89" office:value-type="currency" office:currency="USD" office:value="11" calcext:value-type="currency">
            <text:p>$11.00</text:p>
          </table:table-cell>
          <table:table-cell table:style-name="ce94"/>
          <table:table-cell table:style-name="ce89" table:formula="of:=[.E42]-[.B42]" office:value-type="currency" office:currency="USD" office:value="-12.65" calcext:value-type="currency">
            <text:p>-$12.65</text:p>
          </table:table-cell>
          <table:table-cell table:style-name="ce89" table:formula="of:=[.E42]/[.D42]" office:value-type="currency" office:currency="USD" office:value="0" calcext:value-type="currency">
            <text:p>$0.0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78" office:value-type="string" calcext:value-type="string">
            <text:p>GD-3-R</text:p>
          </table:table-cell>
          <table:table-cell table:style-name="ce83" office:value-type="currency" office:currency="USD" office:value="11.5" calcext:value-type="currency">
            <text:p>$11.50</text:p>
          </table:table-cell>
          <table:table-cell table:style-name="ce89"/>
          <table:table-cell table:style-name="ce89" office:value-type="currency" office:currency="USD" office:value="10" calcext:value-type="currency">
            <text:p>$10.00</text:p>
          </table:table-cell>
          <table:table-cell table:style-name="ce94"/>
          <table:table-cell table:style-name="ce89" table:formula="of:=[.E43]-[.B43]" office:value-type="currency" office:currency="USD" office:value="-11.5" calcext:value-type="currency">
            <text:p>-$11.50</text:p>
          </table:table-cell>
          <table:table-cell table:style-name="ce89" table:formula="of:=[.E43]/[.D43]" office:value-type="currency" office:currency="USD" office:value="0" calcext:value-type="currency">
            <text:p>$0.0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78" office:value-type="string" calcext:value-type="string">
            <text:p>MD-4</text:p>
          </table:table-cell>
          <table:table-cell table:style-name="ce83" office:value-type="currency" office:currency="USD" office:value="16.1" calcext:value-type="currency">
            <text:p>$16.10</text:p>
          </table:table-cell>
          <table:table-cell table:style-name="ce89"/>
          <table:table-cell table:style-name="ce89" office:value-type="currency" office:currency="USD" office:value="14" calcext:value-type="currency">
            <text:p>$14.00</text:p>
          </table:table-cell>
          <table:table-cell table:style-name="ce94"/>
          <table:table-cell table:style-name="ce89" table:formula="of:=[.E44]-[.B44]" office:value-type="currency" office:currency="USD" office:value="-16.1" calcext:value-type="currency">
            <text:p>-$16.10</text:p>
          </table:table-cell>
          <table:table-cell table:style-name="ce89" table:formula="of:=[.E44]/[.D44]" office:value-type="currency" office:currency="USD" office:value="0" calcext:value-type="currency">
            <text:p>$0.0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78" office:value-type="string" calcext:value-type="string">
            <text:p>MD-4-R</text:p>
          </table:table-cell>
          <table:table-cell table:style-name="ce83" office:value-type="currency" office:currency="USD" office:value="13.8" calcext:value-type="currency">
            <text:p>$13.80</text:p>
          </table:table-cell>
          <table:table-cell table:style-name="ce89"/>
          <table:table-cell table:style-name="ce89" office:value-type="currency" office:currency="USD" office:value="12" calcext:value-type="currency">
            <text:p>$12.00</text:p>
          </table:table-cell>
          <table:table-cell table:style-name="ce94"/>
          <table:table-cell table:style-name="ce89" table:formula="of:=[.E45]-[.B45]" office:value-type="currency" office:currency="USD" office:value="-13.8" calcext:value-type="currency">
            <text:p>-$13.80</text:p>
          </table:table-cell>
          <table:table-cell table:style-name="ce89" table:formula="of:=[.E45]/[.D45]" office:value-type="currency" office:currency="USD" office:value="0" calcext:value-type="currency">
            <text:p>$0.0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78" office:value-type="string" calcext:value-type="string">
            <text:p>HD-4</text:p>
          </table:table-cell>
          <table:table-cell table:style-name="ce83" office:value-type="currency" office:currency="USD" office:value="28.75" calcext:value-type="currency">
            <text:p>$28.75</text:p>
          </table:table-cell>
          <table:table-cell table:style-name="ce89"/>
          <table:table-cell table:style-name="ce89" office:value-type="currency" office:currency="USD" office:value="25" calcext:value-type="currency">
            <text:p>$25.00</text:p>
          </table:table-cell>
          <table:table-cell table:style-name="ce94"/>
          <table:table-cell table:style-name="ce89" table:formula="of:=[.E46]-[.B46]" office:value-type="currency" office:currency="USD" office:value="-28.75" calcext:value-type="currency">
            <text:p>-$28.75</text:p>
          </table:table-cell>
          <table:table-cell table:style-name="ce89" table:formula="of:=[.E46]/[.D46]" office:value-type="currency" office:currency="USD" office:value="0" calcext:value-type="currency">
            <text:p>$0.0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78" office:value-type="string" calcext:value-type="string">
            <text:p>HD-4-R</text:p>
          </table:table-cell>
          <table:table-cell table:style-name="ce83" office:value-type="currency" office:currency="USD" office:value="23" calcext:value-type="currency">
            <text:p>$23.00</text:p>
          </table:table-cell>
          <table:table-cell table:style-name="ce89"/>
          <table:table-cell table:style-name="ce89" office:value-type="currency" office:currency="USD" office:value="20" calcext:value-type="currency">
            <text:p>$20.00</text:p>
          </table:table-cell>
          <table:table-cell table:style-name="ce94"/>
          <table:table-cell table:style-name="ce89" table:formula="of:=[.E47]-[.B47]" office:value-type="currency" office:currency="USD" office:value="-23" calcext:value-type="currency">
            <text:p>-$23.00</text:p>
          </table:table-cell>
          <table:table-cell table:style-name="ce89" table:formula="of:=[.E47]/[.D47]" office:value-type="currency" office:currency="USD" office:value="0" calcext:value-type="currency">
            <text:p>$0.0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78" office:value-type="string" calcext:value-type="string">
            <text:p>MD-5</text:p>
          </table:table-cell>
          <table:table-cell table:style-name="ce83" office:value-type="currency" office:currency="USD" office:value="18.4" calcext:value-type="currency">
            <text:p>$18.40</text:p>
          </table:table-cell>
          <table:table-cell table:style-name="ce89"/>
          <table:table-cell table:style-name="ce89" office:value-type="currency" office:currency="USD" office:value="16" calcext:value-type="currency">
            <text:p>$16.00</text:p>
          </table:table-cell>
          <table:table-cell table:style-name="ce94"/>
          <table:table-cell table:style-name="ce89" table:formula="of:=[.E48]-[.B48]" office:value-type="currency" office:currency="USD" office:value="-18.4" calcext:value-type="currency">
            <text:p>-$18.40</text:p>
          </table:table-cell>
          <table:table-cell table:style-name="ce89" table:formula="of:=[.E48]/[.D48]" office:value-type="currency" office:currency="USD" office:value="0" calcext:value-type="currency">
            <text:p>$0.0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78" office:value-type="string" calcext:value-type="string">
            <text:p>MD-5-R</text:p>
          </table:table-cell>
          <table:table-cell table:style-name="ce83" office:value-type="currency" office:currency="USD" office:value="16.1" calcext:value-type="currency">
            <text:p>$16.10</text:p>
          </table:table-cell>
          <table:table-cell table:style-name="ce89"/>
          <table:table-cell table:style-name="ce89" office:value-type="currency" office:currency="USD" office:value="14" calcext:value-type="currency">
            <text:p>$14.00</text:p>
          </table:table-cell>
          <table:table-cell table:style-name="ce94"/>
          <table:table-cell table:style-name="ce89" table:formula="of:=[.E49]-[.B49]" office:value-type="currency" office:currency="USD" office:value="-16.1" calcext:value-type="currency">
            <text:p>-$16.10</text:p>
          </table:table-cell>
          <table:table-cell table:style-name="ce89" table:formula="of:=[.E49]/[.D49]" office:value-type="currency" office:currency="USD" office:value="0" calcext:value-type="currency">
            <text:p>$0.0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78" office:value-type="string" calcext:value-type="string">
            <text:p>MHD-5</text:p>
          </table:table-cell>
          <table:table-cell table:style-name="ce83" office:value-type="currency" office:currency="USD" office:value="23" calcext:value-type="currency">
            <text:p>$23.00</text:p>
          </table:table-cell>
          <table:table-cell table:style-name="ce89"/>
          <table:table-cell table:style-name="ce89" office:value-type="currency" office:currency="USD" office:value="20" calcext:value-type="currency">
            <text:p>$20.00</text:p>
          </table:table-cell>
          <table:table-cell table:style-name="ce94"/>
          <table:table-cell table:style-name="ce89" table:formula="of:=[.E50]-[.B50]" office:value-type="currency" office:currency="USD" office:value="-23" calcext:value-type="currency">
            <text:p>-$23.00</text:p>
          </table:table-cell>
          <table:table-cell table:style-name="ce89" table:formula="of:=[.E50]/[.D50]" office:value-type="currency" office:currency="USD" office:value="0" calcext:value-type="currency">
            <text:p>$0.0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78" office:value-type="string" calcext:value-type="string">
            <text:p>MHD-5-R</text:p>
          </table:table-cell>
          <table:table-cell table:style-name="ce83" office:value-type="currency" office:currency="USD" office:value="20.7" calcext:value-type="currency">
            <text:p>$20.70</text:p>
          </table:table-cell>
          <table:table-cell table:style-name="ce89"/>
          <table:table-cell table:style-name="ce89" office:value-type="currency" office:currency="USD" office:value="18" calcext:value-type="currency">
            <text:p>$18.00</text:p>
          </table:table-cell>
          <table:table-cell table:style-name="ce94"/>
          <table:table-cell table:style-name="ce89" table:formula="of:=[.E51]-[.B51]" office:value-type="currency" office:currency="USD" office:value="-20.7" calcext:value-type="currency">
            <text:p>-$20.70</text:p>
          </table:table-cell>
          <table:table-cell table:style-name="ce89" table:formula="of:=[.E51]/[.D51]" office:value-type="currency" office:currency="USD" office:value="0" calcext:value-type="currency">
            <text:p>$0.0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78" office:value-type="string" calcext:value-type="string">
            <text:p>HD-6</text:p>
          </table:table-cell>
          <table:table-cell table:style-name="ce83" office:value-type="currency" office:currency="USD" office:value="25.3" calcext:value-type="currency">
            <text:p>$25.30</text:p>
          </table:table-cell>
          <table:table-cell table:style-name="ce89"/>
          <table:table-cell table:style-name="ce89" office:value-type="currency" office:currency="USD" office:value="22" calcext:value-type="currency">
            <text:p>$22.00</text:p>
          </table:table-cell>
          <table:table-cell table:style-name="ce94"/>
          <table:table-cell table:style-name="ce89" table:formula="of:=[.E52]-[.B52]" office:value-type="currency" office:currency="USD" office:value="-25.3" calcext:value-type="currency">
            <text:p>-$25.30</text:p>
          </table:table-cell>
          <table:table-cell table:style-name="ce89" table:formula="of:=[.E52]/[.D52]" office:value-type="currency" office:currency="USD" office:value="0" calcext:value-type="currency">
            <text:p>$0.0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78" office:value-type="string" calcext:value-type="string">
            <text:p>HD-6-R</text:p>
          </table:table-cell>
          <table:table-cell table:style-name="ce83" office:value-type="currency" office:currency="USD" office:value="23" calcext:value-type="currency">
            <text:p>$23.00</text:p>
          </table:table-cell>
          <table:table-cell table:style-name="ce89"/>
          <table:table-cell table:style-name="ce89" office:value-type="currency" office:currency="USD" office:value="20" calcext:value-type="currency">
            <text:p>$20.00</text:p>
          </table:table-cell>
          <table:table-cell table:style-name="ce94"/>
          <table:table-cell table:style-name="ce89" table:formula="of:=[.E53]-[.B53]" office:value-type="currency" office:currency="USD" office:value="-23" calcext:value-type="currency">
            <text:p>-$23.00</text:p>
          </table:table-cell>
          <table:table-cell table:style-name="ce89" table:formula="of:=[.E53]/[.D53]" office:value-type="currency" office:currency="USD" office:value="0" calcext:value-type="currency">
            <text:p>$0.0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2">
          <table:table-cell table:style-name="ce69" office:value-type="string" calcext:value-type="string">
            <text:p>Chip Cart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9" office:value-type="string" calcext:value-type="string">
            <text:p>CC-10</text:p>
          </table:table-cell>
          <table:table-cell table:style-name="ce82" office:value-type="currency" office:currency="USD" office:value="464" calcext:value-type="currency">
            <text:p>$464.00</text:p>
          </table:table-cell>
          <table:table-cell table:style-name="ce88" office:value-type="currency" office:currency="USD" office:value="495" calcext:value-type="currency">
            <text:p>$495.00</text:p>
          </table:table-cell>
          <table:table-cell table:style-name="ce88" office:value-type="currency" office:currency="USD" office:value="371.25" calcext:value-type="currency">
            <text:p>$371.25</text:p>
          </table:table-cell>
          <table:table-cell table:style-name="ce93"/>
          <table:table-cell table:style-name="ce88" table:formula="of:=[.E57]-[.B57]" office:value-type="currency" office:currency="USD" office:value="-464" calcext:value-type="currency">
            <text:p>-$464.00</text:p>
          </table:table-cell>
          <table:table-cell table:style-name="ce89" table:formula="of:=[.E57]/[.D57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5">
          <table:table-cell table:style-name="ce69" office:value-type="string" calcext:value-type="string">
            <text:p>Compact Stacking Pallet Container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9" office:value-type="string" calcext:value-type="string">
            <text:p>TEX-24</text:p>
          </table:table-cell>
          <table:table-cell table:style-name="ce82" office:value-type="currency" office:currency="USD" office:value="124" calcext:value-type="currency">
            <text:p>$124.00</text:p>
          </table:table-cell>
          <table:table-cell table:style-name="ce88" office:value-type="currency" office:currency="USD" office:value="130" calcext:value-type="currency">
            <text:p>$130.00</text:p>
          </table:table-cell>
          <table:table-cell table:style-name="ce88" office:value-type="currency" office:currency="USD" office:value="97.5" calcext:value-type="currency">
            <text:p>$97.50</text:p>
          </table:table-cell>
          <table:table-cell table:style-name="ce93"/>
          <table:table-cell table:style-name="ce88" table:formula="of:=[.E61]-[.B61]" office:value-type="currency" office:currency="USD" office:value="-124" calcext:value-type="currency">
            <text:p>-$124.00</text:p>
          </table:table-cell>
          <table:table-cell table:style-name="ce89" table:formula="of:=[.E61]/[.D61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69" office:value-type="string" calcext:value-type="string">
            <text:p>Containers with Lids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210" calcext:value-type="currency">
            <text:p>$210.00</text:p>
          </table:table-cell>
          <table:table-cell table:style-name="ce14" table:number-columns-repeated="2"/>
          <table:table-cell table:style-name="ce18"/>
          <table:table-cell table:style-name="ce14" table:formula="of:=[.E65]-[.B65]" office:value-type="currency" office:currency="USD" office:value="-210" calcext:value-type="currency">
            <text:p>-$210.00</text:p>
          </table:table-cell>
          <table:table-cell table:style-name="ce89" table:formula="of:=[.E65]/[.D6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185" calcext:value-type="currency">
            <text:p>$185.00</text:p>
          </table:table-cell>
          <table:table-cell table:style-name="ce14" table:number-columns-repeated="2"/>
          <table:table-cell table:style-name="ce18"/>
          <table:table-cell table:style-name="ce14" table:formula="of:=[.E66]-[.B66]" office:value-type="currency" office:currency="USD" office:value="-185" calcext:value-type="currency">
            <text:p>-$185.00</text:p>
          </table:table-cell>
          <table:table-cell table:style-name="ce89" table:formula="of:=[.E66]/[.D6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60" calcext:value-type="currency">
            <text:p>$160.00</text:p>
          </table:table-cell>
          <table:table-cell table:style-name="ce14" table:number-columns-repeated="2"/>
          <table:table-cell table:style-name="ce18"/>
          <table:table-cell table:style-name="ce14" table:formula="of:=[.E67]-[.B67]" office:value-type="currency" office:currency="USD" office:value="-160" calcext:value-type="currency">
            <text:p>-$160.00</text:p>
          </table:table-cell>
          <table:table-cell table:style-name="ce89" table:formula="of:=[.E67]/[.D6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40" calcext:value-type="currency">
            <text:p>$140.00</text:p>
          </table:table-cell>
          <table:table-cell table:style-name="ce14" table:number-columns-repeated="2"/>
          <table:table-cell table:style-name="ce18"/>
          <table:table-cell table:style-name="ce14" table:formula="of:=[.E68]-[.B68]" office:value-type="currency" office:currency="USD" office:value="-140" calcext:value-type="currency">
            <text:p>-$140.00</text:p>
          </table:table-cell>
          <table:table-cell table:style-name="ce89" table:formula="of:=[.E68]/[.D6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55" calcext:value-type="currency">
            <text:p>$155.00</text:p>
          </table:table-cell>
          <table:table-cell table:style-name="ce14" table:number-columns-repeated="2"/>
          <table:table-cell table:style-name="ce18"/>
          <table:table-cell table:style-name="ce14" table:formula="of:=[.E69]-[.B69]" office:value-type="currency" office:currency="USD" office:value="-155" calcext:value-type="currency">
            <text:p>-$155.00</text:p>
          </table:table-cell>
          <table:table-cell table:style-name="ce89" table:formula="of:=[.E69]/[.D6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36" calcext:value-type="currency">
            <text:p>$136.00</text:p>
          </table:table-cell>
          <table:table-cell table:style-name="ce14" table:number-columns-repeated="2"/>
          <table:table-cell table:style-name="ce18"/>
          <table:table-cell table:style-name="ce14" table:formula="of:=[.E70]-[.B70]" office:value-type="currency" office:currency="USD" office:value="-136" calcext:value-type="currency">
            <text:p>-$136.00</text:p>
          </table:table-cell>
          <table:table-cell table:style-name="ce89" table:formula="of:=[.E70]/[.D7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4">
          <table:table-cell table:style-name="ce69" office:value-type="string" calcext:value-type="string">
            <text:p>Custom Machine Guards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69" office:value-type="string" calcext:value-type="string">
            <text:p>CUSTMG</text:p>
          </table:table-cell>
          <table:table-cell table:style-name="ce69" office:value-type="string" calcext:value-type="string">
            <text:p>Per Application</text:p>
          </table:table-cell>
          <table:table-cell table:style-name="ce88" table:number-columns-repeated="2"/>
          <table:table-cell table:style-name="ce93"/>
          <table:table-cell table:style-name="ce88" table:formula="of:=[.E74]-[.B74]" office:value-type="string" office:string-value="" calcext:value-type="error">
            <text:p>#VALUE!</text:p>
          </table:table-cell>
          <table:table-cell table:style-name="ce89" table:formula="of:=[.E74]/[.D74]" office:value-type="string" office:string-value="" calcext:value-type="error">
            <text:p>#DIV/0!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 table:formula="of:=[.E75]/[.D75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69" office:value-type="string" calcext:value-type="string">
            <text:p>Custom Pallet Containers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CM-52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78]-[.B78]" office:value-type="string" office:string-value="" calcext:value-type="error">
            <text:p>#VALUE!</text:p>
          </table:table-cell>
          <table:table-cell table:style-name="ce89" table:formula="of:=[.E78]/[.D7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5">
          <table:table-cell table:style-name="ce69" office:value-type="string" calcext:value-type="string">
            <text:p>Double-Walled Flat Bottom Pallet Container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9" office:value-type="string" calcext:value-type="string">
            <text:p>DWP-11</text:p>
          </table:table-cell>
          <table:table-cell table:style-name="ce82" office:value-type="currency" office:currency="USD" office:value="129" calcext:value-type="currency">
            <text:p>$129.00</text:p>
          </table:table-cell>
          <table:table-cell table:style-name="ce88" office:value-type="currency" office:currency="USD" office:value="135" calcext:value-type="currency">
            <text:p>$135.00</text:p>
          </table:table-cell>
          <table:table-cell table:style-name="ce88" office:value-type="currency" office:currency="USD" office:value="101.25" calcext:value-type="currency">
            <text:p>$101.25</text:p>
          </table:table-cell>
          <table:table-cell table:style-name="ce93"/>
          <table:table-cell table:style-name="ce88" table:formula="of:=[.E82]-[.B82]" office:value-type="currency" office:currency="USD" office:value="-129" calcext:value-type="currency">
            <text:p>-$129.00</text:p>
          </table:table-cell>
          <table:table-cell table:style-name="ce89" table:formula="of:=[.E82]/[.D82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4">
          <table:table-cell table:style-name="ce69" office:value-type="string" calcext:value-type="string">
            <text:p>Extra-Long Stacking Container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CC-70</text:p>
          </table:table-cell>
          <table:table-cell table:style-name="ce81" office:value-type="currency" office:currency="USD" office:value="285" calcext:value-type="currency">
            <text:p>$285.00</text:p>
          </table:table-cell>
          <table:table-cell table:style-name="ce87" table:number-columns-repeated="2"/>
          <table:table-cell table:style-name="ce92"/>
          <table:table-cell table:style-name="ce87" table:formula="of:=[.E86]-[.B86]" office:value-type="currency" office:currency="USD" office:value="-285" calcext:value-type="currency">
            <text:p>-$285.00</text:p>
          </table:table-cell>
          <table:table-cell table:style-name="ce89" table:formula="of:=[.E86]/[.D8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CC-70</text:p>
          </table:table-cell>
          <table:table-cell table:style-name="ce81" office:value-type="currency" office:currency="USD" office:value="250" calcext:value-type="currency">
            <text:p>$250.00</text:p>
          </table:table-cell>
          <table:table-cell table:style-name="ce87" table:number-columns-repeated="2"/>
          <table:table-cell table:style-name="ce92"/>
          <table:table-cell table:style-name="ce87" table:formula="of:=[.E87]-[.B87]" office:value-type="currency" office:currency="USD" office:value="-250" calcext:value-type="currency">
            <text:p>-$250.00</text:p>
          </table:table-cell>
          <table:table-cell table:style-name="ce89" table:formula="of:=[.E87]/[.D8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5">
          <table:table-cell table:style-name="ce69" office:value-type="string" calcext:value-type="string">
            <text:p>Flat-Bottomed Pallet Containers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FBC-1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91]-[.B91]" office:value-type="string" office:string-value="" calcext:value-type="error">
            <text:p>#VALUE!</text:p>
          </table:table-cell>
          <table:table-cell table:style-name="ce89" table:formula="of:=[.E91]/[.D9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FBC-2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92]-[.B92]" office:value-type="string" office:string-value="" calcext:value-type="error">
            <text:p>#VALUE!</text:p>
          </table:table-cell>
          <table:table-cell table:style-name="ce89" table:formula="of:=[.E92]/[.D9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FBC-3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93]-[.B93]" office:value-type="string" office:string-value="" calcext:value-type="error">
            <text:p>#VALUE!</text:p>
          </table:table-cell>
          <table:table-cell table:style-name="ce89" table:formula="of:=[.E93]/[.D9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FBC-4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94]-[.B94]" office:value-type="string" office:string-value="" calcext:value-type="error">
            <text:p>#VALUE!</text:p>
          </table:table-cell>
          <table:table-cell table:style-name="ce89" table:formula="of:=[.E94]/[.D9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FBC-5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95]-[.B95]" office:value-type="string" office:string-value="" calcext:value-type="error">
            <text:p>#VALUE!</text:p>
          </table:table-cell>
          <table:table-cell table:style-name="ce89" table:formula="of:=[.E95]/[.D9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69" office:value-type="string" calcext:value-type="string">
            <text:p>Haul-All Tilt Trucks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1/3-CU-L</text:p>
          </table:table-cell>
          <table:table-cell table:style-name="ce81" office:value-type="currency" office:currency="USD" office:value="182" calcext:value-type="currency">
            <text:p>$182.00</text:p>
          </table:table-cell>
          <table:table-cell table:style-name="ce87" table:number-columns-repeated="2"/>
          <table:table-cell table:style-name="ce92"/>
          <table:table-cell table:style-name="ce87" table:formula="of:=[.E99]-[.B99]" office:value-type="currency" office:currency="USD" office:value="-182" calcext:value-type="currency">
            <text:p>-$182.00</text:p>
          </table:table-cell>
          <table:table-cell table:style-name="ce89" table:formula="of:=[.E99]/[.D9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1/3-CU-HD</text:p>
          </table:table-cell>
          <table:table-cell table:style-name="ce81" office:value-type="currency" office:currency="USD" office:value="416" calcext:value-type="currency">
            <text:p>$416.00</text:p>
          </table:table-cell>
          <table:table-cell table:style-name="ce87" table:number-columns-repeated="2"/>
          <table:table-cell table:style-name="ce92"/>
          <table:table-cell table:style-name="ce87" table:formula="of:=[.E100]-[.B100]" office:value-type="currency" office:currency="USD" office:value="-416" calcext:value-type="currency">
            <text:p>-$416.00</text:p>
          </table:table-cell>
          <table:table-cell table:style-name="ce89" table:formula="of:=[.E100]/[.D10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5/8-CU-L</text:p>
          </table:table-cell>
          <table:table-cell table:style-name="ce81" office:value-type="currency" office:currency="USD" office:value="304" calcext:value-type="currency">
            <text:p>$304.00</text:p>
          </table:table-cell>
          <table:table-cell table:style-name="ce87" table:number-columns-repeated="2"/>
          <table:table-cell table:style-name="ce92"/>
          <table:table-cell table:style-name="ce87" table:formula="of:=[.E101]-[.B101]" office:value-type="currency" office:currency="USD" office:value="-304" calcext:value-type="currency">
            <text:p>-$304.00</text:p>
          </table:table-cell>
          <table:table-cell table:style-name="ce89" table:formula="of:=[.E101]/[.D10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5/8-CU-S</text:p>
          </table:table-cell>
          <table:table-cell table:style-name="ce81" office:value-type="currency" office:currency="USD" office:value="423" calcext:value-type="currency">
            <text:p>$423.00</text:p>
          </table:table-cell>
          <table:table-cell table:style-name="ce87" table:number-columns-repeated="2"/>
          <table:table-cell table:style-name="ce92"/>
          <table:table-cell table:style-name="ce87" table:formula="of:=[.E102]-[.B102]" office:value-type="currency" office:currency="USD" office:value="-423" calcext:value-type="currency">
            <text:p>-$423.00</text:p>
          </table:table-cell>
          <table:table-cell table:style-name="ce89" table:formula="of:=[.E102]/[.D10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5/8-CU-HD</text:p>
          </table:table-cell>
          <table:table-cell table:style-name="ce81" office:value-type="currency" office:currency="USD" office:value="481" calcext:value-type="currency">
            <text:p>$481.00</text:p>
          </table:table-cell>
          <table:table-cell table:style-name="ce87" table:number-columns-repeated="2"/>
          <table:table-cell table:style-name="ce92"/>
          <table:table-cell table:style-name="ce87" table:formula="of:=[.E103]-[.B103]" office:value-type="currency" office:currency="USD" office:value="-481" calcext:value-type="currency">
            <text:p>-$481.00</text:p>
          </table:table-cell>
          <table:table-cell table:style-name="ce89" table:formula="of:=[.E103]/[.D10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1.1-CU-L</text:p>
          </table:table-cell>
          <table:table-cell table:style-name="ce81" office:value-type="currency" office:currency="USD" office:value="402" calcext:value-type="currency">
            <text:p>$402.00</text:p>
          </table:table-cell>
          <table:table-cell table:style-name="ce87" table:number-columns-repeated="2"/>
          <table:table-cell table:style-name="ce92"/>
          <table:table-cell table:style-name="ce87" table:formula="of:=[.E104]-[.B104]" office:value-type="currency" office:currency="USD" office:value="-402" calcext:value-type="currency">
            <text:p>-$402.00</text:p>
          </table:table-cell>
          <table:table-cell table:style-name="ce89" table:formula="of:=[.E104]/[.D10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1.1-CU-S</text:p>
          </table:table-cell>
          <table:table-cell table:style-name="ce81" office:value-type="currency" office:currency="USD" office:value="546" calcext:value-type="currency">
            <text:p>$546.00</text:p>
          </table:table-cell>
          <table:table-cell table:style-name="ce87" table:number-columns-repeated="2"/>
          <table:table-cell table:style-name="ce92"/>
          <table:table-cell table:style-name="ce87" table:formula="of:=[.E105]-[.B105]" office:value-type="currency" office:currency="USD" office:value="-546" calcext:value-type="currency">
            <text:p>-$546.00</text:p>
          </table:table-cell>
          <table:table-cell table:style-name="ce89" table:formula="of:=[.E105]/[.D10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1.1-CU-HD</text:p>
          </table:table-cell>
          <table:table-cell table:style-name="ce81" office:value-type="currency" office:currency="USD" office:value="676" calcext:value-type="currency">
            <text:p>$676.00</text:p>
          </table:table-cell>
          <table:table-cell table:style-name="ce87" table:number-columns-repeated="2"/>
          <table:table-cell table:style-name="ce92"/>
          <table:table-cell table:style-name="ce87" table:formula="of:=[.E106]-[.B106]" office:value-type="currency" office:currency="USD" office:value="-676" calcext:value-type="currency">
            <text:p>-$676.00</text:p>
          </table:table-cell>
          <table:table-cell table:style-name="ce89" table:formula="of:=[.E106]/[.D10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1.7-UT</text:p>
          </table:table-cell>
          <table:table-cell table:style-name="ce81" office:value-type="currency" office:currency="USD" office:value="616" calcext:value-type="currency">
            <text:p>$616.00</text:p>
          </table:table-cell>
          <table:table-cell table:style-name="ce87" table:number-columns-repeated="2"/>
          <table:table-cell table:style-name="ce92"/>
          <table:table-cell table:style-name="ce87" table:formula="of:=[.E107]-[.B107]" office:value-type="currency" office:currency="USD" office:value="-616" calcext:value-type="currency">
            <text:p>-$616.00</text:p>
          </table:table-cell>
          <table:table-cell table:style-name="ce89" table:formula="of:=[.E107]/[.D10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1.7-CU-S</text:p>
          </table:table-cell>
          <table:table-cell table:style-name="ce81" office:value-type="currency" office:currency="USD" office:value="826" calcext:value-type="currency">
            <text:p>$826.00</text:p>
          </table:table-cell>
          <table:table-cell table:style-name="ce87" table:number-columns-repeated="2"/>
          <table:table-cell table:style-name="ce92"/>
          <table:table-cell table:style-name="ce87" table:formula="of:=[.E108]-[.B108]" office:value-type="currency" office:currency="USD" office:value="-826" calcext:value-type="currency">
            <text:p>-$826.00</text:p>
          </table:table-cell>
          <table:table-cell table:style-name="ce89" table:formula="of:=[.E108]/[.D10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1.7-CU-HD</text:p>
          </table:table-cell>
          <table:table-cell table:style-name="ce81" office:value-type="currency" office:currency="USD" office:value="889" calcext:value-type="currency">
            <text:p>$889.00</text:p>
          </table:table-cell>
          <table:table-cell table:style-name="ce87" table:number-columns-repeated="2"/>
          <table:table-cell table:style-name="ce92"/>
          <table:table-cell table:style-name="ce87" table:formula="of:=[.E109]-[.B109]" office:value-type="currency" office:currency="USD" office:value="-889" calcext:value-type="currency">
            <text:p>-$889.00</text:p>
          </table:table-cell>
          <table:table-cell table:style-name="ce89" table:formula="of:=[.E109]/[.D10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2.2-UT</text:p>
          </table:table-cell>
          <table:table-cell table:style-name="ce81" office:value-type="currency" office:currency="USD" office:value="734" calcext:value-type="currency">
            <text:p>$734.00</text:p>
          </table:table-cell>
          <table:table-cell table:style-name="ce87" table:number-columns-repeated="2"/>
          <table:table-cell table:style-name="ce92"/>
          <table:table-cell table:style-name="ce87" table:formula="of:=[.E110]-[.B110]" office:value-type="currency" office:currency="USD" office:value="-734" calcext:value-type="currency">
            <text:p>-$734.00</text:p>
          </table:table-cell>
          <table:table-cell table:style-name="ce89" table:formula="of:=[.E110]/[.D11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2.2-CU-S</text:p>
          </table:table-cell>
          <table:table-cell table:style-name="ce81" office:value-type="currency" office:currency="USD" office:value="924" calcext:value-type="currency">
            <text:p>$924.00</text:p>
          </table:table-cell>
          <table:table-cell table:style-name="ce87" table:number-columns-repeated="2"/>
          <table:table-cell table:style-name="ce92"/>
          <table:table-cell table:style-name="ce87" table:formula="of:=[.E111]-[.B111]" office:value-type="currency" office:currency="USD" office:value="-924" calcext:value-type="currency">
            <text:p>-$924.00</text:p>
          </table:table-cell>
          <table:table-cell table:style-name="ce89" table:formula="of:=[.E111]/[.D11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2.2-CU-HD</text:p>
          </table:table-cell>
          <table:table-cell table:style-name="ce81" office:value-type="currency" office:currency="USD" office:value="999" calcext:value-type="currency">
            <text:p>$999.00</text:p>
          </table:table-cell>
          <table:table-cell table:style-name="ce87" table:number-columns-repeated="2"/>
          <table:table-cell table:style-name="ce92"/>
          <table:table-cell table:style-name="ce87" table:formula="of:=[.E112]-[.B112]" office:value-type="currency" office:currency="USD" office:value="-999" calcext:value-type="currency">
            <text:p>-$999.00</text:p>
          </table:table-cell>
          <table:table-cell table:style-name="ce89" table:formula="of:=[.E112]/[.D11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3.0-CU-S</text:p>
          </table:table-cell>
          <table:table-cell table:style-name="ce81" office:value-type="currency" office:currency="USD" office:value="1149" calcext:value-type="currency">
            <text:p>$1,149.00</text:p>
          </table:table-cell>
          <table:table-cell table:style-name="ce87" table:number-columns-repeated="2"/>
          <table:table-cell table:style-name="ce92"/>
          <table:table-cell table:style-name="ce87" table:formula="of:=[.E113]-[.B113]" office:value-type="currency" office:currency="USD" office:value="-1149" calcext:value-type="currency">
            <text:p>-$1,149.00</text:p>
          </table:table-cell>
          <table:table-cell table:style-name="ce89" table:formula="of:=[.E113]/[.D11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3.0-CU-HD</text:p>
          </table:table-cell>
          <table:table-cell table:style-name="ce81" office:value-type="currency" office:currency="USD" office:value="1194" calcext:value-type="currency">
            <text:p>$1,194.00</text:p>
          </table:table-cell>
          <table:table-cell table:style-name="ce87" table:number-columns-repeated="2"/>
          <table:table-cell table:style-name="ce92"/>
          <table:table-cell table:style-name="ce87" table:formula="of:=[.E114]-[.B114]" office:value-type="currency" office:currency="USD" office:value="-1194" calcext:value-type="currency">
            <text:p>-$1,194.00</text:p>
          </table:table-cell>
          <table:table-cell table:style-name="ce89" table:formula="of:=[.E114]/[.D11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4">
          <table:table-cell table:style-name="ce69" office:value-type="string" calcext:value-type="string">
            <text:p>Heavy Duty Low Profile Container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SP-5</text:p>
          </table:table-cell>
          <table:table-cell table:style-name="ce81" office:value-type="currency" office:currency="USD" office:value="110" calcext:value-type="currency">
            <text:p>$110.00</text:p>
          </table:table-cell>
          <table:table-cell table:style-name="ce87" table:number-columns-repeated="2"/>
          <table:table-cell table:style-name="ce92"/>
          <table:table-cell table:style-name="ce87" table:formula="of:=[.E118]-[.B118]" office:value-type="currency" office:currency="USD" office:value="-110" calcext:value-type="currency">
            <text:p>-$110.00</text:p>
          </table:table-cell>
          <table:table-cell table:style-name="ce89" table:formula="of:=[.E118]/[.D11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SP-5</text:p>
          </table:table-cell>
          <table:table-cell table:style-name="ce81" office:value-type="currency" office:currency="USD" office:value="97" calcext:value-type="currency">
            <text:p>$97.00</text:p>
          </table:table-cell>
          <table:table-cell table:style-name="ce87" table:number-columns-repeated="2"/>
          <table:table-cell table:style-name="ce92"/>
          <table:table-cell table:style-name="ce87" table:formula="of:=[.E119]-[.B119]" office:value-type="currency" office:currency="USD" office:value="-97" calcext:value-type="currency">
            <text:p>-$97.00</text:p>
          </table:table-cell>
          <table:table-cell table:style-name="ce89" table:formula="of:=[.E119]/[.D11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6">
          <table:table-cell table:style-name="ce69" office:value-type="string" calcext:value-type="string">
            <text:p>IND-Series Large Capacity Pallet Containers - 4-Way Fork Entry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9" office:value-type="string" calcext:value-type="string">
            <text:p>IND-1</text:p>
          </table:table-cell>
          <table:table-cell table:style-name="ce82" office:value-type="currency" office:currency="USD" office:value="309" calcext:value-type="currency">
            <text:p>$309.00</text:p>
          </table:table-cell>
          <table:table-cell table:style-name="ce88" office:value-type="currency" office:currency="USD" office:value="315" calcext:value-type="currency">
            <text:p>$315.00</text:p>
          </table:table-cell>
          <table:table-cell table:style-name="ce88" office:value-type="currency" office:currency="USD" office:value="236.25" calcext:value-type="currency">
            <text:p>$236.25</text:p>
          </table:table-cell>
          <table:table-cell table:style-name="ce93"/>
          <table:table-cell table:style-name="ce88" table:formula="of:=[.E123]-[.B123]" office:value-type="currency" office:currency="USD" office:value="-309" calcext:value-type="currency">
            <text:p>-$309.00</text:p>
          </table:table-cell>
          <table:table-cell table:style-name="ce89" table:formula="of:=[.E123]/[.D123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4">
          <table:table-cell table:style-name="ce69" office:value-type="string" calcext:value-type="string">
            <text:p>Industrial Grade Molded Barrels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NT-4</text:p>
          </table:table-cell>
          <table:table-cell table:style-name="ce81" office:value-type="currency" office:currency="USD" office:value="25" calcext:value-type="currency">
            <text:p>$25.00</text:p>
          </table:table-cell>
          <table:table-cell table:style-name="ce87" table:number-columns-repeated="2"/>
          <table:table-cell table:style-name="ce92"/>
          <table:table-cell table:style-name="ce87" table:formula="of:=[.E127]-[.B127]" office:value-type="currency" office:currency="USD" office:value="-25" calcext:value-type="currency">
            <text:p>-$25.00</text:p>
          </table:table-cell>
          <table:table-cell table:style-name="ce89" table:formula="of:=[.E127]/[.D12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NT-4</text:p>
          </table:table-cell>
          <table:table-cell table:style-name="ce81" office:value-type="currency" office:currency="USD" office:value="22" calcext:value-type="currency">
            <text:p>$22.00</text:p>
          </table:table-cell>
          <table:table-cell table:style-name="ce87" table:number-columns-repeated="2"/>
          <table:table-cell table:style-name="ce92"/>
          <table:table-cell table:style-name="ce87" table:formula="of:=[.E128]-[.B128]" office:value-type="currency" office:currency="USD" office:value="-22" calcext:value-type="currency">
            <text:p>-$22.00</text:p>
          </table:table-cell>
          <table:table-cell table:style-name="ce89" table:formula="of:=[.E128]/[.D12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3">
          <table:table-cell table:style-name="ce77" office:value-type="string" calcext:value-type="string">
            <text:p>GR-4-BAYHEAD</text:p>
          </table:table-cell>
          <table:table-cell table:style-name="ce81" office:value-type="currency" office:currency="USD" office:value="25" calcext:value-type="currency">
            <text:p>$25.00</text:p>
          </table:table-cell>
          <table:table-cell table:style-name="ce87" table:number-columns-repeated="2"/>
          <table:table-cell table:style-name="ce92"/>
          <table:table-cell table:style-name="ce87" table:formula="of:=[.E129]-[.B129]" office:value-type="currency" office:currency="USD" office:value="-25" calcext:value-type="currency">
            <text:p>-$25.00</text:p>
          </table:table-cell>
          <table:table-cell table:style-name="ce89" table:formula="of:=[.E129]/[.D12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3">
          <table:table-cell table:style-name="ce77" office:value-type="string" calcext:value-type="string">
            <text:p>GR-4-BAYHEAD</text:p>
          </table:table-cell>
          <table:table-cell table:style-name="ce81" office:value-type="currency" office:currency="USD" office:value="22" calcext:value-type="currency">
            <text:p>$22.00</text:p>
          </table:table-cell>
          <table:table-cell table:style-name="ce87" table:number-columns-repeated="2"/>
          <table:table-cell table:style-name="ce92"/>
          <table:table-cell table:style-name="ce87" table:formula="of:=[.E130]-[.B130]" office:value-type="currency" office:currency="USD" office:value="-22" calcext:value-type="currency">
            <text:p>-$22.00</text:p>
          </table:table-cell>
          <table:table-cell table:style-name="ce89" table:formula="of:=[.E130]/[.D13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T-7</text:p>
          </table:table-cell>
          <table:table-cell table:style-name="ce81" office:value-type="currency" office:currency="USD" office:value="35" calcext:value-type="currency">
            <text:p>$35.00</text:p>
          </table:table-cell>
          <table:table-cell table:style-name="ce87" table:number-columns-repeated="2"/>
          <table:table-cell table:style-name="ce92"/>
          <table:table-cell table:style-name="ce87" table:formula="of:=[.E131]-[.B131]" office:value-type="currency" office:currency="USD" office:value="-35" calcext:value-type="currency">
            <text:p>-$35.00</text:p>
          </table:table-cell>
          <table:table-cell table:style-name="ce89" table:formula="of:=[.E131]/[.D13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T-7</text:p>
          </table:table-cell>
          <table:table-cell table:style-name="ce81" office:value-type="currency" office:currency="USD" office:value="31" calcext:value-type="currency">
            <text:p>$31.00</text:p>
          </table:table-cell>
          <table:table-cell table:style-name="ce87" table:number-columns-repeated="2"/>
          <table:table-cell table:style-name="ce92"/>
          <table:table-cell table:style-name="ce87" table:formula="of:=[.E132]-[.B132]" office:value-type="currency" office:currency="USD" office:value="-31" calcext:value-type="currency">
            <text:p>-$31.00</text:p>
          </table:table-cell>
          <table:table-cell table:style-name="ce89" table:formula="of:=[.E132]/[.D13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M-10</text:p>
          </table:table-cell>
          <table:table-cell table:style-name="ce81" office:value-type="currency" office:currency="USD" office:value="35" calcext:value-type="currency">
            <text:p>$35.00</text:p>
          </table:table-cell>
          <table:table-cell table:style-name="ce87" table:number-columns-repeated="2"/>
          <table:table-cell table:style-name="ce92"/>
          <table:table-cell table:style-name="ce87" table:formula="of:=[.E133]-[.B133]" office:value-type="currency" office:currency="USD" office:value="-35" calcext:value-type="currency">
            <text:p>-$35.00</text:p>
          </table:table-cell>
          <table:table-cell table:style-name="ce89" table:formula="of:=[.E133]/[.D13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M-10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134]-[.B134]" office:value-type="string" office:string-value="" calcext:value-type="error">
            <text:p>#VALUE!</text:p>
          </table:table-cell>
          <table:table-cell table:style-name="ce89" table:formula="of:=[.E134]/[.D13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M-13</text:p>
          </table:table-cell>
          <table:table-cell table:style-name="ce81" office:value-type="currency" office:currency="USD" office:value="35" calcext:value-type="currency">
            <text:p>$35.00</text:p>
          </table:table-cell>
          <table:table-cell table:style-name="ce87" table:number-columns-repeated="2"/>
          <table:table-cell table:style-name="ce92"/>
          <table:table-cell table:style-name="ce87" table:formula="of:=[.E135]-[.B135]" office:value-type="currency" office:currency="USD" office:value="-35" calcext:value-type="currency">
            <text:p>-$35.00</text:p>
          </table:table-cell>
          <table:table-cell table:style-name="ce89" table:formula="of:=[.E135]/[.D13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M-13</text:p>
          </table:table-cell>
          <table:table-cell table:style-name="ce81" office:value-type="currency" office:currency="USD" office:value="31" calcext:value-type="currency">
            <text:p>$31.00</text:p>
          </table:table-cell>
          <table:table-cell table:style-name="ce87" table:number-columns-repeated="2"/>
          <table:table-cell table:style-name="ce92"/>
          <table:table-cell table:style-name="ce87" table:formula="of:=[.E136]-[.B136]" office:value-type="currency" office:currency="USD" office:value="-31" calcext:value-type="currency">
            <text:p>-$31.00</text:p>
          </table:table-cell>
          <table:table-cell table:style-name="ce89" table:formula="of:=[.E136]/[.D13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M-27</text:p>
          </table:table-cell>
          <table:table-cell table:style-name="ce81" office:value-type="currency" office:currency="USD" office:value="45" calcext:value-type="currency">
            <text:p>$45.00</text:p>
          </table:table-cell>
          <table:table-cell table:style-name="ce87" table:number-columns-repeated="2"/>
          <table:table-cell table:style-name="ce92"/>
          <table:table-cell table:style-name="ce87" table:formula="of:=[.E137]-[.B137]" office:value-type="currency" office:currency="USD" office:value="-45" calcext:value-type="currency">
            <text:p>-$45.00</text:p>
          </table:table-cell>
          <table:table-cell table:style-name="ce89" table:formula="of:=[.E137]/[.D13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M-27</text:p>
          </table:table-cell>
          <table:table-cell table:style-name="ce81" office:value-type="currency" office:currency="USD" office:value="40" calcext:value-type="currency">
            <text:p>$40.00</text:p>
          </table:table-cell>
          <table:table-cell table:style-name="ce87" table:number-columns-repeated="2"/>
          <table:table-cell table:style-name="ce92"/>
          <table:table-cell table:style-name="ce87" table:formula="of:=[.E138]-[.B138]" office:value-type="currency" office:currency="USD" office:value="-40" calcext:value-type="currency">
            <text:p>-$40.00</text:p>
          </table:table-cell>
          <table:table-cell table:style-name="ce89" table:formula="of:=[.E138]/[.D13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M-30</text:p>
          </table:table-cell>
          <table:table-cell table:style-name="ce81" office:value-type="currency" office:currency="USD" office:value="45" calcext:value-type="currency">
            <text:p>$45.00</text:p>
          </table:table-cell>
          <table:table-cell table:style-name="ce87" table:number-columns-repeated="2"/>
          <table:table-cell table:style-name="ce92"/>
          <table:table-cell table:style-name="ce87" table:formula="of:=[.E139]-[.B139]" office:value-type="currency" office:currency="USD" office:value="-45" calcext:value-type="currency">
            <text:p>-$45.00</text:p>
          </table:table-cell>
          <table:table-cell table:style-name="ce89" table:formula="of:=[.E139]/[.D13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M-30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140]-[.B140]" office:value-type="string" office:string-value="" calcext:value-type="error">
            <text:p>#VALUE!</text:p>
          </table:table-cell>
          <table:table-cell table:style-name="ce89" table:formula="of:=[.E140]/[.D14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M-45</text:p>
          </table:table-cell>
          <table:table-cell table:style-name="ce81" office:value-type="currency" office:currency="USD" office:value="45" calcext:value-type="currency">
            <text:p>$45.00</text:p>
          </table:table-cell>
          <table:table-cell table:style-name="ce87" table:number-columns-repeated="2"/>
          <table:table-cell table:style-name="ce92"/>
          <table:table-cell table:style-name="ce87" table:formula="of:=[.E141]-[.B141]" office:value-type="currency" office:currency="USD" office:value="-45" calcext:value-type="currency">
            <text:p>-$45.00</text:p>
          </table:table-cell>
          <table:table-cell table:style-name="ce89" table:formula="of:=[.E141]/[.D14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M-45</text:p>
          </table:table-cell>
          <table:table-cell table:style-name="ce81" office:value-type="currency" office:currency="USD" office:value="40" calcext:value-type="currency">
            <text:p>$40.00</text:p>
          </table:table-cell>
          <table:table-cell table:style-name="ce87" table:number-columns-repeated="2"/>
          <table:table-cell table:style-name="ce92"/>
          <table:table-cell table:style-name="ce87" table:formula="of:=[.E142]-[.B142]" office:value-type="currency" office:currency="USD" office:value="-40" calcext:value-type="currency">
            <text:p>-$40.00</text:p>
          </table:table-cell>
          <table:table-cell table:style-name="ce89" table:formula="of:=[.E142]/[.D14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M-49</text:p>
          </table:table-cell>
          <table:table-cell table:style-name="ce81" office:value-type="currency" office:currency="USD" office:value="60" calcext:value-type="currency">
            <text:p>$60.00</text:p>
          </table:table-cell>
          <table:table-cell table:style-name="ce87" table:number-columns-repeated="2"/>
          <table:table-cell table:style-name="ce92"/>
          <table:table-cell table:style-name="ce87" table:formula="of:=[.E143]-[.B143]" office:value-type="currency" office:currency="USD" office:value="-60" calcext:value-type="currency">
            <text:p>-$60.00</text:p>
          </table:table-cell>
          <table:table-cell table:style-name="ce89" table:formula="of:=[.E143]/[.D14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M-49</text:p>
          </table:table-cell>
          <table:table-cell table:style-name="ce81" office:value-type="currency" office:currency="USD" office:value="53" calcext:value-type="currency">
            <text:p>$53.00</text:p>
          </table:table-cell>
          <table:table-cell table:style-name="ce87" table:number-columns-repeated="2"/>
          <table:table-cell table:style-name="ce92"/>
          <table:table-cell table:style-name="ce87" table:formula="of:=[.E144]-[.B144]" office:value-type="currency" office:currency="USD" office:value="-53" calcext:value-type="currency">
            <text:p>-$53.00</text:p>
          </table:table-cell>
          <table:table-cell table:style-name="ce89" table:formula="of:=[.E144]/[.D14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M-59</text:p>
          </table:table-cell>
          <table:table-cell table:style-name="ce81" office:value-type="currency" office:currency="USD" office:value="75" calcext:value-type="currency">
            <text:p>$75.00</text:p>
          </table:table-cell>
          <table:table-cell table:style-name="ce87" table:number-columns-repeated="2"/>
          <table:table-cell table:style-name="ce92"/>
          <table:table-cell table:style-name="ce87" table:formula="of:=[.E145]-[.B145]" office:value-type="currency" office:currency="USD" office:value="-75" calcext:value-type="currency">
            <text:p>-$75.00</text:p>
          </table:table-cell>
          <table:table-cell table:style-name="ce89" table:formula="of:=[.E145]/[.D14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M-59</text:p>
          </table:table-cell>
          <table:table-cell table:style-name="ce81" office:value-type="currency" office:currency="USD" office:value="66" calcext:value-type="currency">
            <text:p>$66.00</text:p>
          </table:table-cell>
          <table:table-cell table:style-name="ce87" table:number-columns-repeated="2"/>
          <table:table-cell table:style-name="ce92"/>
          <table:table-cell table:style-name="ce87" table:formula="of:=[.E146]-[.B146]" office:value-type="currency" office:currency="USD" office:value="-66" calcext:value-type="currency">
            <text:p>-$66.00</text:p>
          </table:table-cell>
          <table:table-cell table:style-name="ce89" table:formula="of:=[.E146]/[.D14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M-70</text:p>
          </table:table-cell>
          <table:table-cell table:style-name="ce81" office:value-type="currency" office:currency="USD" office:value="80" calcext:value-type="currency">
            <text:p>$80.00</text:p>
          </table:table-cell>
          <table:table-cell table:style-name="ce87" table:number-columns-repeated="2"/>
          <table:table-cell table:style-name="ce92"/>
          <table:table-cell table:style-name="ce87" table:formula="of:=[.E147]-[.B147]" office:value-type="currency" office:currency="USD" office:value="-80" calcext:value-type="currency">
            <text:p>-$80.00</text:p>
          </table:table-cell>
          <table:table-cell table:style-name="ce89" table:formula="of:=[.E147]/[.D14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M-70</text:p>
          </table:table-cell>
          <table:table-cell table:style-name="ce81" office:value-type="currency" office:currency="USD" office:value="70" calcext:value-type="currency">
            <text:p>$70.00</text:p>
          </table:table-cell>
          <table:table-cell table:style-name="ce87" table:number-columns-repeated="2"/>
          <table:table-cell table:style-name="ce92"/>
          <table:table-cell table:style-name="ce87" table:formula="of:=[.E148]-[.B148]" office:value-type="currency" office:currency="USD" office:value="-70" calcext:value-type="currency">
            <text:p>-$70.00</text:p>
          </table:table-cell>
          <table:table-cell table:style-name="ce89" table:formula="of:=[.E148]/[.D14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BT-90</text:p>
          </table:table-cell>
          <table:table-cell table:style-name="ce81" office:value-type="currency" office:currency="USD" office:value="95" calcext:value-type="currency">
            <text:p>$95.00</text:p>
          </table:table-cell>
          <table:table-cell table:style-name="ce87" table:number-columns-repeated="2"/>
          <table:table-cell table:style-name="ce92"/>
          <table:table-cell table:style-name="ce87" table:formula="of:=[.E149]-[.B149]" office:value-type="currency" office:currency="USD" office:value="-95" calcext:value-type="currency">
            <text:p>-$95.00</text:p>
          </table:table-cell>
          <table:table-cell table:style-name="ce89" table:formula="of:=[.E149]/[.D14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BT-90</text:p>
          </table:table-cell>
          <table:table-cell table:style-name="ce81" office:value-type="currency" office:currency="USD" office:value="84" calcext:value-type="currency">
            <text:p>$84.00</text:p>
          </table:table-cell>
          <table:table-cell table:style-name="ce87" table:number-columns-repeated="2"/>
          <table:table-cell table:style-name="ce92"/>
          <table:table-cell table:style-name="ce87" table:formula="of:=[.E150]-[.B150]" office:value-type="currency" office:currency="USD" office:value="-84" calcext:value-type="currency">
            <text:p>-$84.00</text:p>
          </table:table-cell>
          <table:table-cell table:style-name="ce89" table:formula="of:=[.E150]/[.D15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ATX-30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151]-[.B151]" office:value-type="string" office:string-value="" calcext:value-type="error">
            <text:p>#VALUE!</text:p>
          </table:table-cell>
          <table:table-cell table:style-name="ce89" table:formula="of:=[.E151]/[.D15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ATX-30</text:p>
          </table:table-cell>
          <table:table-cell table:style-name="ce81" office:value-type="currency" office:currency="USD" office:value="40" calcext:value-type="currency">
            <text:p>$40.00</text:p>
          </table:table-cell>
          <table:table-cell table:style-name="ce87" table:number-columns-repeated="2"/>
          <table:table-cell table:style-name="ce92"/>
          <table:table-cell table:style-name="ce87" table:formula="of:=[.E152]-[.B152]" office:value-type="currency" office:currency="USD" office:value="-40" calcext:value-type="currency">
            <text:p>-$40.00</text:p>
          </table:table-cell>
          <table:table-cell table:style-name="ce89" table:formula="of:=[.E152]/[.D15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AH-33</text:p>
          </table:table-cell>
          <table:table-cell table:style-name="ce81" office:value-type="currency" office:currency="USD" office:value="65" calcext:value-type="currency">
            <text:p>$65.00</text:p>
          </table:table-cell>
          <table:table-cell table:style-name="ce87" table:number-columns-repeated="2"/>
          <table:table-cell table:style-name="ce92"/>
          <table:table-cell table:style-name="ce87" table:formula="of:=[.E153]-[.B153]" office:value-type="currency" office:currency="USD" office:value="-65" calcext:value-type="currency">
            <text:p>-$65.00</text:p>
          </table:table-cell>
          <table:table-cell table:style-name="ce89" table:formula="of:=[.E153]/[.D15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AH-33</text:p>
          </table:table-cell>
          <table:table-cell table:style-name="ce81" office:value-type="currency" office:currency="USD" office:value="57" calcext:value-type="currency">
            <text:p>$57.00</text:p>
          </table:table-cell>
          <table:table-cell table:style-name="ce87" table:number-columns-repeated="2"/>
          <table:table-cell table:style-name="ce92"/>
          <table:table-cell table:style-name="ce87" table:formula="of:=[.E154]-[.B154]" office:value-type="currency" office:currency="USD" office:value="-57" calcext:value-type="currency">
            <text:p>-$57.00</text:p>
          </table:table-cell>
          <table:table-cell table:style-name="ce89" table:formula="of:=[.E154]/[.D15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CP-40</text:p>
          </table:table-cell>
          <table:table-cell table:style-name="ce81" office:value-type="currency" office:currency="USD" office:value="65" calcext:value-type="currency">
            <text:p>$65.00</text:p>
          </table:table-cell>
          <table:table-cell table:style-name="ce87" table:number-columns-repeated="2"/>
          <table:table-cell table:style-name="ce92"/>
          <table:table-cell table:style-name="ce87" table:formula="of:=[.E155]-[.B155]" office:value-type="currency" office:currency="USD" office:value="-65" calcext:value-type="currency">
            <text:p>-$65.00</text:p>
          </table:table-cell>
          <table:table-cell table:style-name="ce89" table:formula="of:=[.E155]/[.D15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CP-40</text:p>
          </table:table-cell>
          <table:table-cell table:style-name="ce81" office:value-type="currency" office:currency="USD" office:value="57" calcext:value-type="currency">
            <text:p>$57.00</text:p>
          </table:table-cell>
          <table:table-cell table:style-name="ce87" table:number-columns-repeated="2"/>
          <table:table-cell table:style-name="ce92"/>
          <table:table-cell table:style-name="ce87" table:formula="of:=[.E156]-[.B156]" office:value-type="currency" office:currency="USD" office:value="-57" calcext:value-type="currency">
            <text:p>-$57.00</text:p>
          </table:table-cell>
          <table:table-cell table:style-name="ce89" table:formula="of:=[.E156]/[.D15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T-50</text:p>
          </table:table-cell>
          <table:table-cell table:style-name="ce81" office:value-type="currency" office:currency="USD" office:value="60" calcext:value-type="currency">
            <text:p>$60.00</text:p>
          </table:table-cell>
          <table:table-cell table:style-name="ce87" table:number-columns-repeated="2"/>
          <table:table-cell table:style-name="ce92"/>
          <table:table-cell table:style-name="ce87" table:formula="of:=[.E157]-[.B157]" office:value-type="currency" office:currency="USD" office:value="-60" calcext:value-type="currency">
            <text:p>-$60.00</text:p>
          </table:table-cell>
          <table:table-cell table:style-name="ce89" table:formula="of:=[.E157]/[.D15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T-50</text:p>
          </table:table-cell>
          <table:table-cell table:style-name="ce81" office:value-type="currency" office:currency="USD" office:value="53" calcext:value-type="currency">
            <text:p>$53.00</text:p>
          </table:table-cell>
          <table:table-cell table:style-name="ce87" table:number-columns-repeated="2"/>
          <table:table-cell table:style-name="ce92"/>
          <table:table-cell table:style-name="ce87" table:formula="of:=[.E158]-[.B158]" office:value-type="currency" office:currency="USD" office:value="-53" calcext:value-type="currency">
            <text:p>-$53.00</text:p>
          </table:table-cell>
          <table:table-cell table:style-name="ce89" table:formula="of:=[.E158]/[.D15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T-55</text:p>
          </table:table-cell>
          <table:table-cell table:style-name="ce81" office:value-type="currency" office:currency="USD" office:value="80" calcext:value-type="currency">
            <text:p>$80.00</text:p>
          </table:table-cell>
          <table:table-cell table:style-name="ce87" table:number-columns-repeated="2"/>
          <table:table-cell table:style-name="ce92"/>
          <table:table-cell table:style-name="ce87" table:formula="of:=[.E159]-[.B159]" office:value-type="currency" office:currency="USD" office:value="-80" calcext:value-type="currency">
            <text:p>-$80.00</text:p>
          </table:table-cell>
          <table:table-cell table:style-name="ce89" table:formula="of:=[.E159]/[.D15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T-55</text:p>
          </table:table-cell>
          <table:table-cell table:style-name="ce81" office:value-type="currency" office:currency="USD" office:value="70" calcext:value-type="currency">
            <text:p>$70.00</text:p>
          </table:table-cell>
          <table:table-cell table:style-name="ce87" table:number-columns-repeated="2"/>
          <table:table-cell table:style-name="ce92"/>
          <table:table-cell table:style-name="ce87" table:formula="of:=[.E160]-[.B160]" office:value-type="currency" office:currency="USD" office:value="-70" calcext:value-type="currency">
            <text:p>-$70.00</text:p>
          </table:table-cell>
          <table:table-cell table:style-name="ce89" table:formula="of:=[.E160]/[.D16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S2PE</text:p>
          </table:table-cell>
          <table:table-cell table:style-name="ce81" office:value-type="currency" office:currency="USD" office:value="45" calcext:value-type="currency">
            <text:p>$45.00</text:p>
          </table:table-cell>
          <table:table-cell table:style-name="ce87" table:number-columns-repeated="2"/>
          <table:table-cell table:style-name="ce92"/>
          <table:table-cell table:style-name="ce87" table:formula="of:=[.E161]-[.B161]" office:value-type="currency" office:currency="USD" office:value="-45" calcext:value-type="currency">
            <text:p>-$45.00</text:p>
          </table:table-cell>
          <table:table-cell table:style-name="ce89" table:formula="of:=[.E161]/[.D16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S2PE</text:p>
          </table:table-cell>
          <table:table-cell table:style-name="ce81" office:value-type="currency" office:currency="USD" office:value="40" calcext:value-type="currency">
            <text:p>$40.00</text:p>
          </table:table-cell>
          <table:table-cell table:style-name="ce87" table:number-columns-repeated="2"/>
          <table:table-cell table:style-name="ce92"/>
          <table:table-cell table:style-name="ce87" table:formula="of:=[.E162]-[.B162]" office:value-type="currency" office:currency="USD" office:value="-40" calcext:value-type="currency">
            <text:p>-$40.00</text:p>
          </table:table-cell>
          <table:table-cell table:style-name="ce89" table:formula="of:=[.E162]/[.D16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5">
          <table:table-cell table:style-name="ce69" office:value-type="string" calcext:value-type="string">
            <text:p>Injection Molded Attached Lid Containers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M-2012-7</text:p>
          </table:table-cell>
          <table:table-cell table:style-name="ce81" office:value-type="currency" office:currency="USD" office:value="18.4" calcext:value-type="currency">
            <text:p>$18.40</text:p>
          </table:table-cell>
          <table:table-cell table:style-name="ce87" table:number-columns-repeated="2"/>
          <table:table-cell table:style-name="ce92"/>
          <table:table-cell table:style-name="ce87" table:formula="of:=[.E166]-[.B166]" office:value-type="currency" office:currency="USD" office:value="-18.4" calcext:value-type="currency">
            <text:p>-$18.40</text:p>
          </table:table-cell>
          <table:table-cell table:style-name="ce89" table:formula="of:=[.E166]/[.D16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-2012-7</text:p>
          </table:table-cell>
          <table:table-cell table:style-name="ce81" office:value-type="currency" office:currency="USD" office:value="16.2" calcext:value-type="currency">
            <text:p>$16.20</text:p>
          </table:table-cell>
          <table:table-cell table:style-name="ce87" table:number-columns-repeated="2"/>
          <table:table-cell table:style-name="ce92"/>
          <table:table-cell table:style-name="ce87" table:formula="of:=[.E167]-[.B167]" office:value-type="currency" office:currency="USD" office:value="-16.2" calcext:value-type="currency">
            <text:p>-$16.20</text:p>
          </table:table-cell>
          <table:table-cell table:style-name="ce89" table:formula="of:=[.E167]/[.D16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-2012-8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168]-[.B168]" office:value-type="string" office:string-value="" calcext:value-type="error">
            <text:p>#VALUE!</text:p>
          </table:table-cell>
          <table:table-cell table:style-name="ce89" table:formula="of:=[.E168]/[.D16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-2012-8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169]-[.B169]" office:value-type="string" office:string-value="" calcext:value-type="error">
            <text:p>#VALUE!</text:p>
          </table:table-cell>
          <table:table-cell table:style-name="ce89" table:formula="of:=[.E169]/[.D16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-2115-9</text:p>
          </table:table-cell>
          <table:table-cell table:style-name="ce81" office:value-type="currency" office:currency="USD" office:value="19.3" calcext:value-type="currency">
            <text:p>$19.30</text:p>
          </table:table-cell>
          <table:table-cell table:style-name="ce87" table:number-columns-repeated="2"/>
          <table:table-cell table:style-name="ce92"/>
          <table:table-cell table:style-name="ce87" table:formula="of:=[.E170]-[.B170]" office:value-type="currency" office:currency="USD" office:value="-19.3" calcext:value-type="currency">
            <text:p>-$19.30</text:p>
          </table:table-cell>
          <table:table-cell table:style-name="ce89" table:formula="of:=[.E170]/[.D17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-2115-9</text:p>
          </table:table-cell>
          <table:table-cell table:style-name="ce81" office:value-type="currency" office:currency="USD" office:value="17" calcext:value-type="currency">
            <text:p>$17.00</text:p>
          </table:table-cell>
          <table:table-cell table:style-name="ce87" table:number-columns-repeated="2"/>
          <table:table-cell table:style-name="ce92"/>
          <table:table-cell table:style-name="ce87" table:formula="of:=[.E171]-[.B171]" office:value-type="currency" office:currency="USD" office:value="-17" calcext:value-type="currency">
            <text:p>-$17.00</text:p>
          </table:table-cell>
          <table:table-cell table:style-name="ce89" table:formula="of:=[.E171]/[.D17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-2115-12</text:p>
          </table:table-cell>
          <table:table-cell table:style-name="ce81" office:value-type="currency" office:currency="USD" office:value="21" calcext:value-type="currency">
            <text:p>$21.00</text:p>
          </table:table-cell>
          <table:table-cell table:style-name="ce87" table:number-columns-repeated="2"/>
          <table:table-cell table:style-name="ce92"/>
          <table:table-cell table:style-name="ce87" table:formula="of:=[.E172]-[.B172]" office:value-type="currency" office:currency="USD" office:value="-21" calcext:value-type="currency">
            <text:p>-$21.00</text:p>
          </table:table-cell>
          <table:table-cell table:style-name="ce89" table:formula="of:=[.E172]/[.D17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-2115-12</text:p>
          </table:table-cell>
          <table:table-cell table:style-name="ce81" office:value-type="currency" office:currency="USD" office:value="18.5" calcext:value-type="currency">
            <text:p>$18.50</text:p>
          </table:table-cell>
          <table:table-cell table:style-name="ce87" table:number-columns-repeated="2"/>
          <table:table-cell table:style-name="ce92"/>
          <table:table-cell table:style-name="ce87" table:formula="of:=[.E173]-[.B173]" office:value-type="currency" office:currency="USD" office:value="-18.5" calcext:value-type="currency">
            <text:p>-$18.50</text:p>
          </table:table-cell>
          <table:table-cell table:style-name="ce89" table:formula="of:=[.E173]/[.D17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-2115-17</text:p>
          </table:table-cell>
          <table:table-cell table:style-name="ce81" office:value-type="currency" office:currency="USD" office:value="23.75" calcext:value-type="currency">
            <text:p>$23.75</text:p>
          </table:table-cell>
          <table:table-cell table:style-name="ce87" table:number-columns-repeated="2"/>
          <table:table-cell table:style-name="ce92"/>
          <table:table-cell table:style-name="ce87" table:formula="of:=[.E174]-[.B174]" office:value-type="currency" office:currency="USD" office:value="-23.75" calcext:value-type="currency">
            <text:p>-$23.75</text:p>
          </table:table-cell>
          <table:table-cell table:style-name="ce89" table:formula="of:=[.E174]/[.D17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-2115-17</text:p>
          </table:table-cell>
          <table:table-cell table:style-name="ce81" office:value-type="currency" office:currency="USD" office:value="20.9" calcext:value-type="currency">
            <text:p>$20.90</text:p>
          </table:table-cell>
          <table:table-cell table:style-name="ce87" table:number-columns-repeated="2"/>
          <table:table-cell table:style-name="ce92"/>
          <table:table-cell table:style-name="ce87" table:formula="of:=[.E175]-[.B175]" office:value-type="currency" office:currency="USD" office:value="-20.9" calcext:value-type="currency">
            <text:p>-$20.90</text:p>
          </table:table-cell>
          <table:table-cell table:style-name="ce89" table:formula="of:=[.E175]/[.D17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-2213-12</text:p>
          </table:table-cell>
          <table:table-cell table:style-name="ce81" office:value-type="currency" office:currency="USD" office:value="21.65" calcext:value-type="currency">
            <text:p>$21.65</text:p>
          </table:table-cell>
          <table:table-cell table:style-name="ce87" table:number-columns-repeated="2"/>
          <table:table-cell table:style-name="ce92"/>
          <table:table-cell table:style-name="ce87" table:formula="of:=[.E176]-[.B176]" office:value-type="currency" office:currency="USD" office:value="-21.65" calcext:value-type="currency">
            <text:p>-$21.65</text:p>
          </table:table-cell>
          <table:table-cell table:style-name="ce89" table:formula="of:=[.E176]/[.D17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-2213-12</text:p>
          </table:table-cell>
          <table:table-cell table:style-name="ce81" office:value-type="currency" office:currency="USD" office:value="19.05" calcext:value-type="currency">
            <text:p>$19.05</text:p>
          </table:table-cell>
          <table:table-cell table:style-name="ce87" table:number-columns-repeated="2"/>
          <table:table-cell table:style-name="ce92"/>
          <table:table-cell table:style-name="ce87" table:formula="of:=[.E177]-[.B177]" office:value-type="currency" office:currency="USD" office:value="-19.05" calcext:value-type="currency">
            <text:p>-$19.05</text:p>
          </table:table-cell>
          <table:table-cell table:style-name="ce89" table:formula="of:=[.E177]/[.D17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-2420-12</text:p>
          </table:table-cell>
          <table:table-cell table:style-name="ce81" office:value-type="currency" office:currency="USD" office:value="33.25" calcext:value-type="currency">
            <text:p>$33.25</text:p>
          </table:table-cell>
          <table:table-cell table:style-name="ce87" table:number-columns-repeated="2"/>
          <table:table-cell table:style-name="ce92"/>
          <table:table-cell table:style-name="ce87" table:formula="of:=[.E178]-[.B178]" office:value-type="currency" office:currency="USD" office:value="-33.25" calcext:value-type="currency">
            <text:p>-$33.25</text:p>
          </table:table-cell>
          <table:table-cell table:style-name="ce89" table:formula="of:=[.E178]/[.D17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-2420-12</text:p>
          </table:table-cell>
          <table:table-cell table:style-name="ce81" office:value-type="currency" office:currency="USD" office:value="29.25" calcext:value-type="currency">
            <text:p>$29.25</text:p>
          </table:table-cell>
          <table:table-cell table:style-name="ce87" table:number-columns-repeated="2"/>
          <table:table-cell table:style-name="ce92"/>
          <table:table-cell table:style-name="ce87" table:formula="of:=[.E179]-[.B179]" office:value-type="currency" office:currency="USD" office:value="-29.25" calcext:value-type="currency">
            <text:p>-$29.25</text:p>
          </table:table-cell>
          <table:table-cell table:style-name="ce89" table:formula="of:=[.E179]/[.D17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-2515-14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180]-[.B180]" office:value-type="string" office:string-value="" calcext:value-type="error">
            <text:p>#VALUE!</text:p>
          </table:table-cell>
          <table:table-cell table:style-name="ce89" table:formula="of:=[.E180]/[.D18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-2515-14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181]-[.B181]" office:value-type="string" office:string-value="" calcext:value-type="error">
            <text:p>#VALUE!</text:p>
          </table:table-cell>
          <table:table-cell table:style-name="ce89" table:formula="of:=[.E181]/[.D18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-2717-12</text:p>
          </table:table-cell>
          <table:table-cell table:style-name="ce81" office:value-type="currency" office:currency="USD" office:value="30.15" calcext:value-type="currency">
            <text:p>$30.15</text:p>
          </table:table-cell>
          <table:table-cell table:style-name="ce87" table:number-columns-repeated="2"/>
          <table:table-cell table:style-name="ce92"/>
          <table:table-cell table:style-name="ce87" table:formula="of:=[.E182]-[.B182]" office:value-type="currency" office:currency="USD" office:value="-30.15" calcext:value-type="currency">
            <text:p>-$30.15</text:p>
          </table:table-cell>
          <table:table-cell table:style-name="ce89" table:formula="of:=[.E182]/[.D18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-2717-12</text:p>
          </table:table-cell>
          <table:table-cell table:style-name="ce81" office:value-type="currency" office:currency="USD" office:value="26.55" calcext:value-type="currency">
            <text:p>$26.55</text:p>
          </table:table-cell>
          <table:table-cell table:style-name="ce87" table:number-columns-repeated="2"/>
          <table:table-cell table:style-name="ce92"/>
          <table:table-cell table:style-name="ce87" table:formula="of:=[.E183]-[.B183]" office:value-type="currency" office:currency="USD" office:value="-26.55" calcext:value-type="currency">
            <text:p>-$26.55</text:p>
          </table:table-cell>
          <table:table-cell table:style-name="ce89" table:formula="of:=[.E183]/[.D18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-2818-13</text:p>
          </table:table-cell>
          <table:table-cell table:style-name="ce81" office:value-type="currency" office:currency="USD" office:value="48.5" calcext:value-type="currency">
            <text:p>$48.50</text:p>
          </table:table-cell>
          <table:table-cell table:style-name="ce87" table:number-columns-repeated="2"/>
          <table:table-cell table:style-name="ce92"/>
          <table:table-cell table:style-name="ce87" table:formula="of:=[.E184]-[.B184]" office:value-type="currency" office:currency="USD" office:value="-48.5" calcext:value-type="currency">
            <text:p>-$48.50</text:p>
          </table:table-cell>
          <table:table-cell table:style-name="ce89" table:formula="of:=[.E184]/[.D18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-2818-13</text:p>
          </table:table-cell>
          <table:table-cell table:style-name="ce81" office:value-type="currency" office:currency="USD" office:value="42.7" calcext:value-type="currency">
            <text:p>$42.70</text:p>
          </table:table-cell>
          <table:table-cell table:style-name="ce87" table:number-columns-repeated="2"/>
          <table:table-cell table:style-name="ce92"/>
          <table:table-cell table:style-name="ce87" table:formula="of:=[.E185]-[.B185]" office:value-type="currency" office:currency="USD" office:value="-42.7" calcext:value-type="currency">
            <text:p>-$42.70</text:p>
          </table:table-cell>
          <table:table-cell table:style-name="ce89" table:formula="of:=[.E185]/[.D18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5">
          <table:table-cell table:style-name="ce69" office:value-type="string" calcext:value-type="string">
            <text:p>Injection Molded Collapsible Containers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RC-1</text:p>
          </table:table-cell>
          <table:table-cell table:style-name="ce81" office:value-type="currency" office:currency="USD" office:value="27.55" calcext:value-type="currency">
            <text:p>$27.55</text:p>
          </table:table-cell>
          <table:table-cell table:style-name="ce87" table:number-columns-repeated="2"/>
          <table:table-cell table:style-name="ce92"/>
          <table:table-cell table:style-name="ce87" table:formula="of:=[.E189]-[.B189]" office:value-type="currency" office:currency="USD" office:value="-27.55" calcext:value-type="currency">
            <text:p>-$27.55</text:p>
          </table:table-cell>
          <table:table-cell table:style-name="ce89" table:formula="of:=[.E189]/[.D18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C-1</text:p>
          </table:table-cell>
          <table:table-cell table:style-name="ce81" office:value-type="currency" office:currency="USD" office:value="24.25" calcext:value-type="currency">
            <text:p>$24.25</text:p>
          </table:table-cell>
          <table:table-cell table:style-name="ce87" table:number-columns-repeated="2"/>
          <table:table-cell table:style-name="ce92"/>
          <table:table-cell table:style-name="ce87" table:formula="of:=[.E190]-[.B190]" office:value-type="currency" office:currency="USD" office:value="-24.25" calcext:value-type="currency">
            <text:p>-$24.25</text:p>
          </table:table-cell>
          <table:table-cell table:style-name="ce89" table:formula="of:=[.E190]/[.D19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C-2</text:p>
          </table:table-cell>
          <table:table-cell table:style-name="ce81" office:value-type="currency" office:currency="USD" office:value="34.9" calcext:value-type="currency">
            <text:p>$34.90</text:p>
          </table:table-cell>
          <table:table-cell table:style-name="ce87" table:number-columns-repeated="2"/>
          <table:table-cell table:style-name="ce92"/>
          <table:table-cell table:style-name="ce87" table:formula="of:=[.E191]-[.B191]" office:value-type="currency" office:currency="USD" office:value="-34.9" calcext:value-type="currency">
            <text:p>-$34.90</text:p>
          </table:table-cell>
          <table:table-cell table:style-name="ce89" table:formula="of:=[.E191]/[.D19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C-2</text:p>
          </table:table-cell>
          <table:table-cell table:style-name="ce81" office:value-type="currency" office:currency="USD" office:value="30.7" calcext:value-type="currency">
            <text:p>$30.70</text:p>
          </table:table-cell>
          <table:table-cell table:style-name="ce87" table:number-columns-repeated="2"/>
          <table:table-cell table:style-name="ce92"/>
          <table:table-cell table:style-name="ce87" table:formula="of:=[.E192]-[.B192]" office:value-type="currency" office:currency="USD" office:value="-30.7" calcext:value-type="currency">
            <text:p>-$30.70</text:p>
          </table:table-cell>
          <table:table-cell table:style-name="ce89" table:formula="of:=[.E192]/[.D19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C-3</text:p>
          </table:table-cell>
          <table:table-cell table:style-name="ce81" office:value-type="currency" office:currency="USD" office:value="38.6" calcext:value-type="currency">
            <text:p>$38.60</text:p>
          </table:table-cell>
          <table:table-cell table:style-name="ce87" table:number-columns-repeated="2"/>
          <table:table-cell table:style-name="ce92"/>
          <table:table-cell table:style-name="ce87" table:formula="of:=[.E193]-[.B193]" office:value-type="currency" office:currency="USD" office:value="-38.6" calcext:value-type="currency">
            <text:p>-$38.60</text:p>
          </table:table-cell>
          <table:table-cell table:style-name="ce89" table:formula="of:=[.E193]/[.D19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C-3</text:p>
          </table:table-cell>
          <table:table-cell table:style-name="ce81" office:value-type="currency" office:currency="USD" office:value="33.95" calcext:value-type="currency">
            <text:p>$33.95</text:p>
          </table:table-cell>
          <table:table-cell table:style-name="ce87" table:number-columns-repeated="2"/>
          <table:table-cell table:style-name="ce92"/>
          <table:table-cell table:style-name="ce87" table:formula="of:=[.E194]-[.B194]" office:value-type="currency" office:currency="USD" office:value="-33.95" calcext:value-type="currency">
            <text:p>-$33.95</text:p>
          </table:table-cell>
          <table:table-cell table:style-name="ce89" table:formula="of:=[.E194]/[.D19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C-5</text:p>
          </table:table-cell>
          <table:table-cell table:style-name="ce81" office:value-type="currency" office:currency="USD" office:value="43.15" calcext:value-type="currency">
            <text:p>$43.15</text:p>
          </table:table-cell>
          <table:table-cell table:style-name="ce87" table:number-columns-repeated="2"/>
          <table:table-cell table:style-name="ce92"/>
          <table:table-cell table:style-name="ce87" table:formula="of:=[.E195]-[.B195]" office:value-type="currency" office:currency="USD" office:value="-43.15" calcext:value-type="currency">
            <text:p>-$43.15</text:p>
          </table:table-cell>
          <table:table-cell table:style-name="ce89" table:formula="of:=[.E195]/[.D19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C-5</text:p>
          </table:table-cell>
          <table:table-cell table:style-name="ce81" office:value-type="currency" office:currency="USD" office:value="37.95" calcext:value-type="currency">
            <text:p>$37.95</text:p>
          </table:table-cell>
          <table:table-cell table:style-name="ce87" table:number-columns-repeated="2"/>
          <table:table-cell table:style-name="ce92"/>
          <table:table-cell table:style-name="ce87" table:formula="of:=[.E196]-[.B196]" office:value-type="currency" office:currency="USD" office:value="-37.95" calcext:value-type="currency">
            <text:p>-$37.95</text:p>
          </table:table-cell>
          <table:table-cell table:style-name="ce89" table:formula="of:=[.E196]/[.D19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C-2415</text:p>
          </table:table-cell>
          <table:table-cell table:style-name="ce81" office:value-type="currency" office:currency="USD" office:value="47.8" calcext:value-type="currency">
            <text:p>$47.80</text:p>
          </table:table-cell>
          <table:table-cell table:style-name="ce87" table:number-columns-repeated="2"/>
          <table:table-cell table:style-name="ce92"/>
          <table:table-cell table:style-name="ce87" table:formula="of:=[.E197]-[.B197]" office:value-type="currency" office:currency="USD" office:value="-47.8" calcext:value-type="currency">
            <text:p>-$47.80</text:p>
          </table:table-cell>
          <table:table-cell table:style-name="ce89" table:formula="of:=[.E197]/[.D19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C-2415</text:p>
          </table:table-cell>
          <table:table-cell table:style-name="ce81" office:value-type="currency" office:currency="USD" office:value="42.05" calcext:value-type="currency">
            <text:p>$42.05</text:p>
          </table:table-cell>
          <table:table-cell table:style-name="ce87" table:number-columns-repeated="2"/>
          <table:table-cell table:style-name="ce92"/>
          <table:table-cell table:style-name="ce87" table:formula="of:=[.E198]-[.B198]" office:value-type="currency" office:currency="USD" office:value="-42.05" calcext:value-type="currency">
            <text:p>-$42.05</text:p>
          </table:table-cell>
          <table:table-cell table:style-name="ce89" table:formula="of:=[.E198]/[.D19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4">
          <table:table-cell table:style-name="ce69" office:value-type="string" calcext:value-type="string">
            <text:p>Injection Molded Parts Bins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Q-210</text:p>
          </table:table-cell>
          <table:table-cell table:style-name="ce81" office:value-type="currency" office:currency="USD" office:value="1.25" calcext:value-type="currency">
            <text:p>$1.25</text:p>
          </table:table-cell>
          <table:table-cell table:style-name="ce87" table:number-columns-repeated="2"/>
          <table:table-cell table:style-name="ce92"/>
          <table:table-cell table:style-name="ce87" table:formula="of:=[.E202]-[.B202]" office:value-type="currency" office:currency="USD" office:value="-1.25" calcext:value-type="currency">
            <text:p>-$1.25</text:p>
          </table:table-cell>
          <table:table-cell table:style-name="ce89" table:formula="of:=[.E202]/[.D20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Q-210</text:p>
          </table:table-cell>
          <table:table-cell table:style-name="ce81" office:value-type="currency" office:currency="USD" office:value="1.1" calcext:value-type="currency">
            <text:p>$1.10</text:p>
          </table:table-cell>
          <table:table-cell table:style-name="ce87" table:number-columns-repeated="2"/>
          <table:table-cell table:style-name="ce92"/>
          <table:table-cell table:style-name="ce87" table:formula="of:=[.E203]-[.B203]" office:value-type="currency" office:currency="USD" office:value="-1.1" calcext:value-type="currency">
            <text:p>-$1.10</text:p>
          </table:table-cell>
          <table:table-cell table:style-name="ce89" table:formula="of:=[.E203]/[.D20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Q-220</text:p>
          </table:table-cell>
          <table:table-cell table:style-name="ce81" office:value-type="currency" office:currency="USD" office:value="2.1" calcext:value-type="currency">
            <text:p>$2.10</text:p>
          </table:table-cell>
          <table:table-cell table:style-name="ce87" table:number-columns-repeated="2"/>
          <table:table-cell table:style-name="ce92"/>
          <table:table-cell table:style-name="ce87" table:formula="of:=[.E204]-[.B204]" office:value-type="currency" office:currency="USD" office:value="-2.1" calcext:value-type="currency">
            <text:p>-$2.10</text:p>
          </table:table-cell>
          <table:table-cell table:style-name="ce89" table:formula="of:=[.E204]/[.D20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Q-220</text:p>
          </table:table-cell>
          <table:table-cell table:style-name="ce81" office:value-type="currency" office:currency="USD" office:value="1.85" calcext:value-type="currency">
            <text:p>$1.85</text:p>
          </table:table-cell>
          <table:table-cell table:style-name="ce87" table:number-columns-repeated="2"/>
          <table:table-cell table:style-name="ce92"/>
          <table:table-cell table:style-name="ce87" table:formula="of:=[.E205]-[.B205]" office:value-type="currency" office:currency="USD" office:value="-1.85" calcext:value-type="currency">
            <text:p>-$1.85</text:p>
          </table:table-cell>
          <table:table-cell table:style-name="ce89" table:formula="of:=[.E205]/[.D20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Q-230</text:p>
          </table:table-cell>
          <table:table-cell table:style-name="ce81" office:value-type="currency" office:currency="USD" office:value="5.25" calcext:value-type="currency">
            <text:p>$5.25</text:p>
          </table:table-cell>
          <table:table-cell table:style-name="ce87" table:number-columns-repeated="2"/>
          <table:table-cell table:style-name="ce92"/>
          <table:table-cell table:style-name="ce87" table:formula="of:=[.E206]-[.B206]" office:value-type="currency" office:currency="USD" office:value="-5.25" calcext:value-type="currency">
            <text:p>-$5.25</text:p>
          </table:table-cell>
          <table:table-cell table:style-name="ce89" table:formula="of:=[.E206]/[.D20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Q-230</text:p>
          </table:table-cell>
          <table:table-cell table:style-name="ce81" office:value-type="currency" office:currency="USD" office:value="4.65" calcext:value-type="currency">
            <text:p>$4.65</text:p>
          </table:table-cell>
          <table:table-cell table:style-name="ce87" table:number-columns-repeated="2"/>
          <table:table-cell table:style-name="ce92"/>
          <table:table-cell table:style-name="ce87" table:formula="of:=[.E207]-[.B207]" office:value-type="currency" office:currency="USD" office:value="-4.65" calcext:value-type="currency">
            <text:p>-$4.65</text:p>
          </table:table-cell>
          <table:table-cell table:style-name="ce89" table:formula="of:=[.E207]/[.D20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Q-235</text:p>
          </table:table-cell>
          <table:table-cell table:style-name="ce81" office:value-type="currency" office:currency="USD" office:value="8.1" calcext:value-type="currency">
            <text:p>$8.10</text:p>
          </table:table-cell>
          <table:table-cell table:style-name="ce87" table:number-columns-repeated="2"/>
          <table:table-cell table:style-name="ce92"/>
          <table:table-cell table:style-name="ce87" table:formula="of:=[.E208]-[.B208]" office:value-type="currency" office:currency="USD" office:value="-8.1" calcext:value-type="currency">
            <text:p>-$8.10</text:p>
          </table:table-cell>
          <table:table-cell table:style-name="ce89" table:formula="of:=[.E208]/[.D20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Q-235</text:p>
          </table:table-cell>
          <table:table-cell table:style-name="ce81" office:value-type="currency" office:currency="USD" office:value="7.15" calcext:value-type="currency">
            <text:p>$7.15</text:p>
          </table:table-cell>
          <table:table-cell table:style-name="ce87" table:number-columns-repeated="2"/>
          <table:table-cell table:style-name="ce92"/>
          <table:table-cell table:style-name="ce87" table:formula="of:=[.E209]-[.B209]" office:value-type="currency" office:currency="USD" office:value="-7.15" calcext:value-type="currency">
            <text:p>-$7.15</text:p>
          </table:table-cell>
          <table:table-cell table:style-name="ce89" table:formula="of:=[.E209]/[.D20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Q-239</text:p>
          </table:table-cell>
          <table:table-cell table:style-name="ce81" office:value-type="currency" office:currency="USD" office:value="8.65" calcext:value-type="currency">
            <text:p>$8.65</text:p>
          </table:table-cell>
          <table:table-cell table:style-name="ce87" table:number-columns-repeated="2"/>
          <table:table-cell table:style-name="ce92"/>
          <table:table-cell table:style-name="ce87" table:formula="of:=[.E210]-[.B210]" office:value-type="currency" office:currency="USD" office:value="-8.65" calcext:value-type="currency">
            <text:p>-$8.65</text:p>
          </table:table-cell>
          <table:table-cell table:style-name="ce89" table:formula="of:=[.E210]/[.D21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Q-239</text:p>
          </table:table-cell>
          <table:table-cell table:style-name="ce81" office:value-type="currency" office:currency="USD" office:value="7.6" calcext:value-type="currency">
            <text:p>$7.60</text:p>
          </table:table-cell>
          <table:table-cell table:style-name="ce87" table:number-columns-repeated="2"/>
          <table:table-cell table:style-name="ce92"/>
          <table:table-cell table:style-name="ce87" table:formula="of:=[.E211]-[.B211]" office:value-type="currency" office:currency="USD" office:value="-7.6" calcext:value-type="currency">
            <text:p>-$7.60</text:p>
          </table:table-cell>
          <table:table-cell table:style-name="ce89" table:formula="of:=[.E211]/[.D21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Q-240</text:p>
          </table:table-cell>
          <table:table-cell table:style-name="ce81" office:value-type="currency" office:currency="USD" office:value="10.25" calcext:value-type="currency">
            <text:p>$10.25</text:p>
          </table:table-cell>
          <table:table-cell table:style-name="ce87" table:number-columns-repeated="2"/>
          <table:table-cell table:style-name="ce92"/>
          <table:table-cell table:style-name="ce87" table:formula="of:=[.E212]-[.B212]" office:value-type="currency" office:currency="USD" office:value="-10.25" calcext:value-type="currency">
            <text:p>-$10.25</text:p>
          </table:table-cell>
          <table:table-cell table:style-name="ce89" table:formula="of:=[.E212]/[.D21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Q-240</text:p>
          </table:table-cell>
          <table:table-cell table:style-name="ce81" office:value-type="currency" office:currency="USD" office:value="9.05" calcext:value-type="currency">
            <text:p>$9.05</text:p>
          </table:table-cell>
          <table:table-cell table:style-name="ce87" table:number-columns-repeated="2"/>
          <table:table-cell table:style-name="ce92"/>
          <table:table-cell table:style-name="ce87" table:formula="of:=[.E213]-[.B213]" office:value-type="currency" office:currency="USD" office:value="-9.05" calcext:value-type="currency">
            <text:p>-$9.05</text:p>
          </table:table-cell>
          <table:table-cell table:style-name="ce89" table:formula="of:=[.E213]/[.D21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Q-250</text:p>
          </table:table-cell>
          <table:table-cell table:style-name="ce81" office:value-type="currency" office:currency="USD" office:value="14.4" calcext:value-type="currency">
            <text:p>$14.40</text:p>
          </table:table-cell>
          <table:table-cell table:style-name="ce87" table:number-columns-repeated="2"/>
          <table:table-cell table:style-name="ce92"/>
          <table:table-cell table:style-name="ce87" table:formula="of:=[.E214]-[.B214]" office:value-type="currency" office:currency="USD" office:value="-14.4" calcext:value-type="currency">
            <text:p>-$14.40</text:p>
          </table:table-cell>
          <table:table-cell table:style-name="ce89" table:formula="of:=[.E214]/[.D21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Q-250</text:p>
          </table:table-cell>
          <table:table-cell table:style-name="ce81" office:value-type="currency" office:currency="USD" office:value="12.7" calcext:value-type="currency">
            <text:p>$12.70</text:p>
          </table:table-cell>
          <table:table-cell table:style-name="ce87" table:number-columns-repeated="2"/>
          <table:table-cell table:style-name="ce92"/>
          <table:table-cell table:style-name="ce87" table:formula="of:=[.E215]-[.B215]" office:value-type="currency" office:currency="USD" office:value="-12.7" calcext:value-type="currency">
            <text:p>-$12.70</text:p>
          </table:table-cell>
          <table:table-cell table:style-name="ce89" table:formula="of:=[.E215]/[.D21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Q-265</text:p>
          </table:table-cell>
          <table:table-cell table:style-name="ce81" office:value-type="currency" office:currency="USD" office:value="17.2" calcext:value-type="currency">
            <text:p>$17.20</text:p>
          </table:table-cell>
          <table:table-cell table:style-name="ce87" table:number-columns-repeated="2"/>
          <table:table-cell table:style-name="ce92"/>
          <table:table-cell table:style-name="ce87" table:formula="of:=[.E216]-[.B216]" office:value-type="currency" office:currency="USD" office:value="-17.2" calcext:value-type="currency">
            <text:p>-$17.20</text:p>
          </table:table-cell>
          <table:table-cell table:style-name="ce89" table:formula="of:=[.E216]/[.D21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Q-265</text:p>
          </table:table-cell>
          <table:table-cell table:style-name="ce81" office:value-type="currency" office:currency="USD" office:value="15.15" calcext:value-type="currency">
            <text:p>$15.15</text:p>
          </table:table-cell>
          <table:table-cell table:style-name="ce87" table:number-columns-repeated="2"/>
          <table:table-cell table:style-name="ce92"/>
          <table:table-cell table:style-name="ce87" table:formula="of:=[.E217]-[.B217]" office:value-type="currency" office:currency="USD" office:value="-15.15" calcext:value-type="currency">
            <text:p>-$15.15</text:p>
          </table:table-cell>
          <table:table-cell table:style-name="ce89" table:formula="of:=[.E217]/[.D21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Q-270</text:p>
          </table:table-cell>
          <table:table-cell table:style-name="ce81" office:value-type="currency" office:currency="USD" office:value="25.95" calcext:value-type="currency">
            <text:p>$25.95</text:p>
          </table:table-cell>
          <table:table-cell table:style-name="ce87" table:number-columns-repeated="2"/>
          <table:table-cell table:style-name="ce92"/>
          <table:table-cell table:style-name="ce87" table:formula="of:=[.E218]-[.B218]" office:value-type="currency" office:currency="USD" office:value="-25.95" calcext:value-type="currency">
            <text:p>-$25.95</text:p>
          </table:table-cell>
          <table:table-cell table:style-name="ce89" table:formula="of:=[.E218]/[.D21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Q-270</text:p>
          </table:table-cell>
          <table:table-cell table:style-name="ce81" office:value-type="currency" office:currency="USD" office:value="22.85" calcext:value-type="currency">
            <text:p>$22.85</text:p>
          </table:table-cell>
          <table:table-cell table:style-name="ce87" table:number-columns-repeated="2"/>
          <table:table-cell table:style-name="ce92"/>
          <table:table-cell table:style-name="ce87" table:formula="of:=[.E219]-[.B219]" office:value-type="currency" office:currency="USD" office:value="-22.85" calcext:value-type="currency">
            <text:p>-$22.85</text:p>
          </table:table-cell>
          <table:table-cell table:style-name="ce89" table:formula="of:=[.E219]/[.D21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Q-952</text:p>
          </table:table-cell>
          <table:table-cell table:style-name="ce81" office:value-type="currency" office:currency="USD" office:value="32.9" calcext:value-type="currency">
            <text:p>$32.90</text:p>
          </table:table-cell>
          <table:table-cell table:style-name="ce87" table:number-columns-repeated="2"/>
          <table:table-cell table:style-name="ce92"/>
          <table:table-cell table:style-name="ce87" table:formula="of:=[.E220]-[.B220]" office:value-type="currency" office:currency="USD" office:value="-32.9" calcext:value-type="currency">
            <text:p>-$32.90</text:p>
          </table:table-cell>
          <table:table-cell table:style-name="ce89" table:formula="of:=[.E220]/[.D22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Q-952</text:p>
          </table:table-cell>
          <table:table-cell table:style-name="ce81" office:value-type="currency" office:currency="USD" office:value="28.95" calcext:value-type="currency">
            <text:p>$28.95</text:p>
          </table:table-cell>
          <table:table-cell table:style-name="ce87" table:number-columns-repeated="2"/>
          <table:table-cell table:style-name="ce92"/>
          <table:table-cell table:style-name="ce87" table:formula="of:=[.E221]-[.B221]" office:value-type="currency" office:currency="USD" office:value="-28.95" calcext:value-type="currency">
            <text:p>-$28.95</text:p>
          </table:table-cell>
          <table:table-cell table:style-name="ce89" table:formula="of:=[.E221]/[.D22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Q-955</text:p>
          </table:table-cell>
          <table:table-cell table:style-name="ce81" office:value-type="currency" office:currency="USD" office:value="43.05" calcext:value-type="currency">
            <text:p>$43.05</text:p>
          </table:table-cell>
          <table:table-cell table:style-name="ce87" table:number-columns-repeated="2"/>
          <table:table-cell table:style-name="ce92"/>
          <table:table-cell table:style-name="ce87" table:formula="of:=[.E222]-[.B222]" office:value-type="currency" office:currency="USD" office:value="-43.05" calcext:value-type="currency">
            <text:p>-$43.05</text:p>
          </table:table-cell>
          <table:table-cell table:style-name="ce89" table:formula="of:=[.E222]/[.D22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Q-955</text:p>
          </table:table-cell>
          <table:table-cell table:style-name="ce81" office:value-type="currency" office:currency="USD" office:value="37.9" calcext:value-type="currency">
            <text:p>$37.90</text:p>
          </table:table-cell>
          <table:table-cell table:style-name="ce87" table:number-columns-repeated="2"/>
          <table:table-cell table:style-name="ce92"/>
          <table:table-cell table:style-name="ce87" table:formula="of:=[.E223]-[.B223]" office:value-type="currency" office:currency="USD" office:value="-37.9" calcext:value-type="currency">
            <text:p>-$37.90</text:p>
          </table:table-cell>
          <table:table-cell table:style-name="ce89" table:formula="of:=[.E223]/[.D22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Q-970</text:p>
          </table:table-cell>
          <table:table-cell table:style-name="ce81" office:value-type="currency" office:currency="USD" office:value="35.4" calcext:value-type="currency">
            <text:p>$35.40</text:p>
          </table:table-cell>
          <table:table-cell table:style-name="ce87" table:number-columns-repeated="2"/>
          <table:table-cell table:style-name="ce92"/>
          <table:table-cell table:style-name="ce87" table:formula="of:=[.E224]-[.B224]" office:value-type="currency" office:currency="USD" office:value="-35.4" calcext:value-type="currency">
            <text:p>-$35.40</text:p>
          </table:table-cell>
          <table:table-cell table:style-name="ce89" table:formula="of:=[.E224]/[.D22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Q-970</text:p>
          </table:table-cell>
          <table:table-cell table:style-name="ce81" office:value-type="currency" office:currency="USD" office:value="31.15" calcext:value-type="currency">
            <text:p>$31.15</text:p>
          </table:table-cell>
          <table:table-cell table:style-name="ce87" table:number-columns-repeated="2"/>
          <table:table-cell table:style-name="ce92"/>
          <table:table-cell table:style-name="ce87" table:formula="of:=[.E225]-[.B225]" office:value-type="currency" office:currency="USD" office:value="-31.15" calcext:value-type="currency">
            <text:p>-$31.15</text:p>
          </table:table-cell>
          <table:table-cell table:style-name="ce89" table:formula="of:=[.E225]/[.D22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Q-975</text:p>
          </table:table-cell>
          <table:table-cell table:style-name="ce81" office:value-type="currency" office:currency="USD" office:value="51.65" calcext:value-type="currency">
            <text:p>$51.65</text:p>
          </table:table-cell>
          <table:table-cell table:style-name="ce87" table:number-columns-repeated="2"/>
          <table:table-cell table:style-name="ce92"/>
          <table:table-cell table:style-name="ce87" table:formula="of:=[.E226]-[.B226]" office:value-type="currency" office:currency="USD" office:value="-51.65" calcext:value-type="currency">
            <text:p>-$51.65</text:p>
          </table:table-cell>
          <table:table-cell table:style-name="ce89" table:formula="of:=[.E226]/[.D22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Q-975</text:p>
          </table:table-cell>
          <table:table-cell table:style-name="ce81" office:value-type="currency" office:currency="USD" office:value="45.45" calcext:value-type="currency">
            <text:p>$45.45</text:p>
          </table:table-cell>
          <table:table-cell table:style-name="ce87" table:number-columns-repeated="2"/>
          <table:table-cell table:style-name="ce92"/>
          <table:table-cell table:style-name="ce87" table:formula="of:=[.E227]-[.B227]" office:value-type="currency" office:currency="USD" office:value="-45.45" calcext:value-type="currency">
            <text:p>-$45.45</text:p>
          </table:table-cell>
          <table:table-cell table:style-name="ce89" table:formula="of:=[.E227]/[.D22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Q-976</text:p>
          </table:table-cell>
          <table:table-cell table:style-name="ce81" office:value-type="currency" office:currency="USD" office:value="54.75" calcext:value-type="currency">
            <text:p>$54.75</text:p>
          </table:table-cell>
          <table:table-cell table:style-name="ce87" table:number-columns-repeated="2"/>
          <table:table-cell table:style-name="ce92"/>
          <table:table-cell table:style-name="ce87" table:formula="of:=[.E228]-[.B228]" office:value-type="currency" office:currency="USD" office:value="-54.75" calcext:value-type="currency">
            <text:p>-$54.75</text:p>
          </table:table-cell>
          <table:table-cell table:style-name="ce89" table:formula="of:=[.E228]/[.D22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Q-976</text:p>
          </table:table-cell>
          <table:table-cell table:style-name="ce81" office:value-type="currency" office:currency="USD" office:value="48.2" calcext:value-type="currency">
            <text:p>$48.20</text:p>
          </table:table-cell>
          <table:table-cell table:style-name="ce87" table:number-columns-repeated="2"/>
          <table:table-cell table:style-name="ce92"/>
          <table:table-cell table:style-name="ce87" table:formula="of:=[.E229]-[.B229]" office:value-type="currency" office:currency="USD" office:value="-48.2" calcext:value-type="currency">
            <text:p>-$48.20</text:p>
          </table:table-cell>
          <table:table-cell table:style-name="ce89" table:formula="of:=[.E229]/[.D22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5">
          <table:table-cell table:style-name="ce69" office:value-type="string" calcext:value-type="string">
            <text:p>Injection-Molded Collapsible Bulk Boxes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KD3230-25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233]-[.B233]" office:value-type="string" office:string-value="" calcext:value-type="error">
            <text:p>#VALUE!</text:p>
          </table:table-cell>
          <table:table-cell table:style-name="ce89" table:formula="of:=[.E233]/[.D23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KD3230-34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234]-[.B234]" office:value-type="string" office:string-value="" calcext:value-type="error">
            <text:p>#VALUE!</text:p>
          </table:table-cell>
          <table:table-cell table:style-name="ce89" table:formula="of:=[.E234]/[.D23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GP4048-34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235]-[.B235]" office:value-type="string" office:string-value="" calcext:value-type="error">
            <text:p>#VALUE!</text:p>
          </table:table-cell>
          <table:table-cell table:style-name="ce89" table:formula="of:=[.E235]/[.D23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GP4048-36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236]-[.B236]" office:value-type="string" office:string-value="" calcext:value-type="error">
            <text:p>#VALUE!</text:p>
          </table:table-cell>
          <table:table-cell table:style-name="ce89" table:formula="of:=[.E236]/[.D23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GP4048-43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237]-[.B237]" office:value-type="string" office:string-value="" calcext:value-type="error">
            <text:p>#VALUE!</text:p>
          </table:table-cell>
          <table:table-cell table:style-name="ce89" table:formula="of:=[.E237]/[.D23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KD4845-25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238]-[.B238]" office:value-type="string" office:string-value="" calcext:value-type="error">
            <text:p>#VALUE!</text:p>
          </table:table-cell>
          <table:table-cell table:style-name="ce89" table:formula="of:=[.E238]/[.D23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KD4845-34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239]-[.B239]" office:value-type="string" office:string-value="" calcext:value-type="error">
            <text:p>#VALUE!</text:p>
          </table:table-cell>
          <table:table-cell table:style-name="ce89" table:formula="of:=[.E239]/[.D23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HD4845-44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240]-[.B240]" office:value-type="string" office:string-value="" calcext:value-type="error">
            <text:p>#VALUE!</text:p>
          </table:table-cell>
          <table:table-cell table:style-name="ce89" table:formula="of:=[.E240]/[.D24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HDR5648-34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241]-[.B241]" office:value-type="string" office:string-value="" calcext:value-type="error">
            <text:p>#VALUE!</text:p>
          </table:table-cell>
          <table:table-cell table:style-name="ce89" table:formula="of:=[.E241]/[.D24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HDR6548-42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242]-[.B242]" office:value-type="string" office:string-value="" calcext:value-type="error">
            <text:p>#VALUE!</text:p>
          </table:table-cell>
          <table:table-cell table:style-name="ce89" table:formula="of:=[.E242]/[.D24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HDR7848-34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243]-[.B243]" office:value-type="string" office:string-value="" calcext:value-type="error">
            <text:p>#VALUE!</text:p>
          </table:table-cell>
          <table:table-cell table:style-name="ce89" table:formula="of:=[.E243]/[.D24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4">
          <table:table-cell table:style-name="ce69" office:value-type="string" calcext:value-type="string">
            <text:p>Large Capacity Box Trucks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PT-BIN1-C</text:p>
          </table:table-cell>
          <table:table-cell table:style-name="ce81" office:value-type="currency" office:currency="USD" office:value="280" calcext:value-type="currency">
            <text:p>$280.00</text:p>
          </table:table-cell>
          <table:table-cell table:style-name="ce87" table:number-columns-repeated="2"/>
          <table:table-cell table:style-name="ce92"/>
          <table:table-cell table:style-name="ce87" table:formula="of:=[.E247]-[.B247]" office:value-type="currency" office:currency="USD" office:value="-280" calcext:value-type="currency">
            <text:p>-$280.00</text:p>
          </table:table-cell>
          <table:table-cell table:style-name="ce89" table:formula="of:=[.E247]/[.D24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T-BIN2-C</text:p>
          </table:table-cell>
          <table:table-cell table:style-name="ce81" office:value-type="currency" office:currency="USD" office:value="430" calcext:value-type="currency">
            <text:p>$430.00</text:p>
          </table:table-cell>
          <table:table-cell table:style-name="ce87" table:number-columns-repeated="2"/>
          <table:table-cell table:style-name="ce92"/>
          <table:table-cell table:style-name="ce87" table:formula="of:=[.E248]-[.B248]" office:value-type="currency" office:currency="USD" office:value="-430" calcext:value-type="currency">
            <text:p>-$430.00</text:p>
          </table:table-cell>
          <table:table-cell table:style-name="ce89" table:formula="of:=[.E248]/[.D24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WG-53-C</text:p>
          </table:table-cell>
          <table:table-cell table:style-name="ce81" office:value-type="currency" office:currency="USD" office:value="450" calcext:value-type="currency">
            <text:p>$450.00</text:p>
          </table:table-cell>
          <table:table-cell table:style-name="ce87" table:number-columns-repeated="2"/>
          <table:table-cell table:style-name="ce92"/>
          <table:table-cell table:style-name="ce87" table:formula="of:=[.E249]-[.B249]" office:value-type="currency" office:currency="USD" office:value="-450" calcext:value-type="currency">
            <text:p>-$450.00</text:p>
          </table:table-cell>
          <table:table-cell table:style-name="ce89" table:formula="of:=[.E249]/[.D24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T-BIN3-C</text:p>
          </table:table-cell>
          <table:table-cell table:style-name="ce81" office:value-type="currency" office:currency="USD" office:value="700" calcext:value-type="currency">
            <text:p>$700.00</text:p>
          </table:table-cell>
          <table:table-cell table:style-name="ce87" table:number-columns-repeated="2"/>
          <table:table-cell table:style-name="ce92"/>
          <table:table-cell table:style-name="ce87" table:formula="of:=[.E250]-[.B250]" office:value-type="currency" office:currency="USD" office:value="-700" calcext:value-type="currency">
            <text:p>-$700.00</text:p>
          </table:table-cell>
          <table:table-cell table:style-name="ce89" table:formula="of:=[.E250]/[.D25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7">
          <table:table-cell table:style-name="ce69" office:value-type="string" calcext:value-type="string">
            <text:p>Large Capacity Pallet Containers - 2-Way Fork Entry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LMM-1</text:p>
          </table:table-cell>
          <table:table-cell table:style-name="ce81" office:value-type="currency" office:currency="USD" office:value="788" calcext:value-type="currency">
            <text:p>$788.00</text:p>
          </table:table-cell>
          <table:table-cell table:style-name="ce87" table:number-columns-repeated="2"/>
          <table:table-cell table:style-name="ce92"/>
          <table:table-cell table:style-name="ce87" table:formula="of:=[.E254]-[.B254]" office:value-type="currency" office:currency="USD" office:value="-788" calcext:value-type="currency">
            <text:p>-$788.00</text:p>
          </table:table-cell>
          <table:table-cell table:style-name="ce89" table:formula="of:=[.E254]/[.D25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LMM-1</text:p>
          </table:table-cell>
          <table:table-cell table:style-name="ce81" office:value-type="currency" office:currency="USD" office:value="695" calcext:value-type="currency">
            <text:p>$695.00</text:p>
          </table:table-cell>
          <table:table-cell table:style-name="ce87" table:number-columns-repeated="2"/>
          <table:table-cell table:style-name="ce92"/>
          <table:table-cell table:style-name="ce87" table:formula="of:=[.E255]-[.B255]" office:value-type="currency" office:currency="USD" office:value="-695" calcext:value-type="currency">
            <text:p>-$695.00</text:p>
          </table:table-cell>
          <table:table-cell table:style-name="ce89" table:formula="of:=[.E255]/[.D25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6">
          <table:table-cell table:style-name="ce69" office:value-type="string" calcext:value-type="string">
            <text:p>Large Capacity Pallet Containers - 4-Way Fork Entry - WG-53-PC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77" office:value-type="string" calcext:value-type="string">
            <text:p>WG-53-P</text:p>
          </table:table-cell>
          <table:table-cell table:style-name="ce77" office:value-type="string" calcext:value-type="string">
            <text:p>Per Application</text:p>
          </table:table-cell>
          <table:table-cell table:style-name="ce87" table:number-columns-repeated="2"/>
          <table:table-cell table:style-name="ce92"/>
          <table:table-cell table:style-name="ce87" table:formula="of:=[.E259]-[.B259]" office:value-type="string" office:string-value="" calcext:value-type="error">
            <text:p>#VALUE!</text:p>
          </table:table-cell>
          <table:table-cell table:style-name="ce89" table:formula="of:=[.E259]/[.D25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69" office:value-type="string" calcext:value-type="string">
            <text:p>Large Ribbed Tray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LT-86</text:p>
          </table:table-cell>
          <table:table-cell table:style-name="ce81" office:value-type="currency" office:currency="USD" office:value="225" calcext:value-type="currency">
            <text:p>$225.00</text:p>
          </table:table-cell>
          <table:table-cell table:style-name="ce87" table:number-columns-repeated="2"/>
          <table:table-cell table:style-name="ce92"/>
          <table:table-cell table:style-name="ce87" table:formula="of:=[.E263]-[.B263]" office:value-type="currency" office:currency="USD" office:value="-225" calcext:value-type="currency">
            <text:p>-$225.00</text:p>
          </table:table-cell>
          <table:table-cell table:style-name="ce89" table:formula="of:=[.E263]/[.D26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LT-86</text:p>
          </table:table-cell>
          <table:table-cell table:style-name="ce81" office:value-type="currency" office:currency="USD" office:value="200" calcext:value-type="currency">
            <text:p>$200.00</text:p>
          </table:table-cell>
          <table:table-cell table:style-name="ce87" table:number-columns-repeated="2"/>
          <table:table-cell table:style-name="ce92"/>
          <table:table-cell table:style-name="ce87" table:formula="of:=[.E264]-[.B264]" office:value-type="currency" office:currency="USD" office:value="-200" calcext:value-type="currency">
            <text:p>-$200.00</text:p>
          </table:table-cell>
          <table:table-cell table:style-name="ce89" table:formula="of:=[.E264]/[.D26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69" office:value-type="string" calcext:value-type="string">
            <text:p>Laundry Trucks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LC-4030</text:p>
          </table:table-cell>
          <table:table-cell table:style-name="ce81" office:value-type="currency" office:currency="USD" office:value="550" calcext:value-type="currency">
            <text:p>$550.00</text:p>
          </table:table-cell>
          <table:table-cell table:style-name="ce87" table:number-columns-repeated="2"/>
          <table:table-cell table:style-name="ce92"/>
          <table:table-cell table:style-name="ce87" table:formula="of:=[.E268]-[.B268]" office:value-type="currency" office:currency="USD" office:value="-550" calcext:value-type="currency">
            <text:p>-$550.00</text:p>
          </table:table-cell>
          <table:table-cell table:style-name="ce89" table:formula="of:=[.E268]/[.D26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LC-4830</text:p>
          </table:table-cell>
          <table:table-cell table:style-name="ce81" office:value-type="currency" office:currency="USD" office:value="645" calcext:value-type="currency">
            <text:p>$645.00</text:p>
          </table:table-cell>
          <table:table-cell table:style-name="ce87" table:number-columns-repeated="2"/>
          <table:table-cell table:style-name="ce92"/>
          <table:table-cell table:style-name="ce87" table:formula="of:=[.E269]-[.B269]" office:value-type="currency" office:currency="USD" office:value="-645" calcext:value-type="currency">
            <text:p>-$645.00</text:p>
          </table:table-cell>
          <table:table-cell table:style-name="ce89" table:formula="of:=[.E269]/[.D26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4">
          <table:table-cell table:style-name="ce69" office:value-type="string" calcext:value-type="string">
            <text:p>Low Profile Container With Cover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EW-4</text:p>
          </table:table-cell>
          <table:table-cell table:style-name="ce81" office:value-type="currency" office:currency="USD" office:value="95" calcext:value-type="currency">
            <text:p>$95.00</text:p>
          </table:table-cell>
          <table:table-cell table:style-name="ce87" table:number-columns-repeated="2"/>
          <table:table-cell table:style-name="ce92"/>
          <table:table-cell table:style-name="ce87" table:formula="of:=[.E273]-[.B273]" office:value-type="currency" office:currency="USD" office:value="-95" calcext:value-type="currency">
            <text:p>-$95.00</text:p>
          </table:table-cell>
          <table:table-cell table:style-name="ce89" table:formula="of:=[.E273]/[.D27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EW-4</text:p>
          </table:table-cell>
          <table:table-cell table:style-name="ce81" office:value-type="currency" office:currency="USD" office:value="84" calcext:value-type="currency">
            <text:p>$84.00</text:p>
          </table:table-cell>
          <table:table-cell table:style-name="ce87" table:number-columns-repeated="2"/>
          <table:table-cell table:style-name="ce92"/>
          <table:table-cell table:style-name="ce87" table:formula="of:=[.E274]-[.B274]" office:value-type="currency" office:currency="USD" office:value="-84" calcext:value-type="currency">
            <text:p>-$84.00</text:p>
          </table:table-cell>
          <table:table-cell table:style-name="ce89" table:formula="of:=[.E274]/[.D27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EW-4EX</text:p>
          </table:table-cell>
          <table:table-cell table:style-name="ce81" office:value-type="currency" office:currency="USD" office:value="105" calcext:value-type="currency">
            <text:p>$105.00</text:p>
          </table:table-cell>
          <table:table-cell table:style-name="ce87" table:number-columns-repeated="2"/>
          <table:table-cell table:style-name="ce92"/>
          <table:table-cell table:style-name="ce87" table:formula="of:=[.E275]-[.B275]" office:value-type="currency" office:currency="USD" office:value="-105" calcext:value-type="currency">
            <text:p>-$105.00</text:p>
          </table:table-cell>
          <table:table-cell table:style-name="ce89" table:formula="of:=[.E275]/[.D27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EW-4EX</text:p>
          </table:table-cell>
          <table:table-cell table:style-name="ce81" office:value-type="currency" office:currency="USD" office:value="93" calcext:value-type="currency">
            <text:p>$93.00</text:p>
          </table:table-cell>
          <table:table-cell table:style-name="ce87" table:number-columns-repeated="2"/>
          <table:table-cell table:style-name="ce92"/>
          <table:table-cell table:style-name="ce87" table:formula="of:=[.E276]-[.B276]" office:value-type="currency" office:currency="USD" office:value="-93" calcext:value-type="currency">
            <text:p>-$93.00</text:p>
          </table:table-cell>
          <table:table-cell table:style-name="ce89" table:formula="of:=[.E276]/[.D27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69" office:value-type="string" calcext:value-type="string">
            <text:p>Low-Height Rolling Cart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PI-12</text:p>
          </table:table-cell>
          <table:table-cell table:style-name="ce81" office:value-type="currency" office:currency="USD" office:value="175" calcext:value-type="currency">
            <text:p>$175.00</text:p>
          </table:table-cell>
          <table:table-cell table:style-name="ce87" table:number-columns-repeated="2"/>
          <table:table-cell table:style-name="ce92"/>
          <table:table-cell table:style-name="ce87" table:formula="of:=[.E280]-[.B280]" office:value-type="currency" office:currency="USD" office:value="-175" calcext:value-type="currency">
            <text:p>-$175.00</text:p>
          </table:table-cell>
          <table:table-cell table:style-name="ce89" table:formula="of:=[.E280]/[.D28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I-12</text:p>
          </table:table-cell>
          <table:table-cell table:style-name="ce81" office:value-type="currency" office:currency="USD" office:value="154" calcext:value-type="currency">
            <text:p>$154.00</text:p>
          </table:table-cell>
          <table:table-cell table:style-name="ce87" table:number-columns-repeated="2"/>
          <table:table-cell table:style-name="ce92"/>
          <table:table-cell table:style-name="ce87" table:formula="of:=[.E281]-[.B281]" office:value-type="currency" office:currency="USD" office:value="-154" calcext:value-type="currency">
            <text:p>-$154.00</text:p>
          </table:table-cell>
          <table:table-cell table:style-name="ce89" table:formula="of:=[.E281]/[.D28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69" office:value-type="string" calcext:value-type="string">
            <text:p>Low-Walled Containers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MMPC-1</text:p>
          </table:table-cell>
          <table:table-cell table:style-name="ce81" office:value-type="currency" office:currency="USD" office:value="173" calcext:value-type="currency">
            <text:p>$173.00</text:p>
          </table:table-cell>
          <table:table-cell table:style-name="ce87" table:number-columns-repeated="2"/>
          <table:table-cell table:style-name="ce92"/>
          <table:table-cell table:style-name="ce87" table:formula="of:=[.E285]-[.B285]" office:value-type="currency" office:currency="USD" office:value="-173" calcext:value-type="currency">
            <text:p>-$173.00</text:p>
          </table:table-cell>
          <table:table-cell table:style-name="ce89" table:formula="of:=[.E285]/[.D28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MPC-1</text:p>
          </table:table-cell>
          <table:table-cell table:style-name="ce81" office:value-type="currency" office:currency="USD" office:value="154" calcext:value-type="currency">
            <text:p>$154.00</text:p>
          </table:table-cell>
          <table:table-cell table:style-name="ce87" table:number-columns-repeated="2"/>
          <table:table-cell table:style-name="ce92"/>
          <table:table-cell table:style-name="ce87" table:formula="of:=[.E286]-[.B286]" office:value-type="currency" office:currency="USD" office:value="-154" calcext:value-type="currency">
            <text:p>-$154.00</text:p>
          </table:table-cell>
          <table:table-cell table:style-name="ce89" table:formula="of:=[.E286]/[.D28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MPC-2</text:p>
          </table:table-cell>
          <table:table-cell table:style-name="ce81" office:value-type="currency" office:currency="USD" office:value="188" calcext:value-type="currency">
            <text:p>$188.00</text:p>
          </table:table-cell>
          <table:table-cell table:style-name="ce87" table:number-columns-repeated="2"/>
          <table:table-cell table:style-name="ce92"/>
          <table:table-cell table:style-name="ce87" table:formula="of:=[.E287]-[.B287]" office:value-type="currency" office:currency="USD" office:value="-188" calcext:value-type="currency">
            <text:p>-$188.00</text:p>
          </table:table-cell>
          <table:table-cell table:style-name="ce89" table:formula="of:=[.E287]/[.D28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MPC-2</text:p>
          </table:table-cell>
          <table:table-cell table:style-name="ce81" office:value-type="currency" office:currency="USD" office:value="168" calcext:value-type="currency">
            <text:p>$168.00</text:p>
          </table:table-cell>
          <table:table-cell table:style-name="ce87" table:number-columns-repeated="2"/>
          <table:table-cell table:style-name="ce92"/>
          <table:table-cell table:style-name="ce87" table:formula="of:=[.E288]-[.B288]" office:value-type="currency" office:currency="USD" office:value="-168" calcext:value-type="currency">
            <text:p>-$168.00</text:p>
          </table:table-cell>
          <table:table-cell table:style-name="ce89" table:formula="of:=[.E288]/[.D28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69" office:value-type="string" calcext:value-type="string">
            <text:p>Narrow Poly-Truck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9" office:value-type="string" calcext:value-type="string">
            <text:p>UT-11</text:p>
          </table:table-cell>
          <table:table-cell table:style-name="ce82" office:value-type="currency" office:currency="USD" office:value="190" calcext:value-type="currency">
            <text:p>$190.00</text:p>
          </table:table-cell>
          <table:table-cell table:style-name="ce88" office:value-type="currency" office:currency="USD" office:value="210" calcext:value-type="currency">
            <text:p>$210.00</text:p>
          </table:table-cell>
          <table:table-cell table:style-name="ce88" office:value-type="currency" office:currency="USD" office:value="157.5" calcext:value-type="currency">
            <text:p>$157.50</text:p>
          </table:table-cell>
          <table:table-cell table:style-name="ce93"/>
          <table:table-cell table:style-name="ce88" table:formula="of:=[.E292]-[.B292]" office:value-type="currency" office:currency="USD" office:value="-190" calcext:value-type="currency">
            <text:p>-$190.00</text:p>
          </table:table-cell>
          <table:table-cell table:style-name="ce89" table:formula="of:=[.E292]/[.D292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5">
          <table:table-cell table:style-name="ce69" office:value-type="string" calcext:value-type="string">
            <text:p>Nesting Pallet Container - 2 Way Fork Entry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9" office:value-type="string" calcext:value-type="string">
            <text:p>KP-50</text:p>
          </table:table-cell>
          <table:table-cell table:style-name="ce82" office:value-type="currency" office:currency="USD" office:value="299" calcext:value-type="currency">
            <text:p>$299.00</text:p>
          </table:table-cell>
          <table:table-cell table:style-name="ce88" office:value-type="currency" office:currency="USD" office:value="305" calcext:value-type="currency">
            <text:p>$305.00</text:p>
          </table:table-cell>
          <table:table-cell table:style-name="ce88" office:value-type="currency" office:currency="USD" office:value="228.75" calcext:value-type="currency">
            <text:p>$228.75</text:p>
          </table:table-cell>
          <table:table-cell table:style-name="ce93"/>
          <table:table-cell table:style-name="ce88" table:formula="of:=[.E296]-[.B296]" office:value-type="currency" office:currency="USD" office:value="-299" calcext:value-type="currency">
            <text:p>-$299.00</text:p>
          </table:table-cell>
          <table:table-cell table:style-name="ce89" table:formula="of:=[.E296]/[.D296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8">
          <table:table-cell table:style-name="ce69" office:value-type="string" calcext:value-type="string">
            <text:p>Nesting Pallet Containers - 2 Way Fork Entry SNP-5042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9" office:value-type="string" calcext:value-type="string">
            <text:p>SNP-5042</text:p>
          </table:table-cell>
          <table:table-cell table:style-name="ce82" office:value-type="currency" office:currency="USD" office:value="344" calcext:value-type="currency">
            <text:p>$344.00</text:p>
          </table:table-cell>
          <table:table-cell table:style-name="ce88" office:value-type="currency" office:currency="USD" office:value="350" calcext:value-type="currency">
            <text:p>$350.00</text:p>
          </table:table-cell>
          <table:table-cell table:style-name="ce88" office:value-type="currency" office:currency="USD" office:value="262.5" calcext:value-type="currency">
            <text:p>$262.50</text:p>
          </table:table-cell>
          <table:table-cell table:style-name="ce93"/>
          <table:table-cell table:style-name="ce88" table:formula="of:=[.E300]-[.B300]" office:value-type="currency" office:currency="USD" office:value="-344" calcext:value-type="currency">
            <text:p>-$344.00</text:p>
          </table:table-cell>
          <table:table-cell table:style-name="ce89" table:formula="of:=[.E300]/[.D300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4">
          <table:table-cell table:style-name="ce69" office:value-type="string" calcext:value-type="string">
            <text:p>Pallet Container with Lid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9" office:value-type="string" calcext:value-type="string">
            <text:p>MG-26</text:p>
          </table:table-cell>
          <table:table-cell table:style-name="ce82" office:value-type="currency" office:currency="USD" office:value="296" calcext:value-type="currency">
            <text:p>$296.00</text:p>
          </table:table-cell>
          <table:table-cell table:style-name="ce88" office:value-type="currency" office:currency="USD" office:value="315" calcext:value-type="currency">
            <text:p>$315.00</text:p>
          </table:table-cell>
          <table:table-cell table:style-name="ce88" office:value-type="currency" office:currency="USD" office:value="236.25" calcext:value-type="currency">
            <text:p>$236.25</text:p>
          </table:table-cell>
          <table:table-cell table:style-name="ce93"/>
          <table:table-cell table:style-name="ce88" table:formula="of:=[.E304]-[.B304]" office:value-type="currency" office:currency="USD" office:value="-296" calcext:value-type="currency">
            <text:p>-$296.00</text:p>
          </table:table-cell>
          <table:table-cell table:style-name="ce89" table:formula="of:=[.E304]/[.D304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2">
          <table:table-cell table:style-name="ce69" office:value-type="string" calcext:value-type="string">
            <text:p>Parts Trays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BA-1</text:p>
          </table:table-cell>
          <table:table-cell table:style-name="ce81" office:value-type="currency" office:currency="USD" office:value="11" calcext:value-type="currency">
            <text:p>$11.00</text:p>
          </table:table-cell>
          <table:table-cell table:style-name="ce87" table:number-columns-repeated="2"/>
          <table:table-cell table:style-name="ce92"/>
          <table:table-cell table:style-name="ce87" table:formula="of:=[.E308]-[.B308]" office:value-type="currency" office:currency="USD" office:value="-11" calcext:value-type="currency">
            <text:p>-$11.00</text:p>
          </table:table-cell>
          <table:table-cell table:style-name="ce89" table:formula="of:=[.E308]/[.D30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BA-1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309]-[.B309]" office:value-type="string" office:string-value="" calcext:value-type="error">
            <text:p>#VALUE!</text:p>
          </table:table-cell>
          <table:table-cell table:style-name="ce89" table:formula="of:=[.E309]/[.D30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BA-2</text:p>
          </table:table-cell>
          <table:table-cell table:style-name="ce81" office:value-type="currency" office:currency="USD" office:value="11" calcext:value-type="currency">
            <text:p>$11.00</text:p>
          </table:table-cell>
          <table:table-cell table:style-name="ce87" table:number-columns-repeated="2"/>
          <table:table-cell table:style-name="ce92"/>
          <table:table-cell table:style-name="ce87" table:formula="of:=[.E310]-[.B310]" office:value-type="currency" office:currency="USD" office:value="-11" calcext:value-type="currency">
            <text:p>-$11.00</text:p>
          </table:table-cell>
          <table:table-cell table:style-name="ce89" table:formula="of:=[.E310]/[.D31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BA-2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311]-[.B311]" office:value-type="string" office:string-value="" calcext:value-type="error">
            <text:p>#VALUE!</text:p>
          </table:table-cell>
          <table:table-cell table:style-name="ce89" table:formula="of:=[.E311]/[.D31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BA-3</text:p>
          </table:table-cell>
          <table:table-cell table:style-name="ce81" office:value-type="currency" office:currency="USD" office:value="11" calcext:value-type="currency">
            <text:p>$11.00</text:p>
          </table:table-cell>
          <table:table-cell table:style-name="ce87" table:number-columns-repeated="2"/>
          <table:table-cell table:style-name="ce92"/>
          <table:table-cell table:style-name="ce87" table:formula="of:=[.E312]-[.B312]" office:value-type="currency" office:currency="USD" office:value="-11" calcext:value-type="currency">
            <text:p>-$11.00</text:p>
          </table:table-cell>
          <table:table-cell table:style-name="ce89" table:formula="of:=[.E312]/[.D31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BA-3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313]-[.B313]" office:value-type="string" office:string-value="" calcext:value-type="error">
            <text:p>#VALUE!</text:p>
          </table:table-cell>
          <table:table-cell table:style-name="ce89" table:formula="of:=[.E313]/[.D31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BA-4</text:p>
          </table:table-cell>
          <table:table-cell table:style-name="ce81" office:value-type="currency" office:currency="USD" office:value="11" calcext:value-type="currency">
            <text:p>$11.00</text:p>
          </table:table-cell>
          <table:table-cell table:style-name="ce87" table:number-columns-repeated="2"/>
          <table:table-cell table:style-name="ce92"/>
          <table:table-cell table:style-name="ce87" table:formula="of:=[.E314]-[.B314]" office:value-type="currency" office:currency="USD" office:value="-11" calcext:value-type="currency">
            <text:p>-$11.00</text:p>
          </table:table-cell>
          <table:table-cell table:style-name="ce89" table:formula="of:=[.E314]/[.D31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BA-4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315]-[.B315]" office:value-type="string" office:string-value="" calcext:value-type="error">
            <text:p>#VALUE!</text:p>
          </table:table-cell>
          <table:table-cell table:style-name="ce89" table:formula="of:=[.E315]/[.D31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BA-6</text:p>
          </table:table-cell>
          <table:table-cell table:style-name="ce81" office:value-type="currency" office:currency="USD" office:value="11" calcext:value-type="currency">
            <text:p>$11.00</text:p>
          </table:table-cell>
          <table:table-cell table:style-name="ce87" table:number-columns-repeated="2"/>
          <table:table-cell table:style-name="ce92"/>
          <table:table-cell table:style-name="ce87" table:formula="of:=[.E316]-[.B316]" office:value-type="currency" office:currency="USD" office:value="-11" calcext:value-type="currency">
            <text:p>-$11.00</text:p>
          </table:table-cell>
          <table:table-cell table:style-name="ce89" table:formula="of:=[.E316]/[.D31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BA-6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317]-[.B317]" office:value-type="string" office:string-value="" calcext:value-type="error">
            <text:p>#VALUE!</text:p>
          </table:table-cell>
          <table:table-cell table:style-name="ce89" table:formula="of:=[.E317]/[.D31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SD-10</text:p>
          </table:table-cell>
          <table:table-cell table:style-name="ce81" office:value-type="currency" office:currency="USD" office:value="21" calcext:value-type="currency">
            <text:p>$21.00</text:p>
          </table:table-cell>
          <table:table-cell table:style-name="ce87" table:number-columns-repeated="2"/>
          <table:table-cell table:style-name="ce92"/>
          <table:table-cell table:style-name="ce87" table:formula="of:=[.E318]-[.B318]" office:value-type="currency" office:currency="USD" office:value="-21" calcext:value-type="currency">
            <text:p>-$21.00</text:p>
          </table:table-cell>
          <table:table-cell table:style-name="ce89" table:formula="of:=[.E318]/[.D31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SD-10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319]-[.B319]" office:value-type="string" office:string-value="" calcext:value-type="error">
            <text:p>#VALUE!</text:p>
          </table:table-cell>
          <table:table-cell table:style-name="ce89" table:formula="of:=[.E319]/[.D31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SD-12</text:p>
          </table:table-cell>
          <table:table-cell table:style-name="ce81" office:value-type="currency" office:currency="USD" office:value="19" calcext:value-type="currency">
            <text:p>$19.00</text:p>
          </table:table-cell>
          <table:table-cell table:style-name="ce87" table:number-columns-repeated="2"/>
          <table:table-cell table:style-name="ce92"/>
          <table:table-cell table:style-name="ce87" table:formula="of:=[.E320]-[.B320]" office:value-type="currency" office:currency="USD" office:value="-19" calcext:value-type="currency">
            <text:p>-$19.00</text:p>
          </table:table-cell>
          <table:table-cell table:style-name="ce89" table:formula="of:=[.E320]/[.D32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SD-12</text:p>
          </table:table-cell>
          <table:table-cell table:style-name="ce81" office:value-type="currency" office:currency="USD" office:value="17" calcext:value-type="currency">
            <text:p>$17.00</text:p>
          </table:table-cell>
          <table:table-cell table:style-name="ce87" table:number-columns-repeated="2"/>
          <table:table-cell table:style-name="ce92"/>
          <table:table-cell table:style-name="ce87" table:formula="of:=[.E321]-[.B321]" office:value-type="currency" office:currency="USD" office:value="-17" calcext:value-type="currency">
            <text:p>-$17.00</text:p>
          </table:table-cell>
          <table:table-cell table:style-name="ce89" table:formula="of:=[.E321]/[.D32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SD-20</text:p>
          </table:table-cell>
          <table:table-cell table:style-name="ce81" office:value-type="currency" office:currency="USD" office:value="20" calcext:value-type="currency">
            <text:p>$20.00</text:p>
          </table:table-cell>
          <table:table-cell table:style-name="ce87" table:number-columns-repeated="2"/>
          <table:table-cell table:style-name="ce92"/>
          <table:table-cell table:style-name="ce87" table:formula="of:=[.E322]-[.B322]" office:value-type="currency" office:currency="USD" office:value="-20" calcext:value-type="currency">
            <text:p>-$20.00</text:p>
          </table:table-cell>
          <table:table-cell table:style-name="ce89" table:formula="of:=[.E322]/[.D32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SD-20</text:p>
          </table:table-cell>
          <table:table-cell table:style-name="ce81" office:value-type="currency" office:currency="USD" office:value="18" calcext:value-type="currency">
            <text:p>$18.00</text:p>
          </table:table-cell>
          <table:table-cell table:style-name="ce87" table:number-columns-repeated="2"/>
          <table:table-cell table:style-name="ce92"/>
          <table:table-cell table:style-name="ce87" table:formula="of:=[.E323]-[.B323]" office:value-type="currency" office:currency="USD" office:value="-18" calcext:value-type="currency">
            <text:p>-$18.00</text:p>
          </table:table-cell>
          <table:table-cell table:style-name="ce89" table:formula="of:=[.E323]/[.D32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ABV</text:p>
          </table:table-cell>
          <table:table-cell table:style-name="ce81" office:value-type="currency" office:currency="USD" office:value="12" calcext:value-type="currency">
            <text:p>$12.00</text:p>
          </table:table-cell>
          <table:table-cell table:style-name="ce87" table:number-columns-repeated="2"/>
          <table:table-cell table:style-name="ce92"/>
          <table:table-cell table:style-name="ce87" table:formula="of:=[.E324]-[.B324]" office:value-type="currency" office:currency="USD" office:value="-12" calcext:value-type="currency">
            <text:p>-$12.00</text:p>
          </table:table-cell>
          <table:table-cell table:style-name="ce89" table:formula="of:=[.E324]/[.D32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ABV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325]-[.B325]" office:value-type="string" office:string-value="" calcext:value-type="error">
            <text:p>#VALUE!</text:p>
          </table:table-cell>
          <table:table-cell table:style-name="ce89" table:formula="of:=[.E325]/[.D32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B15R</text:p>
          </table:table-cell>
          <table:table-cell table:style-name="ce81" office:value-type="currency" office:currency="USD" office:value="12" calcext:value-type="currency">
            <text:p>$12.00</text:p>
          </table:table-cell>
          <table:table-cell table:style-name="ce87" table:number-columns-repeated="2"/>
          <table:table-cell table:style-name="ce92"/>
          <table:table-cell table:style-name="ce87" table:formula="of:=[.E326]-[.B326]" office:value-type="currency" office:currency="USD" office:value="-12" calcext:value-type="currency">
            <text:p>-$12.00</text:p>
          </table:table-cell>
          <table:table-cell table:style-name="ce89" table:formula="of:=[.E326]/[.D32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B15R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327]-[.B327]" office:value-type="string" office:string-value="" calcext:value-type="error">
            <text:p>#VALUE!</text:p>
          </table:table-cell>
          <table:table-cell table:style-name="ce89" table:formula="of:=[.E327]/[.D32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C15S</text:p>
          </table:table-cell>
          <table:table-cell table:style-name="ce81" office:value-type="currency" office:currency="USD" office:value="12" calcext:value-type="currency">
            <text:p>$12.00</text:p>
          </table:table-cell>
          <table:table-cell table:style-name="ce87" table:number-columns-repeated="2"/>
          <table:table-cell table:style-name="ce92"/>
          <table:table-cell table:style-name="ce87" table:formula="of:=[.E328]-[.B328]" office:value-type="currency" office:currency="USD" office:value="-12" calcext:value-type="currency">
            <text:p>-$12.00</text:p>
          </table:table-cell>
          <table:table-cell table:style-name="ce89" table:formula="of:=[.E328]/[.D32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C15S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329]-[.B329]" office:value-type="string" office:string-value="" calcext:value-type="error">
            <text:p>#VALUE!</text:p>
          </table:table-cell>
          <table:table-cell table:style-name="ce89" table:formula="of:=[.E329]/[.D32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D6S</text:p>
          </table:table-cell>
          <table:table-cell table:style-name="ce81" office:value-type="currency" office:currency="USD" office:value="12" calcext:value-type="currency">
            <text:p>$12.00</text:p>
          </table:table-cell>
          <table:table-cell table:style-name="ce87" table:number-columns-repeated="2"/>
          <table:table-cell table:style-name="ce92"/>
          <table:table-cell table:style-name="ce87" table:formula="of:=[.E330]-[.B330]" office:value-type="currency" office:currency="USD" office:value="-12" calcext:value-type="currency">
            <text:p>-$12.00</text:p>
          </table:table-cell>
          <table:table-cell table:style-name="ce89" table:formula="of:=[.E330]/[.D33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D6S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331]-[.B331]" office:value-type="string" office:string-value="" calcext:value-type="error">
            <text:p>#VALUE!</text:p>
          </table:table-cell>
          <table:table-cell table:style-name="ce89" table:formula="of:=[.E331]/[.D33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E45R</text:p>
          </table:table-cell>
          <table:table-cell table:style-name="ce81" office:value-type="currency" office:currency="USD" office:value="12" calcext:value-type="currency">
            <text:p>$12.00</text:p>
          </table:table-cell>
          <table:table-cell table:style-name="ce87" table:number-columns-repeated="2"/>
          <table:table-cell table:style-name="ce92"/>
          <table:table-cell table:style-name="ce87" table:formula="of:=[.E332]-[.B332]" office:value-type="currency" office:currency="USD" office:value="-12" calcext:value-type="currency">
            <text:p>-$12.00</text:p>
          </table:table-cell>
          <table:table-cell table:style-name="ce89" table:formula="of:=[.E332]/[.D33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E45R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333]-[.B333]" office:value-type="string" office:string-value="" calcext:value-type="error">
            <text:p>#VALUE!</text:p>
          </table:table-cell>
          <table:table-cell table:style-name="ce89" table:formula="of:=[.E333]/[.D33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4">
          <table:table-cell table:style-name="ce69" office:value-type="string" calcext:value-type="string">
            <text:p>Plastic Container with Lid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200" calcext:value-type="currency">
            <text:p>$200.00</text:p>
          </table:table-cell>
          <table:table-cell table:style-name="ce14" table:number-columns-repeated="2"/>
          <table:table-cell table:style-name="ce18"/>
          <table:table-cell table:style-name="ce14" table:formula="of:=[.E337]-[.B337]" office:value-type="currency" office:currency="USD" office:value="-200" calcext:value-type="currency">
            <text:p>-$200.00</text:p>
          </table:table-cell>
          <table:table-cell table:style-name="ce89" table:formula="of:=[.E337]/[.D33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176" calcext:value-type="currency">
            <text:p>$176.00</text:p>
          </table:table-cell>
          <table:table-cell table:style-name="ce14" table:number-columns-repeated="2"/>
          <table:table-cell table:style-name="ce18"/>
          <table:table-cell table:style-name="ce14" table:formula="of:=[.E338]-[.B338]" office:value-type="currency" office:currency="USD" office:value="-176" calcext:value-type="currency">
            <text:p>-$176.00</text:p>
          </table:table-cell>
          <table:table-cell table:style-name="ce89" table:formula="of:=[.E338]/[.D33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2">
          <table:table-cell table:style-name="ce69" office:value-type="string" calcext:value-type="string">
            <text:p>Poly Trucks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9" office:value-type="string" calcext:value-type="string">
            <text:p>UT-4</text:p>
          </table:table-cell>
          <table:table-cell table:style-name="ce82" office:value-type="currency" office:currency="USD" office:value="150" calcext:value-type="currency">
            <text:p>$150.00</text:p>
          </table:table-cell>
          <table:table-cell table:style-name="ce88" office:value-type="currency" office:currency="USD" office:value="160" calcext:value-type="currency">
            <text:p>$160.00</text:p>
          </table:table-cell>
          <table:table-cell table:style-name="ce88" office:value-type="currency" office:currency="USD" office:value="120" calcext:value-type="currency">
            <text:p>$120.00</text:p>
          </table:table-cell>
          <table:table-cell table:style-name="ce93"/>
          <table:table-cell table:style-name="ce88" table:formula="of:=[.E342]-[.B342]" office:value-type="currency" office:currency="USD" office:value="-150" calcext:value-type="currency">
            <text:p>-$150.00</text:p>
          </table:table-cell>
          <table:table-cell table:style-name="ce89" table:formula="of:=[.E342]/[.D342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UT-6</text:p>
          </table:table-cell>
          <table:table-cell table:style-name="ce82" office:value-type="currency" office:currency="USD" office:value="154" calcext:value-type="currency">
            <text:p>$154.00</text:p>
          </table:table-cell>
          <table:table-cell table:style-name="ce88" office:value-type="currency" office:currency="USD" office:value="168" calcext:value-type="currency">
            <text:p>$168.00</text:p>
          </table:table-cell>
          <table:table-cell table:style-name="ce88" office:value-type="currency" office:currency="USD" office:value="126" calcext:value-type="currency">
            <text:p>$126.00</text:p>
          </table:table-cell>
          <table:table-cell table:style-name="ce93"/>
          <table:table-cell table:style-name="ce88" table:formula="of:=[.E343]-[.B343]" office:value-type="currency" office:currency="USD" office:value="-154" calcext:value-type="currency">
            <text:p>-$154.00</text:p>
          </table:table-cell>
          <table:table-cell table:style-name="ce89" table:formula="of:=[.E343]/[.D343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UT-7</text:p>
          </table:table-cell>
          <table:table-cell table:style-name="ce82" office:value-type="currency" office:currency="USD" office:value="164" calcext:value-type="currency">
            <text:p>$164.00</text:p>
          </table:table-cell>
          <table:table-cell table:style-name="ce88" office:value-type="currency" office:currency="USD" office:value="180" calcext:value-type="currency">
            <text:p>$180.00</text:p>
          </table:table-cell>
          <table:table-cell table:style-name="ce88" office:value-type="currency" office:currency="USD" office:value="135" calcext:value-type="currency">
            <text:p>$135.00</text:p>
          </table:table-cell>
          <table:table-cell table:style-name="ce93"/>
          <table:table-cell table:style-name="ce88" table:formula="of:=[.E344]-[.B344]" office:value-type="currency" office:currency="USD" office:value="-164" calcext:value-type="currency">
            <text:p>-$164.00</text:p>
          </table:table-cell>
          <table:table-cell table:style-name="ce89" table:formula="of:=[.E344]/[.D344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UT-8</text:p>
          </table:table-cell>
          <table:table-cell table:style-name="ce82" office:value-type="currency" office:currency="USD" office:value="175" calcext:value-type="currency">
            <text:p>$175.00</text:p>
          </table:table-cell>
          <table:table-cell table:style-name="ce88" office:value-type="currency" office:currency="USD" office:value="195" calcext:value-type="currency">
            <text:p>$195.00</text:p>
          </table:table-cell>
          <table:table-cell table:style-name="ce88" office:value-type="currency" office:currency="USD" office:value="146.25" calcext:value-type="currency">
            <text:p>$146.25</text:p>
          </table:table-cell>
          <table:table-cell table:style-name="ce93"/>
          <table:table-cell table:style-name="ce88" table:formula="of:=[.E345]-[.B345]" office:value-type="currency" office:currency="USD" office:value="-175" calcext:value-type="currency">
            <text:p>-$175.00</text:p>
          </table:table-cell>
          <table:table-cell table:style-name="ce89" table:formula="of:=[.E345]/[.D345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UT-9</text:p>
          </table:table-cell>
          <table:table-cell table:style-name="ce82" office:value-type="currency" office:currency="USD" office:value="185" calcext:value-type="currency">
            <text:p>$185.00</text:p>
          </table:table-cell>
          <table:table-cell table:style-name="ce88" office:value-type="currency" office:currency="USD" office:value="200" calcext:value-type="currency">
            <text:p>$200.00</text:p>
          </table:table-cell>
          <table:table-cell table:style-name="ce88" office:value-type="currency" office:currency="USD" office:value="150" calcext:value-type="currency">
            <text:p>$150.00</text:p>
          </table:table-cell>
          <table:table-cell table:style-name="ce93"/>
          <table:table-cell table:style-name="ce88" table:formula="of:=[.E346]-[.B346]" office:value-type="currency" office:currency="USD" office:value="-185" calcext:value-type="currency">
            <text:p>-$185.00</text:p>
          </table:table-cell>
          <table:table-cell table:style-name="ce89" table:formula="of:=[.E346]/[.D346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UT-10</text:p>
          </table:table-cell>
          <table:table-cell table:style-name="ce82" office:value-type="currency" office:currency="USD" office:value="185" calcext:value-type="currency">
            <text:p>$185.00</text:p>
          </table:table-cell>
          <table:table-cell table:style-name="ce88" office:value-type="currency" office:currency="USD" office:value="200" calcext:value-type="currency">
            <text:p>$200.00</text:p>
          </table:table-cell>
          <table:table-cell table:style-name="ce88" office:value-type="currency" office:currency="USD" office:value="150" calcext:value-type="currency">
            <text:p>$150.00</text:p>
          </table:table-cell>
          <table:table-cell table:style-name="ce93"/>
          <table:table-cell table:style-name="ce88" table:formula="of:=[.E347]-[.B347]" office:value-type="currency" office:currency="USD" office:value="-185" calcext:value-type="currency">
            <text:p>-$185.00</text:p>
          </table:table-cell>
          <table:table-cell table:style-name="ce89" table:formula="of:=[.E347]/[.D347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UT-12</text:p>
          </table:table-cell>
          <table:table-cell table:style-name="ce82" office:value-type="currency" office:currency="USD" office:value="201" calcext:value-type="currency">
            <text:p>$201.00</text:p>
          </table:table-cell>
          <table:table-cell table:style-name="ce88" office:value-type="currency" office:currency="USD" office:value="215" calcext:value-type="currency">
            <text:p>$215.00</text:p>
          </table:table-cell>
          <table:table-cell table:style-name="ce88" office:value-type="currency" office:currency="USD" office:value="161.25" calcext:value-type="currency">
            <text:p>$161.25</text:p>
          </table:table-cell>
          <table:table-cell table:style-name="ce93"/>
          <table:table-cell table:style-name="ce88" table:formula="of:=[.E348]-[.B348]" office:value-type="currency" office:currency="USD" office:value="-201" calcext:value-type="currency">
            <text:p>-$201.00</text:p>
          </table:table-cell>
          <table:table-cell table:style-name="ce89" table:formula="of:=[.E348]/[.D348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UT-14</text:p>
          </table:table-cell>
          <table:table-cell table:style-name="ce82" office:value-type="currency" office:currency="USD" office:value="215" calcext:value-type="currency">
            <text:p>$215.00</text:p>
          </table:table-cell>
          <table:table-cell table:style-name="ce88" office:value-type="currency" office:currency="USD" office:value="230" calcext:value-type="currency">
            <text:p>$230.00</text:p>
          </table:table-cell>
          <table:table-cell table:style-name="ce88" office:value-type="currency" office:currency="USD" office:value="172.5" calcext:value-type="currency">
            <text:p>$172.50</text:p>
          </table:table-cell>
          <table:table-cell table:style-name="ce93"/>
          <table:table-cell table:style-name="ce88" table:formula="of:=[.E349]-[.B349]" office:value-type="currency" office:currency="USD" office:value="-215" calcext:value-type="currency">
            <text:p>-$215.00</text:p>
          </table:table-cell>
          <table:table-cell table:style-name="ce89" table:formula="of:=[.E349]/[.D349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UT-15</text:p>
          </table:table-cell>
          <table:table-cell table:style-name="ce82" office:value-type="currency" office:currency="USD" office:value="239" calcext:value-type="currency">
            <text:p>$239.00</text:p>
          </table:table-cell>
          <table:table-cell table:style-name="ce88" office:value-type="currency" office:currency="USD" office:value="260" calcext:value-type="currency">
            <text:p>$260.00</text:p>
          </table:table-cell>
          <table:table-cell table:style-name="ce88" office:value-type="currency" office:currency="USD" office:value="195" calcext:value-type="currency">
            <text:p>$195.00</text:p>
          </table:table-cell>
          <table:table-cell table:style-name="ce93"/>
          <table:table-cell table:style-name="ce88" table:formula="of:=[.E350]-[.B350]" office:value-type="currency" office:currency="USD" office:value="-239" calcext:value-type="currency">
            <text:p>-$239.00</text:p>
          </table:table-cell>
          <table:table-cell table:style-name="ce89" table:formula="of:=[.E350]/[.D350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UT-16</text:p>
          </table:table-cell>
          <table:table-cell table:style-name="ce82" office:value-type="currency" office:currency="USD" office:value="217" calcext:value-type="currency">
            <text:p>$217.00</text:p>
          </table:table-cell>
          <table:table-cell table:style-name="ce88" office:value-type="currency" office:currency="USD" office:value="235" calcext:value-type="currency">
            <text:p>$235.00</text:p>
          </table:table-cell>
          <table:table-cell table:style-name="ce88" office:value-type="currency" office:currency="USD" office:value="176.25" calcext:value-type="currency">
            <text:p>$176.25</text:p>
          </table:table-cell>
          <table:table-cell table:style-name="ce93"/>
          <table:table-cell table:style-name="ce88" table:formula="of:=[.E351]-[.B351]" office:value-type="currency" office:currency="USD" office:value="-217" calcext:value-type="currency">
            <text:p>-$217.00</text:p>
          </table:table-cell>
          <table:table-cell table:style-name="ce89" table:formula="of:=[.E351]/[.D351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UT-17</text:p>
          </table:table-cell>
          <table:table-cell table:style-name="ce82" office:value-type="currency" office:currency="USD" office:value="273" calcext:value-type="currency">
            <text:p>$273.00</text:p>
          </table:table-cell>
          <table:table-cell table:style-name="ce88" office:value-type="currency" office:currency="USD" office:value="295" calcext:value-type="currency">
            <text:p>$295.00</text:p>
          </table:table-cell>
          <table:table-cell table:style-name="ce88" office:value-type="currency" office:currency="USD" office:value="221.25" calcext:value-type="currency">
            <text:p>$221.25</text:p>
          </table:table-cell>
          <table:table-cell table:style-name="ce93"/>
          <table:table-cell table:style-name="ce88" table:formula="of:=[.E352]-[.B352]" office:value-type="currency" office:currency="USD" office:value="-273" calcext:value-type="currency">
            <text:p>-$273.00</text:p>
          </table:table-cell>
          <table:table-cell table:style-name="ce89" table:formula="of:=[.E352]/[.D352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UT-18</text:p>
          </table:table-cell>
          <table:table-cell table:style-name="ce82" office:value-type="currency" office:currency="USD" office:value="233" calcext:value-type="currency">
            <text:p>$233.00</text:p>
          </table:table-cell>
          <table:table-cell table:style-name="ce88" office:value-type="currency" office:currency="USD" office:value="250" calcext:value-type="currency">
            <text:p>$250.00</text:p>
          </table:table-cell>
          <table:table-cell table:style-name="ce88" office:value-type="currency" office:currency="USD" office:value="187.5" calcext:value-type="currency">
            <text:p>$187.50</text:p>
          </table:table-cell>
          <table:table-cell table:style-name="ce93"/>
          <table:table-cell table:style-name="ce88" table:formula="of:=[.E353]-[.B353]" office:value-type="currency" office:currency="USD" office:value="-233" calcext:value-type="currency">
            <text:p>-$233.00</text:p>
          </table:table-cell>
          <table:table-cell table:style-name="ce89" table:formula="of:=[.E353]/[.D353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UT-20</text:p>
          </table:table-cell>
          <table:table-cell table:style-name="ce82" office:value-type="currency" office:currency="USD" office:value="253" calcext:value-type="currency">
            <text:p>$253.00</text:p>
          </table:table-cell>
          <table:table-cell table:style-name="ce88" office:value-type="currency" office:currency="USD" office:value="275" calcext:value-type="currency">
            <text:p>$275.00</text:p>
          </table:table-cell>
          <table:table-cell table:style-name="ce88" office:value-type="currency" office:currency="USD" office:value="206.25" calcext:value-type="currency">
            <text:p>$206.25</text:p>
          </table:table-cell>
          <table:table-cell table:style-name="ce93"/>
          <table:table-cell table:style-name="ce88" table:formula="of:=[.E354]-[.B354]" office:value-type="currency" office:currency="USD" office:value="-253" calcext:value-type="currency">
            <text:p>-$253.00</text:p>
          </table:table-cell>
          <table:table-cell table:style-name="ce89" table:formula="of:=[.E354]/[.D354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UT-22</text:p>
          </table:table-cell>
          <table:table-cell table:style-name="ce82" office:value-type="currency" office:currency="USD" office:value="363" calcext:value-type="currency">
            <text:p>$363.00</text:p>
          </table:table-cell>
          <table:table-cell table:style-name="ce88" office:value-type="currency" office:currency="USD" office:value="400" calcext:value-type="currency">
            <text:p>$400.00</text:p>
          </table:table-cell>
          <table:table-cell table:style-name="ce88" office:value-type="currency" office:currency="USD" office:value="300" calcext:value-type="currency">
            <text:p>$300.00</text:p>
          </table:table-cell>
          <table:table-cell table:style-name="ce93"/>
          <table:table-cell table:style-name="ce88" table:formula="of:=[.E355]-[.B355]" office:value-type="currency" office:currency="USD" office:value="-363" calcext:value-type="currency">
            <text:p>-$363.00</text:p>
          </table:table-cell>
          <table:table-cell table:style-name="ce89" table:formula="of:=[.E355]/[.D355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UT-25</text:p>
          </table:table-cell>
          <table:table-cell table:style-name="ce82" office:value-type="currency" office:currency="USD" office:value="383" calcext:value-type="currency">
            <text:p>$383.00</text:p>
          </table:table-cell>
          <table:table-cell table:style-name="ce88" office:value-type="currency" office:currency="USD" office:value="415" calcext:value-type="currency">
            <text:p>$415.00</text:p>
          </table:table-cell>
          <table:table-cell table:style-name="ce88" office:value-type="currency" office:currency="USD" office:value="311.25" calcext:value-type="currency">
            <text:p>$311.25</text:p>
          </table:table-cell>
          <table:table-cell table:style-name="ce93"/>
          <table:table-cell table:style-name="ce88" table:formula="of:=[.E356]-[.B356]" office:value-type="currency" office:currency="USD" office:value="-383" calcext:value-type="currency">
            <text:p>-$383.00</text:p>
          </table:table-cell>
          <table:table-cell table:style-name="ce89" table:formula="of:=[.E356]/[.D356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UT-30</text:p>
          </table:table-cell>
          <table:table-cell table:style-name="ce82" office:value-type="currency" office:currency="USD" office:value="510" calcext:value-type="currency">
            <text:p>$510.00</text:p>
          </table:table-cell>
          <table:table-cell table:style-name="ce88" office:value-type="currency" office:currency="USD" office:value="540" calcext:value-type="currency">
            <text:p>$540.00</text:p>
          </table:table-cell>
          <table:table-cell table:style-name="ce88" office:value-type="currency" office:currency="USD" office:value="405" calcext:value-type="currency">
            <text:p>$405.00</text:p>
          </table:table-cell>
          <table:table-cell table:style-name="ce93"/>
          <table:table-cell table:style-name="ce88" table:formula="of:=[.E357]-[.B357]" office:value-type="currency" office:currency="USD" office:value="-510" calcext:value-type="currency">
            <text:p>-$510.00</text:p>
          </table:table-cell>
          <table:table-cell table:style-name="ce89" table:formula="of:=[.E357]/[.D357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UT-40</text:p>
          </table:table-cell>
          <table:table-cell table:style-name="ce82" office:value-type="currency" office:currency="USD" office:value="496" calcext:value-type="currency">
            <text:p>$496.00</text:p>
          </table:table-cell>
          <table:table-cell table:style-name="ce88" office:value-type="currency" office:currency="USD" office:value="525" calcext:value-type="currency">
            <text:p>$525.00</text:p>
          </table:table-cell>
          <table:table-cell table:style-name="ce88" office:value-type="currency" office:currency="USD" office:value="393.75" calcext:value-type="currency">
            <text:p>$393.75</text:p>
          </table:table-cell>
          <table:table-cell table:style-name="ce93"/>
          <table:table-cell table:style-name="ce88" table:formula="of:=[.E358]-[.B358]" office:value-type="currency" office:currency="USD" office:value="-496" calcext:value-type="currency">
            <text:p>-$496.00</text:p>
          </table:table-cell>
          <table:table-cell table:style-name="ce89" table:formula="of:=[.E358]/[.D358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UT-50</text:p>
          </table:table-cell>
          <table:table-cell table:style-name="ce82" office:value-type="currency" office:currency="USD" office:value="587" calcext:value-type="currency">
            <text:p>$587.00</text:p>
          </table:table-cell>
          <table:table-cell table:style-name="ce88" office:value-type="currency" office:currency="USD" office:value="630" calcext:value-type="currency">
            <text:p>$630.00</text:p>
          </table:table-cell>
          <table:table-cell table:style-name="ce88" office:value-type="currency" office:currency="USD" office:value="472.5" calcext:value-type="currency">
            <text:p>$472.50</text:p>
          </table:table-cell>
          <table:table-cell table:style-name="ce93"/>
          <table:table-cell table:style-name="ce88" table:formula="of:=[.E359]-[.B359]" office:value-type="currency" office:currency="USD" office:value="-587" calcext:value-type="currency">
            <text:p>-$587.00</text:p>
          </table:table-cell>
          <table:table-cell table:style-name="ce89" table:formula="of:=[.E359]/[.D359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2">
          <table:table-cell table:style-name="ce69" office:value-type="string" calcext:value-type="string">
            <text:p>Poly-Bins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77" office:value-type="string" calcext:value-type="string">
            <text:p>PB-2-BAYHEAD</text:p>
          </table:table-cell>
          <table:table-cell table:style-name="ce81" office:value-type="currency" office:currency="USD" office:value="47" calcext:value-type="currency">
            <text:p>$47.00</text:p>
          </table:table-cell>
          <table:table-cell table:style-name="ce87" table:number-columns-repeated="2"/>
          <table:table-cell table:style-name="ce92"/>
          <table:table-cell table:style-name="ce87" table:formula="of:=[.E363]-[.B363]" office:value-type="currency" office:currency="USD" office:value="-47" calcext:value-type="currency">
            <text:p>-$47.00</text:p>
          </table:table-cell>
          <table:table-cell table:style-name="ce89" table:formula="of:=[.E363]/[.D36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3">
          <table:table-cell table:style-name="ce77" office:value-type="string" calcext:value-type="string">
            <text:p>PB-2-BAYHEAD</text:p>
          </table:table-cell>
          <table:table-cell table:style-name="ce81" office:value-type="currency" office:currency="USD" office:value="41" calcext:value-type="currency">
            <text:p>$41.00</text:p>
          </table:table-cell>
          <table:table-cell table:style-name="ce87" table:number-columns-repeated="2"/>
          <table:table-cell table:style-name="ce92"/>
          <table:table-cell table:style-name="ce87" table:formula="of:=[.E364]-[.B364]" office:value-type="currency" office:currency="USD" office:value="-41" calcext:value-type="currency">
            <text:p>-$41.00</text:p>
          </table:table-cell>
          <table:table-cell table:style-name="ce89" table:formula="of:=[.E364]/[.D36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3">
          <table:table-cell table:style-name="ce77" office:value-type="string" calcext:value-type="string">
            <text:p>PB-3-BAYHEAD</text:p>
          </table:table-cell>
          <table:table-cell table:style-name="ce81" office:value-type="currency" office:currency="USD" office:value="50" calcext:value-type="currency">
            <text:p>$50.00</text:p>
          </table:table-cell>
          <table:table-cell table:style-name="ce87" table:number-columns-repeated="2"/>
          <table:table-cell table:style-name="ce92"/>
          <table:table-cell table:style-name="ce87" table:formula="of:=[.E365]-[.B365]" office:value-type="currency" office:currency="USD" office:value="-50" calcext:value-type="currency">
            <text:p>-$50.00</text:p>
          </table:table-cell>
          <table:table-cell table:style-name="ce89" table:formula="of:=[.E365]/[.D36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3">
          <table:table-cell table:style-name="ce77" office:value-type="string" calcext:value-type="string">
            <text:p>PB-3-BAYHEAD</text:p>
          </table:table-cell>
          <table:table-cell table:style-name="ce81" office:value-type="currency" office:currency="USD" office:value="44" calcext:value-type="currency">
            <text:p>$44.00</text:p>
          </table:table-cell>
          <table:table-cell table:style-name="ce87" table:number-columns-repeated="2"/>
          <table:table-cell table:style-name="ce92"/>
          <table:table-cell table:style-name="ce87" table:formula="of:=[.E366]-[.B366]" office:value-type="currency" office:currency="USD" office:value="-44" calcext:value-type="currency">
            <text:p>-$44.00</text:p>
          </table:table-cell>
          <table:table-cell table:style-name="ce89" table:formula="of:=[.E366]/[.D36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3">
          <table:table-cell table:style-name="ce77" office:value-type="string" calcext:value-type="string">
            <text:p>PB-4-BAYHEAD</text:p>
          </table:table-cell>
          <table:table-cell table:style-name="ce81" office:value-type="currency" office:currency="USD" office:value="55" calcext:value-type="currency">
            <text:p>$55.00</text:p>
          </table:table-cell>
          <table:table-cell table:style-name="ce87" table:number-columns-repeated="2"/>
          <table:table-cell table:style-name="ce92"/>
          <table:table-cell table:style-name="ce87" table:formula="of:=[.E367]-[.B367]" office:value-type="currency" office:currency="USD" office:value="-55" calcext:value-type="currency">
            <text:p>-$55.00</text:p>
          </table:table-cell>
          <table:table-cell table:style-name="ce89" table:formula="of:=[.E367]/[.D36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3">
          <table:table-cell table:style-name="ce77" office:value-type="string" calcext:value-type="string">
            <text:p>PB-4-BAYHEAD</text:p>
          </table:table-cell>
          <table:table-cell table:style-name="ce81" office:value-type="currency" office:currency="USD" office:value="48" calcext:value-type="currency">
            <text:p>$48.00</text:p>
          </table:table-cell>
          <table:table-cell table:style-name="ce87" table:number-columns-repeated="2"/>
          <table:table-cell table:style-name="ce92"/>
          <table:table-cell table:style-name="ce87" table:formula="of:=[.E368]-[.B368]" office:value-type="currency" office:currency="USD" office:value="-48" calcext:value-type="currency">
            <text:p>-$48.00</text:p>
          </table:table-cell>
          <table:table-cell table:style-name="ce89" table:formula="of:=[.E368]/[.D36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3">
          <table:table-cell table:style-name="ce77" office:value-type="string" calcext:value-type="string">
            <text:p>PB-6-BAYHEAD</text:p>
          </table:table-cell>
          <table:table-cell table:style-name="ce81" office:value-type="currency" office:currency="USD" office:value="60" calcext:value-type="currency">
            <text:p>$60.00</text:p>
          </table:table-cell>
          <table:table-cell table:style-name="ce87" table:number-columns-repeated="2"/>
          <table:table-cell table:style-name="ce92"/>
          <table:table-cell table:style-name="ce87" table:formula="of:=[.E369]-[.B369]" office:value-type="currency" office:currency="USD" office:value="-60" calcext:value-type="currency">
            <text:p>-$60.00</text:p>
          </table:table-cell>
          <table:table-cell table:style-name="ce89" table:formula="of:=[.E369]/[.D36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3">
          <table:table-cell table:style-name="ce77" office:value-type="string" calcext:value-type="string">
            <text:p>PB-6-BAYHEAD</text:p>
          </table:table-cell>
          <table:table-cell table:style-name="ce81" office:value-type="currency" office:currency="USD" office:value="53" calcext:value-type="currency">
            <text:p>$53.00</text:p>
          </table:table-cell>
          <table:table-cell table:style-name="ce87" table:number-columns-repeated="2"/>
          <table:table-cell table:style-name="ce92"/>
          <table:table-cell table:style-name="ce87" table:formula="of:=[.E370]-[.B370]" office:value-type="currency" office:currency="USD" office:value="-53" calcext:value-type="currency">
            <text:p>-$53.00</text:p>
          </table:table-cell>
          <table:table-cell table:style-name="ce89" table:formula="of:=[.E370]/[.D37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3">
          <table:table-cell table:style-name="ce77" office:value-type="string" calcext:value-type="string">
            <text:p>PB-7-BAYHEAD</text:p>
          </table:table-cell>
          <table:table-cell table:style-name="ce81" office:value-type="currency" office:currency="USD" office:value="70" calcext:value-type="currency">
            <text:p>$70.00</text:p>
          </table:table-cell>
          <table:table-cell table:style-name="ce87" table:number-columns-repeated="2"/>
          <table:table-cell table:style-name="ce92"/>
          <table:table-cell table:style-name="ce87" table:formula="of:=[.E371]-[.B371]" office:value-type="currency" office:currency="USD" office:value="-70" calcext:value-type="currency">
            <text:p>-$70.00</text:p>
          </table:table-cell>
          <table:table-cell table:style-name="ce89" table:formula="of:=[.E371]/[.D37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3">
          <table:table-cell table:style-name="ce77" office:value-type="string" calcext:value-type="string">
            <text:p>PB-7-BAYHEAD</text:p>
          </table:table-cell>
          <table:table-cell table:style-name="ce81" office:value-type="currency" office:currency="USD" office:value="62" calcext:value-type="currency">
            <text:p>$62.00</text:p>
          </table:table-cell>
          <table:table-cell table:style-name="ce87" table:number-columns-repeated="2"/>
          <table:table-cell table:style-name="ce92"/>
          <table:table-cell table:style-name="ce87" table:formula="of:=[.E372]-[.B372]" office:value-type="currency" office:currency="USD" office:value="-62" calcext:value-type="currency">
            <text:p>-$62.00</text:p>
          </table:table-cell>
          <table:table-cell table:style-name="ce89" table:formula="of:=[.E372]/[.D37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3">
          <table:table-cell table:style-name="ce77" office:value-type="string" calcext:value-type="string">
            <text:p>PB-8-BAYHEAD</text:p>
          </table:table-cell>
          <table:table-cell table:style-name="ce81" office:value-type="currency" office:currency="USD" office:value="77" calcext:value-type="currency">
            <text:p>$77.00</text:p>
          </table:table-cell>
          <table:table-cell table:style-name="ce87" table:number-columns-repeated="2"/>
          <table:table-cell table:style-name="ce92"/>
          <table:table-cell table:style-name="ce87" table:formula="of:=[.E373]-[.B373]" office:value-type="currency" office:currency="USD" office:value="-77" calcext:value-type="currency">
            <text:p>-$77.00</text:p>
          </table:table-cell>
          <table:table-cell table:style-name="ce89" table:formula="of:=[.E373]/[.D37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3">
          <table:table-cell table:style-name="ce77" office:value-type="string" calcext:value-type="string">
            <text:p>PB-8-BAYHEAD</text:p>
          </table:table-cell>
          <table:table-cell table:style-name="ce81" office:value-type="currency" office:currency="USD" office:value="68" calcext:value-type="currency">
            <text:p>$68.00</text:p>
          </table:table-cell>
          <table:table-cell table:style-name="ce87" table:number-columns-repeated="2"/>
          <table:table-cell table:style-name="ce92"/>
          <table:table-cell table:style-name="ce87" table:formula="of:=[.E374]-[.B374]" office:value-type="currency" office:currency="USD" office:value="-68" calcext:value-type="currency">
            <text:p>-$68.00</text:p>
          </table:table-cell>
          <table:table-cell table:style-name="ce89" table:formula="of:=[.E374]/[.D37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9</text:p>
          </table:table-cell>
          <table:table-cell table:style-name="ce81" office:value-type="currency" office:currency="USD" office:value="85" calcext:value-type="currency">
            <text:p>$85.00</text:p>
          </table:table-cell>
          <table:table-cell table:style-name="ce87" table:number-columns-repeated="2"/>
          <table:table-cell table:style-name="ce92"/>
          <table:table-cell table:style-name="ce87" table:formula="of:=[.E375]-[.B375]" office:value-type="currency" office:currency="USD" office:value="-85" calcext:value-type="currency">
            <text:p>-$85.00</text:p>
          </table:table-cell>
          <table:table-cell table:style-name="ce89" table:formula="of:=[.E375]/[.D37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9</text:p>
          </table:table-cell>
          <table:table-cell table:style-name="ce81" office:value-type="currency" office:currency="USD" office:value="75" calcext:value-type="currency">
            <text:p>$75.00</text:p>
          </table:table-cell>
          <table:table-cell table:style-name="ce87" table:number-columns-repeated="2"/>
          <table:table-cell table:style-name="ce92"/>
          <table:table-cell table:style-name="ce87" table:formula="of:=[.E376]-[.B376]" office:value-type="currency" office:currency="USD" office:value="-75" calcext:value-type="currency">
            <text:p>-$75.00</text:p>
          </table:table-cell>
          <table:table-cell table:style-name="ce89" table:formula="of:=[.E376]/[.D37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10</text:p>
          </table:table-cell>
          <table:table-cell table:style-name="ce81" office:value-type="currency" office:currency="USD" office:value="85" calcext:value-type="currency">
            <text:p>$85.00</text:p>
          </table:table-cell>
          <table:table-cell table:style-name="ce87" table:number-columns-repeated="2"/>
          <table:table-cell table:style-name="ce92"/>
          <table:table-cell table:style-name="ce87" table:formula="of:=[.E377]-[.B377]" office:value-type="currency" office:currency="USD" office:value="-85" calcext:value-type="currency">
            <text:p>-$85.00</text:p>
          </table:table-cell>
          <table:table-cell table:style-name="ce89" table:formula="of:=[.E377]/[.D37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10</text:p>
          </table:table-cell>
          <table:table-cell table:style-name="ce81" office:value-type="currency" office:currency="USD" office:value="75" calcext:value-type="currency">
            <text:p>$75.00</text:p>
          </table:table-cell>
          <table:table-cell table:style-name="ce87" table:number-columns-repeated="2"/>
          <table:table-cell table:style-name="ce92"/>
          <table:table-cell table:style-name="ce87" table:formula="of:=[.E378]-[.B378]" office:value-type="currency" office:currency="USD" office:value="-75" calcext:value-type="currency">
            <text:p>-$75.00</text:p>
          </table:table-cell>
          <table:table-cell table:style-name="ce89" table:formula="of:=[.E378]/[.D37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12</text:p>
          </table:table-cell>
          <table:table-cell table:style-name="ce81" office:value-type="currency" office:currency="USD" office:value="90" calcext:value-type="currency">
            <text:p>$90.00</text:p>
          </table:table-cell>
          <table:table-cell table:style-name="ce87" table:number-columns-repeated="2"/>
          <table:table-cell table:style-name="ce92"/>
          <table:table-cell table:style-name="ce87" table:formula="of:=[.E379]-[.B379]" office:value-type="currency" office:currency="USD" office:value="-90" calcext:value-type="currency">
            <text:p>-$90.00</text:p>
          </table:table-cell>
          <table:table-cell table:style-name="ce89" table:formula="of:=[.E379]/[.D37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12</text:p>
          </table:table-cell>
          <table:table-cell table:style-name="ce81" office:value-type="currency" office:currency="USD" office:value="79" calcext:value-type="currency">
            <text:p>$79.00</text:p>
          </table:table-cell>
          <table:table-cell table:style-name="ce87" table:number-columns-repeated="2"/>
          <table:table-cell table:style-name="ce92"/>
          <table:table-cell table:style-name="ce87" table:formula="of:=[.E380]-[.B380]" office:value-type="currency" office:currency="USD" office:value="-79" calcext:value-type="currency">
            <text:p>-$79.00</text:p>
          </table:table-cell>
          <table:table-cell table:style-name="ce89" table:formula="of:=[.E380]/[.D38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14</text:p>
          </table:table-cell>
          <table:table-cell table:style-name="ce81" office:value-type="currency" office:currency="USD" office:value="110" calcext:value-type="currency">
            <text:p>$110.00</text:p>
          </table:table-cell>
          <table:table-cell table:style-name="ce87" table:number-columns-repeated="2"/>
          <table:table-cell table:style-name="ce92"/>
          <table:table-cell table:style-name="ce87" table:formula="of:=[.E381]-[.B381]" office:value-type="currency" office:currency="USD" office:value="-110" calcext:value-type="currency">
            <text:p>-$110.00</text:p>
          </table:table-cell>
          <table:table-cell table:style-name="ce89" table:formula="of:=[.E381]/[.D38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14</text:p>
          </table:table-cell>
          <table:table-cell table:style-name="ce81" office:value-type="currency" office:currency="USD" office:value="97" calcext:value-type="currency">
            <text:p>$97.00</text:p>
          </table:table-cell>
          <table:table-cell table:style-name="ce87" table:number-columns-repeated="2"/>
          <table:table-cell table:style-name="ce92"/>
          <table:table-cell table:style-name="ce87" table:formula="of:=[.E382]-[.B382]" office:value-type="currency" office:currency="USD" office:value="-97" calcext:value-type="currency">
            <text:p>-$97.00</text:p>
          </table:table-cell>
          <table:table-cell table:style-name="ce89" table:formula="of:=[.E382]/[.D38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15</text:p>
          </table:table-cell>
          <table:table-cell table:style-name="ce81" office:value-type="currency" office:currency="USD" office:value="120" calcext:value-type="currency">
            <text:p>$120.00</text:p>
          </table:table-cell>
          <table:table-cell table:style-name="ce87" table:number-columns-repeated="2"/>
          <table:table-cell table:style-name="ce92"/>
          <table:table-cell table:style-name="ce87" table:formula="of:=[.E383]-[.B383]" office:value-type="currency" office:currency="USD" office:value="-120" calcext:value-type="currency">
            <text:p>-$120.00</text:p>
          </table:table-cell>
          <table:table-cell table:style-name="ce89" table:formula="of:=[.E383]/[.D38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15</text:p>
          </table:table-cell>
          <table:table-cell table:style-name="ce81" office:value-type="currency" office:currency="USD" office:value="106" calcext:value-type="currency">
            <text:p>$106.00</text:p>
          </table:table-cell>
          <table:table-cell table:style-name="ce87" table:number-columns-repeated="2"/>
          <table:table-cell table:style-name="ce92"/>
          <table:table-cell table:style-name="ce87" table:formula="of:=[.E384]-[.B384]" office:value-type="currency" office:currency="USD" office:value="-106" calcext:value-type="currency">
            <text:p>-$106.00</text:p>
          </table:table-cell>
          <table:table-cell table:style-name="ce89" table:formula="of:=[.E384]/[.D38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16</text:p>
          </table:table-cell>
          <table:table-cell table:style-name="ce81" office:value-type="currency" office:currency="USD" office:value="115" calcext:value-type="currency">
            <text:p>$115.00</text:p>
          </table:table-cell>
          <table:table-cell table:style-name="ce87" table:number-columns-repeated="2"/>
          <table:table-cell table:style-name="ce92"/>
          <table:table-cell table:style-name="ce87" table:formula="of:=[.E385]-[.B385]" office:value-type="currency" office:currency="USD" office:value="-115" calcext:value-type="currency">
            <text:p>-$115.00</text:p>
          </table:table-cell>
          <table:table-cell table:style-name="ce89" table:formula="of:=[.E385]/[.D38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16</text:p>
          </table:table-cell>
          <table:table-cell table:style-name="ce81" office:value-type="currency" office:currency="USD" office:value="101" calcext:value-type="currency">
            <text:p>$101.00</text:p>
          </table:table-cell>
          <table:table-cell table:style-name="ce87" table:number-columns-repeated="2"/>
          <table:table-cell table:style-name="ce92"/>
          <table:table-cell table:style-name="ce87" table:formula="of:=[.E386]-[.B386]" office:value-type="currency" office:currency="USD" office:value="-101" calcext:value-type="currency">
            <text:p>-$101.00</text:p>
          </table:table-cell>
          <table:table-cell table:style-name="ce89" table:formula="of:=[.E386]/[.D38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17</text:p>
          </table:table-cell>
          <table:table-cell table:style-name="ce81" office:value-type="currency" office:currency="USD" office:value="130" calcext:value-type="currency">
            <text:p>$130.00</text:p>
          </table:table-cell>
          <table:table-cell table:style-name="ce87" table:number-columns-repeated="2"/>
          <table:table-cell table:style-name="ce92"/>
          <table:table-cell table:style-name="ce87" table:formula="of:=[.E387]-[.B387]" office:value-type="currency" office:currency="USD" office:value="-130" calcext:value-type="currency">
            <text:p>-$130.00</text:p>
          </table:table-cell>
          <table:table-cell table:style-name="ce89" table:formula="of:=[.E387]/[.D38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17</text:p>
          </table:table-cell>
          <table:table-cell table:style-name="ce81" office:value-type="currency" office:currency="USD" office:value="115" calcext:value-type="currency">
            <text:p>$115.00</text:p>
          </table:table-cell>
          <table:table-cell table:style-name="ce87" table:number-columns-repeated="2"/>
          <table:table-cell table:style-name="ce92"/>
          <table:table-cell table:style-name="ce87" table:formula="of:=[.E388]-[.B388]" office:value-type="currency" office:currency="USD" office:value="-115" calcext:value-type="currency">
            <text:p>-$115.00</text:p>
          </table:table-cell>
          <table:table-cell table:style-name="ce89" table:formula="of:=[.E388]/[.D38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18</text:p>
          </table:table-cell>
          <table:table-cell table:style-name="ce81" office:value-type="currency" office:currency="USD" office:value="125" calcext:value-type="currency">
            <text:p>$125.00</text:p>
          </table:table-cell>
          <table:table-cell table:style-name="ce87" table:number-columns-repeated="2"/>
          <table:table-cell table:style-name="ce92"/>
          <table:table-cell table:style-name="ce87" table:formula="of:=[.E389]-[.B389]" office:value-type="currency" office:currency="USD" office:value="-125" calcext:value-type="currency">
            <text:p>-$125.00</text:p>
          </table:table-cell>
          <table:table-cell table:style-name="ce89" table:formula="of:=[.E389]/[.D38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18</text:p>
          </table:table-cell>
          <table:table-cell table:style-name="ce81" office:value-type="currency" office:currency="USD" office:value="110" calcext:value-type="currency">
            <text:p>$110.00</text:p>
          </table:table-cell>
          <table:table-cell table:style-name="ce87" table:number-columns-repeated="2"/>
          <table:table-cell table:style-name="ce92"/>
          <table:table-cell table:style-name="ce87" table:formula="of:=[.E390]-[.B390]" office:value-type="currency" office:currency="USD" office:value="-110" calcext:value-type="currency">
            <text:p>-$110.00</text:p>
          </table:table-cell>
          <table:table-cell table:style-name="ce89" table:formula="of:=[.E390]/[.D39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20</text:p>
          </table:table-cell>
          <table:table-cell table:style-name="ce81" office:value-type="currency" office:currency="USD" office:value="132" calcext:value-type="currency">
            <text:p>$132.00</text:p>
          </table:table-cell>
          <table:table-cell table:style-name="ce87" table:number-columns-repeated="2"/>
          <table:table-cell table:style-name="ce92"/>
          <table:table-cell table:style-name="ce87" table:formula="of:=[.E391]-[.B391]" office:value-type="currency" office:currency="USD" office:value="-132" calcext:value-type="currency">
            <text:p>-$132.00</text:p>
          </table:table-cell>
          <table:table-cell table:style-name="ce89" table:formula="of:=[.E391]/[.D39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20</text:p>
          </table:table-cell>
          <table:table-cell table:style-name="ce81" office:value-type="currency" office:currency="USD" office:value="116" calcext:value-type="currency">
            <text:p>$116.00</text:p>
          </table:table-cell>
          <table:table-cell table:style-name="ce87" table:number-columns-repeated="2"/>
          <table:table-cell table:style-name="ce92"/>
          <table:table-cell table:style-name="ce87" table:formula="of:=[.E392]-[.B392]" office:value-type="currency" office:currency="USD" office:value="-116" calcext:value-type="currency">
            <text:p>-$116.00</text:p>
          </table:table-cell>
          <table:table-cell table:style-name="ce89" table:formula="of:=[.E392]/[.D39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22</text:p>
          </table:table-cell>
          <table:table-cell table:style-name="ce81" office:value-type="currency" office:currency="USD" office:value="240" calcext:value-type="currency">
            <text:p>$240.00</text:p>
          </table:table-cell>
          <table:table-cell table:style-name="ce87" table:number-columns-repeated="2"/>
          <table:table-cell table:style-name="ce92"/>
          <table:table-cell table:style-name="ce87" table:formula="of:=[.E393]-[.B393]" office:value-type="currency" office:currency="USD" office:value="-240" calcext:value-type="currency">
            <text:p>-$240.00</text:p>
          </table:table-cell>
          <table:table-cell table:style-name="ce89" table:formula="of:=[.E393]/[.D39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22</text:p>
          </table:table-cell>
          <table:table-cell table:style-name="ce81" office:value-type="currency" office:currency="USD" office:value="211" calcext:value-type="currency">
            <text:p>$211.00</text:p>
          </table:table-cell>
          <table:table-cell table:style-name="ce87" table:number-columns-repeated="2"/>
          <table:table-cell table:style-name="ce92"/>
          <table:table-cell table:style-name="ce87" table:formula="of:=[.E394]-[.B394]" office:value-type="currency" office:currency="USD" office:value="-211" calcext:value-type="currency">
            <text:p>-$211.00</text:p>
          </table:table-cell>
          <table:table-cell table:style-name="ce89" table:formula="of:=[.E394]/[.D39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25</text:p>
          </table:table-cell>
          <table:table-cell table:style-name="ce81" office:value-type="currency" office:currency="USD" office:value="247" calcext:value-type="currency">
            <text:p>$247.00</text:p>
          </table:table-cell>
          <table:table-cell table:style-name="ce87" table:number-columns-repeated="2"/>
          <table:table-cell table:style-name="ce92"/>
          <table:table-cell table:style-name="ce87" table:formula="of:=[.E395]-[.B395]" office:value-type="currency" office:currency="USD" office:value="-247" calcext:value-type="currency">
            <text:p>-$247.00</text:p>
          </table:table-cell>
          <table:table-cell table:style-name="ce89" table:formula="of:=[.E395]/[.D39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25</text:p>
          </table:table-cell>
          <table:table-cell table:style-name="ce81" office:value-type="currency" office:currency="USD" office:value="217" calcext:value-type="currency">
            <text:p>$217.00</text:p>
          </table:table-cell>
          <table:table-cell table:style-name="ce87" table:number-columns-repeated="2"/>
          <table:table-cell table:style-name="ce92"/>
          <table:table-cell table:style-name="ce87" table:formula="of:=[.E396]-[.B396]" office:value-type="currency" office:currency="USD" office:value="-217" calcext:value-type="currency">
            <text:p>-$217.00</text:p>
          </table:table-cell>
          <table:table-cell table:style-name="ce89" table:formula="of:=[.E396]/[.D39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30</text:p>
          </table:table-cell>
          <table:table-cell table:style-name="ce81" office:value-type="currency" office:currency="USD" office:value="320" calcext:value-type="currency">
            <text:p>$320.00</text:p>
          </table:table-cell>
          <table:table-cell table:style-name="ce87" table:number-columns-repeated="2"/>
          <table:table-cell table:style-name="ce92"/>
          <table:table-cell table:style-name="ce87" table:formula="of:=[.E397]-[.B397]" office:value-type="currency" office:currency="USD" office:value="-320" calcext:value-type="currency">
            <text:p>-$320.00</text:p>
          </table:table-cell>
          <table:table-cell table:style-name="ce89" table:formula="of:=[.E397]/[.D39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30</text:p>
          </table:table-cell>
          <table:table-cell table:style-name="ce81" office:value-type="currency" office:currency="USD" office:value="280" calcext:value-type="currency">
            <text:p>$280.00</text:p>
          </table:table-cell>
          <table:table-cell table:style-name="ce87" table:number-columns-repeated="2"/>
          <table:table-cell table:style-name="ce92"/>
          <table:table-cell table:style-name="ce87" table:formula="of:=[.E398]-[.B398]" office:value-type="currency" office:currency="USD" office:value="-280" calcext:value-type="currency">
            <text:p>-$280.00</text:p>
          </table:table-cell>
          <table:table-cell table:style-name="ce89" table:formula="of:=[.E398]/[.D39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40</text:p>
          </table:table-cell>
          <table:table-cell table:style-name="ce81" office:value-type="currency" office:currency="USD" office:value="320" calcext:value-type="currency">
            <text:p>$320.00</text:p>
          </table:table-cell>
          <table:table-cell table:style-name="ce87" table:number-columns-repeated="2"/>
          <table:table-cell table:style-name="ce92"/>
          <table:table-cell table:style-name="ce87" table:formula="of:=[.E399]-[.B399]" office:value-type="currency" office:currency="USD" office:value="-320" calcext:value-type="currency">
            <text:p>-$320.00</text:p>
          </table:table-cell>
          <table:table-cell table:style-name="ce89" table:formula="of:=[.E399]/[.D39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40</text:p>
          </table:table-cell>
          <table:table-cell table:style-name="ce81" office:value-type="currency" office:currency="USD" office:value="280" calcext:value-type="currency">
            <text:p>$280.00</text:p>
          </table:table-cell>
          <table:table-cell table:style-name="ce87" table:number-columns-repeated="2"/>
          <table:table-cell table:style-name="ce92"/>
          <table:table-cell table:style-name="ce87" table:formula="of:=[.E400]-[.B400]" office:value-type="currency" office:currency="USD" office:value="-280" calcext:value-type="currency">
            <text:p>-$280.00</text:p>
          </table:table-cell>
          <table:table-cell table:style-name="ce89" table:formula="of:=[.E400]/[.D40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50</text:p>
          </table:table-cell>
          <table:table-cell table:style-name="ce81" office:value-type="currency" office:currency="USD" office:value="395" calcext:value-type="currency">
            <text:p>$395.00</text:p>
          </table:table-cell>
          <table:table-cell table:style-name="ce87" table:number-columns-repeated="2"/>
          <table:table-cell table:style-name="ce92"/>
          <table:table-cell table:style-name="ce87" table:formula="of:=[.E401]-[.B401]" office:value-type="currency" office:currency="USD" office:value="-395" calcext:value-type="currency">
            <text:p>-$395.00</text:p>
          </table:table-cell>
          <table:table-cell table:style-name="ce89" table:formula="of:=[.E401]/[.D40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50</text:p>
          </table:table-cell>
          <table:table-cell table:style-name="ce81" office:value-type="currency" office:currency="USD" office:value="348" calcext:value-type="currency">
            <text:p>$348.00</text:p>
          </table:table-cell>
          <table:table-cell table:style-name="ce87" table:number-columns-repeated="2"/>
          <table:table-cell table:style-name="ce92"/>
          <table:table-cell table:style-name="ce87" table:formula="of:=[.E402]-[.B402]" office:value-type="currency" office:currency="USD" office:value="-348" calcext:value-type="currency">
            <text:p>-$348.00</text:p>
          </table:table-cell>
          <table:table-cell table:style-name="ce89" table:formula="of:=[.E402]/[.D40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80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403]-[.B403]" office:value-type="string" office:string-value="" calcext:value-type="error">
            <text:p>#VALUE!</text:p>
          </table:table-cell>
          <table:table-cell table:style-name="ce89" table:formula="of:=[.E403]/[.D40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80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404]-[.B404]" office:value-type="string" office:string-value="" calcext:value-type="error">
            <text:p>#VALUE!</text:p>
          </table:table-cell>
          <table:table-cell table:style-name="ce89" table:formula="of:=[.E404]/[.D40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4">
          <table:table-cell table:style-name="ce69" office:value-type="string" calcext:value-type="string">
            <text:p>Poly-Truck with Notched Side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UT-45</text:p>
          </table:table-cell>
          <table:table-cell table:style-name="ce81" office:value-type="currency" office:currency="USD" office:value="530" calcext:value-type="currency">
            <text:p>$530.00</text:p>
          </table:table-cell>
          <table:table-cell table:style-name="ce87" table:number-columns-repeated="2"/>
          <table:table-cell table:style-name="ce92"/>
          <table:table-cell table:style-name="ce87" table:formula="of:=[.E408]-[.B408]" office:value-type="currency" office:currency="USD" office:value="-530" calcext:value-type="currency">
            <text:p>-$530.00</text:p>
          </table:table-cell>
          <table:table-cell table:style-name="ce89" table:formula="of:=[.E408]/[.D40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69" office:value-type="string" calcext:value-type="string">
            <text:p>Removable Lid Boxes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CC-8</text:p>
          </table:table-cell>
          <table:table-cell table:style-name="ce81" office:value-type="currency" office:currency="USD" office:value="40.75" calcext:value-type="currency">
            <text:p>$40.75</text:p>
          </table:table-cell>
          <table:table-cell table:style-name="ce87" table:number-columns-repeated="2"/>
          <table:table-cell table:style-name="ce92"/>
          <table:table-cell table:style-name="ce87" table:formula="of:=[.E412]-[.B412]" office:value-type="currency" office:currency="USD" office:value="-40.75" calcext:value-type="currency">
            <text:p>-$40.75</text:p>
          </table:table-cell>
          <table:table-cell table:style-name="ce89" table:formula="of:=[.E412]/[.D41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E-1616</text:p>
          </table:table-cell>
          <table:table-cell table:style-name="ce81" office:value-type="currency" office:currency="USD" office:value="40.75" calcext:value-type="currency">
            <text:p>$40.75</text:p>
          </table:table-cell>
          <table:table-cell table:style-name="ce87" table:number-columns-repeated="2"/>
          <table:table-cell table:style-name="ce92"/>
          <table:table-cell table:style-name="ce87" table:formula="of:=[.E413]-[.B413]" office:value-type="currency" office:currency="USD" office:value="-40.75" calcext:value-type="currency">
            <text:p>-$40.75</text:p>
          </table:table-cell>
          <table:table-cell table:style-name="ce89" table:formula="of:=[.E413]/[.D41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CRT-2320</text:p>
          </table:table-cell>
          <table:table-cell table:style-name="ce81" office:value-type="currency" office:currency="USD" office:value="41.7" calcext:value-type="currency">
            <text:p>$41.70</text:p>
          </table:table-cell>
          <table:table-cell table:style-name="ce87" table:number-columns-repeated="2"/>
          <table:table-cell table:style-name="ce92"/>
          <table:table-cell table:style-name="ce87" table:formula="of:=[.E414]-[.B414]" office:value-type="currency" office:currency="USD" office:value="-41.7" calcext:value-type="currency">
            <text:p>-$41.70</text:p>
          </table:table-cell>
          <table:table-cell table:style-name="ce89" table:formula="of:=[.E414]/[.D41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KW-1-L</text:p>
          </table:table-cell>
          <table:table-cell table:style-name="ce82" office:value-type="currency" office:currency="USD" office:value="59" calcext:value-type="currency">
            <text:p>$59.00</text:p>
          </table:table-cell>
          <table:table-cell table:style-name="ce88" office:value-type="currency" office:currency="USD" office:value="62" calcext:value-type="currency">
            <text:p>$62.00</text:p>
          </table:table-cell>
          <table:table-cell table:style-name="ce88" office:value-type="currency" office:currency="USD" office:value="46.5" calcext:value-type="currency">
            <text:p>$46.50</text:p>
          </table:table-cell>
          <table:table-cell table:style-name="ce93"/>
          <table:table-cell table:style-name="ce88" table:formula="of:=[.E415]-[.B415]" office:value-type="currency" office:currency="USD" office:value="-59" calcext:value-type="currency">
            <text:p>-$59.00</text:p>
          </table:table-cell>
          <table:table-cell table:style-name="ce89" table:formula="of:=[.E415]/[.D415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KW-2-L</text:p>
          </table:table-cell>
          <table:table-cell table:style-name="ce82" office:value-type="currency" office:currency="USD" office:value="75.9" calcext:value-type="currency">
            <text:p>$75.90</text:p>
          </table:table-cell>
          <table:table-cell table:style-name="ce88" office:value-type="currency" office:currency="USD" office:value="82" calcext:value-type="currency">
            <text:p>$82.00</text:p>
          </table:table-cell>
          <table:table-cell table:style-name="ce88" office:value-type="currency" office:currency="USD" office:value="61.5" calcext:value-type="currency">
            <text:p>$61.50</text:p>
          </table:table-cell>
          <table:table-cell table:style-name="ce93"/>
          <table:table-cell table:style-name="ce88" table:formula="of:=[.E416]-[.B416]" office:value-type="currency" office:currency="USD" office:value="-75.9" calcext:value-type="currency">
            <text:p>-$75.90</text:p>
          </table:table-cell>
          <table:table-cell table:style-name="ce89" table:formula="of:=[.E416]/[.D416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BC-3616-L</text:p>
          </table:table-cell>
          <table:table-cell table:style-name="ce82" office:value-type="currency" office:currency="USD" office:value="66.4" calcext:value-type="currency">
            <text:p>$66.40</text:p>
          </table:table-cell>
          <table:table-cell table:style-name="ce88" office:value-type="currency" office:currency="USD" office:value="72" calcext:value-type="currency">
            <text:p>$72.00</text:p>
          </table:table-cell>
          <table:table-cell table:style-name="ce88" office:value-type="currency" office:currency="USD" office:value="54" calcext:value-type="currency">
            <text:p>$54.00</text:p>
          </table:table-cell>
          <table:table-cell table:style-name="ce93"/>
          <table:table-cell table:style-name="ce88" table:formula="of:=[.E417]-[.B417]" office:value-type="currency" office:currency="USD" office:value="-66.4" calcext:value-type="currency">
            <text:p>-$66.40</text:p>
          </table:table-cell>
          <table:table-cell table:style-name="ce89" table:formula="of:=[.E417]/[.D417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BC-4721-L</text:p>
          </table:table-cell>
          <table:table-cell table:style-name="ce82" office:value-type="currency" office:currency="USD" office:value="90" calcext:value-type="currency">
            <text:p>$90.00</text:p>
          </table:table-cell>
          <table:table-cell table:style-name="ce88" office:value-type="currency" office:currency="USD" office:value="97" calcext:value-type="currency">
            <text:p>$97.00</text:p>
          </table:table-cell>
          <table:table-cell table:style-name="ce88" office:value-type="currency" office:currency="USD" office:value="72.75" calcext:value-type="currency">
            <text:p>$72.75</text:p>
          </table:table-cell>
          <table:table-cell table:style-name="ce93"/>
          <table:table-cell table:style-name="ce88" table:formula="of:=[.E418]-[.B418]" office:value-type="currency" office:currency="USD" office:value="-90" calcext:value-type="currency">
            <text:p>-$90.00</text:p>
          </table:table-cell>
          <table:table-cell table:style-name="ce89" table:formula="of:=[.E418]/[.D418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77" office:value-type="string" calcext:value-type="string">
            <text:p>PE-2518</text:p>
          </table:table-cell>
          <table:table-cell table:style-name="ce81" office:value-type="currency" office:currency="USD" office:value="47.4" calcext:value-type="currency">
            <text:p>$47.40</text:p>
          </table:table-cell>
          <table:table-cell table:style-name="ce87" table:number-columns-repeated="2"/>
          <table:table-cell table:style-name="ce92"/>
          <table:table-cell table:style-name="ce87" table:formula="of:=[.E419]-[.B419]" office:value-type="currency" office:currency="USD" office:value="-47.4" calcext:value-type="currency">
            <text:p>-$47.40</text:p>
          </table:table-cell>
          <table:table-cell table:style-name="ce89" table:formula="of:=[.E419]/[.D41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NSP-10</text:p>
          </table:table-cell>
          <table:table-cell table:style-name="ce81" office:value-type="currency" office:currency="USD" office:value="47.4" calcext:value-type="currency">
            <text:p>$47.40</text:p>
          </table:table-cell>
          <table:table-cell table:style-name="ce87" table:number-columns-repeated="2"/>
          <table:table-cell table:style-name="ce92"/>
          <table:table-cell table:style-name="ce87" table:formula="of:=[.E420]-[.B420]" office:value-type="currency" office:currency="USD" office:value="-47.4" calcext:value-type="currency">
            <text:p>-$47.40</text:p>
          </table:table-cell>
          <table:table-cell table:style-name="ce89" table:formula="of:=[.E420]/[.D42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GY-ST</text:p>
          </table:table-cell>
          <table:table-cell table:style-name="ce82" office:value-type="currency" office:currency="USD" office:value="56.9" calcext:value-type="currency">
            <text:p>$56.90</text:p>
          </table:table-cell>
          <table:table-cell table:style-name="ce88" office:value-type="currency" office:currency="USD" office:value="63" calcext:value-type="currency">
            <text:p>$63.00</text:p>
          </table:table-cell>
          <table:table-cell table:style-name="ce88" office:value-type="currency" office:currency="USD" office:value="47.25" calcext:value-type="currency">
            <text:p>$47.25</text:p>
          </table:table-cell>
          <table:table-cell table:style-name="ce93"/>
          <table:table-cell table:style-name="ce88" table:formula="of:=[.E421]-[.B421]" office:value-type="currency" office:currency="USD" office:value="-56.9" calcext:value-type="currency">
            <text:p>-$56.90</text:p>
          </table:table-cell>
          <table:table-cell table:style-name="ce89" table:formula="of:=[.E421]/[.D421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77" office:value-type="string" calcext:value-type="string">
            <text:p>PTI-GB</text:p>
          </table:table-cell>
          <table:table-cell table:style-name="ce81" office:value-type="currency" office:currency="USD" office:value="47.2" calcext:value-type="currency">
            <text:p>$47.20</text:p>
          </table:table-cell>
          <table:table-cell table:style-name="ce87" table:number-columns-repeated="2"/>
          <table:table-cell table:style-name="ce92"/>
          <table:table-cell table:style-name="ce87" table:formula="of:=[.E422]-[.B422]" office:value-type="currency" office:currency="USD" office:value="-47.2" calcext:value-type="currency">
            <text:p>-$47.20</text:p>
          </table:table-cell>
          <table:table-cell table:style-name="ce89" table:formula="of:=[.E422]/[.D42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VT-20</text:p>
          </table:table-cell>
          <table:table-cell table:style-name="ce82" office:value-type="currency" office:currency="USD" office:value="65.2" calcext:value-type="currency">
            <text:p>$65.20</text:p>
          </table:table-cell>
          <table:table-cell table:style-name="ce88" office:value-type="currency" office:currency="USD" office:value="72" calcext:value-type="currency">
            <text:p>$72.00</text:p>
          </table:table-cell>
          <table:table-cell table:style-name="ce88" office:value-type="currency" office:currency="USD" office:value="54" calcext:value-type="currency">
            <text:p>$54.00</text:p>
          </table:table-cell>
          <table:table-cell table:style-name="ce93"/>
          <table:table-cell table:style-name="ce88" table:formula="of:=[.E423]-[.B423]" office:value-type="currency" office:currency="USD" office:value="-65.2" calcext:value-type="currency">
            <text:p>-$65.20</text:p>
          </table:table-cell>
          <table:table-cell table:style-name="ce89" table:formula="of:=[.E423]/[.D423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4">
          <table:table-cell table:style-name="ce69" office:value-type="string" calcext:value-type="string">
            <text:p>Reverse Taper Stacking Containers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9" office:value-type="string" calcext:value-type="string">
            <text:p>HT-3</text:p>
          </table:table-cell>
          <table:table-cell table:style-name="ce82" office:value-type="currency" office:currency="USD" office:value="17" calcext:value-type="currency">
            <text:p>$17.00</text:p>
          </table:table-cell>
          <table:table-cell table:style-name="ce88" office:value-type="currency" office:currency="USD" office:value="18" calcext:value-type="currency">
            <text:p>$18.00</text:p>
          </table:table-cell>
          <table:table-cell table:style-name="ce88" office:value-type="currency" office:currency="USD" office:value="13.5" calcext:value-type="currency">
            <text:p>$13.50</text:p>
          </table:table-cell>
          <table:table-cell table:style-name="ce93"/>
          <table:table-cell table:style-name="ce88" table:formula="of:=[.E427]-[.B427]" office:value-type="currency" office:currency="USD" office:value="-17" calcext:value-type="currency">
            <text:p>-$17.00</text:p>
          </table:table-cell>
          <table:table-cell table:style-name="ce89" table:formula="of:=[.E427]/[.D427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HT-6</text:p>
          </table:table-cell>
          <table:table-cell table:style-name="ce82" office:value-type="currency" office:currency="USD" office:value="19" calcext:value-type="currency">
            <text:p>$19.00</text:p>
          </table:table-cell>
          <table:table-cell table:style-name="ce88" office:value-type="currency" office:currency="USD" office:value="20" calcext:value-type="currency">
            <text:p>$20.00</text:p>
          </table:table-cell>
          <table:table-cell table:style-name="ce88" office:value-type="currency" office:currency="USD" office:value="15" calcext:value-type="currency">
            <text:p>$15.00</text:p>
          </table:table-cell>
          <table:table-cell table:style-name="ce93"/>
          <table:table-cell table:style-name="ce88" table:formula="of:=[.E428]-[.B428]" office:value-type="currency" office:currency="USD" office:value="-19" calcext:value-type="currency">
            <text:p>-$19.00</text:p>
          </table:table-cell>
          <table:table-cell table:style-name="ce89" table:formula="of:=[.E428]/[.D428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77" office:value-type="string" calcext:value-type="string">
            <text:p>CI-12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429]-[.B429]" office:value-type="string" office:string-value="" calcext:value-type="error">
            <text:p>#VALUE!</text:p>
          </table:table-cell>
          <table:table-cell table:style-name="ce89" table:formula="of:=[.E429]/[.D42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GEST-1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430]-[.B430]" office:value-type="string" office:string-value="" calcext:value-type="error">
            <text:p>#VALUE!</text:p>
          </table:table-cell>
          <table:table-cell table:style-name="ce89" table:formula="of:=[.E430]/[.D43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GEST-2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431]-[.B431]" office:value-type="string" office:string-value="" calcext:value-type="error">
            <text:p>#VALUE!</text:p>
          </table:table-cell>
          <table:table-cell table:style-name="ce89" table:formula="of:=[.E431]/[.D43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JB-19</text:p>
          </table:table-cell>
          <table:table-cell table:style-name="ce82" office:value-type="currency" office:currency="USD" office:value="27" calcext:value-type="currency">
            <text:p>$27.00</text:p>
          </table:table-cell>
          <table:table-cell table:style-name="ce88" office:value-type="currency" office:currency="USD" office:value="28" calcext:value-type="currency">
            <text:p>$28.00</text:p>
          </table:table-cell>
          <table:table-cell table:style-name="ce88" office:value-type="currency" office:currency="USD" office:value="21" calcext:value-type="currency">
            <text:p>$21.00</text:p>
          </table:table-cell>
          <table:table-cell table:style-name="ce93"/>
          <table:table-cell table:style-name="ce88" table:formula="of:=[.E432]-[.B432]" office:value-type="currency" office:currency="USD" office:value="-27" calcext:value-type="currency">
            <text:p>-$27.00</text:p>
          </table:table-cell>
          <table:table-cell table:style-name="ce89" table:formula="of:=[.E432]/[.D432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DC-1</text:p>
          </table:table-cell>
          <table:table-cell table:style-name="ce82" office:value-type="currency" office:currency="USD" office:value="27" calcext:value-type="currency">
            <text:p>$27.00</text:p>
          </table:table-cell>
          <table:table-cell table:style-name="ce88" office:value-type="currency" office:currency="USD" office:value="28" calcext:value-type="currency">
            <text:p>$28.00</text:p>
          </table:table-cell>
          <table:table-cell table:style-name="ce88" office:value-type="currency" office:currency="USD" office:value="21" calcext:value-type="currency">
            <text:p>$21.00</text:p>
          </table:table-cell>
          <table:table-cell table:style-name="ce93"/>
          <table:table-cell table:style-name="ce88" table:formula="of:=[.E433]-[.B433]" office:value-type="currency" office:currency="USD" office:value="-27" calcext:value-type="currency">
            <text:p>-$27.00</text:p>
          </table:table-cell>
          <table:table-cell table:style-name="ce89" table:formula="of:=[.E433]/[.D433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DC-2</text:p>
          </table:table-cell>
          <table:table-cell table:style-name="ce82" office:value-type="currency" office:currency="USD" office:value="33" calcext:value-type="currency">
            <text:p>$33.00</text:p>
          </table:table-cell>
          <table:table-cell table:style-name="ce88" office:value-type="currency" office:currency="USD" office:value="35" calcext:value-type="currency">
            <text:p>$35.00</text:p>
          </table:table-cell>
          <table:table-cell table:style-name="ce88" office:value-type="currency" office:currency="USD" office:value="26.25" calcext:value-type="currency">
            <text:p>$26.25</text:p>
          </table:table-cell>
          <table:table-cell table:style-name="ce93"/>
          <table:table-cell table:style-name="ce88" table:formula="of:=[.E434]-[.B434]" office:value-type="currency" office:currency="USD" office:value="-33" calcext:value-type="currency">
            <text:p>-$33.00</text:p>
          </table:table-cell>
          <table:table-cell table:style-name="ce89" table:formula="of:=[.E434]/[.D434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77" office:value-type="string" calcext:value-type="string">
            <text:p>PE-SST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435]-[.B435]" office:value-type="string" office:string-value="" calcext:value-type="error">
            <text:p>#VALUE!</text:p>
          </table:table-cell>
          <table:table-cell table:style-name="ce89" table:formula="of:=[.E435]/[.D43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T-1827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436]-[.B436]" office:value-type="string" office:string-value="" calcext:value-type="error">
            <text:p>#VALUE!</text:p>
          </table:table-cell>
          <table:table-cell table:style-name="ce89" table:formula="of:=[.E436]/[.D43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E-1717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437]-[.B437]" office:value-type="string" office:string-value="" calcext:value-type="error">
            <text:p>#VALUE!</text:p>
          </table:table-cell>
          <table:table-cell table:style-name="ce89" table:formula="of:=[.E437]/[.D43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DC-3</text:p>
          </table:table-cell>
          <table:table-cell table:style-name="ce82" office:value-type="currency" office:currency="USD" office:value="35" calcext:value-type="currency">
            <text:p>$35.00</text:p>
          </table:table-cell>
          <table:table-cell table:style-name="ce88" office:value-type="currency" office:currency="USD" office:value="37" calcext:value-type="currency">
            <text:p>$37.00</text:p>
          </table:table-cell>
          <table:table-cell table:style-name="ce88" office:value-type="currency" office:currency="USD" office:value="27.75" calcext:value-type="currency">
            <text:p>$27.75</text:p>
          </table:table-cell>
          <table:table-cell table:style-name="ce93"/>
          <table:table-cell table:style-name="ce88" table:formula="of:=[.E438]-[.B438]" office:value-type="currency" office:currency="USD" office:value="-35" calcext:value-type="currency">
            <text:p>-$35.00</text:p>
          </table:table-cell>
          <table:table-cell table:style-name="ce89" table:formula="of:=[.E438]/[.D438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77" office:value-type="string" calcext:value-type="string">
            <text:p>LM-24</text:p>
          </table:table-cell>
          <table:table-cell table:style-name="ce69" office:value-type="string" calcext:value-type="string">
            <text:p>Call</text:p>
          </table:table-cell>
          <table:table-cell table:style-name="ce88" table:number-columns-repeated="2"/>
          <table:table-cell table:style-name="ce93"/>
          <table:table-cell table:style-name="ce88" table:formula="of:=[.E439]-[.B439]" office:value-type="string" office:string-value="" calcext:value-type="error">
            <text:p>#VALUE!</text:p>
          </table:table-cell>
          <table:table-cell table:style-name="ce89" table:formula="of:=[.E439]/[.D439]" office:value-type="string" office:string-value="" calcext:value-type="error">
            <text:p>#DIV/0!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TF-14</text:p>
          </table:table-cell>
          <table:table-cell table:style-name="ce82" office:value-type="currency" office:currency="USD" office:value="27" calcext:value-type="currency">
            <text:p>$27.00</text:p>
          </table:table-cell>
          <table:table-cell table:style-name="ce88" office:value-type="currency" office:currency="USD" office:value="28" calcext:value-type="currency">
            <text:p>$28.00</text:p>
          </table:table-cell>
          <table:table-cell table:style-name="ce88" office:value-type="currency" office:currency="USD" office:value="21" calcext:value-type="currency">
            <text:p>$21.00</text:p>
          </table:table-cell>
          <table:table-cell table:style-name="ce93"/>
          <table:table-cell table:style-name="ce88" table:formula="of:=[.E440]-[.B440]" office:value-type="currency" office:currency="USD" office:value="-27" calcext:value-type="currency">
            <text:p>-$27.00</text:p>
          </table:table-cell>
          <table:table-cell table:style-name="ce89" table:formula="of:=[.E440]/[.D440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2">
          <table:table-cell table:style-name="ce69" office:value-type="string" calcext:value-type="string">
            <text:p>Rolling Cases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9" office:value-type="string" calcext:value-type="string">
            <text:p>HC-1-C</text:p>
          </table:table-cell>
          <table:table-cell table:style-name="ce82" office:value-type="currency" office:currency="USD" office:value="245" calcext:value-type="currency">
            <text:p>$245.00</text:p>
          </table:table-cell>
          <table:table-cell table:style-name="ce88" office:value-type="currency" office:currency="USD" office:value="270" calcext:value-type="currency">
            <text:p>$270.00</text:p>
          </table:table-cell>
          <table:table-cell table:style-name="ce88" office:value-type="currency" office:currency="USD" office:value="202.5" calcext:value-type="currency">
            <text:p>$202.50</text:p>
          </table:table-cell>
          <table:table-cell table:style-name="ce93"/>
          <table:table-cell table:style-name="ce88" table:formula="of:=[.E444]-[.B444]" office:value-type="currency" office:currency="USD" office:value="-245" calcext:value-type="currency">
            <text:p>-$245.00</text:p>
          </table:table-cell>
          <table:table-cell table:style-name="ce89" table:formula="of:=[.E444]/[.D444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SJ-1-C</text:p>
          </table:table-cell>
          <table:table-cell table:style-name="ce82" office:value-type="currency" office:currency="USD" office:value="303" calcext:value-type="currency">
            <text:p>$303.00</text:p>
          </table:table-cell>
          <table:table-cell table:style-name="ce88" office:value-type="currency" office:currency="USD" office:value="335" calcext:value-type="currency">
            <text:p>$335.00</text:p>
          </table:table-cell>
          <table:table-cell table:style-name="ce88" office:value-type="currency" office:currency="USD" office:value="251.25" calcext:value-type="currency">
            <text:p>$251.25</text:p>
          </table:table-cell>
          <table:table-cell table:style-name="ce93"/>
          <table:table-cell table:style-name="ce88" table:formula="of:=[.E445]-[.B445]" office:value-type="currency" office:currency="USD" office:value="-303" calcext:value-type="currency">
            <text:p>-$303.00</text:p>
          </table:table-cell>
          <table:table-cell table:style-name="ce89" table:formula="of:=[.E445]/[.D445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HC-2-C</text:p>
          </table:table-cell>
          <table:table-cell table:style-name="ce82" office:value-type="currency" office:currency="USD" office:value="253" calcext:value-type="currency">
            <text:p>$253.00</text:p>
          </table:table-cell>
          <table:table-cell table:style-name="ce88" office:value-type="currency" office:currency="USD" office:value="275" calcext:value-type="currency">
            <text:p>$275.00</text:p>
          </table:table-cell>
          <table:table-cell table:style-name="ce88" office:value-type="currency" office:currency="USD" office:value="206.25" calcext:value-type="currency">
            <text:p>$206.25</text:p>
          </table:table-cell>
          <table:table-cell table:style-name="ce93"/>
          <table:table-cell table:style-name="ce88" table:formula="of:=[.E446]-[.B446]" office:value-type="currency" office:currency="USD" office:value="-253" calcext:value-type="currency">
            <text:p>-$253.00</text:p>
          </table:table-cell>
          <table:table-cell table:style-name="ce89" table:formula="of:=[.E446]/[.D446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69" office:value-type="string" calcext:value-type="string">
            <text:p>Rolling Parts Bins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CRT-23-C</text:p>
          </table:table-cell>
          <table:table-cell table:style-name="ce81" office:value-type="currency" office:currency="USD" office:value="133" calcext:value-type="currency">
            <text:p>$133.00</text:p>
          </table:table-cell>
          <table:table-cell table:style-name="ce87" table:number-columns-repeated="2"/>
          <table:table-cell table:style-name="ce92"/>
          <table:table-cell table:style-name="ce87" table:formula="of:=[.E450]-[.B450]" office:value-type="currency" office:currency="USD" office:value="-133" calcext:value-type="currency">
            <text:p>-$133.00</text:p>
          </table:table-cell>
          <table:table-cell table:style-name="ce89" table:formula="of:=[.E450]/[.D45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JCP-1-C</text:p>
          </table:table-cell>
          <table:table-cell table:style-name="ce81" office:value-type="currency" office:currency="USD" office:value="115" calcext:value-type="currency">
            <text:p>$115.00</text:p>
          </table:table-cell>
          <table:table-cell table:style-name="ce87" table:number-columns-repeated="2"/>
          <table:table-cell table:style-name="ce92"/>
          <table:table-cell table:style-name="ce87" table:formula="of:=[.E451]-[.B451]" office:value-type="currency" office:currency="USD" office:value="-115" calcext:value-type="currency">
            <text:p>-$115.00</text:p>
          </table:table-cell>
          <table:table-cell table:style-name="ce89" table:formula="of:=[.E451]/[.D45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TC-20-C</text:p>
          </table:table-cell>
          <table:table-cell table:style-name="ce81" office:value-type="currency" office:currency="USD" office:value="135" calcext:value-type="currency">
            <text:p>$135.00</text:p>
          </table:table-cell>
          <table:table-cell table:style-name="ce87" table:number-columns-repeated="2"/>
          <table:table-cell table:style-name="ce92"/>
          <table:table-cell table:style-name="ce87" table:formula="of:=[.E452]-[.B452]" office:value-type="currency" office:currency="USD" office:value="-135" calcext:value-type="currency">
            <text:p>-$135.00</text:p>
          </table:table-cell>
          <table:table-cell table:style-name="ce89" table:formula="of:=[.E452]/[.D45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SS-19-C</text:p>
          </table:table-cell>
          <table:table-cell table:style-name="ce81" office:value-type="currency" office:currency="USD" office:value="110" calcext:value-type="currency">
            <text:p>$110.00</text:p>
          </table:table-cell>
          <table:table-cell table:style-name="ce87" table:number-columns-repeated="2"/>
          <table:table-cell table:style-name="ce92"/>
          <table:table-cell table:style-name="ce87" table:formula="of:=[.E453]-[.B453]" office:value-type="currency" office:currency="USD" office:value="-110" calcext:value-type="currency">
            <text:p>-$110.00</text:p>
          </table:table-cell>
          <table:table-cell table:style-name="ce89" table:formula="of:=[.E453]/[.D45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GY-ST-C</text:p>
          </table:table-cell>
          <table:table-cell table:style-name="ce81" office:value-type="currency" office:currency="USD" office:value="140" calcext:value-type="currency">
            <text:p>$140.00</text:p>
          </table:table-cell>
          <table:table-cell table:style-name="ce87" table:number-columns-repeated="2"/>
          <table:table-cell table:style-name="ce92"/>
          <table:table-cell table:style-name="ce87" table:formula="of:=[.E454]-[.B454]" office:value-type="currency" office:currency="USD" office:value="-140" calcext:value-type="currency">
            <text:p>-$140.00</text:p>
          </table:table-cell>
          <table:table-cell table:style-name="ce89" table:formula="of:=[.E454]/[.D45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LM-24-C</text:p>
          </table:table-cell>
          <table:table-cell table:style-name="ce81" office:value-type="currency" office:currency="USD" office:value="155" calcext:value-type="currency">
            <text:p>$155.00</text:p>
          </table:table-cell>
          <table:table-cell table:style-name="ce87" table:number-columns-repeated="2"/>
          <table:table-cell table:style-name="ce92"/>
          <table:table-cell table:style-name="ce87" table:formula="of:=[.E455]-[.B455]" office:value-type="currency" office:currency="USD" office:value="-155" calcext:value-type="currency">
            <text:p>-$155.00</text:p>
          </table:table-cell>
          <table:table-cell table:style-name="ce89" table:formula="of:=[.E455]/[.D45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LM-29-C</text:p>
          </table:table-cell>
          <table:table-cell table:style-name="ce81" office:value-type="currency" office:currency="USD" office:value="160" calcext:value-type="currency">
            <text:p>$160.00</text:p>
          </table:table-cell>
          <table:table-cell table:style-name="ce87" table:number-columns-repeated="2"/>
          <table:table-cell table:style-name="ce92"/>
          <table:table-cell table:style-name="ce87" table:formula="of:=[.E456]-[.B456]" office:value-type="currency" office:currency="USD" office:value="-160" calcext:value-type="currency">
            <text:p>-$160.00</text:p>
          </table:table-cell>
          <table:table-cell table:style-name="ce89" table:formula="of:=[.E456]/[.D45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VT-20-C</text:p>
          </table:table-cell>
          <table:table-cell table:style-name="ce81" office:value-type="currency" office:currency="USD" office:value="160" calcext:value-type="currency">
            <text:p>$160.00</text:p>
          </table:table-cell>
          <table:table-cell table:style-name="ce87" table:number-columns-repeated="2"/>
          <table:table-cell table:style-name="ce92"/>
          <table:table-cell table:style-name="ce87" table:formula="of:=[.E457]-[.B457]" office:value-type="currency" office:currency="USD" office:value="-160" calcext:value-type="currency">
            <text:p>-$160.00</text:p>
          </table:table-cell>
          <table:table-cell table:style-name="ce89" table:formula="of:=[.E457]/[.D45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7">
          <table:table-cell table:style-name="ce69" office:value-type="string" calcext:value-type="string">
            <text:p>Rotationally Molded Pallets - Double-Walled Two Way Entry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CH-48</text:p>
          </table:table-cell>
          <table:table-cell table:style-name="ce81" office:value-type="currency" office:currency="USD" office:value="110" calcext:value-type="currency">
            <text:p>$110.00</text:p>
          </table:table-cell>
          <table:table-cell table:style-name="ce87" table:number-columns-repeated="2"/>
          <table:table-cell table:style-name="ce92"/>
          <table:table-cell table:style-name="ce87" table:formula="of:=[.E461]-[.B461]" office:value-type="currency" office:currency="USD" office:value="-110" calcext:value-type="currency">
            <text:p>-$110.00</text:p>
          </table:table-cell>
          <table:table-cell table:style-name="ce89" table:formula="of:=[.E461]/[.D46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CH-48</text:p>
          </table:table-cell>
          <table:table-cell table:style-name="ce81" office:value-type="currency" office:currency="USD" office:value="97" calcext:value-type="currency">
            <text:p>$97.00</text:p>
          </table:table-cell>
          <table:table-cell table:style-name="ce87" table:number-columns-repeated="2"/>
          <table:table-cell table:style-name="ce92"/>
          <table:table-cell table:style-name="ce87" table:formula="of:=[.E462]-[.B462]" office:value-type="currency" office:currency="USD" office:value="-97" calcext:value-type="currency">
            <text:p>-$97.00</text:p>
          </table:table-cell>
          <table:table-cell table:style-name="ce89" table:formula="of:=[.E462]/[.D46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SUP-51</text:p>
          </table:table-cell>
          <table:table-cell table:style-name="ce81" office:value-type="currency" office:currency="USD" office:value="160" calcext:value-type="currency">
            <text:p>$160.00</text:p>
          </table:table-cell>
          <table:table-cell table:style-name="ce87" table:number-columns-repeated="2"/>
          <table:table-cell table:style-name="ce92"/>
          <table:table-cell table:style-name="ce87" table:formula="of:=[.E463]-[.B463]" office:value-type="currency" office:currency="USD" office:value="-160" calcext:value-type="currency">
            <text:p>-$160.00</text:p>
          </table:table-cell>
          <table:table-cell table:style-name="ce89" table:formula="of:=[.E463]/[.D46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SUP-51</text:p>
          </table:table-cell>
          <table:table-cell table:style-name="ce81" office:value-type="currency" office:currency="USD" office:value="140" calcext:value-type="currency">
            <text:p>$140.00</text:p>
          </table:table-cell>
          <table:table-cell table:style-name="ce87" table:number-columns-repeated="2"/>
          <table:table-cell table:style-name="ce92"/>
          <table:table-cell table:style-name="ce87" table:formula="of:=[.E464]-[.B464]" office:value-type="currency" office:currency="USD" office:value="-140" calcext:value-type="currency">
            <text:p>-$140.00</text:p>
          </table:table-cell>
          <table:table-cell table:style-name="ce89" table:formula="of:=[.E464]/[.D46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QP-48</text:p>
          </table:table-cell>
          <table:table-cell table:style-name="ce81" office:value-type="currency" office:currency="USD" office:value="160" calcext:value-type="currency">
            <text:p>$160.00</text:p>
          </table:table-cell>
          <table:table-cell table:style-name="ce87" table:number-columns-repeated="2"/>
          <table:table-cell table:style-name="ce92"/>
          <table:table-cell table:style-name="ce87" table:formula="of:=[.E465]-[.B465]" office:value-type="currency" office:currency="USD" office:value="-160" calcext:value-type="currency">
            <text:p>-$160.00</text:p>
          </table:table-cell>
          <table:table-cell table:style-name="ce89" table:formula="of:=[.E465]/[.D46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QP-48</text:p>
          </table:table-cell>
          <table:table-cell table:style-name="ce81" office:value-type="currency" office:currency="USD" office:value="140" calcext:value-type="currency">
            <text:p>$140.00</text:p>
          </table:table-cell>
          <table:table-cell table:style-name="ce87" table:number-columns-repeated="2"/>
          <table:table-cell table:style-name="ce92"/>
          <table:table-cell table:style-name="ce87" table:formula="of:=[.E466]-[.B466]" office:value-type="currency" office:currency="USD" office:value="-140" calcext:value-type="currency">
            <text:p>-$140.00</text:p>
          </table:table-cell>
          <table:table-cell table:style-name="ce89" table:formula="of:=[.E466]/[.D46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HMC-30</text:p>
          </table:table-cell>
          <table:table-cell table:style-name="ce81" office:value-type="currency" office:currency="USD" office:value="95" calcext:value-type="currency">
            <text:p>$95.00</text:p>
          </table:table-cell>
          <table:table-cell table:style-name="ce87" table:number-columns-repeated="2"/>
          <table:table-cell table:style-name="ce92"/>
          <table:table-cell table:style-name="ce87" table:formula="of:=[.E467]-[.B467]" office:value-type="currency" office:currency="USD" office:value="-95" calcext:value-type="currency">
            <text:p>-$95.00</text:p>
          </table:table-cell>
          <table:table-cell table:style-name="ce89" table:formula="of:=[.E467]/[.D46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HMC-30</text:p>
          </table:table-cell>
          <table:table-cell table:style-name="ce81" office:value-type="currency" office:currency="USD" office:value="84" calcext:value-type="currency">
            <text:p>$84.00</text:p>
          </table:table-cell>
          <table:table-cell table:style-name="ce87" table:number-columns-repeated="2"/>
          <table:table-cell table:style-name="ce92"/>
          <table:table-cell table:style-name="ce87" table:formula="of:=[.E468]-[.B468]" office:value-type="currency" office:currency="USD" office:value="-84" calcext:value-type="currency">
            <text:p>-$84.00</text:p>
          </table:table-cell>
          <table:table-cell table:style-name="ce89" table:formula="of:=[.E468]/[.D46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QP-64</text:p>
          </table:table-cell>
          <table:table-cell table:style-name="ce81" office:value-type="currency" office:currency="USD" office:value="155" calcext:value-type="currency">
            <text:p>$155.00</text:p>
          </table:table-cell>
          <table:table-cell table:style-name="ce87" table:number-columns-repeated="2"/>
          <table:table-cell table:style-name="ce92"/>
          <table:table-cell table:style-name="ce87" table:formula="of:=[.E469]-[.B469]" office:value-type="currency" office:currency="USD" office:value="-155" calcext:value-type="currency">
            <text:p>-$155.00</text:p>
          </table:table-cell>
          <table:table-cell table:style-name="ce89" table:formula="of:=[.E469]/[.D46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QP-64</text:p>
          </table:table-cell>
          <table:table-cell table:style-name="ce81" office:value-type="currency" office:currency="USD" office:value="135" calcext:value-type="currency">
            <text:p>$135.00</text:p>
          </table:table-cell>
          <table:table-cell table:style-name="ce87" table:number-columns-repeated="2"/>
          <table:table-cell table:style-name="ce92"/>
          <table:table-cell table:style-name="ce87" table:formula="of:=[.E470]-[.B470]" office:value-type="currency" office:currency="USD" office:value="-135" calcext:value-type="currency">
            <text:p>-$135.00</text:p>
          </table:table-cell>
          <table:table-cell table:style-name="ce89" table:formula="of:=[.E470]/[.D47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QP-101</text:p>
          </table:table-cell>
          <table:table-cell table:style-name="ce81" office:value-type="currency" office:currency="USD" office:value="460" calcext:value-type="currency">
            <text:p>$460.00</text:p>
          </table:table-cell>
          <table:table-cell table:style-name="ce87" table:number-columns-repeated="2"/>
          <table:table-cell table:style-name="ce92"/>
          <table:table-cell table:style-name="ce87" table:formula="of:=[.E471]-[.B471]" office:value-type="currency" office:currency="USD" office:value="-460" calcext:value-type="currency">
            <text:p>-$460.00</text:p>
          </table:table-cell>
          <table:table-cell table:style-name="ce89" table:formula="of:=[.E471]/[.D47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QP-101</text:p>
          </table:table-cell>
          <table:table-cell table:style-name="ce81" office:value-type="currency" office:currency="USD" office:value="405" calcext:value-type="currency">
            <text:p>$405.00</text:p>
          </table:table-cell>
          <table:table-cell table:style-name="ce87" table:number-columns-repeated="2"/>
          <table:table-cell table:style-name="ce92"/>
          <table:table-cell table:style-name="ce87" table:formula="of:=[.E472]-[.B472]" office:value-type="currency" office:currency="USD" office:value="-405" calcext:value-type="currency">
            <text:p>-$405.00</text:p>
          </table:table-cell>
          <table:table-cell table:style-name="ce89" table:formula="of:=[.E472]/[.D47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8">
          <table:table-cell table:style-name="ce69" office:value-type="string" calcext:value-type="string">
            <text:p>Rotationally Molded Pallets - Singe Walled Four Way Entry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WP-48</text:p>
          </table:table-cell>
          <table:table-cell table:style-name="ce81" office:value-type="currency" office:currency="USD" office:value="110" calcext:value-type="currency">
            <text:p>$110.00</text:p>
          </table:table-cell>
          <table:table-cell table:style-name="ce87" table:number-columns-repeated="2"/>
          <table:table-cell table:style-name="ce92"/>
          <table:table-cell table:style-name="ce87" table:formula="of:=[.E476]-[.B476]" office:value-type="currency" office:currency="USD" office:value="-110" calcext:value-type="currency">
            <text:p>-$110.00</text:p>
          </table:table-cell>
          <table:table-cell table:style-name="ce89" table:formula="of:=[.E476]/[.D47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WP-48</text:p>
          </table:table-cell>
          <table:table-cell table:style-name="ce81" office:value-type="currency" office:currency="USD" office:value="97" calcext:value-type="currency">
            <text:p>$97.00</text:p>
          </table:table-cell>
          <table:table-cell table:style-name="ce87" table:number-columns-repeated="2"/>
          <table:table-cell table:style-name="ce92"/>
          <table:table-cell table:style-name="ce87" table:formula="of:=[.E477]-[.B477]" office:value-type="currency" office:currency="USD" office:value="-97" calcext:value-type="currency">
            <text:p>-$97.00</text:p>
          </table:table-cell>
          <table:table-cell table:style-name="ce89" table:formula="of:=[.E477]/[.D47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5">
          <table:table-cell table:style-name="ce69" office:value-type="string" calcext:value-type="string">
            <text:p>Rotationally Molded Stack and Nest Containers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9" office:value-type="string" calcext:value-type="string">
            <text:p>DJ-1</text:p>
          </table:table-cell>
          <table:table-cell table:style-name="ce82" office:value-type="currency" office:currency="USD" office:value="30" calcext:value-type="currency">
            <text:p>$30.00</text:p>
          </table:table-cell>
          <table:table-cell table:style-name="ce88" office:value-type="currency" office:currency="USD" office:value="31" calcext:value-type="currency">
            <text:p>$31.00</text:p>
          </table:table-cell>
          <table:table-cell table:style-name="ce88" office:value-type="currency" office:currency="USD" office:value="23.25" calcext:value-type="currency">
            <text:p>$23.25</text:p>
          </table:table-cell>
          <table:table-cell table:style-name="ce93"/>
          <table:table-cell table:style-name="ce88" table:formula="of:=[.E481]-[.B481]" office:value-type="currency" office:currency="USD" office:value="-30" calcext:value-type="currency">
            <text:p>-$30.00</text:p>
          </table:table-cell>
          <table:table-cell table:style-name="ce89" table:formula="of:=[.E481]/[.D481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PES-22</text:p>
          </table:table-cell>
          <table:table-cell table:style-name="ce82" office:value-type="currency" office:currency="USD" office:value="31" calcext:value-type="currency">
            <text:p>$31.00</text:p>
          </table:table-cell>
          <table:table-cell table:style-name="ce88" office:value-type="currency" office:currency="USD" office:value="31" calcext:value-type="currency">
            <text:p>$31.00</text:p>
          </table:table-cell>
          <table:table-cell table:style-name="ce88" office:value-type="currency" office:currency="USD" office:value="23.25" calcext:value-type="currency">
            <text:p>$23.25</text:p>
          </table:table-cell>
          <table:table-cell table:style-name="ce93"/>
          <table:table-cell table:style-name="ce88" table:formula="of:=[.E482]-[.B482]" office:value-type="currency" office:currency="USD" office:value="-31" calcext:value-type="currency">
            <text:p>-$31.00</text:p>
          </table:table-cell>
          <table:table-cell table:style-name="ce89" table:formula="of:=[.E482]/[.D482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GB-1</text:p>
          </table:table-cell>
          <table:table-cell table:style-name="ce82" office:value-type="currency" office:currency="USD" office:value="30" calcext:value-type="currency">
            <text:p>$30.00</text:p>
          </table:table-cell>
          <table:table-cell table:style-name="ce88" office:value-type="currency" office:currency="USD" office:value="31" calcext:value-type="currency">
            <text:p>$31.00</text:p>
          </table:table-cell>
          <table:table-cell table:style-name="ce88" office:value-type="currency" office:currency="USD" office:value="23.25" calcext:value-type="currency">
            <text:p>$23.25</text:p>
          </table:table-cell>
          <table:table-cell table:style-name="ce93"/>
          <table:table-cell table:style-name="ce88" table:formula="of:=[.E483]-[.B483]" office:value-type="currency" office:currency="USD" office:value="-30" calcext:value-type="currency">
            <text:p>-$30.00</text:p>
          </table:table-cell>
          <table:table-cell table:style-name="ce89" table:formula="of:=[.E483]/[.D483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FM-1</text:p>
          </table:table-cell>
          <table:table-cell table:style-name="ce82" office:value-type="currency" office:currency="USD" office:value="35" calcext:value-type="currency">
            <text:p>$35.00</text:p>
          </table:table-cell>
          <table:table-cell table:style-name="ce88" office:value-type="currency" office:currency="USD" office:value="35" calcext:value-type="currency">
            <text:p>$35.00</text:p>
          </table:table-cell>
          <table:table-cell table:style-name="ce88" office:value-type="currency" office:currency="USD" office:value="26.25" calcext:value-type="currency">
            <text:p>$26.25</text:p>
          </table:table-cell>
          <table:table-cell table:style-name="ce93"/>
          <table:table-cell table:style-name="ce88" table:formula="of:=[.E484]-[.B484]" office:value-type="currency" office:currency="USD" office:value="-35" calcext:value-type="currency">
            <text:p>-$35.00</text:p>
          </table:table-cell>
          <table:table-cell table:style-name="ce89" table:formula="of:=[.E484]/[.D484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FM-2</text:p>
          </table:table-cell>
          <table:table-cell table:style-name="ce82" office:value-type="currency" office:currency="USD" office:value="45" calcext:value-type="currency">
            <text:p>$45.00</text:p>
          </table:table-cell>
          <table:table-cell table:style-name="ce88" office:value-type="currency" office:currency="USD" office:value="45" calcext:value-type="currency">
            <text:p>$45.00</text:p>
          </table:table-cell>
          <table:table-cell table:style-name="ce88" office:value-type="currency" office:currency="USD" office:value="33.75" calcext:value-type="currency">
            <text:p>$33.75</text:p>
          </table:table-cell>
          <table:table-cell table:style-name="ce93"/>
          <table:table-cell table:style-name="ce88" table:formula="of:=[.E485]-[.B485]" office:value-type="currency" office:currency="USD" office:value="-45" calcext:value-type="currency">
            <text:p>-$45.00</text:p>
          </table:table-cell>
          <table:table-cell table:style-name="ce89" table:formula="of:=[.E485]/[.D485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69" office:value-type="string" calcext:value-type="string">
            <text:p>Rotationally Molded Trays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9" office:value-type="string" calcext:value-type="string">
            <text:p>USM-1</text:p>
          </table:table-cell>
          <table:table-cell table:style-name="ce82" office:value-type="currency" office:currency="USD" office:value="10" calcext:value-type="currency">
            <text:p>$10.00</text:p>
          </table:table-cell>
          <table:table-cell table:style-name="ce88" table:number-columns-repeated="2"/>
          <table:table-cell table:style-name="ce93"/>
          <table:table-cell table:style-name="ce88" table:formula="of:=[.E489]-[.B489]" office:value-type="currency" office:currency="USD" office:value="-10" calcext:value-type="currency">
            <text:p>-$10.00</text:p>
          </table:table-cell>
          <table:table-cell table:style-name="ce89" table:formula="of:=[.E489]/[.D489]" office:value-type="string" office:string-value="" calcext:value-type="error">
            <text:p>#DIV/0!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USM-1</text:p>
          </table:table-cell>
          <table:table-cell table:style-name="ce82" office:value-type="currency" office:currency="USD" office:value="9" calcext:value-type="currency">
            <text:p>$9.00</text:p>
          </table:table-cell>
          <table:table-cell table:style-name="ce88" table:number-columns-repeated="2"/>
          <table:table-cell table:style-name="ce93"/>
          <table:table-cell table:style-name="ce88" table:formula="of:=[.E490]-[.B490]" office:value-type="currency" office:currency="USD" office:value="-9" calcext:value-type="currency">
            <text:p>-$9.00</text:p>
          </table:table-cell>
          <table:table-cell table:style-name="ce89" table:formula="of:=[.E490]/[.D490]" office:value-type="string" office:string-value="" calcext:value-type="error">
            <text:p>#DIV/0!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77" office:value-type="string" calcext:value-type="string">
            <text:p>PW-15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491]-[.B491]" office:value-type="string" office:string-value="" calcext:value-type="error">
            <text:p>#VALUE!</text:p>
          </table:table-cell>
          <table:table-cell table:style-name="ce89" table:formula="of:=[.E491]/[.D49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W-15</text:p>
          </table:table-cell>
          <table:table-cell table:style-name="ce81" office:value-type="currency" office:currency="USD" office:value="17" calcext:value-type="currency">
            <text:p>$17.00</text:p>
          </table:table-cell>
          <table:table-cell table:style-name="ce87" table:number-columns-repeated="2"/>
          <table:table-cell table:style-name="ce92"/>
          <table:table-cell table:style-name="ce87" table:formula="of:=[.E492]-[.B492]" office:value-type="currency" office:currency="USD" office:value="-17" calcext:value-type="currency">
            <text:p>-$17.00</text:p>
          </table:table-cell>
          <table:table-cell table:style-name="ce89" table:formula="of:=[.E492]/[.D49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20" calcext:value-type="currency">
            <text:p>$20.00</text:p>
          </table:table-cell>
          <table:table-cell table:style-name="ce14" table:number-columns-repeated="2"/>
          <table:table-cell table:style-name="ce18"/>
          <table:table-cell table:style-name="ce14" table:formula="of:=[.E493]-[.B493]" office:value-type="currency" office:currency="USD" office:value="-20" calcext:value-type="currency">
            <text:p>-$20.00</text:p>
          </table:table-cell>
          <table:table-cell table:style-name="ce89" table:formula="of:=[.E493]/[.D49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18" calcext:value-type="currency">
            <text:p>$18.00</text:p>
          </table:table-cell>
          <table:table-cell table:style-name="ce14" table:number-columns-repeated="2"/>
          <table:table-cell table:style-name="ce18"/>
          <table:table-cell table:style-name="ce14" table:formula="of:=[.E494]-[.B494]" office:value-type="currency" office:currency="USD" office:value="-18" calcext:value-type="currency">
            <text:p>-$18.00</text:p>
          </table:table-cell>
          <table:table-cell table:style-name="ce89" table:formula="of:=[.E494]/[.D49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21" calcext:value-type="currency">
            <text:p>$21.00</text:p>
          </table:table-cell>
          <table:table-cell table:style-name="ce14" table:number-columns-repeated="2"/>
          <table:table-cell table:style-name="ce18"/>
          <table:table-cell table:style-name="ce14" table:formula="of:=[.E495]-[.B495]" office:value-type="currency" office:currency="USD" office:value="-21" calcext:value-type="currency">
            <text:p>-$21.00</text:p>
          </table:table-cell>
          <table:table-cell table:style-name="ce89" table:formula="of:=[.E495]/[.D49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496]-[.B496]" office:value-type="currency" office:currency="USD" office:value="-19" calcext:value-type="currency">
            <text:p>-$19.00</text:p>
          </table:table-cell>
          <table:table-cell table:style-name="ce89" table:formula="of:=[.E496]/[.D49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77" office:value-type="string" calcext:value-type="string">
            <text:p>PE21-L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497]-[.B497]" office:value-type="string" office:string-value="" calcext:value-type="error">
            <text:p>#VALUE!</text:p>
          </table:table-cell>
          <table:table-cell table:style-name="ce89" table:formula="of:=[.E497]/[.D49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E21-L</text:p>
          </table:table-cell>
          <table:table-cell table:style-name="ce81" office:value-type="currency" office:currency="USD" office:value="14" calcext:value-type="currency">
            <text:p>$14.00</text:p>
          </table:table-cell>
          <table:table-cell table:style-name="ce87" table:number-columns-repeated="2"/>
          <table:table-cell table:style-name="ce92"/>
          <table:table-cell table:style-name="ce87" table:formula="of:=[.E498]-[.B498]" office:value-type="currency" office:currency="USD" office:value="-14" calcext:value-type="currency">
            <text:p>-$14.00</text:p>
          </table:table-cell>
          <table:table-cell table:style-name="ce89" table:formula="of:=[.E498]/[.D49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GMT</text:p>
          </table:table-cell>
          <table:table-cell table:style-name="ce81" office:value-type="currency" office:currency="USD" office:value="20" calcext:value-type="currency">
            <text:p>$20.00</text:p>
          </table:table-cell>
          <table:table-cell table:style-name="ce87" table:number-columns-repeated="2"/>
          <table:table-cell table:style-name="ce92"/>
          <table:table-cell table:style-name="ce87" table:formula="of:=[.E499]-[.B499]" office:value-type="currency" office:currency="USD" office:value="-20" calcext:value-type="currency">
            <text:p>-$20.00</text:p>
          </table:table-cell>
          <table:table-cell table:style-name="ce89" table:formula="of:=[.E499]/[.D49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GMT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500]-[.B500]" office:value-type="string" office:string-value="" calcext:value-type="error">
            <text:p>#VALUE!</text:p>
          </table:table-cell>
          <table:table-cell table:style-name="ce89" table:formula="of:=[.E500]/[.D50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T-2317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501]-[.B501]" office:value-type="string" office:string-value="" calcext:value-type="error">
            <text:p>#VALUE!</text:p>
          </table:table-cell>
          <table:table-cell table:style-name="ce89" table:formula="of:=[.E501]/[.D50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T-2317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502]-[.B502]" office:value-type="string" office:string-value="" calcext:value-type="error">
            <text:p>#VALUE!</text:p>
          </table:table-cell>
          <table:table-cell table:style-name="ce89" table:formula="of:=[.E502]/[.D50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office:value-type="currency" office:currency="USD" office:value="23" calcext:value-type="currency">
            <text:p>$23.00</text:p>
          </table:table-cell>
          <table:table-cell table:style-name="ce14" office:value-type="currency" office:currency="USD" office:value="17.25" calcext:value-type="currency">
            <text:p>$17.25</text:p>
          </table:table-cell>
          <table:table-cell table:style-name="ce18"/>
          <table:table-cell table:style-name="ce14" table:formula="of:=[.E503]-[.B503]" office:value-type="currency" office:currency="USD" office:value="-22" calcext:value-type="currency">
            <text:p>-$22.00</text:p>
          </table:table-cell>
          <table:table-cell table:style-name="ce89" table:formula="of:=[.E503]/[.D50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4]-[.B504]" office:value-type="currency" office:currency="USD" office:value="-19" calcext:value-type="currency">
            <text:p>-$19.00</text:p>
          </table:table-cell>
          <table:table-cell table:style-name="ce89" table:formula="of:=[.E504]/[.D5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table:number-columns-repeated="2"/>
          <table:table-cell table:style-name="ce18"/>
          <table:table-cell table:style-name="ce14" table:formula="of:=[.E505]-[.B505]" office:value-type="currency" office:currency="USD" office:value="-22" calcext:value-type="currency">
            <text:p>-$22.00</text:p>
          </table:table-cell>
          <table:table-cell table:style-name="ce89" table:formula="of:=[.E505]/[.D5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6]-[.B506]" office:value-type="currency" office:currency="USD" office:value="-19" calcext:value-type="currency">
            <text:p>-$19.00</text:p>
          </table:table-cell>
          <table:table-cell table:style-name="ce89" table:formula="of:=[.E506]/[.D5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3">
          <table:table-cell table:style-name="ce77" office:value-type="string" calcext:value-type="string">
            <text:p>JB-19-BAYHEAD</text:p>
          </table:table-cell>
          <table:table-cell table:style-name="ce81" office:value-type="currency" office:currency="USD" office:value="27" calcext:value-type="currency">
            <text:p>$27.00</text:p>
          </table:table-cell>
          <table:table-cell table:style-name="ce87" table:number-columns-repeated="2"/>
          <table:table-cell table:style-name="ce92"/>
          <table:table-cell table:style-name="ce87" table:formula="of:=[.E507]-[.B507]" office:value-type="currency" office:currency="USD" office:value="-27" calcext:value-type="currency">
            <text:p>-$27.00</text:p>
          </table:table-cell>
          <table:table-cell table:style-name="ce89" table:formula="of:=[.E507]/[.D50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3">
          <table:table-cell table:style-name="ce77" office:value-type="string" calcext:value-type="string">
            <text:p>JB-19-BAYHEAD</text:p>
          </table:table-cell>
          <table:table-cell table:style-name="ce81" office:value-type="currency" office:currency="USD" office:value="24" calcext:value-type="currency">
            <text:p>$24.00</text:p>
          </table:table-cell>
          <table:table-cell table:style-name="ce87" table:number-columns-repeated="2"/>
          <table:table-cell table:style-name="ce92"/>
          <table:table-cell table:style-name="ce87" table:formula="of:=[.E508]-[.B508]" office:value-type="currency" office:currency="USD" office:value="-24" calcext:value-type="currency">
            <text:p>-$24.00</text:p>
          </table:table-cell>
          <table:table-cell table:style-name="ce89" table:formula="of:=[.E508]/[.D50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S2PE-L</text:p>
          </table:table-cell>
          <table:table-cell table:style-name="ce81" office:value-type="currency" office:currency="USD" office:value="27" calcext:value-type="currency">
            <text:p>$27.00</text:p>
          </table:table-cell>
          <table:table-cell table:style-name="ce87" table:number-columns-repeated="2"/>
          <table:table-cell table:style-name="ce92"/>
          <table:table-cell table:style-name="ce87" table:formula="of:=[.E509]-[.B509]" office:value-type="currency" office:currency="USD" office:value="-27" calcext:value-type="currency">
            <text:p>-$27.00</text:p>
          </table:table-cell>
          <table:table-cell table:style-name="ce89" table:formula="of:=[.E509]/[.D50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S2PE-L</text:p>
          </table:table-cell>
          <table:table-cell table:style-name="ce81" office:value-type="currency" office:currency="USD" office:value="24" calcext:value-type="currency">
            <text:p>$24.00</text:p>
          </table:table-cell>
          <table:table-cell table:style-name="ce87" table:number-columns-repeated="2"/>
          <table:table-cell table:style-name="ce92"/>
          <table:table-cell table:style-name="ce87" table:formula="of:=[.E510]-[.B510]" office:value-type="currency" office:currency="USD" office:value="-24" calcext:value-type="currency">
            <text:p>-$24.00</text:p>
          </table:table-cell>
          <table:table-cell table:style-name="ce89" table:formula="of:=[.E510]/[.D51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LG-1</text:p>
          </table:table-cell>
          <table:table-cell table:style-name="ce82" office:value-type="currency" office:currency="USD" office:value="30" calcext:value-type="currency">
            <text:p>$30.00</text:p>
          </table:table-cell>
          <table:table-cell table:style-name="ce88" office:value-type="currency" office:currency="USD" office:value="31" calcext:value-type="currency">
            <text:p>$31.00</text:p>
          </table:table-cell>
          <table:table-cell table:style-name="ce88" office:value-type="currency" office:currency="USD" office:value="23.25" calcext:value-type="currency">
            <text:p>$23.25</text:p>
          </table:table-cell>
          <table:table-cell table:style-name="ce93"/>
          <table:table-cell table:style-name="ce88" table:formula="of:=[.E511]-[.B511]" office:value-type="currency" office:currency="USD" office:value="-30" calcext:value-type="currency">
            <text:p>-$30.00</text:p>
          </table:table-cell>
          <table:table-cell table:style-name="ce89" table:formula="of:=[.E511]/[.D511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LG-1</text:p>
          </table:table-cell>
          <table:table-cell table:style-name="ce82" office:value-type="currency" office:currency="USD" office:value="26" calcext:value-type="currency">
            <text:p>$26.00</text:p>
          </table:table-cell>
          <table:table-cell table:style-name="ce88" office:value-type="currency" office:currency="USD" office:value="31" calcext:value-type="currency">
            <text:p>$31.00</text:p>
          </table:table-cell>
          <table:table-cell table:style-name="ce88" office:value-type="currency" office:currency="USD" office:value="23.25" calcext:value-type="currency">
            <text:p>$23.25</text:p>
          </table:table-cell>
          <table:table-cell table:style-name="ce93"/>
          <table:table-cell table:style-name="ce88" table:formula="of:=[.E512]-[.B512]" office:value-type="currency" office:currency="USD" office:value="-26" calcext:value-type="currency">
            <text:p>-$26.00</text:p>
          </table:table-cell>
          <table:table-cell table:style-name="ce89" table:formula="of:=[.E512]/[.D512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office:value-type="currency" office:currency="USD" office:value="43" calcext:value-type="currency">
            <text:p>$43.00</text:p>
          </table:table-cell>
          <table:table-cell table:style-name="ce14" office:value-type="currency" office:currency="USD" office:value="32.25" calcext:value-type="currency">
            <text:p>$32.25</text:p>
          </table:table-cell>
          <table:table-cell table:style-name="ce18"/>
          <table:table-cell table:style-name="ce14" table:formula="of:=[.E513]-[.B513]" office:value-type="currency" office:currency="USD" office:value="-35" calcext:value-type="currency">
            <text:p>-$35.00</text:p>
          </table:table-cell>
          <table:table-cell table:style-name="ce89" table:formula="of:=[.E513]/[.D51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4" calcext:value-type="currency">
            <text:p>$34.00</text:p>
          </table:table-cell>
          <table:table-cell table:style-name="ce14" table:number-columns-repeated="2"/>
          <table:table-cell table:style-name="ce18"/>
          <table:table-cell table:style-name="ce14" table:formula="of:=[.E514]-[.B514]" office:value-type="currency" office:currency="USD" office:value="-34" calcext:value-type="currency">
            <text:p>-$34.00</text:p>
          </table:table-cell>
          <table:table-cell table:style-name="ce89" table:formula="of:=[.E514]/[.D51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15]-[.B515]" office:value-type="currency" office:currency="USD" office:value="-35" calcext:value-type="currency">
            <text:p>-$35.00</text:p>
          </table:table-cell>
          <table:table-cell table:style-name="ce89" table:formula="of:=[.E515]/[.D51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516]-[.B516]" office:value-type="currency" office:currency="USD" office:value="-31" calcext:value-type="currency">
            <text:p>-$31.00</text:p>
          </table:table-cell>
          <table:table-cell table:style-name="ce89" table:formula="of:=[.E516]/[.D51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17]-[.B517]" office:value-type="currency" office:currency="USD" office:value="-41" calcext:value-type="currency">
            <text:p>-$41.00</text:p>
          </table:table-cell>
          <table:table-cell table:style-name="ce89" table:formula="of:=[.E517]/[.D51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518]-[.B518]" office:value-type="currency" office:currency="USD" office:value="-36" calcext:value-type="currency">
            <text:p>-$36.00</text:p>
          </table:table-cell>
          <table:table-cell table:style-name="ce89" table:formula="of:=[.E518]/[.D51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40" calcext:value-type="currency">
            <text:p>$40.00</text:p>
          </table:table-cell>
          <table:table-cell table:style-name="ce14" table:number-columns-repeated="2"/>
          <table:table-cell table:style-name="ce18"/>
          <table:table-cell table:style-name="ce14" table:formula="of:=[.E519]-[.B519]" office:value-type="currency" office:currency="USD" office:value="-40" calcext:value-type="currency">
            <text:p>-$40.00</text:p>
          </table:table-cell>
          <table:table-cell table:style-name="ce89" table:formula="of:=[.E519]/[.D51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20]-[.B520]" office:value-type="currency" office:currency="USD" office:value="-35" calcext:value-type="currency">
            <text:p>-$35.00</text:p>
          </table:table-cell>
          <table:table-cell table:style-name="ce89" table:formula="of:=[.E520]/[.D52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7" calcext:value-type="currency">
            <text:p>$47.00</text:p>
          </table:table-cell>
          <table:table-cell table:style-name="ce14" table:number-columns-repeated="2"/>
          <table:table-cell table:style-name="ce18"/>
          <table:table-cell table:style-name="ce14" table:formula="of:=[.E521]-[.B521]" office:value-type="currency" office:currency="USD" office:value="-47" calcext:value-type="currency">
            <text:p>-$47.00</text:p>
          </table:table-cell>
          <table:table-cell table:style-name="ce89" table:formula="of:=[.E521]/[.D52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22]-[.B522]" office:value-type="currency" office:currency="USD" office:value="-41" calcext:value-type="currency">
            <text:p>-$41.00</text:p>
          </table:table-cell>
          <table:table-cell table:style-name="ce89" table:formula="of:=[.E522]/[.D5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77" office:value-type="string" calcext:value-type="string">
            <text:p>WT-53</text:p>
          </table:table-cell>
          <table:table-cell table:style-name="ce81" office:value-type="currency" office:currency="USD" office:value="95" calcext:value-type="currency">
            <text:p>$95.00</text:p>
          </table:table-cell>
          <table:table-cell table:style-name="ce87" table:number-columns-repeated="2"/>
          <table:table-cell table:style-name="ce92"/>
          <table:table-cell table:style-name="ce87" table:formula="of:=[.E523]-[.B523]" office:value-type="currency" office:currency="USD" office:value="-95" calcext:value-type="currency">
            <text:p>-$95.00</text:p>
          </table:table-cell>
          <table:table-cell table:style-name="ce89" table:formula="of:=[.E523]/[.D52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WT-53</text:p>
          </table:table-cell>
          <table:table-cell table:style-name="ce81" office:value-type="currency" office:currency="USD" office:value="84" calcext:value-type="currency">
            <text:p>$84.00</text:p>
          </table:table-cell>
          <table:table-cell table:style-name="ce87" table:number-columns-repeated="2"/>
          <table:table-cell table:style-name="ce92"/>
          <table:table-cell table:style-name="ce87" table:formula="of:=[.E524]-[.B524]" office:value-type="currency" office:currency="USD" office:value="-84" calcext:value-type="currency">
            <text:p>-$84.00</text:p>
          </table:table-cell>
          <table:table-cell table:style-name="ce89" table:formula="of:=[.E524]/[.D52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KWT-1</text:p>
          </table:table-cell>
          <table:table-cell table:style-name="ce81" office:value-type="currency" office:currency="USD" office:value="16" calcext:value-type="currency">
            <text:p>$16.00</text:p>
          </table:table-cell>
          <table:table-cell table:style-name="ce87" table:number-columns-repeated="2"/>
          <table:table-cell table:style-name="ce92"/>
          <table:table-cell table:style-name="ce87" table:formula="of:=[.E525]-[.B525]" office:value-type="currency" office:currency="USD" office:value="-16" calcext:value-type="currency">
            <text:p>-$16.00</text:p>
          </table:table-cell>
          <table:table-cell table:style-name="ce89" table:formula="of:=[.E525]/[.D52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KWT-1</text:p>
          </table:table-cell>
          <table:table-cell table:style-name="ce81" office:value-type="currency" office:currency="USD" office:value="14" calcext:value-type="currency">
            <text:p>$14.00</text:p>
          </table:table-cell>
          <table:table-cell table:style-name="ce87" table:number-columns-repeated="2"/>
          <table:table-cell table:style-name="ce92"/>
          <table:table-cell table:style-name="ce87" table:formula="of:=[.E526]-[.B526]" office:value-type="currency" office:currency="USD" office:value="-14" calcext:value-type="currency">
            <text:p>-$14.00</text:p>
          </table:table-cell>
          <table:table-cell table:style-name="ce89" table:formula="of:=[.E526]/[.D52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KWT-2</text:p>
          </table:table-cell>
          <table:table-cell table:style-name="ce81" office:value-type="currency" office:currency="USD" office:value="23" calcext:value-type="currency">
            <text:p>$23.00</text:p>
          </table:table-cell>
          <table:table-cell table:style-name="ce87" table:number-columns-repeated="2"/>
          <table:table-cell table:style-name="ce92"/>
          <table:table-cell table:style-name="ce87" table:formula="of:=[.E527]-[.B527]" office:value-type="currency" office:currency="USD" office:value="-23" calcext:value-type="currency">
            <text:p>-$23.00</text:p>
          </table:table-cell>
          <table:table-cell table:style-name="ce89" table:formula="of:=[.E527]/[.D52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KWT-2</text:p>
          </table:table-cell>
          <table:table-cell table:style-name="ce81" office:value-type="currency" office:currency="USD" office:value="20" calcext:value-type="currency">
            <text:p>$20.00</text:p>
          </table:table-cell>
          <table:table-cell table:style-name="ce87" table:number-columns-repeated="2"/>
          <table:table-cell table:style-name="ce92"/>
          <table:table-cell table:style-name="ce87" table:formula="of:=[.E528]-[.B528]" office:value-type="currency" office:currency="USD" office:value="-20" calcext:value-type="currency">
            <text:p>-$20.00</text:p>
          </table:table-cell>
          <table:table-cell table:style-name="ce89" table:formula="of:=[.E528]/[.D52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T-LID</text:p>
          </table:table-cell>
          <table:table-cell table:style-name="ce81" office:value-type="currency" office:currency="USD" office:value="85" calcext:value-type="currency">
            <text:p>$85.00</text:p>
          </table:table-cell>
          <table:table-cell table:style-name="ce87" table:number-columns-repeated="2"/>
          <table:table-cell table:style-name="ce92"/>
          <table:table-cell table:style-name="ce87" table:formula="of:=[.E529]-[.B529]" office:value-type="currency" office:currency="USD" office:value="-85" calcext:value-type="currency">
            <text:p>-$85.00</text:p>
          </table:table-cell>
          <table:table-cell table:style-name="ce89" table:formula="of:=[.E529]/[.D52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T-LID</text:p>
          </table:table-cell>
          <table:table-cell table:style-name="ce81" office:value-type="currency" office:currency="USD" office:value="75" calcext:value-type="currency">
            <text:p>$75.00</text:p>
          </table:table-cell>
          <table:table-cell table:style-name="ce87" table:number-columns-repeated="2"/>
          <table:table-cell table:style-name="ce92"/>
          <table:table-cell table:style-name="ce87" table:formula="of:=[.E530]-[.B530]" office:value-type="currency" office:currency="USD" office:value="-75" calcext:value-type="currency">
            <text:p>-$75.00</text:p>
          </table:table-cell>
          <table:table-cell table:style-name="ce89" table:formula="of:=[.E530]/[.D53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BT-48</text:p>
          </table:table-cell>
          <table:table-cell table:style-name="ce81" office:value-type="currency" office:currency="USD" office:value="95" calcext:value-type="currency">
            <text:p>$95.00</text:p>
          </table:table-cell>
          <table:table-cell table:style-name="ce87" table:number-columns-repeated="2"/>
          <table:table-cell table:style-name="ce92"/>
          <table:table-cell table:style-name="ce87" table:formula="of:=[.E531]-[.B531]" office:value-type="currency" office:currency="USD" office:value="-95" calcext:value-type="currency">
            <text:p>-$95.00</text:p>
          </table:table-cell>
          <table:table-cell table:style-name="ce89" table:formula="of:=[.E531]/[.D53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BT-48</text:p>
          </table:table-cell>
          <table:table-cell table:style-name="ce81" office:value-type="currency" office:currency="USD" office:value="84" calcext:value-type="currency">
            <text:p>$84.00</text:p>
          </table:table-cell>
          <table:table-cell table:style-name="ce87" table:number-columns-repeated="2"/>
          <table:table-cell table:style-name="ce92"/>
          <table:table-cell table:style-name="ce87" table:formula="of:=[.E532]-[.B532]" office:value-type="currency" office:currency="USD" office:value="-84" calcext:value-type="currency">
            <text:p>-$84.00</text:p>
          </table:table-cell>
          <table:table-cell table:style-name="ce89" table:formula="of:=[.E532]/[.D53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BT-52</text:p>
          </table:table-cell>
          <table:table-cell table:style-name="ce81" office:value-type="currency" office:currency="USD" office:value="155" calcext:value-type="currency">
            <text:p>$155.00</text:p>
          </table:table-cell>
          <table:table-cell table:style-name="ce87" table:number-columns-repeated="2"/>
          <table:table-cell table:style-name="ce92"/>
          <table:table-cell table:style-name="ce87" table:formula="of:=[.E533]-[.B533]" office:value-type="currency" office:currency="USD" office:value="-155" calcext:value-type="currency">
            <text:p>-$155.00</text:p>
          </table:table-cell>
          <table:table-cell table:style-name="ce89" table:formula="of:=[.E533]/[.D53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BT-52</text:p>
          </table:table-cell>
          <table:table-cell table:style-name="ce81" office:value-type="currency" office:currency="USD" office:value="136" calcext:value-type="currency">
            <text:p>$136.00</text:p>
          </table:table-cell>
          <table:table-cell table:style-name="ce87" table:number-columns-repeated="2"/>
          <table:table-cell table:style-name="ce92"/>
          <table:table-cell table:style-name="ce87" table:formula="of:=[.E534]-[.B534]" office:value-type="currency" office:currency="USD" office:value="-136" calcext:value-type="currency">
            <text:p>-$136.00</text:p>
          </table:table-cell>
          <table:table-cell table:style-name="ce89" table:formula="of:=[.E534]/[.D53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2">
          <table:table-cell table:style-name="ce69" office:value-type="string" calcext:value-type="string">
            <text:p>Round Bins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GS-36</text:p>
          </table:table-cell>
          <table:table-cell table:style-name="ce81" office:value-type="currency" office:currency="USD" office:value="60" calcext:value-type="currency">
            <text:p>$60.00</text:p>
          </table:table-cell>
          <table:table-cell table:style-name="ce87" table:number-columns-repeated="2"/>
          <table:table-cell table:style-name="ce92"/>
          <table:table-cell table:style-name="ce87" table:formula="of:=[.E538]-[.B538]" office:value-type="currency" office:currency="USD" office:value="-60" calcext:value-type="currency">
            <text:p>-$60.00</text:p>
          </table:table-cell>
          <table:table-cell table:style-name="ce89" table:formula="of:=[.E538]/[.D53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GS-31</text:p>
          </table:table-cell>
          <table:table-cell table:style-name="ce81" office:value-type="currency" office:currency="USD" office:value="60" calcext:value-type="currency">
            <text:p>$60.00</text:p>
          </table:table-cell>
          <table:table-cell table:style-name="ce87" table:number-columns-repeated="2"/>
          <table:table-cell table:style-name="ce92"/>
          <table:table-cell table:style-name="ce87" table:formula="of:=[.E539]-[.B539]" office:value-type="currency" office:currency="USD" office:value="-60" calcext:value-type="currency">
            <text:p>-$60.00</text:p>
          </table:table-cell>
          <table:table-cell table:style-name="ce89" table:formula="of:=[.E539]/[.D53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GS-35</text:p>
          </table:table-cell>
          <table:table-cell table:style-name="ce81" office:value-type="currency" office:currency="USD" office:value="105" calcext:value-type="currency">
            <text:p>$105.00</text:p>
          </table:table-cell>
          <table:table-cell table:style-name="ce87" table:number-columns-repeated="2"/>
          <table:table-cell table:style-name="ce92"/>
          <table:table-cell table:style-name="ce87" table:formula="of:=[.E540]-[.B540]" office:value-type="currency" office:currency="USD" office:value="-105" calcext:value-type="currency">
            <text:p>-$105.00</text:p>
          </table:table-cell>
          <table:table-cell table:style-name="ce89" table:formula="of:=[.E540]/[.D54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GS-38</text:p>
          </table:table-cell>
          <table:table-cell table:style-name="ce81" office:value-type="currency" office:currency="USD" office:value="145" calcext:value-type="currency">
            <text:p>$145.00</text:p>
          </table:table-cell>
          <table:table-cell table:style-name="ce87" table:number-columns-repeated="2"/>
          <table:table-cell table:style-name="ce92"/>
          <table:table-cell table:style-name="ce87" table:formula="of:=[.E541]-[.B541]" office:value-type="currency" office:currency="USD" office:value="-145" calcext:value-type="currency">
            <text:p>-$145.00</text:p>
          </table:table-cell>
          <table:table-cell table:style-name="ce89" table:formula="of:=[.E541]/[.D54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GS-52</text:p>
          </table:table-cell>
          <table:table-cell table:style-name="ce81" office:value-type="currency" office:currency="USD" office:value="305" calcext:value-type="currency">
            <text:p>$305.00</text:p>
          </table:table-cell>
          <table:table-cell table:style-name="ce87" table:number-columns-repeated="2"/>
          <table:table-cell table:style-name="ce92"/>
          <table:table-cell table:style-name="ce87" table:formula="of:=[.E542]-[.B542]" office:value-type="currency" office:currency="USD" office:value="-305" calcext:value-type="currency">
            <text:p>-$305.00</text:p>
          </table:table-cell>
          <table:table-cell table:style-name="ce89" table:formula="of:=[.E542]/[.D54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GS-60</text:p>
          </table:table-cell>
          <table:table-cell table:style-name="ce81" office:value-type="currency" office:currency="USD" office:value="350" calcext:value-type="currency">
            <text:p>$350.00</text:p>
          </table:table-cell>
          <table:table-cell table:style-name="ce87" table:number-columns-repeated="2"/>
          <table:table-cell table:style-name="ce92"/>
          <table:table-cell table:style-name="ce87" table:formula="of:=[.E543]-[.B543]" office:value-type="currency" office:currency="USD" office:value="-350" calcext:value-type="currency">
            <text:p>-$350.00</text:p>
          </table:table-cell>
          <table:table-cell table:style-name="ce89" table:formula="of:=[.E543]/[.D54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4">
          <table:table-cell table:style-name="ce69" office:value-type="string" calcext:value-type="string">
            <text:p>Round Rolling Trucks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RT-20</text:p>
          </table:table-cell>
          <table:table-cell table:style-name="ce81" office:value-type="currency" office:currency="USD" office:value="115" calcext:value-type="currency">
            <text:p>$115.00</text:p>
          </table:table-cell>
          <table:table-cell table:style-name="ce87" table:number-columns-repeated="2"/>
          <table:table-cell table:style-name="ce92"/>
          <table:table-cell table:style-name="ce87" table:formula="of:=[.E547]-[.B547]" office:value-type="currency" office:currency="USD" office:value="-115" calcext:value-type="currency">
            <text:p>-$115.00</text:p>
          </table:table-cell>
          <table:table-cell table:style-name="ce89" table:formula="of:=[.E547]/[.D54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T-25</text:p>
          </table:table-cell>
          <table:table-cell table:style-name="ce81" office:value-type="currency" office:currency="USD" office:value="180" calcext:value-type="currency">
            <text:p>$180.00</text:p>
          </table:table-cell>
          <table:table-cell table:style-name="ce87" table:number-columns-repeated="2"/>
          <table:table-cell table:style-name="ce92"/>
          <table:table-cell table:style-name="ce87" table:formula="of:=[.E548]-[.B548]" office:value-type="currency" office:currency="USD" office:value="-180" calcext:value-type="currency">
            <text:p>-$180.00</text:p>
          </table:table-cell>
          <table:table-cell table:style-name="ce89" table:formula="of:=[.E548]/[.D54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T-26</text:p>
          </table:table-cell>
          <table:table-cell table:style-name="ce81" office:value-type="currency" office:currency="USD" office:value="180" calcext:value-type="currency">
            <text:p>$180.00</text:p>
          </table:table-cell>
          <table:table-cell table:style-name="ce87" table:number-columns-repeated="2"/>
          <table:table-cell table:style-name="ce92"/>
          <table:table-cell table:style-name="ce87" table:formula="of:=[.E549]-[.B549]" office:value-type="currency" office:currency="USD" office:value="-180" calcext:value-type="currency">
            <text:p>-$180.00</text:p>
          </table:table-cell>
          <table:table-cell table:style-name="ce89" table:formula="of:=[.E549]/[.D54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T-31</text:p>
          </table:table-cell>
          <table:table-cell table:style-name="ce81" office:value-type="currency" office:currency="USD" office:value="185" calcext:value-type="currency">
            <text:p>$185.00</text:p>
          </table:table-cell>
          <table:table-cell table:style-name="ce87" table:number-columns-repeated="2"/>
          <table:table-cell table:style-name="ce92"/>
          <table:table-cell table:style-name="ce87" table:formula="of:=[.E550]-[.B550]" office:value-type="currency" office:currency="USD" office:value="-185" calcext:value-type="currency">
            <text:p>-$185.00</text:p>
          </table:table-cell>
          <table:table-cell table:style-name="ce89" table:formula="of:=[.E550]/[.D55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T-35</text:p>
          </table:table-cell>
          <table:table-cell table:style-name="ce81" office:value-type="currency" office:currency="USD" office:value="240" calcext:value-type="currency">
            <text:p>$240.00</text:p>
          </table:table-cell>
          <table:table-cell table:style-name="ce87" table:number-columns-repeated="2"/>
          <table:table-cell table:style-name="ce92"/>
          <table:table-cell table:style-name="ce87" table:formula="of:=[.E551]-[.B551]" office:value-type="currency" office:currency="USD" office:value="-240" calcext:value-type="currency">
            <text:p>-$240.00</text:p>
          </table:table-cell>
          <table:table-cell table:style-name="ce89" table:formula="of:=[.E551]/[.D55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T-38</text:p>
          </table:table-cell>
          <table:table-cell table:style-name="ce81" office:value-type="currency" office:currency="USD" office:value="260" calcext:value-type="currency">
            <text:p>$260.00</text:p>
          </table:table-cell>
          <table:table-cell table:style-name="ce87" table:number-columns-repeated="2"/>
          <table:table-cell table:style-name="ce92"/>
          <table:table-cell table:style-name="ce87" table:formula="of:=[.E552]-[.B552]" office:value-type="currency" office:currency="USD" office:value="-260" calcext:value-type="currency">
            <text:p>-$260.00</text:p>
          </table:table-cell>
          <table:table-cell table:style-name="ce89" table:formula="of:=[.E552]/[.D55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T-52</text:p>
          </table:table-cell>
          <table:table-cell table:style-name="ce81" office:value-type="currency" office:currency="USD" office:value="630" calcext:value-type="currency">
            <text:p>$630.00</text:p>
          </table:table-cell>
          <table:table-cell table:style-name="ce87" table:number-columns-repeated="2"/>
          <table:table-cell table:style-name="ce92"/>
          <table:table-cell table:style-name="ce87" table:formula="of:=[.E553]-[.B553]" office:value-type="currency" office:currency="USD" office:value="-630" calcext:value-type="currency">
            <text:p>-$630.00</text:p>
          </table:table-cell>
          <table:table-cell table:style-name="ce89" table:formula="of:=[.E553]/[.D55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T-60</text:p>
          </table:table-cell>
          <table:table-cell table:style-name="ce81" office:value-type="currency" office:currency="USD" office:value="690" calcext:value-type="currency">
            <text:p>$690.00</text:p>
          </table:table-cell>
          <table:table-cell table:style-name="ce87" table:number-columns-repeated="2"/>
          <table:table-cell table:style-name="ce92"/>
          <table:table-cell table:style-name="ce87" table:formula="of:=[.E554]-[.B554]" office:value-type="currency" office:currency="USD" office:value="-690" calcext:value-type="currency">
            <text:p>-$690.00</text:p>
          </table:table-cell>
          <table:table-cell table:style-name="ce89" table:formula="of:=[.E554]/[.D55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4">
          <table:table-cell table:style-name="ce69" office:value-type="string" calcext:value-type="string">
            <text:p>Round Stacking Containers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TUB-1</text:p>
          </table:table-cell>
          <table:table-cell table:style-name="ce81" office:value-type="currency" office:currency="USD" office:value="13" calcext:value-type="currency">
            <text:p>$13.00</text:p>
          </table:table-cell>
          <table:table-cell table:style-name="ce87" table:number-columns-repeated="2"/>
          <table:table-cell table:style-name="ce92"/>
          <table:table-cell table:style-name="ce87" table:formula="of:=[.E558]-[.B558]" office:value-type="currency" office:currency="USD" office:value="-13" calcext:value-type="currency">
            <text:p>-$13.00</text:p>
          </table:table-cell>
          <table:table-cell table:style-name="ce89" table:formula="of:=[.E558]/[.D55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TUB-1</text:p>
          </table:table-cell>
          <table:table-cell table:style-name="ce81" office:value-type="currency" office:currency="USD" office:value="11" calcext:value-type="currency">
            <text:p>$11.00</text:p>
          </table:table-cell>
          <table:table-cell table:style-name="ce87" table:number-columns-repeated="2"/>
          <table:table-cell table:style-name="ce92"/>
          <table:table-cell table:style-name="ce87" table:formula="of:=[.E559]-[.B559]" office:value-type="currency" office:currency="USD" office:value="-11" calcext:value-type="currency">
            <text:p>-$11.00</text:p>
          </table:table-cell>
          <table:table-cell table:style-name="ce89" table:formula="of:=[.E559]/[.D55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010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560]-[.B560]" office:value-type="string" office:string-value="" calcext:value-type="error">
            <text:p>#VALUE!</text:p>
          </table:table-cell>
          <table:table-cell table:style-name="ce89" table:formula="of:=[.E560]/[.D56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010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561]-[.B561]" office:value-type="string" office:string-value="" calcext:value-type="error">
            <text:p>#VALUE!</text:p>
          </table:table-cell>
          <table:table-cell table:style-name="ce89" table:formula="of:=[.E561]/[.D56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901</text:p>
          </table:table-cell>
          <table:table-cell table:style-name="ce81" office:value-type="currency" office:currency="USD" office:value="25" calcext:value-type="currency">
            <text:p>$25.00</text:p>
          </table:table-cell>
          <table:table-cell table:style-name="ce87" table:number-columns-repeated="2"/>
          <table:table-cell table:style-name="ce92"/>
          <table:table-cell table:style-name="ce87" table:formula="of:=[.E562]-[.B562]" office:value-type="currency" office:currency="USD" office:value="-25" calcext:value-type="currency">
            <text:p>-$25.00</text:p>
          </table:table-cell>
          <table:table-cell table:style-name="ce89" table:formula="of:=[.E562]/[.D56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901</text:p>
          </table:table-cell>
          <table:table-cell table:style-name="ce81" office:value-type="currency" office:currency="USD" office:value="22" calcext:value-type="currency">
            <text:p>$22.00</text:p>
          </table:table-cell>
          <table:table-cell table:style-name="ce87" table:number-columns-repeated="2"/>
          <table:table-cell table:style-name="ce92"/>
          <table:table-cell table:style-name="ce87" table:formula="of:=[.E563]-[.B563]" office:value-type="currency" office:currency="USD" office:value="-22" calcext:value-type="currency">
            <text:p>-$22.00</text:p>
          </table:table-cell>
          <table:table-cell table:style-name="ce89" table:formula="of:=[.E563]/[.D56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209</text:p>
          </table:table-cell>
          <table:table-cell table:style-name="ce81" office:value-type="currency" office:currency="USD" office:value="25" calcext:value-type="currency">
            <text:p>$25.00</text:p>
          </table:table-cell>
          <table:table-cell table:style-name="ce87" table:number-columns-repeated="2"/>
          <table:table-cell table:style-name="ce92"/>
          <table:table-cell table:style-name="ce87" table:formula="of:=[.E564]-[.B564]" office:value-type="currency" office:currency="USD" office:value="-25" calcext:value-type="currency">
            <text:p>-$25.00</text:p>
          </table:table-cell>
          <table:table-cell table:style-name="ce89" table:formula="of:=[.E564]/[.D56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209</text:p>
          </table:table-cell>
          <table:table-cell table:style-name="ce81" office:value-type="currency" office:currency="USD" office:value="22" calcext:value-type="currency">
            <text:p>$22.00</text:p>
          </table:table-cell>
          <table:table-cell table:style-name="ce87" table:number-columns-repeated="2"/>
          <table:table-cell table:style-name="ce92"/>
          <table:table-cell table:style-name="ce87" table:formula="of:=[.E565]-[.B565]" office:value-type="currency" office:currency="USD" office:value="-22" calcext:value-type="currency">
            <text:p>-$22.00</text:p>
          </table:table-cell>
          <table:table-cell table:style-name="ce89" table:formula="of:=[.E565]/[.D56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915</text:p>
          </table:table-cell>
          <table:table-cell table:style-name="ce81" office:value-type="currency" office:currency="USD" office:value="25" calcext:value-type="currency">
            <text:p>$25.00</text:p>
          </table:table-cell>
          <table:table-cell table:style-name="ce87" table:number-columns-repeated="2"/>
          <table:table-cell table:style-name="ce92"/>
          <table:table-cell table:style-name="ce87" table:formula="of:=[.E566]-[.B566]" office:value-type="currency" office:currency="USD" office:value="-25" calcext:value-type="currency">
            <text:p>-$25.00</text:p>
          </table:table-cell>
          <table:table-cell table:style-name="ce89" table:formula="of:=[.E566]/[.D56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915</text:p>
          </table:table-cell>
          <table:table-cell table:style-name="ce81" office:value-type="currency" office:currency="USD" office:value="22" calcext:value-type="currency">
            <text:p>$22.00</text:p>
          </table:table-cell>
          <table:table-cell table:style-name="ce87" table:number-columns-repeated="2"/>
          <table:table-cell table:style-name="ce92"/>
          <table:table-cell table:style-name="ce87" table:formula="of:=[.E567]-[.B567]" office:value-type="currency" office:currency="USD" office:value="-22" calcext:value-type="currency">
            <text:p>-$22.00</text:p>
          </table:table-cell>
          <table:table-cell table:style-name="ce89" table:formula="of:=[.E567]/[.D56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812</text:p>
          </table:table-cell>
          <table:table-cell table:style-name="ce81" office:value-type="currency" office:currency="USD" office:value="25" calcext:value-type="currency">
            <text:p>$25.00</text:p>
          </table:table-cell>
          <table:table-cell table:style-name="ce87" table:number-columns-repeated="2"/>
          <table:table-cell table:style-name="ce92"/>
          <table:table-cell table:style-name="ce87" table:formula="of:=[.E568]-[.B568]" office:value-type="currency" office:currency="USD" office:value="-25" calcext:value-type="currency">
            <text:p>-$25.00</text:p>
          </table:table-cell>
          <table:table-cell table:style-name="ce89" table:formula="of:=[.E568]/[.D56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812</text:p>
          </table:table-cell>
          <table:table-cell table:style-name="ce81" office:value-type="currency" office:currency="USD" office:value="22" calcext:value-type="currency">
            <text:p>$22.00</text:p>
          </table:table-cell>
          <table:table-cell table:style-name="ce87" table:number-columns-repeated="2"/>
          <table:table-cell table:style-name="ce92"/>
          <table:table-cell table:style-name="ce87" table:formula="of:=[.E569]-[.B569]" office:value-type="currency" office:currency="USD" office:value="-22" calcext:value-type="currency">
            <text:p>-$22.00</text:p>
          </table:table-cell>
          <table:table-cell table:style-name="ce89" table:formula="of:=[.E569]/[.D56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513</text:p>
          </table:table-cell>
          <table:table-cell table:style-name="ce81" office:value-type="currency" office:currency="USD" office:value="25" calcext:value-type="currency">
            <text:p>$25.00</text:p>
          </table:table-cell>
          <table:table-cell table:style-name="ce87" table:number-columns-repeated="2"/>
          <table:table-cell table:style-name="ce92"/>
          <table:table-cell table:style-name="ce87" table:formula="of:=[.E570]-[.B570]" office:value-type="currency" office:currency="USD" office:value="-25" calcext:value-type="currency">
            <text:p>-$25.00</text:p>
          </table:table-cell>
          <table:table-cell table:style-name="ce89" table:formula="of:=[.E570]/[.D57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513</text:p>
          </table:table-cell>
          <table:table-cell table:style-name="ce81" office:value-type="currency" office:currency="USD" office:value="22" calcext:value-type="currency">
            <text:p>$22.00</text:p>
          </table:table-cell>
          <table:table-cell table:style-name="ce87" table:number-columns-repeated="2"/>
          <table:table-cell table:style-name="ce92"/>
          <table:table-cell table:style-name="ce87" table:formula="of:=[.E571]-[.B571]" office:value-type="currency" office:currency="USD" office:value="-22" calcext:value-type="currency">
            <text:p>-$22.00</text:p>
          </table:table-cell>
          <table:table-cell table:style-name="ce89" table:formula="of:=[.E571]/[.D57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172</text:p>
          </table:table-cell>
          <table:table-cell table:style-name="ce81" office:value-type="currency" office:currency="USD" office:value="25" calcext:value-type="currency">
            <text:p>$25.00</text:p>
          </table:table-cell>
          <table:table-cell table:style-name="ce87" table:number-columns-repeated="2"/>
          <table:table-cell table:style-name="ce92"/>
          <table:table-cell table:style-name="ce87" table:formula="of:=[.E572]-[.B572]" office:value-type="currency" office:currency="USD" office:value="-25" calcext:value-type="currency">
            <text:p>-$25.00</text:p>
          </table:table-cell>
          <table:table-cell table:style-name="ce89" table:formula="of:=[.E572]/[.D57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172</text:p>
          </table:table-cell>
          <table:table-cell table:style-name="ce81" office:value-type="currency" office:currency="USD" office:value="22" calcext:value-type="currency">
            <text:p>$22.00</text:p>
          </table:table-cell>
          <table:table-cell table:style-name="ce87" table:number-columns-repeated="2"/>
          <table:table-cell table:style-name="ce92"/>
          <table:table-cell table:style-name="ce87" table:formula="of:=[.E573]-[.B573]" office:value-type="currency" office:currency="USD" office:value="-22" calcext:value-type="currency">
            <text:p>-$22.00</text:p>
          </table:table-cell>
          <table:table-cell table:style-name="ce89" table:formula="of:=[.E573]/[.D57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980</text:p>
          </table:table-cell>
          <table:table-cell table:style-name="ce81" office:value-type="currency" office:currency="USD" office:value="32" calcext:value-type="currency">
            <text:p>$32.00</text:p>
          </table:table-cell>
          <table:table-cell table:style-name="ce87" table:number-columns-repeated="2"/>
          <table:table-cell table:style-name="ce92"/>
          <table:table-cell table:style-name="ce87" table:formula="of:=[.E574]-[.B574]" office:value-type="currency" office:currency="USD" office:value="-32" calcext:value-type="currency">
            <text:p>-$32.00</text:p>
          </table:table-cell>
          <table:table-cell table:style-name="ce89" table:formula="of:=[.E574]/[.D57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980</text:p>
          </table:table-cell>
          <table:table-cell table:style-name="ce81" office:value-type="currency" office:currency="USD" office:value="28" calcext:value-type="currency">
            <text:p>$28.00</text:p>
          </table:table-cell>
          <table:table-cell table:style-name="ce87" table:number-columns-repeated="2"/>
          <table:table-cell table:style-name="ce92"/>
          <table:table-cell table:style-name="ce87" table:formula="of:=[.E575]-[.B575]" office:value-type="currency" office:currency="USD" office:value="-28" calcext:value-type="currency">
            <text:p>-$28.00</text:p>
          </table:table-cell>
          <table:table-cell table:style-name="ce89" table:formula="of:=[.E575]/[.D57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559</text:p>
          </table:table-cell>
          <table:table-cell table:style-name="ce81" office:value-type="currency" office:currency="USD" office:value="32" calcext:value-type="currency">
            <text:p>$32.00</text:p>
          </table:table-cell>
          <table:table-cell table:style-name="ce87" table:number-columns-repeated="2"/>
          <table:table-cell table:style-name="ce92"/>
          <table:table-cell table:style-name="ce87" table:formula="of:=[.E576]-[.B576]" office:value-type="currency" office:currency="USD" office:value="-32" calcext:value-type="currency">
            <text:p>-$32.00</text:p>
          </table:table-cell>
          <table:table-cell table:style-name="ce89" table:formula="of:=[.E576]/[.D57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559</text:p>
          </table:table-cell>
          <table:table-cell table:style-name="ce81" office:value-type="currency" office:currency="USD" office:value="28" calcext:value-type="currency">
            <text:p>$28.00</text:p>
          </table:table-cell>
          <table:table-cell table:style-name="ce87" table:number-columns-repeated="2"/>
          <table:table-cell table:style-name="ce92"/>
          <table:table-cell table:style-name="ce87" table:formula="of:=[.E577]-[.B577]" office:value-type="currency" office:currency="USD" office:value="-28" calcext:value-type="currency">
            <text:p>-$28.00</text:p>
          </table:table-cell>
          <table:table-cell table:style-name="ce89" table:formula="of:=[.E577]/[.D57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202</text:p>
          </table:table-cell>
          <table:table-cell table:style-name="ce81" office:value-type="currency" office:currency="USD" office:value="32" calcext:value-type="currency">
            <text:p>$32.00</text:p>
          </table:table-cell>
          <table:table-cell table:style-name="ce87" table:number-columns-repeated="2"/>
          <table:table-cell table:style-name="ce92"/>
          <table:table-cell table:style-name="ce87" table:formula="of:=[.E578]-[.B578]" office:value-type="currency" office:currency="USD" office:value="-32" calcext:value-type="currency">
            <text:p>-$32.00</text:p>
          </table:table-cell>
          <table:table-cell table:style-name="ce89" table:formula="of:=[.E578]/[.D57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202</text:p>
          </table:table-cell>
          <table:table-cell table:style-name="ce81" office:value-type="currency" office:currency="USD" office:value="28" calcext:value-type="currency">
            <text:p>$28.00</text:p>
          </table:table-cell>
          <table:table-cell table:style-name="ce87" table:number-columns-repeated="2"/>
          <table:table-cell table:style-name="ce92"/>
          <table:table-cell table:style-name="ce87" table:formula="of:=[.E579]-[.B579]" office:value-type="currency" office:currency="USD" office:value="-28" calcext:value-type="currency">
            <text:p>-$28.00</text:p>
          </table:table-cell>
          <table:table-cell table:style-name="ce89" table:formula="of:=[.E579]/[.D57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469</text:p>
          </table:table-cell>
          <table:table-cell table:style-name="ce81" office:value-type="currency" office:currency="USD" office:value="32" calcext:value-type="currency">
            <text:p>$32.00</text:p>
          </table:table-cell>
          <table:table-cell table:style-name="ce87" table:number-columns-repeated="2"/>
          <table:table-cell table:style-name="ce92"/>
          <table:table-cell table:style-name="ce87" table:formula="of:=[.E580]-[.B580]" office:value-type="currency" office:currency="USD" office:value="-32" calcext:value-type="currency">
            <text:p>-$32.00</text:p>
          </table:table-cell>
          <table:table-cell table:style-name="ce89" table:formula="of:=[.E580]/[.D58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469</text:p>
          </table:table-cell>
          <table:table-cell table:style-name="ce81" office:value-type="currency" office:currency="USD" office:value="28" calcext:value-type="currency">
            <text:p>$28.00</text:p>
          </table:table-cell>
          <table:table-cell table:style-name="ce87" table:number-columns-repeated="2"/>
          <table:table-cell table:style-name="ce92"/>
          <table:table-cell table:style-name="ce87" table:formula="of:=[.E581]-[.B581]" office:value-type="currency" office:currency="USD" office:value="-28" calcext:value-type="currency">
            <text:p>-$28.00</text:p>
          </table:table-cell>
          <table:table-cell table:style-name="ce89" table:formula="of:=[.E581]/[.D58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479</text:p>
          </table:table-cell>
          <table:table-cell table:style-name="ce81" office:value-type="currency" office:currency="USD" office:value="32" calcext:value-type="currency">
            <text:p>$32.00</text:p>
          </table:table-cell>
          <table:table-cell table:style-name="ce87" table:number-columns-repeated="2"/>
          <table:table-cell table:style-name="ce92"/>
          <table:table-cell table:style-name="ce87" table:formula="of:=[.E582]-[.B582]" office:value-type="currency" office:currency="USD" office:value="-32" calcext:value-type="currency">
            <text:p>-$32.00</text:p>
          </table:table-cell>
          <table:table-cell table:style-name="ce89" table:formula="of:=[.E582]/[.D58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479</text:p>
          </table:table-cell>
          <table:table-cell table:style-name="ce81" office:value-type="currency" office:currency="USD" office:value="28" calcext:value-type="currency">
            <text:p>$28.00</text:p>
          </table:table-cell>
          <table:table-cell table:style-name="ce87" table:number-columns-repeated="2"/>
          <table:table-cell table:style-name="ce92"/>
          <table:table-cell table:style-name="ce87" table:formula="of:=[.E583]-[.B583]" office:value-type="currency" office:currency="USD" office:value="-28" calcext:value-type="currency">
            <text:p>-$28.00</text:p>
          </table:table-cell>
          <table:table-cell table:style-name="ce89" table:formula="of:=[.E583]/[.D58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982</text:p>
          </table:table-cell>
          <table:table-cell table:style-name="ce81" office:value-type="currency" office:currency="USD" office:value="32" calcext:value-type="currency">
            <text:p>$32.00</text:p>
          </table:table-cell>
          <table:table-cell table:style-name="ce87" table:number-columns-repeated="2"/>
          <table:table-cell table:style-name="ce92"/>
          <table:table-cell table:style-name="ce87" table:formula="of:=[.E584]-[.B584]" office:value-type="currency" office:currency="USD" office:value="-32" calcext:value-type="currency">
            <text:p>-$32.00</text:p>
          </table:table-cell>
          <table:table-cell table:style-name="ce89" table:formula="of:=[.E584]/[.D58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982</text:p>
          </table:table-cell>
          <table:table-cell table:style-name="ce81" office:value-type="currency" office:currency="USD" office:value="28" calcext:value-type="currency">
            <text:p>$28.00</text:p>
          </table:table-cell>
          <table:table-cell table:style-name="ce87" table:number-columns-repeated="2"/>
          <table:table-cell table:style-name="ce92"/>
          <table:table-cell table:style-name="ce87" table:formula="of:=[.E585]-[.B585]" office:value-type="currency" office:currency="USD" office:value="-28" calcext:value-type="currency">
            <text:p>-$28.00</text:p>
          </table:table-cell>
          <table:table-cell table:style-name="ce89" table:formula="of:=[.E585]/[.D58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262</text:p>
          </table:table-cell>
          <table:table-cell table:style-name="ce81" office:value-type="currency" office:currency="USD" office:value="32" calcext:value-type="currency">
            <text:p>$32.00</text:p>
          </table:table-cell>
          <table:table-cell table:style-name="ce87" table:number-columns-repeated="2"/>
          <table:table-cell table:style-name="ce92"/>
          <table:table-cell table:style-name="ce87" table:formula="of:=[.E586]-[.B586]" office:value-type="currency" office:currency="USD" office:value="-32" calcext:value-type="currency">
            <text:p>-$32.00</text:p>
          </table:table-cell>
          <table:table-cell table:style-name="ce89" table:formula="of:=[.E586]/[.D58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262</text:p>
          </table:table-cell>
          <table:table-cell table:style-name="ce81" office:value-type="currency" office:currency="USD" office:value="28" calcext:value-type="currency">
            <text:p>$28.00</text:p>
          </table:table-cell>
          <table:table-cell table:style-name="ce87" table:number-columns-repeated="2"/>
          <table:table-cell table:style-name="ce92"/>
          <table:table-cell table:style-name="ce87" table:formula="of:=[.E587]-[.B587]" office:value-type="currency" office:currency="USD" office:value="-28" calcext:value-type="currency">
            <text:p>-$28.00</text:p>
          </table:table-cell>
          <table:table-cell table:style-name="ce89" table:formula="of:=[.E587]/[.D58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840</text:p>
          </table:table-cell>
          <table:table-cell table:style-name="ce81" office:value-type="currency" office:currency="USD" office:value="46" calcext:value-type="currency">
            <text:p>$46.00</text:p>
          </table:table-cell>
          <table:table-cell table:style-name="ce87" table:number-columns-repeated="2"/>
          <table:table-cell table:style-name="ce92"/>
          <table:table-cell table:style-name="ce87" table:formula="of:=[.E588]-[.B588]" office:value-type="currency" office:currency="USD" office:value="-46" calcext:value-type="currency">
            <text:p>-$46.00</text:p>
          </table:table-cell>
          <table:table-cell table:style-name="ce89" table:formula="of:=[.E588]/[.D58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840</text:p>
          </table:table-cell>
          <table:table-cell table:style-name="ce81" office:value-type="currency" office:currency="USD" office:value="40" calcext:value-type="currency">
            <text:p>$40.00</text:p>
          </table:table-cell>
          <table:table-cell table:style-name="ce87" table:number-columns-repeated="2"/>
          <table:table-cell table:style-name="ce92"/>
          <table:table-cell table:style-name="ce87" table:formula="of:=[.E589]-[.B589]" office:value-type="currency" office:currency="USD" office:value="-40" calcext:value-type="currency">
            <text:p>-$40.00</text:p>
          </table:table-cell>
          <table:table-cell table:style-name="ce89" table:formula="of:=[.E589]/[.D58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783</text:p>
          </table:table-cell>
          <table:table-cell table:style-name="ce81" office:value-type="currency" office:currency="USD" office:value="46" calcext:value-type="currency">
            <text:p>$46.00</text:p>
          </table:table-cell>
          <table:table-cell table:style-name="ce87" table:number-columns-repeated="2"/>
          <table:table-cell table:style-name="ce92"/>
          <table:table-cell table:style-name="ce87" table:formula="of:=[.E590]-[.B590]" office:value-type="currency" office:currency="USD" office:value="-46" calcext:value-type="currency">
            <text:p>-$46.00</text:p>
          </table:table-cell>
          <table:table-cell table:style-name="ce89" table:formula="of:=[.E590]/[.D59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783</text:p>
          </table:table-cell>
          <table:table-cell table:style-name="ce81" office:value-type="currency" office:currency="USD" office:value="40" calcext:value-type="currency">
            <text:p>$40.00</text:p>
          </table:table-cell>
          <table:table-cell table:style-name="ce87" table:number-columns-repeated="2"/>
          <table:table-cell table:style-name="ce92"/>
          <table:table-cell table:style-name="ce87" table:formula="of:=[.E591]-[.B591]" office:value-type="currency" office:currency="USD" office:value="-40" calcext:value-type="currency">
            <text:p>-$40.00</text:p>
          </table:table-cell>
          <table:table-cell table:style-name="ce89" table:formula="of:=[.E591]/[.D59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983</text:p>
          </table:table-cell>
          <table:table-cell table:style-name="ce81" office:value-type="currency" office:currency="USD" office:value="46" calcext:value-type="currency">
            <text:p>$46.00</text:p>
          </table:table-cell>
          <table:table-cell table:style-name="ce87" table:number-columns-repeated="2"/>
          <table:table-cell table:style-name="ce92"/>
          <table:table-cell table:style-name="ce87" table:formula="of:=[.E592]-[.B592]" office:value-type="currency" office:currency="USD" office:value="-46" calcext:value-type="currency">
            <text:p>-$46.00</text:p>
          </table:table-cell>
          <table:table-cell table:style-name="ce89" table:formula="of:=[.E592]/[.D59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983</text:p>
          </table:table-cell>
          <table:table-cell table:style-name="ce81" office:value-type="currency" office:currency="USD" office:value="40" calcext:value-type="currency">
            <text:p>$40.00</text:p>
          </table:table-cell>
          <table:table-cell table:style-name="ce87" table:number-columns-repeated="2"/>
          <table:table-cell table:style-name="ce92"/>
          <table:table-cell table:style-name="ce87" table:formula="of:=[.E593]-[.B593]" office:value-type="currency" office:currency="USD" office:value="-40" calcext:value-type="currency">
            <text:p>-$40.00</text:p>
          </table:table-cell>
          <table:table-cell table:style-name="ce89" table:formula="of:=[.E593]/[.D59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839</text:p>
          </table:table-cell>
          <table:table-cell table:style-name="ce81" office:value-type="currency" office:currency="USD" office:value="46" calcext:value-type="currency">
            <text:p>$46.00</text:p>
          </table:table-cell>
          <table:table-cell table:style-name="ce87" table:number-columns-repeated="2"/>
          <table:table-cell table:style-name="ce92"/>
          <table:table-cell table:style-name="ce87" table:formula="of:=[.E594]-[.B594]" office:value-type="currency" office:currency="USD" office:value="-46" calcext:value-type="currency">
            <text:p>-$46.00</text:p>
          </table:table-cell>
          <table:table-cell table:style-name="ce89" table:formula="of:=[.E594]/[.D59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839</text:p>
          </table:table-cell>
          <table:table-cell table:style-name="ce81" office:value-type="currency" office:currency="USD" office:value="40" calcext:value-type="currency">
            <text:p>$40.00</text:p>
          </table:table-cell>
          <table:table-cell table:style-name="ce87" table:number-columns-repeated="2"/>
          <table:table-cell table:style-name="ce92"/>
          <table:table-cell table:style-name="ce87" table:formula="of:=[.E595]-[.B595]" office:value-type="currency" office:currency="USD" office:value="-40" calcext:value-type="currency">
            <text:p>-$40.00</text:p>
          </table:table-cell>
          <table:table-cell table:style-name="ce89" table:formula="of:=[.E595]/[.D59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816</text:p>
          </table:table-cell>
          <table:table-cell table:style-name="ce81" office:value-type="currency" office:currency="USD" office:value="46" calcext:value-type="currency">
            <text:p>$46.00</text:p>
          </table:table-cell>
          <table:table-cell table:style-name="ce87" table:number-columns-repeated="2"/>
          <table:table-cell table:style-name="ce92"/>
          <table:table-cell table:style-name="ce87" table:formula="of:=[.E596]-[.B596]" office:value-type="currency" office:currency="USD" office:value="-46" calcext:value-type="currency">
            <text:p>-$46.00</text:p>
          </table:table-cell>
          <table:table-cell table:style-name="ce89" table:formula="of:=[.E596]/[.D59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816</text:p>
          </table:table-cell>
          <table:table-cell table:style-name="ce81" office:value-type="currency" office:currency="USD" office:value="40" calcext:value-type="currency">
            <text:p>$40.00</text:p>
          </table:table-cell>
          <table:table-cell table:style-name="ce87" table:number-columns-repeated="2"/>
          <table:table-cell table:style-name="ce92"/>
          <table:table-cell table:style-name="ce87" table:formula="of:=[.E597]-[.B597]" office:value-type="currency" office:currency="USD" office:value="-40" calcext:value-type="currency">
            <text:p>-$40.00</text:p>
          </table:table-cell>
          <table:table-cell table:style-name="ce89" table:formula="of:=[.E597]/[.D59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372</text:p>
          </table:table-cell>
          <table:table-cell table:style-name="ce81" office:value-type="currency" office:currency="USD" office:value="46" calcext:value-type="currency">
            <text:p>$46.00</text:p>
          </table:table-cell>
          <table:table-cell table:style-name="ce87" table:number-columns-repeated="2"/>
          <table:table-cell table:style-name="ce92"/>
          <table:table-cell table:style-name="ce87" table:formula="of:=[.E598]-[.B598]" office:value-type="currency" office:currency="USD" office:value="-46" calcext:value-type="currency">
            <text:p>-$46.00</text:p>
          </table:table-cell>
          <table:table-cell table:style-name="ce89" table:formula="of:=[.E598]/[.D59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372</text:p>
          </table:table-cell>
          <table:table-cell table:style-name="ce81" office:value-type="currency" office:currency="USD" office:value="40" calcext:value-type="currency">
            <text:p>$40.00</text:p>
          </table:table-cell>
          <table:table-cell table:style-name="ce87" table:number-columns-repeated="2"/>
          <table:table-cell table:style-name="ce92"/>
          <table:table-cell table:style-name="ce87" table:formula="of:=[.E599]-[.B599]" office:value-type="currency" office:currency="USD" office:value="-40" calcext:value-type="currency">
            <text:p>-$40.00</text:p>
          </table:table-cell>
          <table:table-cell table:style-name="ce89" table:formula="of:=[.E599]/[.D59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570</text:p>
          </table:table-cell>
          <table:table-cell table:style-name="ce81" office:value-type="currency" office:currency="USD" office:value="65" calcext:value-type="currency">
            <text:p>$65.00</text:p>
          </table:table-cell>
          <table:table-cell table:style-name="ce87" table:number-columns-repeated="2"/>
          <table:table-cell table:style-name="ce92"/>
          <table:table-cell table:style-name="ce87" table:formula="of:=[.E600]-[.B600]" office:value-type="currency" office:currency="USD" office:value="-65" calcext:value-type="currency">
            <text:p>-$65.00</text:p>
          </table:table-cell>
          <table:table-cell table:style-name="ce89" table:formula="of:=[.E600]/[.D60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RPW-570</text:p>
          </table:table-cell>
          <table:table-cell table:style-name="ce81" office:value-type="currency" office:currency="USD" office:value="57" calcext:value-type="currency">
            <text:p>$57.00</text:p>
          </table:table-cell>
          <table:table-cell table:style-name="ce87" table:number-columns-repeated="2"/>
          <table:table-cell table:style-name="ce92"/>
          <table:table-cell table:style-name="ce87" table:formula="of:=[.E601]-[.B601]" office:value-type="currency" office:currency="USD" office:value="-57" calcext:value-type="currency">
            <text:p>-$57.00</text:p>
          </table:table-cell>
          <table:table-cell table:style-name="ce89" table:formula="of:=[.E601]/[.D60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5">
          <table:table-cell table:style-name="ce69" office:value-type="string" calcext:value-type="string">
            <text:p>Specialty Containers - Rotational Molded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77" office:value-type="string" calcext:value-type="string">
            <text:p>Bayhead-Specialty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605]-[.B605]" office:value-type="string" office:string-value="" calcext:value-type="error">
            <text:p>#VALUE!</text:p>
          </table:table-cell>
          <table:table-cell table:style-name="ce89" table:formula="of:=[.E605]/[.D60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8">
          <table:table-cell table:style-name="ce69" office:value-type="string" calcext:value-type="string">
            <text:p>Stacking Pallet Container - 4 Way Fork Entry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9" office:value-type="string" calcext:value-type="string">
            <text:p>GG-24</text:p>
          </table:table-cell>
          <table:table-cell table:style-name="ce82" office:value-type="currency" office:currency="USD" office:value="256" calcext:value-type="currency">
            <text:p>$256.00</text:p>
          </table:table-cell>
          <table:table-cell table:style-name="ce88" office:value-type="currency" office:currency="USD" office:value="273" calcext:value-type="currency">
            <text:p>$273.00</text:p>
          </table:table-cell>
          <table:table-cell table:style-name="ce88" office:value-type="currency" office:currency="USD" office:value="204.75" calcext:value-type="currency">
            <text:p>$204.75</text:p>
          </table:table-cell>
          <table:table-cell table:style-name="ce93"/>
          <table:table-cell table:style-name="ce88" table:formula="of:=[.E609]-[.B609]" office:value-type="currency" office:currency="USD" office:value="-256" calcext:value-type="currency">
            <text:p>-$256.00</text:p>
          </table:table-cell>
          <table:table-cell table:style-name="ce89" table:formula="of:=[.E609]/[.D609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GG-36</text:p>
          </table:table-cell>
          <table:table-cell table:style-name="ce82" office:value-type="currency" office:currency="USD" office:value="296" calcext:value-type="currency">
            <text:p>$296.00</text:p>
          </table:table-cell>
          <table:table-cell table:style-name="ce88" office:value-type="currency" office:currency="USD" office:value="315" calcext:value-type="currency">
            <text:p>$315.00</text:p>
          </table:table-cell>
          <table:table-cell table:style-name="ce88" office:value-type="currency" office:currency="USD" office:value="236.25" calcext:value-type="currency">
            <text:p>$236.25</text:p>
          </table:table-cell>
          <table:table-cell table:style-name="ce93"/>
          <table:table-cell table:style-name="ce88" table:formula="of:=[.E610]-[.B610]" office:value-type="currency" office:currency="USD" office:value="-296" calcext:value-type="currency">
            <text:p>-$296.00</text:p>
          </table:table-cell>
          <table:table-cell table:style-name="ce89" table:formula="of:=[.E610]/[.D610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GG-48</text:p>
          </table:table-cell>
          <table:table-cell table:style-name="ce82" office:value-type="currency" office:currency="USD" office:value="329" calcext:value-type="currency">
            <text:p>$329.00</text:p>
          </table:table-cell>
          <table:table-cell table:style-name="ce88" office:value-type="currency" office:currency="USD" office:value="350" calcext:value-type="currency">
            <text:p>$350.00</text:p>
          </table:table-cell>
          <table:table-cell table:style-name="ce88" office:value-type="currency" office:currency="USD" office:value="262.5" calcext:value-type="currency">
            <text:p>$262.50</text:p>
          </table:table-cell>
          <table:table-cell table:style-name="ce93"/>
          <table:table-cell table:style-name="ce88" table:formula="of:=[.E611]-[.B611]" office:value-type="currency" office:currency="USD" office:value="-329" calcext:value-type="currency">
            <text:p>-$329.00</text:p>
          </table:table-cell>
          <table:table-cell table:style-name="ce89" table:formula="of:=[.E611]/[.D611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5">
          <table:table-cell table:style-name="ce69" office:value-type="string" calcext:value-type="string">
            <text:p>Stacking Pallet Containers - 2 Way Entry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9" office:value-type="string" calcext:value-type="string">
            <text:p>SKA-1</text:p>
          </table:table-cell>
          <table:table-cell table:style-name="ce82" office:value-type="currency" office:currency="USD" office:value="224" calcext:value-type="currency">
            <text:p>$224.00</text:p>
          </table:table-cell>
          <table:table-cell table:style-name="ce88" office:value-type="currency" office:currency="USD" office:value="240" calcext:value-type="currency">
            <text:p>$240.00</text:p>
          </table:table-cell>
          <table:table-cell table:style-name="ce88" office:value-type="currency" office:currency="USD" office:value="180" calcext:value-type="currency">
            <text:p>$180.00</text:p>
          </table:table-cell>
          <table:table-cell table:style-name="ce93"/>
          <table:table-cell table:style-name="ce88" table:formula="of:=[.E615]-[.B615]" office:value-type="currency" office:currency="USD" office:value="-224" calcext:value-type="currency">
            <text:p>-$224.00</text:p>
          </table:table-cell>
          <table:table-cell table:style-name="ce89" table:formula="of:=[.E615]/[.D615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SKA-2</text:p>
          </table:table-cell>
          <table:table-cell table:style-name="ce82" office:value-type="currency" office:currency="USD" office:value="249" calcext:value-type="currency">
            <text:p>$249.00</text:p>
          </table:table-cell>
          <table:table-cell table:style-name="ce88" office:value-type="currency" office:currency="USD" office:value="267" calcext:value-type="currency">
            <text:p>$267.00</text:p>
          </table:table-cell>
          <table:table-cell table:style-name="ce88" office:value-type="currency" office:currency="USD" office:value="200.25" calcext:value-type="currency">
            <text:p>$200.25</text:p>
          </table:table-cell>
          <table:table-cell table:style-name="ce93"/>
          <table:table-cell table:style-name="ce88" table:formula="of:=[.E616]-[.B616]" office:value-type="currency" office:currency="USD" office:value="-249" calcext:value-type="currency">
            <text:p>-$249.00</text:p>
          </table:table-cell>
          <table:table-cell table:style-name="ce89" table:formula="of:=[.E616]/[.D616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8">
          <table:table-cell table:style-name="ce69" office:value-type="string" calcext:value-type="string">
            <text:p>Stacking Pallet Containers - 4 Way Fork Entry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9" office:value-type="string" calcext:value-type="string">
            <text:p>HON-40</text:p>
          </table:table-cell>
          <table:table-cell table:style-name="ce82" office:value-type="currency" office:currency="USD" office:value="146" calcext:value-type="currency">
            <text:p>$146.00</text:p>
          </table:table-cell>
          <table:table-cell table:style-name="ce88" office:value-type="currency" office:currency="USD" office:value="157" calcext:value-type="currency">
            <text:p>$157.00</text:p>
          </table:table-cell>
          <table:table-cell table:style-name="ce88" office:value-type="currency" office:currency="USD" office:value="117.75" calcext:value-type="currency">
            <text:p>$117.75</text:p>
          </table:table-cell>
          <table:table-cell table:style-name="ce93"/>
          <table:table-cell table:style-name="ce88" table:formula="of:=[.E620]-[.B620]" office:value-type="currency" office:currency="USD" office:value="-146" calcext:value-type="currency">
            <text:p>-$146.00</text:p>
          </table:table-cell>
          <table:table-cell table:style-name="ce89" table:formula="of:=[.E620]/[.D620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8">
          <table:table-cell table:style-name="ce69" office:value-type="string" calcext:value-type="string">
            <text:p>Stacking Pallet Containers - 4 Way Forklift Entry AT7040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9" office:value-type="string" calcext:value-type="string">
            <text:p>AT-7040</text:p>
          </table:table-cell>
          <table:table-cell table:style-name="ce82" office:value-type="currency" office:currency="USD" office:value="689" calcext:value-type="currency">
            <text:p>$689.00</text:p>
          </table:table-cell>
          <table:table-cell table:style-name="ce88" office:value-type="currency" office:currency="USD" office:value="720" calcext:value-type="currency">
            <text:p>$720.00</text:p>
          </table:table-cell>
          <table:table-cell table:style-name="ce88" office:value-type="currency" office:currency="USD" office:value="540" calcext:value-type="currency">
            <text:p>$540.00</text:p>
          </table:table-cell>
          <table:table-cell table:style-name="ce93"/>
          <table:table-cell table:style-name="ce88" table:formula="of:=[.E624]-[.B624]" office:value-type="currency" office:currency="USD" office:value="-689" calcext:value-type="currency">
            <text:p>-$689.00</text:p>
          </table:table-cell>
          <table:table-cell table:style-name="ce89" table:formula="of:=[.E624]/[.D624]" office:value-type="currency" office:currency="USD" office:value="0" calcext:value-type="currency">
            <text:p>$0.0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69" office:value-type="string" calcext:value-type="string">
            <text:p>Steel Cradle V Trucks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LDX</text:p>
          </table:table-cell>
          <table:table-cell table:style-name="ce81" office:value-type="currency" office:currency="USD" office:value="160" calcext:value-type="currency">
            <text:p>$160.00</text:p>
          </table:table-cell>
          <table:table-cell table:style-name="ce87" table:number-columns-repeated="2"/>
          <table:table-cell table:style-name="ce92"/>
          <table:table-cell table:style-name="ce87" table:formula="of:=[.E628]-[.B628]" office:value-type="currency" office:currency="USD" office:value="-160" calcext:value-type="currency">
            <text:p>-$160.00</text:p>
          </table:table-cell>
          <table:table-cell table:style-name="ce89" table:formula="of:=[.E628]/[.D62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DV</text:p>
          </table:table-cell>
          <table:table-cell table:style-name="ce81" office:value-type="currency" office:currency="USD" office:value="230" calcext:value-type="currency">
            <text:p>$230.00</text:p>
          </table:table-cell>
          <table:table-cell table:style-name="ce87" table:number-columns-repeated="2"/>
          <table:table-cell table:style-name="ce92"/>
          <table:table-cell table:style-name="ce87" table:formula="of:=[.E629]-[.B629]" office:value-type="currency" office:currency="USD" office:value="-230" calcext:value-type="currency">
            <text:p>-$230.00</text:p>
          </table:table-cell>
          <table:table-cell table:style-name="ce89" table:formula="of:=[.E629]/[.D62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HDV</text:p>
          </table:table-cell>
          <table:table-cell table:style-name="ce81" office:value-type="currency" office:currency="USD" office:value="300" calcext:value-type="currency">
            <text:p>$300.00</text:p>
          </table:table-cell>
          <table:table-cell table:style-name="ce87" table:number-columns-repeated="2"/>
          <table:table-cell table:style-name="ce92"/>
          <table:table-cell table:style-name="ce87" table:formula="of:=[.E630]-[.B630]" office:value-type="currency" office:currency="USD" office:value="-300" calcext:value-type="currency">
            <text:p>-$300.00</text:p>
          </table:table-cell>
          <table:table-cell table:style-name="ce89" table:formula="of:=[.E630]/[.D63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4">
          <table:table-cell table:style-name="ce69" office:value-type="string" calcext:value-type="string">
            <text:p>Straight Sided with Rim Boxes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SS-21</text:p>
          </table:table-cell>
          <table:table-cell table:style-name="ce81" office:value-type="currency" office:currency="USD" office:value="33" calcext:value-type="currency">
            <text:p>$33.00</text:p>
          </table:table-cell>
          <table:table-cell table:style-name="ce87" table:number-columns-repeated="2"/>
          <table:table-cell table:style-name="ce92"/>
          <table:table-cell table:style-name="ce87" table:formula="of:=[.E634]-[.B634]" office:value-type="currency" office:currency="USD" office:value="-33" calcext:value-type="currency">
            <text:p>-$33.00</text:p>
          </table:table-cell>
          <table:table-cell table:style-name="ce89" table:formula="of:=[.E634]/[.D63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SS-21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635]-[.B635]" office:value-type="string" office:string-value="" calcext:value-type="error">
            <text:p>#VALUE!</text:p>
          </table:table-cell>
          <table:table-cell table:style-name="ce89" table:formula="of:=[.E635]/[.D63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SS-12-B</text:p>
          </table:table-cell>
          <table:table-cell table:style-name="ce81" office:value-type="currency" office:currency="USD" office:value="31" calcext:value-type="currency">
            <text:p>$31.00</text:p>
          </table:table-cell>
          <table:table-cell table:style-name="ce87" table:number-columns-repeated="2"/>
          <table:table-cell table:style-name="ce92"/>
          <table:table-cell table:style-name="ce87" table:formula="of:=[.E636]-[.B636]" office:value-type="currency" office:currency="USD" office:value="-31" calcext:value-type="currency">
            <text:p>-$31.00</text:p>
          </table:table-cell>
          <table:table-cell table:style-name="ce89" table:formula="of:=[.E636]/[.D63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SS-12-B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637]-[.B637]" office:value-type="string" office:string-value="" calcext:value-type="error">
            <text:p>#VALUE!</text:p>
          </table:table-cell>
          <table:table-cell table:style-name="ce89" table:formula="of:=[.E637]/[.D63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SS-14</text:p>
          </table:table-cell>
          <table:table-cell table:style-name="ce81" office:value-type="currency" office:currency="USD" office:value="33" calcext:value-type="currency">
            <text:p>$33.00</text:p>
          </table:table-cell>
          <table:table-cell table:style-name="ce87" table:number-columns-repeated="2"/>
          <table:table-cell table:style-name="ce92"/>
          <table:table-cell table:style-name="ce87" table:formula="of:=[.E638]-[.B638]" office:value-type="currency" office:currency="USD" office:value="-33" calcext:value-type="currency">
            <text:p>-$33.00</text:p>
          </table:table-cell>
          <table:table-cell table:style-name="ce89" table:formula="of:=[.E638]/[.D63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SS-14</text:p>
          </table:table-cell>
          <table:table-cell table:style-name="ce81" office:value-type="currency" office:currency="USD" office:value="29" calcext:value-type="currency">
            <text:p>$29.00</text:p>
          </table:table-cell>
          <table:table-cell table:style-name="ce87" table:number-columns-repeated="2"/>
          <table:table-cell table:style-name="ce92"/>
          <table:table-cell table:style-name="ce87" table:formula="of:=[.E639]-[.B639]" office:value-type="currency" office:currency="USD" office:value="-29" calcext:value-type="currency">
            <text:p>-$29.00</text:p>
          </table:table-cell>
          <table:table-cell table:style-name="ce89" table:formula="of:=[.E639]/[.D63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SS-18</text:p>
          </table:table-cell>
          <table:table-cell table:style-name="ce81" office:value-type="currency" office:currency="USD" office:value="48" calcext:value-type="currency">
            <text:p>$48.00</text:p>
          </table:table-cell>
          <table:table-cell table:style-name="ce87" table:number-columns-repeated="2"/>
          <table:table-cell table:style-name="ce92"/>
          <table:table-cell table:style-name="ce87" table:formula="of:=[.E640]-[.B640]" office:value-type="currency" office:currency="USD" office:value="-48" calcext:value-type="currency">
            <text:p>-$48.00</text:p>
          </table:table-cell>
          <table:table-cell table:style-name="ce89" table:formula="of:=[.E640]/[.D64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SS-18</text:p>
          </table:table-cell>
          <table:table-cell table:style-name="ce81" office:value-type="currency" office:currency="USD" office:value="42" calcext:value-type="currency">
            <text:p>$42.00</text:p>
          </table:table-cell>
          <table:table-cell table:style-name="ce87" table:number-columns-repeated="2"/>
          <table:table-cell table:style-name="ce92"/>
          <table:table-cell table:style-name="ce87" table:formula="of:=[.E641]-[.B641]" office:value-type="currency" office:currency="USD" office:value="-42" calcext:value-type="currency">
            <text:p>-$42.00</text:p>
          </table:table-cell>
          <table:table-cell table:style-name="ce89" table:formula="of:=[.E641]/[.D64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SS-10</text:p>
          </table:table-cell>
          <table:table-cell table:style-name="ce81" office:value-type="currency" office:currency="USD" office:value="35" calcext:value-type="currency">
            <text:p>$35.00</text:p>
          </table:table-cell>
          <table:table-cell table:style-name="ce87" table:number-columns-repeated="2"/>
          <table:table-cell table:style-name="ce92"/>
          <table:table-cell table:style-name="ce87" table:formula="of:=[.E642]-[.B642]" office:value-type="currency" office:currency="USD" office:value="-35" calcext:value-type="currency">
            <text:p>-$35.00</text:p>
          </table:table-cell>
          <table:table-cell table:style-name="ce89" table:formula="of:=[.E642]/[.D64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SS-10</text:p>
          </table:table-cell>
          <table:table-cell table:style-name="ce81" office:value-type="currency" office:currency="USD" office:value="31" calcext:value-type="currency">
            <text:p>$31.00</text:p>
          </table:table-cell>
          <table:table-cell table:style-name="ce87" table:number-columns-repeated="2"/>
          <table:table-cell table:style-name="ce92"/>
          <table:table-cell table:style-name="ce87" table:formula="of:=[.E643]-[.B643]" office:value-type="currency" office:currency="USD" office:value="-31" calcext:value-type="currency">
            <text:p>-$31.00</text:p>
          </table:table-cell>
          <table:table-cell table:style-name="ce89" table:formula="of:=[.E643]/[.D64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SS-25</text:p>
          </table:table-cell>
          <table:table-cell table:style-name="ce81" office:value-type="currency" office:currency="USD" office:value="39" calcext:value-type="currency">
            <text:p>$39.00</text:p>
          </table:table-cell>
          <table:table-cell table:style-name="ce87" table:number-columns-repeated="2"/>
          <table:table-cell table:style-name="ce92"/>
          <table:table-cell table:style-name="ce87" table:formula="of:=[.E644]-[.B644]" office:value-type="currency" office:currency="USD" office:value="-39" calcext:value-type="currency">
            <text:p>-$39.00</text:p>
          </table:table-cell>
          <table:table-cell table:style-name="ce89" table:formula="of:=[.E644]/[.D64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SS-25</text:p>
          </table:table-cell>
          <table:table-cell table:style-name="ce81" office:value-type="currency" office:currency="USD" office:value="34" calcext:value-type="currency">
            <text:p>$34.00</text:p>
          </table:table-cell>
          <table:table-cell table:style-name="ce87" table:number-columns-repeated="2"/>
          <table:table-cell table:style-name="ce92"/>
          <table:table-cell table:style-name="ce87" table:formula="of:=[.E645]-[.B645]" office:value-type="currency" office:currency="USD" office:value="-34" calcext:value-type="currency">
            <text:p>-$34.00</text:p>
          </table:table-cell>
          <table:table-cell table:style-name="ce89" table:formula="of:=[.E645]/[.D64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DT-8</text:p>
          </table:table-cell>
          <table:table-cell table:style-name="ce81" office:value-type="currency" office:currency="USD" office:value="39" calcext:value-type="currency">
            <text:p>$39.00</text:p>
          </table:table-cell>
          <table:table-cell table:style-name="ce87" table:number-columns-repeated="2"/>
          <table:table-cell table:style-name="ce92"/>
          <table:table-cell table:style-name="ce87" table:formula="of:=[.E646]-[.B646]" office:value-type="currency" office:currency="USD" office:value="-39" calcext:value-type="currency">
            <text:p>-$39.00</text:p>
          </table:table-cell>
          <table:table-cell table:style-name="ce89" table:formula="of:=[.E646]/[.D64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DT-8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647]-[.B647]" office:value-type="string" office:string-value="" calcext:value-type="error">
            <text:p>#VALUE!</text:p>
          </table:table-cell>
          <table:table-cell table:style-name="ce89" table:formula="of:=[.E647]/[.D64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SS-19</text:p>
          </table:table-cell>
          <table:table-cell table:style-name="ce81" office:value-type="currency" office:currency="USD" office:value="40" calcext:value-type="currency">
            <text:p>$40.00</text:p>
          </table:table-cell>
          <table:table-cell table:style-name="ce87" table:number-columns-repeated="2"/>
          <table:table-cell table:style-name="ce92"/>
          <table:table-cell table:style-name="ce87" table:formula="of:=[.E648]-[.B648]" office:value-type="currency" office:currency="USD" office:value="-40" calcext:value-type="currency">
            <text:p>-$40.00</text:p>
          </table:table-cell>
          <table:table-cell table:style-name="ce89" table:formula="of:=[.E648]/[.D64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SS-19</text:p>
          </table:table-cell>
          <table:table-cell table:style-name="ce81" office:value-type="currency" office:currency="USD" office:value="35" calcext:value-type="currency">
            <text:p>$35.00</text:p>
          </table:table-cell>
          <table:table-cell table:style-name="ce87" table:number-columns-repeated="2"/>
          <table:table-cell table:style-name="ce92"/>
          <table:table-cell table:style-name="ce87" table:formula="of:=[.E649]-[.B649]" office:value-type="currency" office:currency="USD" office:value="-35" calcext:value-type="currency">
            <text:p>-$35.00</text:p>
          </table:table-cell>
          <table:table-cell table:style-name="ce89" table:formula="of:=[.E649]/[.D64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DT-9</text:p>
          </table:table-cell>
          <table:table-cell table:style-name="ce81" office:value-type="currency" office:currency="USD" office:value="39" calcext:value-type="currency">
            <text:p>$39.00</text:p>
          </table:table-cell>
          <table:table-cell table:style-name="ce87" table:number-columns-repeated="2"/>
          <table:table-cell table:style-name="ce92"/>
          <table:table-cell table:style-name="ce87" table:formula="of:=[.E650]-[.B650]" office:value-type="currency" office:currency="USD" office:value="-39" calcext:value-type="currency">
            <text:p>-$39.00</text:p>
          </table:table-cell>
          <table:table-cell table:style-name="ce89" table:formula="of:=[.E650]/[.D65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DT-9</text:p>
          </table:table-cell>
          <table:table-cell table:style-name="ce81" office:value-type="currency" office:currency="USD" office:value="34" calcext:value-type="currency">
            <text:p>$34.00</text:p>
          </table:table-cell>
          <table:table-cell table:style-name="ce87" table:number-columns-repeated="2"/>
          <table:table-cell table:style-name="ce92"/>
          <table:table-cell table:style-name="ce87" table:formula="of:=[.E651]-[.B651]" office:value-type="currency" office:currency="USD" office:value="-34" calcext:value-type="currency">
            <text:p>-$34.00</text:p>
          </table:table-cell>
          <table:table-cell table:style-name="ce89" table:formula="of:=[.E651]/[.D65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HH-19</text:p>
          </table:table-cell>
          <table:table-cell table:style-name="ce81" office:value-type="currency" office:currency="USD" office:value="65" calcext:value-type="currency">
            <text:p>$65.00</text:p>
          </table:table-cell>
          <table:table-cell table:style-name="ce87" table:number-columns-repeated="2"/>
          <table:table-cell table:style-name="ce92"/>
          <table:table-cell table:style-name="ce87" table:formula="of:=[.E652]-[.B652]" office:value-type="currency" office:currency="USD" office:value="-65" calcext:value-type="currency">
            <text:p>-$65.00</text:p>
          </table:table-cell>
          <table:table-cell table:style-name="ce89" table:formula="of:=[.E652]/[.D65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HH-19</text:p>
          </table:table-cell>
          <table:table-cell table:style-name="ce81" office:value-type="currency" office:currency="USD" office:value="57" calcext:value-type="currency">
            <text:p>$57.00</text:p>
          </table:table-cell>
          <table:table-cell table:style-name="ce87" table:number-columns-repeated="2"/>
          <table:table-cell table:style-name="ce92"/>
          <table:table-cell table:style-name="ce87" table:formula="of:=[.E653]-[.B653]" office:value-type="currency" office:currency="USD" office:value="-57" calcext:value-type="currency">
            <text:p>-$57.00</text:p>
          </table:table-cell>
          <table:table-cell table:style-name="ce89" table:formula="of:=[.E653]/[.D65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4">
          <table:table-cell table:style-name="ce69" office:value-type="string" calcext:value-type="string">
            <text:p>Traditional Nesting Boxes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PTI-1</text:p>
          </table:table-cell>
          <table:table-cell table:style-name="ce81" office:value-type="currency" office:currency="USD" office:value="22" calcext:value-type="currency">
            <text:p>$22.00</text:p>
          </table:table-cell>
          <table:table-cell table:style-name="ce87" table:number-columns-repeated="2"/>
          <table:table-cell table:style-name="ce92"/>
          <table:table-cell table:style-name="ce87" table:formula="of:=[.E657]-[.B657]" office:value-type="currency" office:currency="USD" office:value="-22" calcext:value-type="currency">
            <text:p>-$22.00</text:p>
          </table:table-cell>
          <table:table-cell table:style-name="ce89" table:formula="of:=[.E657]/[.D65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TI-1</text:p>
          </table:table-cell>
          <table:table-cell table:style-name="ce81" office:value-type="currency" office:currency="USD" office:value="19" calcext:value-type="currency">
            <text:p>$19.00</text:p>
          </table:table-cell>
          <table:table-cell table:style-name="ce87" table:number-columns-repeated="2"/>
          <table:table-cell table:style-name="ce92"/>
          <table:table-cell table:style-name="ce87" table:formula="of:=[.E658]-[.B658]" office:value-type="currency" office:currency="USD" office:value="-19" calcext:value-type="currency">
            <text:p>-$19.00</text:p>
          </table:table-cell>
          <table:table-cell table:style-name="ce89" table:formula="of:=[.E658]/[.D65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TI-2</text:p>
          </table:table-cell>
          <table:table-cell table:style-name="ce81" office:value-type="currency" office:currency="USD" office:value="21" calcext:value-type="currency">
            <text:p>$21.00</text:p>
          </table:table-cell>
          <table:table-cell table:style-name="ce87" table:number-columns-repeated="2"/>
          <table:table-cell table:style-name="ce92"/>
          <table:table-cell table:style-name="ce87" table:formula="of:=[.E659]-[.B659]" office:value-type="currency" office:currency="USD" office:value="-21" calcext:value-type="currency">
            <text:p>-$21.00</text:p>
          </table:table-cell>
          <table:table-cell table:style-name="ce89" table:formula="of:=[.E659]/[.D65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TI-2</text:p>
          </table:table-cell>
          <table:table-cell table:style-name="ce81" office:value-type="currency" office:currency="USD" office:value="18.5" calcext:value-type="currency">
            <text:p>$18.50</text:p>
          </table:table-cell>
          <table:table-cell table:style-name="ce87" table:number-columns-repeated="2"/>
          <table:table-cell table:style-name="ce92"/>
          <table:table-cell table:style-name="ce87" table:formula="of:=[.E660]-[.B660]" office:value-type="currency" office:currency="USD" office:value="-18.5" calcext:value-type="currency">
            <text:p>-$18.50</text:p>
          </table:table-cell>
          <table:table-cell table:style-name="ce89" table:formula="of:=[.E660]/[.D66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E-28</text:p>
          </table:table-cell>
          <table:table-cell table:style-name="ce81" office:value-type="currency" office:currency="USD" office:value="25" calcext:value-type="currency">
            <text:p>$25.00</text:p>
          </table:table-cell>
          <table:table-cell table:style-name="ce87" table:number-columns-repeated="2"/>
          <table:table-cell table:style-name="ce92"/>
          <table:table-cell table:style-name="ce87" table:formula="of:=[.E661]-[.B661]" office:value-type="currency" office:currency="USD" office:value="-25" calcext:value-type="currency">
            <text:p>-$25.00</text:p>
          </table:table-cell>
          <table:table-cell table:style-name="ce89" table:formula="of:=[.E661]/[.D66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E-28</text:p>
          </table:table-cell>
          <table:table-cell table:style-name="ce81" office:value-type="currency" office:currency="USD" office:value="22" calcext:value-type="currency">
            <text:p>$22.00</text:p>
          </table:table-cell>
          <table:table-cell table:style-name="ce87" table:number-columns-repeated="2"/>
          <table:table-cell table:style-name="ce92"/>
          <table:table-cell table:style-name="ce87" table:formula="of:=[.E662]-[.B662]" office:value-type="currency" office:currency="USD" office:value="-22" calcext:value-type="currency">
            <text:p>-$22.00</text:p>
          </table:table-cell>
          <table:table-cell table:style-name="ce89" table:formula="of:=[.E662]/[.D66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NE-8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663]-[.B663]" office:value-type="string" office:string-value="" calcext:value-type="error">
            <text:p>#VALUE!</text:p>
          </table:table-cell>
          <table:table-cell table:style-name="ce89" table:formula="of:=[.E663]/[.D66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NE-8</text:p>
          </table:table-cell>
          <table:table-cell table:style-name="ce81" office:value-type="currency" office:currency="USD" office:value="20" calcext:value-type="currency">
            <text:p>$20.00</text:p>
          </table:table-cell>
          <table:table-cell table:style-name="ce87" table:number-columns-repeated="2"/>
          <table:table-cell table:style-name="ce92"/>
          <table:table-cell table:style-name="ce87" table:formula="of:=[.E664]-[.B664]" office:value-type="currency" office:currency="USD" office:value="-20" calcext:value-type="currency">
            <text:p>-$20.00</text:p>
          </table:table-cell>
          <table:table-cell table:style-name="ce89" table:formula="of:=[.E664]/[.D66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NE-9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665]-[.B665]" office:value-type="string" office:string-value="" calcext:value-type="error">
            <text:p>#VALUE!</text:p>
          </table:table-cell>
          <table:table-cell table:style-name="ce89" table:formula="of:=[.E665]/[.D66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NE-9</text:p>
          </table:table-cell>
          <table:table-cell table:style-name="ce81" office:value-type="currency" office:currency="USD" office:value="18.5" calcext:value-type="currency">
            <text:p>$18.50</text:p>
          </table:table-cell>
          <table:table-cell table:style-name="ce87" table:number-columns-repeated="2"/>
          <table:table-cell table:style-name="ce92"/>
          <table:table-cell table:style-name="ce87" table:formula="of:=[.E666]-[.B666]" office:value-type="currency" office:currency="USD" office:value="-18.5" calcext:value-type="currency">
            <text:p>-$18.50</text:p>
          </table:table-cell>
          <table:table-cell table:style-name="ce89" table:formula="of:=[.E666]/[.D66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NE-10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667]-[.B667]" office:value-type="string" office:string-value="" calcext:value-type="error">
            <text:p>#VALUE!</text:p>
          </table:table-cell>
          <table:table-cell table:style-name="ce89" table:formula="of:=[.E667]/[.D66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NE-10</text:p>
          </table:table-cell>
          <table:table-cell table:style-name="ce81" office:value-type="currency" office:currency="USD" office:value="20" calcext:value-type="currency">
            <text:p>$20.00</text:p>
          </table:table-cell>
          <table:table-cell table:style-name="ce87" table:number-columns-repeated="2"/>
          <table:table-cell table:style-name="ce92"/>
          <table:table-cell table:style-name="ce87" table:formula="of:=[.E668]-[.B668]" office:value-type="currency" office:currency="USD" office:value="-20" calcext:value-type="currency">
            <text:p>-$20.00</text:p>
          </table:table-cell>
          <table:table-cell table:style-name="ce89" table:formula="of:=[.E668]/[.D66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NE-11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669]-[.B669]" office:value-type="string" office:string-value="" calcext:value-type="error">
            <text:p>#VALUE!</text:p>
          </table:table-cell>
          <table:table-cell table:style-name="ce89" table:formula="of:=[.E669]/[.D66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NE-11</text:p>
          </table:table-cell>
          <table:table-cell table:style-name="ce81" office:value-type="currency" office:currency="USD" office:value="24" calcext:value-type="currency">
            <text:p>$24.00</text:p>
          </table:table-cell>
          <table:table-cell table:style-name="ce87" table:number-columns-repeated="2"/>
          <table:table-cell table:style-name="ce92"/>
          <table:table-cell table:style-name="ce87" table:formula="of:=[.E670]-[.B670]" office:value-type="currency" office:currency="USD" office:value="-24" calcext:value-type="currency">
            <text:p>-$24.00</text:p>
          </table:table-cell>
          <table:table-cell table:style-name="ce89" table:formula="of:=[.E670]/[.D67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NE-13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671]-[.B671]" office:value-type="string" office:string-value="" calcext:value-type="error">
            <text:p>#VALUE!</text:p>
          </table:table-cell>
          <table:table-cell table:style-name="ce89" table:formula="of:=[.E671]/[.D67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NE-13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672]-[.B672]" office:value-type="string" office:string-value="" calcext:value-type="error">
            <text:p>#VALUE!</text:p>
          </table:table-cell>
          <table:table-cell table:style-name="ce89" table:formula="of:=[.E672]/[.D67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CE-15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673]-[.B673]" office:value-type="string" office:string-value="" calcext:value-type="error">
            <text:p>#VALUE!</text:p>
          </table:table-cell>
          <table:table-cell table:style-name="ce89" table:formula="of:=[.E673]/[.D67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CE-15</text:p>
          </table:table-cell>
          <table:table-cell table:style-name="ce81" office:value-type="currency" office:currency="USD" office:value="25" calcext:value-type="currency">
            <text:p>$25.00</text:p>
          </table:table-cell>
          <table:table-cell table:style-name="ce87" table:number-columns-repeated="2"/>
          <table:table-cell table:style-name="ce92"/>
          <table:table-cell table:style-name="ce87" table:formula="of:=[.E674]-[.B674]" office:value-type="currency" office:currency="USD" office:value="-25" calcext:value-type="currency">
            <text:p>-$25.00</text:p>
          </table:table-cell>
          <table:table-cell table:style-name="ce89" table:formula="of:=[.E674]/[.D67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NE-17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675]-[.B675]" office:value-type="string" office:string-value="" calcext:value-type="error">
            <text:p>#VALUE!</text:p>
          </table:table-cell>
          <table:table-cell table:style-name="ce89" table:formula="of:=[.E675]/[.D67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NE-17</text:p>
          </table:table-cell>
          <table:table-cell table:style-name="ce81" office:value-type="currency" office:currency="USD" office:value="25" calcext:value-type="currency">
            <text:p>$25.00</text:p>
          </table:table-cell>
          <table:table-cell table:style-name="ce87" table:number-columns-repeated="2"/>
          <table:table-cell table:style-name="ce92"/>
          <table:table-cell table:style-name="ce87" table:formula="of:=[.E676]-[.B676]" office:value-type="currency" office:currency="USD" office:value="-25" calcext:value-type="currency">
            <text:p>-$25.00</text:p>
          </table:table-cell>
          <table:table-cell table:style-name="ce89" table:formula="of:=[.E676]/[.D67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2</text:p>
          </table:table-cell>
          <table:table-cell table:style-name="ce81" office:value-type="currency" office:currency="USD" office:value="45" calcext:value-type="currency">
            <text:p>$45.00</text:p>
          </table:table-cell>
          <table:table-cell table:style-name="ce87" table:number-columns-repeated="2"/>
          <table:table-cell table:style-name="ce92"/>
          <table:table-cell table:style-name="ce87" table:formula="of:=[.E677]-[.B677]" office:value-type="currency" office:currency="USD" office:value="-45" calcext:value-type="currency">
            <text:p>-$45.00</text:p>
          </table:table-cell>
          <table:table-cell table:style-name="ce89" table:formula="of:=[.E677]/[.D67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2</text:p>
          </table:table-cell>
          <table:table-cell table:style-name="ce81" office:value-type="currency" office:currency="USD" office:value="41" calcext:value-type="currency">
            <text:p>$41.00</text:p>
          </table:table-cell>
          <table:table-cell table:style-name="ce87" table:number-columns-repeated="2"/>
          <table:table-cell table:style-name="ce92"/>
          <table:table-cell table:style-name="ce87" table:formula="of:=[.E678]-[.B678]" office:value-type="currency" office:currency="USD" office:value="-41" calcext:value-type="currency">
            <text:p>-$41.00</text:p>
          </table:table-cell>
          <table:table-cell table:style-name="ce89" table:formula="of:=[.E678]/[.D67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3</text:p>
          </table:table-cell>
          <table:table-cell table:style-name="ce81" office:value-type="currency" office:currency="USD" office:value="48" calcext:value-type="currency">
            <text:p>$48.00</text:p>
          </table:table-cell>
          <table:table-cell table:style-name="ce87" table:number-columns-repeated="2"/>
          <table:table-cell table:style-name="ce92"/>
          <table:table-cell table:style-name="ce87" table:formula="of:=[.E679]-[.B679]" office:value-type="currency" office:currency="USD" office:value="-48" calcext:value-type="currency">
            <text:p>-$48.00</text:p>
          </table:table-cell>
          <table:table-cell table:style-name="ce89" table:formula="of:=[.E679]/[.D67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3</text:p>
          </table:table-cell>
          <table:table-cell table:style-name="ce81" office:value-type="currency" office:currency="USD" office:value="44" calcext:value-type="currency">
            <text:p>$44.00</text:p>
          </table:table-cell>
          <table:table-cell table:style-name="ce87" table:number-columns-repeated="2"/>
          <table:table-cell table:style-name="ce92"/>
          <table:table-cell table:style-name="ce87" table:formula="of:=[.E680]-[.B680]" office:value-type="currency" office:currency="USD" office:value="-44" calcext:value-type="currency">
            <text:p>-$44.00</text:p>
          </table:table-cell>
          <table:table-cell table:style-name="ce89" table:formula="of:=[.E680]/[.D68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NB-21</text:p>
          </table:table-cell>
          <table:table-cell table:style-name="ce81" office:value-type="currency" office:currency="USD" office:value="47" calcext:value-type="currency">
            <text:p>$47.00</text:p>
          </table:table-cell>
          <table:table-cell table:style-name="ce87" table:number-columns-repeated="2"/>
          <table:table-cell table:style-name="ce92"/>
          <table:table-cell table:style-name="ce87" table:formula="of:=[.E681]-[.B681]" office:value-type="currency" office:currency="USD" office:value="-47" calcext:value-type="currency">
            <text:p>-$47.00</text:p>
          </table:table-cell>
          <table:table-cell table:style-name="ce89" table:formula="of:=[.E681]/[.D68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NB-21</text:p>
          </table:table-cell>
          <table:table-cell table:style-name="ce81" office:value-type="currency" office:currency="USD" office:value="41" calcext:value-type="currency">
            <text:p>$41.00</text:p>
          </table:table-cell>
          <table:table-cell table:style-name="ce87" table:number-columns-repeated="2"/>
          <table:table-cell table:style-name="ce92"/>
          <table:table-cell table:style-name="ce87" table:formula="of:=[.E682]-[.B682]" office:value-type="currency" office:currency="USD" office:value="-41" calcext:value-type="currency">
            <text:p>-$41.00</text:p>
          </table:table-cell>
          <table:table-cell table:style-name="ce89" table:formula="of:=[.E682]/[.D68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NB-15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683]-[.B683]" office:value-type="string" office:string-value="" calcext:value-type="error">
            <text:p>#VALUE!</text:p>
          </table:table-cell>
          <table:table-cell table:style-name="ce89" table:formula="of:=[.E683]/[.D68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NB-15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684]-[.B684]" office:value-type="string" office:string-value="" calcext:value-type="error">
            <text:p>#VALUE!</text:p>
          </table:table-cell>
          <table:table-cell table:style-name="ce89" table:formula="of:=[.E684]/[.D68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4</text:p>
          </table:table-cell>
          <table:table-cell table:style-name="ce81" office:value-type="currency" office:currency="USD" office:value="53" calcext:value-type="currency">
            <text:p>$53.00</text:p>
          </table:table-cell>
          <table:table-cell table:style-name="ce87" table:number-columns-repeated="2"/>
          <table:table-cell table:style-name="ce92"/>
          <table:table-cell table:style-name="ce87" table:formula="of:=[.E685]-[.B685]" office:value-type="currency" office:currency="USD" office:value="-53" calcext:value-type="currency">
            <text:p>-$53.00</text:p>
          </table:table-cell>
          <table:table-cell table:style-name="ce89" table:formula="of:=[.E685]/[.D68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4</text:p>
          </table:table-cell>
          <table:table-cell table:style-name="ce81" office:value-type="currency" office:currency="USD" office:value="48" calcext:value-type="currency">
            <text:p>$48.00</text:p>
          </table:table-cell>
          <table:table-cell table:style-name="ce87" table:number-columns-repeated="2"/>
          <table:table-cell table:style-name="ce92"/>
          <table:table-cell table:style-name="ce87" table:formula="of:=[.E686]-[.B686]" office:value-type="currency" office:currency="USD" office:value="-48" calcext:value-type="currency">
            <text:p>-$48.00</text:p>
          </table:table-cell>
          <table:table-cell table:style-name="ce89" table:formula="of:=[.E686]/[.D68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6</text:p>
          </table:table-cell>
          <table:table-cell table:style-name="ce81" office:value-type="currency" office:currency="USD" office:value="49" calcext:value-type="currency">
            <text:p>$49.00</text:p>
          </table:table-cell>
          <table:table-cell table:style-name="ce87" table:number-columns-repeated="2"/>
          <table:table-cell table:style-name="ce92"/>
          <table:table-cell table:style-name="ce87" table:formula="of:=[.E687]-[.B687]" office:value-type="currency" office:currency="USD" office:value="-49" calcext:value-type="currency">
            <text:p>-$49.00</text:p>
          </table:table-cell>
          <table:table-cell table:style-name="ce89" table:formula="of:=[.E687]/[.D68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6</text:p>
          </table:table-cell>
          <table:table-cell table:style-name="ce81" office:value-type="currency" office:currency="USD" office:value="53" calcext:value-type="currency">
            <text:p>$53.00</text:p>
          </table:table-cell>
          <table:table-cell table:style-name="ce87" table:number-columns-repeated="2"/>
          <table:table-cell table:style-name="ce92"/>
          <table:table-cell table:style-name="ce87" table:formula="of:=[.E688]-[.B688]" office:value-type="currency" office:currency="USD" office:value="-53" calcext:value-type="currency">
            <text:p>-$53.00</text:p>
          </table:table-cell>
          <table:table-cell table:style-name="ce89" table:formula="of:=[.E688]/[.D68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7</text:p>
          </table:table-cell>
          <table:table-cell table:style-name="ce81" office:value-type="currency" office:currency="USD" office:value="57" calcext:value-type="currency">
            <text:p>$57.00</text:p>
          </table:table-cell>
          <table:table-cell table:style-name="ce87" table:number-columns-repeated="2"/>
          <table:table-cell table:style-name="ce92"/>
          <table:table-cell table:style-name="ce87" table:formula="of:=[.E689]-[.B689]" office:value-type="currency" office:currency="USD" office:value="-57" calcext:value-type="currency">
            <text:p>-$57.00</text:p>
          </table:table-cell>
          <table:table-cell table:style-name="ce89" table:formula="of:=[.E689]/[.D68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7</text:p>
          </table:table-cell>
          <table:table-cell table:style-name="ce81" office:value-type="currency" office:currency="USD" office:value="62" calcext:value-type="currency">
            <text:p>$62.00</text:p>
          </table:table-cell>
          <table:table-cell table:style-name="ce87" table:number-columns-repeated="2"/>
          <table:table-cell table:style-name="ce92"/>
          <table:table-cell table:style-name="ce87" table:formula="of:=[.E690]-[.B690]" office:value-type="currency" office:currency="USD" office:value="-62" calcext:value-type="currency">
            <text:p>-$62.00</text:p>
          </table:table-cell>
          <table:table-cell table:style-name="ce89" table:formula="of:=[.E690]/[.D69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8</text:p>
          </table:table-cell>
          <table:table-cell table:style-name="ce81" office:value-type="currency" office:currency="USD" office:value="63" calcext:value-type="currency">
            <text:p>$63.00</text:p>
          </table:table-cell>
          <table:table-cell table:style-name="ce87" table:number-columns-repeated="2"/>
          <table:table-cell table:style-name="ce92"/>
          <table:table-cell table:style-name="ce87" table:formula="of:=[.E691]-[.B691]" office:value-type="currency" office:currency="USD" office:value="-63" calcext:value-type="currency">
            <text:p>-$63.00</text:p>
          </table:table-cell>
          <table:table-cell table:style-name="ce89" table:formula="of:=[.E691]/[.D69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B-8</text:p>
          </table:table-cell>
          <table:table-cell table:style-name="ce81" office:value-type="currency" office:currency="USD" office:value="68" calcext:value-type="currency">
            <text:p>$68.00</text:p>
          </table:table-cell>
          <table:table-cell table:style-name="ce87" table:number-columns-repeated="2"/>
          <table:table-cell table:style-name="ce92"/>
          <table:table-cell table:style-name="ce87" table:formula="of:=[.E692]-[.B692]" office:value-type="currency" office:currency="USD" office:value="-68" calcext:value-type="currency">
            <text:p>-$68.00</text:p>
          </table:table-cell>
          <table:table-cell table:style-name="ce89" table:formula="of:=[.E692]/[.D69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DP-4</text:p>
          </table:table-cell>
          <table:table-cell table:style-name="ce81" office:value-type="currency" office:currency="USD" office:value="19" calcext:value-type="currency">
            <text:p>$19.00</text:p>
          </table:table-cell>
          <table:table-cell table:style-name="ce87" table:number-columns-repeated="2"/>
          <table:table-cell table:style-name="ce92"/>
          <table:table-cell table:style-name="ce87" table:formula="of:=[.E693]-[.B693]" office:value-type="currency" office:currency="USD" office:value="-19" calcext:value-type="currency">
            <text:p>-$19.00</text:p>
          </table:table-cell>
          <table:table-cell table:style-name="ce89" table:formula="of:=[.E693]/[.D69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DP-4</text:p>
          </table:table-cell>
          <table:table-cell table:style-name="ce81" office:value-type="currency" office:currency="USD" office:value="17" calcext:value-type="currency">
            <text:p>$17.00</text:p>
          </table:table-cell>
          <table:table-cell table:style-name="ce87" table:number-columns-repeated="2"/>
          <table:table-cell table:style-name="ce92"/>
          <table:table-cell table:style-name="ce87" table:formula="of:=[.E694]-[.B694]" office:value-type="currency" office:currency="USD" office:value="-17" calcext:value-type="currency">
            <text:p>-$17.00</text:p>
          </table:table-cell>
          <table:table-cell table:style-name="ce89" table:formula="of:=[.E694]/[.D69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NC-6</text:p>
          </table:table-cell>
          <table:table-cell table:style-name="ce81" office:value-type="currency" office:currency="USD" office:value="39" calcext:value-type="currency">
            <text:p>$39.00</text:p>
          </table:table-cell>
          <table:table-cell table:style-name="ce87" table:number-columns-repeated="2"/>
          <table:table-cell table:style-name="ce92"/>
          <table:table-cell table:style-name="ce87" table:formula="of:=[.E695]-[.B695]" office:value-type="currency" office:currency="USD" office:value="-39" calcext:value-type="currency">
            <text:p>-$39.00</text:p>
          </table:table-cell>
          <table:table-cell table:style-name="ce89" table:formula="of:=[.E695]/[.D69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NC-6</text:p>
          </table:table-cell>
          <table:table-cell table:style-name="ce81" office:value-type="currency" office:currency="USD" office:value="35" calcext:value-type="currency">
            <text:p>$35.00</text:p>
          </table:table-cell>
          <table:table-cell table:style-name="ce87" table:number-columns-repeated="2"/>
          <table:table-cell table:style-name="ce92"/>
          <table:table-cell table:style-name="ce87" table:formula="of:=[.E696]-[.B696]" office:value-type="currency" office:currency="USD" office:value="-35" calcext:value-type="currency">
            <text:p>-$35.00</text:p>
          </table:table-cell>
          <table:table-cell table:style-name="ce89" table:formula="of:=[.E696]/[.D69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4">
          <table:table-cell table:style-name="ce69" office:value-type="string" calcext:value-type="string">
            <text:p>Unique Nesting Boxes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8" office:value-type="string" calcext:value-type="string">
            <text:p>BC-3616</text:p>
          </table:table-cell>
          <table:table-cell table:style-name="ce83" office:value-type="currency" office:currency="USD" office:value="65" calcext:value-type="currency">
            <text:p>$65.00</text:p>
          </table:table-cell>
          <table:table-cell table:style-name="ce89" office:value-type="currency" office:currency="USD" office:value="72" calcext:value-type="currency">
            <text:p>$72.00</text:p>
          </table:table-cell>
          <table:table-cell table:style-name="ce89" office:value-type="currency" office:currency="USD" office:value="54" calcext:value-type="currency">
            <text:p>$54.00</text:p>
          </table:table-cell>
          <table:table-cell table:style-name="ce94"/>
          <table:table-cell table:style-name="ce89" table:formula="of:=[.E700]-[.B700]" office:value-type="currency" office:currency="USD" office:value="-65" calcext:value-type="currency">
            <text:p>-$65.00</text:p>
          </table:table-cell>
          <table:table-cell table:style-name="ce89" table:formula="of:=[.E700]/[.D700]" office:value-type="currency" office:currency="USD" office:value="0" calcext:value-type="currency">
            <text:p>$0.0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78" office:value-type="string" calcext:value-type="string">
            <text:p>BC-3616</text:p>
          </table:table-cell>
          <table:table-cell table:style-name="ce83" office:value-type="currency" office:currency="USD" office:value="62" calcext:value-type="currency">
            <text:p>$62.00</text:p>
          </table:table-cell>
          <table:table-cell table:style-name="ce89" office:value-type="currency" office:currency="USD" office:value="72" calcext:value-type="currency">
            <text:p>$72.00</text:p>
          </table:table-cell>
          <table:table-cell table:style-name="ce89" office:value-type="currency" office:currency="USD" office:value="54" calcext:value-type="currency">
            <text:p>$54.00</text:p>
          </table:table-cell>
          <table:table-cell table:style-name="ce94"/>
          <table:table-cell table:style-name="ce89" table:formula="of:=[.E701]-[.B701]" office:value-type="currency" office:currency="USD" office:value="-62" calcext:value-type="currency">
            <text:p>-$62.00</text:p>
          </table:table-cell>
          <table:table-cell table:style-name="ce89" table:formula="of:=[.E701]/[.D701]" office:value-type="currency" office:currency="USD" office:value="0" calcext:value-type="currency">
            <text:p>$0.0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78" office:value-type="string" calcext:value-type="string">
            <text:p>BC-4721</text:p>
          </table:table-cell>
          <table:table-cell table:style-name="ce83" office:value-type="currency" office:currency="USD" office:value="87" calcext:value-type="currency">
            <text:p>$87.00</text:p>
          </table:table-cell>
          <table:table-cell table:style-name="ce89" office:value-type="currency" office:currency="USD" office:value="97" calcext:value-type="currency">
            <text:p>$97.00</text:p>
          </table:table-cell>
          <table:table-cell table:style-name="ce89" office:value-type="currency" office:currency="USD" office:value="72.75" calcext:value-type="currency">
            <text:p>$72.75</text:p>
          </table:table-cell>
          <table:table-cell table:style-name="ce94"/>
          <table:table-cell table:style-name="ce89" table:formula="of:=[.E702]-[.B702]" office:value-type="currency" office:currency="USD" office:value="-87" calcext:value-type="currency">
            <text:p>-$87.00</text:p>
          </table:table-cell>
          <table:table-cell table:style-name="ce89" table:formula="of:=[.E702]/[.D702]" office:value-type="currency" office:currency="USD" office:value="0" calcext:value-type="currency">
            <text:p>$0.0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78" office:value-type="string" calcext:value-type="string">
            <text:p>BC-4721</text:p>
          </table:table-cell>
          <table:table-cell table:style-name="ce83" office:value-type="currency" office:currency="USD" office:value="84" calcext:value-type="currency">
            <text:p>$84.00</text:p>
          </table:table-cell>
          <table:table-cell table:style-name="ce89" office:value-type="currency" office:currency="USD" office:value="97" calcext:value-type="currency">
            <text:p>$97.00</text:p>
          </table:table-cell>
          <table:table-cell table:style-name="ce89" office:value-type="currency" office:currency="USD" office:value="72.75" calcext:value-type="currency">
            <text:p>$72.75</text:p>
          </table:table-cell>
          <table:table-cell table:style-name="ce94"/>
          <table:table-cell table:style-name="ce89" table:formula="of:=[.E703]-[.B703]" office:value-type="currency" office:currency="USD" office:value="-84" calcext:value-type="currency">
            <text:p>-$84.00</text:p>
          </table:table-cell>
          <table:table-cell table:style-name="ce89" table:formula="of:=[.E703]/[.D703]" office:value-type="currency" office:currency="USD" office:value="0" calcext:value-type="currency">
            <text:p>$0.0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78" office:value-type="string" calcext:value-type="string">
            <text:p>KW-1</text:p>
          </table:table-cell>
          <table:table-cell table:style-name="ce83" office:value-type="currency" office:currency="USD" office:value="56" calcext:value-type="currency">
            <text:p>$56.00</text:p>
          </table:table-cell>
          <table:table-cell table:style-name="ce89" office:value-type="currency" office:currency="USD" office:value="62" calcext:value-type="currency">
            <text:p>$62.00</text:p>
          </table:table-cell>
          <table:table-cell table:style-name="ce89" office:value-type="currency" office:currency="USD" office:value="46.5" calcext:value-type="currency">
            <text:p>$46.50</text:p>
          </table:table-cell>
          <table:table-cell table:style-name="ce94"/>
          <table:table-cell table:style-name="ce89" table:formula="of:=[.E704]-[.B704]" office:value-type="currency" office:currency="USD" office:value="-56" calcext:value-type="currency">
            <text:p>-$56.00</text:p>
          </table:table-cell>
          <table:table-cell table:style-name="ce89" table:formula="of:=[.E704]/[.D704]" office:value-type="currency" office:currency="USD" office:value="0" calcext:value-type="currency">
            <text:p>$0.0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78" office:value-type="string" calcext:value-type="string">
            <text:p>KW-1</text:p>
          </table:table-cell>
          <table:table-cell table:style-name="ce83" office:value-type="currency" office:currency="USD" office:value="53" calcext:value-type="currency">
            <text:p>$53.00</text:p>
          </table:table-cell>
          <table:table-cell table:style-name="ce89" office:value-type="currency" office:currency="USD" office:value="62" calcext:value-type="currency">
            <text:p>$62.00</text:p>
          </table:table-cell>
          <table:table-cell table:style-name="ce89" office:value-type="currency" office:currency="USD" office:value="46.5" calcext:value-type="currency">
            <text:p>$46.50</text:p>
          </table:table-cell>
          <table:table-cell table:style-name="ce94"/>
          <table:table-cell table:style-name="ce89" table:formula="of:=[.E705]-[.B705]" office:value-type="currency" office:currency="USD" office:value="-53" calcext:value-type="currency">
            <text:p>-$53.00</text:p>
          </table:table-cell>
          <table:table-cell table:style-name="ce89" table:formula="of:=[.E705]/[.D705]" office:value-type="currency" office:currency="USD" office:value="0" calcext:value-type="currency">
            <text:p>$0.0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78" office:value-type="string" calcext:value-type="string">
            <text:p>KW-2</text:p>
          </table:table-cell>
          <table:table-cell table:style-name="ce83" office:value-type="currency" office:currency="USD" office:value="74" calcext:value-type="currency">
            <text:p>$74.00</text:p>
          </table:table-cell>
          <table:table-cell table:style-name="ce89" office:value-type="currency" office:currency="USD" office:value="82" calcext:value-type="currency">
            <text:p>$82.00</text:p>
          </table:table-cell>
          <table:table-cell table:style-name="ce89" office:value-type="currency" office:currency="USD" office:value="61.5" calcext:value-type="currency">
            <text:p>$61.50</text:p>
          </table:table-cell>
          <table:table-cell table:style-name="ce94"/>
          <table:table-cell table:style-name="ce89" table:formula="of:=[.E706]-[.B706]" office:value-type="currency" office:currency="USD" office:value="-74" calcext:value-type="currency">
            <text:p>-$74.00</text:p>
          </table:table-cell>
          <table:table-cell table:style-name="ce89" table:formula="of:=[.E706]/[.D706]" office:value-type="currency" office:currency="USD" office:value="0" calcext:value-type="currency">
            <text:p>$0.0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78" office:value-type="string" calcext:value-type="string">
            <text:p>KW-2</text:p>
          </table:table-cell>
          <table:table-cell table:style-name="ce83" office:value-type="currency" office:currency="USD" office:value="71" calcext:value-type="currency">
            <text:p>$71.00</text:p>
          </table:table-cell>
          <table:table-cell table:style-name="ce89" office:value-type="currency" office:currency="USD" office:value="82" calcext:value-type="currency">
            <text:p>$82.00</text:p>
          </table:table-cell>
          <table:table-cell table:style-name="ce89" office:value-type="currency" office:currency="USD" office:value="61.5" calcext:value-type="currency">
            <text:p>$61.50</text:p>
          </table:table-cell>
          <table:table-cell table:style-name="ce94"/>
          <table:table-cell table:style-name="ce89" table:formula="of:=[.E707]-[.B707]" office:value-type="currency" office:currency="USD" office:value="-71" calcext:value-type="currency">
            <text:p>-$71.00</text:p>
          </table:table-cell>
          <table:table-cell table:style-name="ce89" table:formula="of:=[.E707]/[.D707]" office:value-type="currency" office:currency="USD" office:value="0" calcext:value-type="currency">
            <text:p>$0.0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78" office:value-type="string" calcext:value-type="string">
            <text:p>KW-3</text:p>
          </table:table-cell>
          <table:table-cell table:style-name="ce78" office:value-type="float" office:value="46" calcext:value-type="float">
            <text:p>46</text:p>
          </table:table-cell>
          <table:table-cell table:style-name="ce89" office:value-type="currency" office:currency="USD" office:value="51.5" calcext:value-type="currency">
            <text:p>$51.50</text:p>
          </table:table-cell>
          <table:table-cell table:style-name="ce89" office:value-type="currency" office:currency="USD" office:value="38.6" calcext:value-type="currency">
            <text:p>$38.60</text:p>
          </table:table-cell>
          <table:table-cell table:style-name="ce94"/>
          <table:table-cell table:style-name="ce89" table:formula="of:=[.E708]-[.B708]" office:value-type="currency" office:currency="USD" office:value="-46" calcext:value-type="currency">
            <text:p>-$46.00</text:p>
          </table:table-cell>
          <table:table-cell table:style-name="ce89" table:formula="of:=[.E708]/[.D708]" office:value-type="currency" office:currency="USD" office:value="0" calcext:value-type="currency">
            <text:p>$0.0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78" office:value-type="string" calcext:value-type="string">
            <text:p>KW-3</text:p>
          </table:table-cell>
          <table:table-cell table:style-name="ce78" office:value-type="float" office:value="43" calcext:value-type="float">
            <text:p>43</text:p>
          </table:table-cell>
          <table:table-cell table:style-name="ce89" office:value-type="currency" office:currency="USD" office:value="51.5" calcext:value-type="currency">
            <text:p>$51.50</text:p>
          </table:table-cell>
          <table:table-cell table:style-name="ce89" office:value-type="currency" office:currency="USD" office:value="38.6" calcext:value-type="currency">
            <text:p>$38.60</text:p>
          </table:table-cell>
          <table:table-cell table:style-name="ce94"/>
          <table:table-cell table:style-name="ce89" table:formula="of:=[.E709]-[.B709]" office:value-type="currency" office:currency="USD" office:value="-43" calcext:value-type="currency">
            <text:p>-$43.00</text:p>
          </table:table-cell>
          <table:table-cell table:style-name="ce89" table:formula="of:=[.E709]/[.D709]" office:value-type="currency" office:currency="USD" office:value="0" calcext:value-type="currency">
            <text:p>$0.0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78" office:value-type="string" calcext:value-type="string">
            <text:p>JCP-1</text:p>
          </table:table-cell>
          <table:table-cell table:style-name="ce83" office:value-type="currency" office:currency="USD" office:value="33" calcext:value-type="currency">
            <text:p>$33.00</text:p>
          </table:table-cell>
          <table:table-cell table:style-name="ce89" office:value-type="currency" office:currency="USD" office:value="37" calcext:value-type="currency">
            <text:p>$37.00</text:p>
          </table:table-cell>
          <table:table-cell table:style-name="ce89" office:value-type="currency" office:currency="USD" office:value="27.75" calcext:value-type="currency">
            <text:p>$27.75</text:p>
          </table:table-cell>
          <table:table-cell table:style-name="ce94"/>
          <table:table-cell table:style-name="ce89" table:formula="of:=[.E710]-[.B710]" office:value-type="currency" office:currency="USD" office:value="-33" calcext:value-type="currency">
            <text:p>-$33.00</text:p>
          </table:table-cell>
          <table:table-cell table:style-name="ce89" table:formula="of:=[.E710]/[.D710]" office:value-type="currency" office:currency="USD" office:value="0" calcext:value-type="currency">
            <text:p>$0.0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78" office:value-type="string" calcext:value-type="string">
            <text:p>JCP-1</text:p>
          </table:table-cell>
          <table:table-cell table:style-name="ce83" office:value-type="currency" office:currency="USD" office:value="31" calcext:value-type="currency">
            <text:p>$31.00</text:p>
          </table:table-cell>
          <table:table-cell table:style-name="ce89" office:value-type="currency" office:currency="USD" office:value="37" calcext:value-type="currency">
            <text:p>$37.00</text:p>
          </table:table-cell>
          <table:table-cell table:style-name="ce89" office:value-type="currency" office:currency="USD" office:value="27.75" calcext:value-type="currency">
            <text:p>$27.75</text:p>
          </table:table-cell>
          <table:table-cell table:style-name="ce94"/>
          <table:table-cell table:style-name="ce89" table:formula="of:=[.E711]-[.B711]" office:value-type="currency" office:currency="USD" office:value="-31" calcext:value-type="currency">
            <text:p>-$31.00</text:p>
          </table:table-cell>
          <table:table-cell table:style-name="ce89" table:formula="of:=[.E711]/[.D711]" office:value-type="currency" office:currency="USD" office:value="0" calcext:value-type="currency">
            <text:p>$0.0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712]-[.B712]" office:value-type="currency" office:currency="USD" office:value="-36" calcext:value-type="currency">
            <text:p>-$36.00</text:p>
          </table:table-cell>
          <table:table-cell table:style-name="ce89" table:formula="of:=[.E712]/[.D71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2" calcext:value-type="currency">
            <text:p>$32.00</text:p>
          </table:table-cell>
          <table:table-cell table:style-name="ce14" table:number-columns-repeated="2"/>
          <table:table-cell table:style-name="ce18"/>
          <table:table-cell table:style-name="ce14" table:formula="of:=[.E713]-[.B713]" office:value-type="currency" office:currency="USD" office:value="-32" calcext:value-type="currency">
            <text:p>-$32.00</text:p>
          </table:table-cell>
          <table:table-cell table:style-name="ce89" table:formula="of:=[.E713]/[.D71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77" office:value-type="string" calcext:value-type="string">
            <text:p>PE-21</text:p>
          </table:table-cell>
          <table:table-cell table:style-name="ce81" office:value-type="currency" office:currency="USD" office:value="24" calcext:value-type="currency">
            <text:p>$24.00</text:p>
          </table:table-cell>
          <table:table-cell table:style-name="ce87" table:number-columns-repeated="2"/>
          <table:table-cell table:style-name="ce92"/>
          <table:table-cell table:style-name="ce87" table:formula="of:=[.E714]-[.B714]" office:value-type="currency" office:currency="USD" office:value="-24" calcext:value-type="currency">
            <text:p>-$24.00</text:p>
          </table:table-cell>
          <table:table-cell table:style-name="ce89" table:formula="of:=[.E714]/[.D71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PE-21</text:p>
          </table:table-cell>
          <table:table-cell table:style-name="ce81" office:value-type="currency" office:currency="USD" office:value="21" calcext:value-type="currency">
            <text:p>$21.00</text:p>
          </table:table-cell>
          <table:table-cell table:style-name="ce87" table:number-columns-repeated="2"/>
          <table:table-cell table:style-name="ce92"/>
          <table:table-cell table:style-name="ce87" table:formula="of:=[.E715]-[.B715]" office:value-type="currency" office:currency="USD" office:value="-21" calcext:value-type="currency">
            <text:p>-$21.00</text:p>
          </table:table-cell>
          <table:table-cell table:style-name="ce89" table:formula="of:=[.E715]/[.D71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DD-24</text:p>
          </table:table-cell>
          <table:table-cell table:style-name="ce81" office:value-type="currency" office:currency="USD" office:value="33" calcext:value-type="currency">
            <text:p>$33.00</text:p>
          </table:table-cell>
          <table:table-cell table:style-name="ce87" table:number-columns-repeated="2"/>
          <table:table-cell table:style-name="ce92"/>
          <table:table-cell table:style-name="ce87" table:formula="of:=[.E716]-[.B716]" office:value-type="currency" office:currency="USD" office:value="-33" calcext:value-type="currency">
            <text:p>-$33.00</text:p>
          </table:table-cell>
          <table:table-cell table:style-name="ce89" table:formula="of:=[.E716]/[.D71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DD-24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2"/>
          <table:table-cell table:style-name="ce92"/>
          <table:table-cell table:style-name="ce87" table:formula="of:=[.E717]-[.B717]" office:value-type="string" office:string-value="" calcext:value-type="error">
            <text:p>#VALUE!</text:p>
          </table:table-cell>
          <table:table-cell table:style-name="ce89" table:formula="of:=[.E717]/[.D71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WB-25</text:p>
          </table:table-cell>
          <table:table-cell table:style-name="ce81" office:value-type="currency" office:currency="USD" office:value="33" calcext:value-type="currency">
            <text:p>$33.00</text:p>
          </table:table-cell>
          <table:table-cell table:style-name="ce87" table:number-columns-repeated="2"/>
          <table:table-cell table:style-name="ce92"/>
          <table:table-cell table:style-name="ce87" table:formula="of:=[.E718]-[.B718]" office:value-type="currency" office:currency="USD" office:value="-33" calcext:value-type="currency">
            <text:p>-$33.00</text:p>
          </table:table-cell>
          <table:table-cell table:style-name="ce89" table:formula="of:=[.E718]/[.D71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WB-25</text:p>
          </table:table-cell>
          <table:table-cell table:style-name="ce81" office:value-type="currency" office:currency="USD" office:value="29" calcext:value-type="currency">
            <text:p>$29.00</text:p>
          </table:table-cell>
          <table:table-cell table:style-name="ce87" table:number-columns-repeated="2"/>
          <table:table-cell table:style-name="ce92"/>
          <table:table-cell table:style-name="ce87" table:formula="of:=[.E719]-[.B719]" office:value-type="currency" office:currency="USD" office:value="-29" calcext:value-type="currency">
            <text:p>-$29.00</text:p>
          </table:table-cell>
          <table:table-cell table:style-name="ce89" table:formula="of:=[.E719]/[.D71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CR-11</text:p>
          </table:table-cell>
          <table:table-cell table:style-name="ce81" office:value-type="currency" office:currency="USD" office:value="35" calcext:value-type="currency">
            <text:p>$35.00</text:p>
          </table:table-cell>
          <table:table-cell table:style-name="ce87" table:number-columns-repeated="2"/>
          <table:table-cell table:style-name="ce92"/>
          <table:table-cell table:style-name="ce87" table:formula="of:=[.E720]-[.B720]" office:value-type="currency" office:currency="USD" office:value="-35" calcext:value-type="currency">
            <text:p>-$35.00</text:p>
          </table:table-cell>
          <table:table-cell table:style-name="ce89" table:formula="of:=[.E720]/[.D72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CR-11</text:p>
          </table:table-cell>
          <table:table-cell table:style-name="ce81" office:value-type="currency" office:currency="USD" office:value="31" calcext:value-type="currency">
            <text:p>$31.00</text:p>
          </table:table-cell>
          <table:table-cell table:style-name="ce87" table:number-columns-repeated="2"/>
          <table:table-cell table:style-name="ce92"/>
          <table:table-cell table:style-name="ce87" table:formula="of:=[.E721]-[.B721]" office:value-type="currency" office:currency="USD" office:value="-31" calcext:value-type="currency">
            <text:p>-$31.00</text:p>
          </table:table-cell>
          <table:table-cell table:style-name="ce89" table:formula="of:=[.E721]/[.D72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9" calcext:value-type="currency">
            <text:p>$29.00</text:p>
          </table:table-cell>
          <table:table-cell table:style-name="ce14" table:number-columns-repeated="2"/>
          <table:table-cell table:style-name="ce18"/>
          <table:table-cell table:style-name="ce14" table:formula="of:=[.E722]-[.B722]" office:value-type="currency" office:currency="USD" office:value="-29" calcext:value-type="currency">
            <text:p>-$29.00</text:p>
          </table:table-cell>
          <table:table-cell table:style-name="ce89" table:formula="of:=[.E722]/[.D7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6" calcext:value-type="currency">
            <text:p>$26.00</text:p>
          </table:table-cell>
          <table:table-cell table:style-name="ce14" table:number-columns-repeated="2"/>
          <table:table-cell table:style-name="ce18"/>
          <table:table-cell table:style-name="ce14" table:formula="of:=[.E723]-[.B723]" office:value-type="currency" office:currency="USD" office:value="-26" calcext:value-type="currency">
            <text:p>-$26.00</text:p>
          </table:table-cell>
          <table:table-cell table:style-name="ce89" table:formula="of:=[.E723]/[.D72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6" calcext:value-type="currency">
            <text:p>$56.00</text:p>
          </table:table-cell>
          <table:table-cell table:style-name="ce14" table:number-columns-repeated="2"/>
          <table:table-cell table:style-name="ce18"/>
          <table:table-cell table:style-name="ce14" table:formula="of:=[.E724]-[.B724]" office:value-type="currency" office:currency="USD" office:value="-56" calcext:value-type="currency">
            <text:p>-$56.00</text:p>
          </table:table-cell>
          <table:table-cell table:style-name="ce89" table:formula="of:=[.E724]/[.D72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25]-[.B725]" office:value-type="currency" office:currency="USD" office:value="-50" calcext:value-type="currency">
            <text:p>-$50.00</text:p>
          </table:table-cell>
          <table:table-cell table:style-name="ce89" table:formula="of:=[.E725]/[.D72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77" office:value-type="string" calcext:value-type="string">
            <text:p>AT-6</text:p>
          </table:table-cell>
          <table:table-cell table:style-name="ce81" office:value-type="currency" office:currency="USD" office:value="25" calcext:value-type="currency">
            <text:p>$25.00</text:p>
          </table:table-cell>
          <table:table-cell table:style-name="ce87" table:number-columns-repeated="2"/>
          <table:table-cell table:style-name="ce92"/>
          <table:table-cell table:style-name="ce87" table:formula="of:=[.E726]-[.B726]" office:value-type="currency" office:currency="USD" office:value="-25" calcext:value-type="currency">
            <text:p>-$25.00</text:p>
          </table:table-cell>
          <table:table-cell table:style-name="ce89" table:formula="of:=[.E726]/[.D72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AT-6</text:p>
          </table:table-cell>
          <table:table-cell table:style-name="ce81" office:value-type="currency" office:currency="USD" office:value="22" calcext:value-type="currency">
            <text:p>$22.00</text:p>
          </table:table-cell>
          <table:table-cell table:style-name="ce87" table:number-columns-repeated="2"/>
          <table:table-cell table:style-name="ce92"/>
          <table:table-cell table:style-name="ce87" table:formula="of:=[.E727]-[.B727]" office:value-type="currency" office:currency="USD" office:value="-22" calcext:value-type="currency">
            <text:p>-$22.00</text:p>
          </table:table-cell>
          <table:table-cell table:style-name="ce89" table:formula="of:=[.E727]/[.D72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B-16</text:p>
          </table:table-cell>
          <table:table-cell table:style-name="ce81" office:value-type="currency" office:currency="USD" office:value="28" calcext:value-type="currency">
            <text:p>$28.00</text:p>
          </table:table-cell>
          <table:table-cell table:style-name="ce87" table:number-columns-repeated="2"/>
          <table:table-cell table:style-name="ce92"/>
          <table:table-cell table:style-name="ce87" table:formula="of:=[.E728]-[.B728]" office:value-type="currency" office:currency="USD" office:value="-28" calcext:value-type="currency">
            <text:p>-$28.00</text:p>
          </table:table-cell>
          <table:table-cell table:style-name="ce89" table:formula="of:=[.E728]/[.D72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MB-16</text:p>
          </table:table-cell>
          <table:table-cell table:style-name="ce81" office:value-type="currency" office:currency="USD" office:value="25" calcext:value-type="currency">
            <text:p>$25.00</text:p>
          </table:table-cell>
          <table:table-cell table:style-name="ce87" table:number-columns-repeated="2"/>
          <table:table-cell table:style-name="ce92"/>
          <table:table-cell table:style-name="ce87" table:formula="of:=[.E729]-[.B729]" office:value-type="currency" office:currency="USD" office:value="-25" calcext:value-type="currency">
            <text:p>-$25.00</text:p>
          </table:table-cell>
          <table:table-cell table:style-name="ce89" table:formula="of:=[.E729]/[.D72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69" office:value-type="string" calcext:value-type="string">
            <text:p>Wheels - Bayhead</text:p>
          </table:table-cell>
          <table:table-cell table:number-columns-repeated="4"/>
          <table:table-cell table:style-name="ce88"/>
          <table:table-cell table:style-name="ce89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70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8" office:value-type="string" calcext:value-type="string">
            <text:p>WHD-8</text:p>
          </table:table-cell>
          <table:table-cell table:style-name="ce83" office:value-type="currency" office:currency="USD" office:value="28.75" calcext:value-type="currency">
            <text:p>$28.75</text:p>
          </table:table-cell>
          <table:table-cell table:style-name="ce89"/>
          <table:table-cell table:style-name="ce89" office:value-type="currency" office:currency="USD" office:value="25" calcext:value-type="currency">
            <text:p>$25.00</text:p>
          </table:table-cell>
          <table:table-cell table:style-name="ce94"/>
          <table:table-cell table:style-name="ce89" table:formula="of:=[.E733]-[.B733]" office:value-type="currency" office:currency="USD" office:value="-28.75" calcext:value-type="currency">
            <text:p>-$28.75</text:p>
          </table:table-cell>
          <table:table-cell table:style-name="ce89" table:formula="of:=[.E733]/[.D733]" office:value-type="currency" office:currency="USD" office:value="0" calcext:value-type="currency">
            <text:p>$0.0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78" office:value-type="string" calcext:value-type="string">
            <text:p>WLD-10</text:p>
          </table:table-cell>
          <table:table-cell table:style-name="ce83" office:value-type="currency" office:currency="USD" office:value="34.5" calcext:value-type="currency">
            <text:p>$34.50</text:p>
          </table:table-cell>
          <table:table-cell table:style-name="ce89"/>
          <table:table-cell table:style-name="ce89" office:value-type="currency" office:currency="USD" office:value="30" calcext:value-type="currency">
            <text:p>$30.00</text:p>
          </table:table-cell>
          <table:table-cell table:style-name="ce94"/>
          <table:table-cell table:style-name="ce89" table:formula="of:=[.E734]-[.B734]" office:value-type="currency" office:currency="USD" office:value="-34.5" calcext:value-type="currency">
            <text:p>-$34.50</text:p>
          </table:table-cell>
          <table:table-cell table:style-name="ce89" table:formula="of:=[.E734]/[.D734]" office:value-type="currency" office:currency="USD" office:value="0" calcext:value-type="currency">
            <text:p>$0.0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78" office:value-type="string" calcext:value-type="string">
            <text:p>WHD-10</text:p>
          </table:table-cell>
          <table:table-cell table:style-name="ce83" office:value-type="currency" office:currency="USD" office:value="41.4" calcext:value-type="currency">
            <text:p>$41.40</text:p>
          </table:table-cell>
          <table:table-cell table:style-name="ce89"/>
          <table:table-cell table:style-name="ce89" office:value-type="currency" office:currency="USD" office:value="36" calcext:value-type="currency">
            <text:p>$36.00</text:p>
          </table:table-cell>
          <table:table-cell table:style-name="ce94"/>
          <table:table-cell table:style-name="ce89" table:formula="of:=[.E735]-[.B735]" office:value-type="currency" office:currency="USD" office:value="-41.4" calcext:value-type="currency">
            <text:p>-$41.40</text:p>
          </table:table-cell>
          <table:table-cell table:style-name="ce89" table:formula="of:=[.E735]/[.D735]" office:value-type="currency" office:currency="USD" office:value="0" calcext:value-type="currency">
            <text:p>$0.0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78" office:value-type="string" calcext:value-type="string">
            <text:p>WGD-12</text:p>
          </table:table-cell>
          <table:table-cell table:style-name="ce83" office:value-type="currency" office:currency="USD" office:value="43.7" calcext:value-type="currency">
            <text:p>$43.70</text:p>
          </table:table-cell>
          <table:table-cell table:style-name="ce89"/>
          <table:table-cell table:style-name="ce89" office:value-type="currency" office:currency="USD" office:value="38" calcext:value-type="currency">
            <text:p>$38.00</text:p>
          </table:table-cell>
          <table:table-cell table:style-name="ce94"/>
          <table:table-cell table:style-name="ce89" table:formula="of:=[.E736]-[.B736]" office:value-type="currency" office:currency="USD" office:value="-43.7" calcext:value-type="currency">
            <text:p>-$43.70</text:p>
          </table:table-cell>
          <table:table-cell table:style-name="ce89" table:formula="of:=[.E736]/[.D736]" office:value-type="currency" office:currency="USD" office:value="0" calcext:value-type="currency">
            <text:p>$0.00</text:p>
          </table:table-cell>
          <table:table-cell table:style-name="ce94"/>
          <table:table-cell table:style-name="ce100" table:number-columns-repeated="1016"/>
        </table:table-row>
        <table:table-row table:style-name="ro9">
          <table:table-cell table:style-name="ce78" office:value-type="string" calcext:value-type="string">
            <text:p>WHD-12</text:p>
          </table:table-cell>
          <table:table-cell table:style-name="ce83" office:value-type="currency" office:currency="USD" office:value="55.2" calcext:value-type="currency">
            <text:p>$55.20</text:p>
          </table:table-cell>
          <table:table-cell table:style-name="ce25"/>
          <table:table-cell table:style-name="ce89" office:value-type="currency" office:currency="USD" office:value="48" calcext:value-type="currency">
            <text:p>$48.00</text:p>
          </table:table-cell>
          <table:table-cell table:style-name="ce30"/>
          <table:table-cell table:style-name="ce89" table:formula="of:=[.E737]-[.B737]" office:value-type="currency" office:currency="USD" office:value="-55.2" calcext:value-type="currency">
            <text:p>-$55.20</text:p>
          </table:table-cell>
          <table:table-cell table:style-name="ce89" table:formula="of:=[.E737]/[.D737]" office:value-type="currency" office:currency="USD" office:value="0" calcext:value-type="currency">
            <text:p>$0.00</text:p>
          </table:table-cell>
          <table:table-cell table:style-name="ce30"/>
          <table:table-cell table:style-name="ce100" table:number-columns-repeated="1016"/>
        </table:table-row>
        <table:table-row table:style-name="ro10">
          <table:table-cell table:style-name="ce80" office:value-type="string" calcext:value-type="string">
            <text:p>58 items found</text:p>
          </table:table-cell>
          <table:table-cell table:number-columns-repeated="1023"/>
        </table:table-row>
        <table:table-row table:style-name="ro11">
          <table:table-cell table:style-name="ce80" office:value-type="string" calcext:value-type="string">
            <text:p>562 individual models</text:p>
          </table:table-cell>
          <table:table-cell table:number-columns-repeated="1023"/>
        </table:table-row>
        <table:table-row table:style-name="ro2" table:number-rows-repeated="10478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yal" table:style-name="ta2">
        <table:table-column table:style-name="co3" table:default-cell-style-name="Default"/>
        <table:table-column table:style-name="co1" table:default-cell-style-name="Default"/>
        <table:table-column table:style-name="co1" table:number-columns-repeated="2" table:default-cell-style-name="ce85"/>
        <table:table-column table:style-name="co2" table:default-cell-style-name="ce85"/>
        <table:table-column table:style-name="co4" table:default-cell-style-name="ce85"/>
        <table:table-column table:style-name="co4" table:default-cell-style-name="ce47"/>
        <table:table-column table:style-name="co4" table:default-cell-style-name="Default"/>
        <table:table-column table:style-name="co1" table:number-columns-repeated="1016" table:default-cell-style-name="Default"/>
        <table:table-row table:style-name="ro12">
          <table:table-cell table:style-name="ce68" office:value-type="string" calcext:value-type="string">
            <text:p>Royal PRICE LIST</text:p>
          </table:table-cell>
          <table:table-cell table:number-columns-repeated="102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1023"/>
        </table:table-row>
        <table:table-row table:style-name="ro13">
          <table:table-cell table:style-name="ce69" office:value-type="string" calcext:value-type="string">
            <text:p>Basket Service Carts - Cotton Canvas Trucks - White</text:p>
          </table:table-cell>
          <table:table-cell table:number-columns-repeated="1023"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7" office:value-type="float" office:value="106" calcext:value-type="float">
            <text:p>106</text:p>
          </table:table-cell>
          <table:table-cell table:style-name="ce81" office:value-type="currency" office:currency="USD" office:value="152" calcext:value-type="currency">
            <text:p>$152.00</text:p>
          </table:table-cell>
          <table:table-cell table:style-name="ce87" table:number-columns-repeated="3"/>
          <table:table-cell table:style-name="ce87" table:formula="of:=[.E5]-[.B5]" office:value-type="currency" office:currency="USD" office:value="-152" calcext:value-type="currency">
            <text:p>-$152.00</text:p>
          </table:table-cell>
          <table:table-cell table:style-name="ce49" table:formula="of:=[.E5]/[.D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float" office:value="114" calcext:value-type="float">
            <text:p>114</text:p>
          </table:table-cell>
          <table:table-cell table:style-name="ce81" office:value-type="currency" office:currency="USD" office:value="241" calcext:value-type="currency">
            <text:p>$241.00</text:p>
          </table:table-cell>
          <table:table-cell table:style-name="ce87" table:number-columns-repeated="3"/>
          <table:table-cell table:style-name="ce87" table:formula="of:=[.E6]-[.B6]" office:value-type="currency" office:currency="USD" office:value="-241" calcext:value-type="currency">
            <text:p>-$241.00</text:p>
          </table:table-cell>
          <table:table-cell table:style-name="ce49" table:formula="of:=[.E6]/[.D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float" office:value="116" calcext:value-type="float">
            <text:p>116</text:p>
          </table:table-cell>
          <table:table-cell table:style-name="ce81" office:value-type="currency" office:currency="USD" office:value="252" calcext:value-type="currency">
            <text:p>$252.00</text:p>
          </table:table-cell>
          <table:table-cell table:style-name="ce87" table:number-columns-repeated="3"/>
          <table:table-cell table:style-name="ce87" table:formula="of:=[.E7]-[.B7]" office:value-type="currency" office:currency="USD" office:value="-252" calcext:value-type="currency">
            <text:p>-$252.00</text:p>
          </table:table-cell>
          <table:table-cell table:style-name="ce49" table:formula="of:=[.E7]/[.D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float" office:value="108" calcext:value-type="float">
            <text:p>108</text:p>
          </table:table-cell>
          <table:table-cell table:style-name="ce81" office:value-type="currency" office:currency="USD" office:value="172" calcext:value-type="currency">
            <text:p>$172.00</text:p>
          </table:table-cell>
          <table:table-cell table:style-name="ce87" table:number-columns-repeated="3"/>
          <table:table-cell table:style-name="ce87" table:formula="of:=[.E8]-[.B8]" office:value-type="currency" office:currency="USD" office:value="-172" calcext:value-type="currency">
            <text:p>-$172.00</text:p>
          </table:table-cell>
          <table:table-cell table:style-name="ce49" table:formula="of:=[.E8]/[.D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float" office:value="118" calcext:value-type="float">
            <text:p>118</text:p>
          </table:table-cell>
          <table:table-cell table:style-name="ce81" office:value-type="currency" office:currency="USD" office:value="267" calcext:value-type="currency">
            <text:p>$267.00</text:p>
          </table:table-cell>
          <table:table-cell table:style-name="ce87" table:number-columns-repeated="3"/>
          <table:table-cell table:style-name="ce87" table:formula="of:=[.E9]-[.B9]" office:value-type="currency" office:currency="USD" office:value="-267" calcext:value-type="currency">
            <text:p>-$267.00</text:p>
          </table:table-cell>
          <table:table-cell table:style-name="ce49" table:formula="of:=[.E9]/[.D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float" office:value="120" calcext:value-type="float">
            <text:p>120</text:p>
          </table:table-cell>
          <table:table-cell table:style-name="ce81" office:value-type="currency" office:currency="USD" office:value="283" calcext:value-type="currency">
            <text:p>$283.00</text:p>
          </table:table-cell>
          <table:table-cell table:style-name="ce87" table:number-columns-repeated="3"/>
          <table:table-cell table:style-name="ce87" table:formula="of:=[.E10]-[.B10]" office:value-type="currency" office:currency="USD" office:value="-283" calcext:value-type="currency">
            <text:p>-$283.00</text:p>
          </table:table-cell>
          <table:table-cell table:style-name="ce49" table:formula="of:=[.E10]/[.D1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float" office:value="110" calcext:value-type="float">
            <text:p>110</text:p>
          </table:table-cell>
          <table:table-cell table:style-name="ce81" office:value-type="currency" office:currency="USD" office:value="185" calcext:value-type="currency">
            <text:p>$185.00</text:p>
          </table:table-cell>
          <table:table-cell table:style-name="ce87" table:number-columns-repeated="3"/>
          <table:table-cell table:style-name="ce87" table:formula="of:=[.E11]-[.B11]" office:value-type="currency" office:currency="USD" office:value="-185" calcext:value-type="currency">
            <text:p>-$185.00</text:p>
          </table:table-cell>
          <table:table-cell table:style-name="ce49" table:formula="of:=[.E11]/[.D1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float" office:value="112" calcext:value-type="float">
            <text:p>112</text:p>
          </table:table-cell>
          <table:table-cell table:style-name="ce81" office:value-type="currency" office:currency="USD" office:value="198" calcext:value-type="currency">
            <text:p>$198.00</text:p>
          </table:table-cell>
          <table:table-cell table:style-name="ce87" table:number-columns-repeated="3"/>
          <table:table-cell table:style-name="ce87" table:formula="of:=[.E12]-[.B12]" office:value-type="currency" office:currency="USD" office:value="-198" calcext:value-type="currency">
            <text:p>-$198.00</text:p>
          </table:table-cell>
          <table:table-cell table:style-name="ce49" table:formula="of:=[.E12]/[.D1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14">
          <table:table-cell table:style-name="ce69" office:value-type="string" calcext:value-type="string">
            <text:p>Basket Service Carts - Vinyl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7" office:value-type="float" office:value="206" calcext:value-type="float">
            <text:p>206</text:p>
          </table:table-cell>
          <table:table-cell table:style-name="ce81" office:value-type="currency" office:currency="USD" office:value="144" calcext:value-type="currency">
            <text:p>$144.00</text:p>
          </table:table-cell>
          <table:table-cell table:style-name="ce87" table:number-columns-repeated="3"/>
          <table:table-cell table:style-name="ce87" table:formula="of:=[.E16]-[.B16]" office:value-type="currency" office:currency="USD" office:value="-144" calcext:value-type="currency">
            <text:p>-$144.00</text:p>
          </table:table-cell>
          <table:table-cell table:style-name="ce49" table:formula="of:=[.E16]/[.D1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float" office:value="208" calcext:value-type="float">
            <text:p>208</text:p>
          </table:table-cell>
          <table:table-cell table:style-name="ce81" office:value-type="currency" office:currency="USD" office:value="164" calcext:value-type="currency">
            <text:p>$164.00</text:p>
          </table:table-cell>
          <table:table-cell table:style-name="ce87" table:number-columns-repeated="3"/>
          <table:table-cell table:style-name="ce87" table:formula="of:=[.E17]-[.B17]" office:value-type="currency" office:currency="USD" office:value="-164" calcext:value-type="currency">
            <text:p>-$164.00</text:p>
          </table:table-cell>
          <table:table-cell table:style-name="ce49" table:formula="of:=[.E17]/[.D1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210-ROYAL</text:p>
          </table:table-cell>
          <table:table-cell table:style-name="ce81" office:value-type="currency" office:currency="USD" office:value="175" calcext:value-type="currency">
            <text:p>$175.00</text:p>
          </table:table-cell>
          <table:table-cell table:style-name="ce87" table:number-columns-repeated="3"/>
          <table:table-cell table:style-name="ce87" table:formula="of:=[.E18]-[.B18]" office:value-type="currency" office:currency="USD" office:value="-175" calcext:value-type="currency">
            <text:p>-$175.00</text:p>
          </table:table-cell>
          <table:table-cell table:style-name="ce49" table:formula="of:=[.E18]/[.D1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float" office:value="212" calcext:value-type="float">
            <text:p>212</text:p>
          </table:table-cell>
          <table:table-cell table:style-name="ce81" office:value-type="currency" office:currency="USD" office:value="187" calcext:value-type="currency">
            <text:p>$187.00</text:p>
          </table:table-cell>
          <table:table-cell table:style-name="ce87" table:number-columns-repeated="3"/>
          <table:table-cell table:style-name="ce87" table:formula="of:=[.E19]-[.B19]" office:value-type="currency" office:currency="USD" office:value="-187" calcext:value-type="currency">
            <text:p>-$187.00</text:p>
          </table:table-cell>
          <table:table-cell table:style-name="ce49" table:formula="of:=[.E19]/[.D1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float" office:value="214" calcext:value-type="float">
            <text:p>214</text:p>
          </table:table-cell>
          <table:table-cell table:style-name="ce81" office:value-type="currency" office:currency="USD" office:value="232" calcext:value-type="currency">
            <text:p>$232.00</text:p>
          </table:table-cell>
          <table:table-cell table:style-name="ce87" table:number-columns-repeated="3"/>
          <table:table-cell table:style-name="ce87" table:formula="of:=[.E20]-[.B20]" office:value-type="currency" office:currency="USD" office:value="-232" calcext:value-type="currency">
            <text:p>-$232.00</text:p>
          </table:table-cell>
          <table:table-cell table:style-name="ce49" table:formula="of:=[.E20]/[.D2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float" office:value="216" calcext:value-type="float">
            <text:p>216</text:p>
          </table:table-cell>
          <table:table-cell table:style-name="ce81" office:value-type="currency" office:currency="USD" office:value="243" calcext:value-type="currency">
            <text:p>$243.00</text:p>
          </table:table-cell>
          <table:table-cell table:style-name="ce87" table:number-columns-repeated="3"/>
          <table:table-cell table:style-name="ce87" table:formula="of:=[.E21]-[.B21]" office:value-type="currency" office:currency="USD" office:value="-243" calcext:value-type="currency">
            <text:p>-$243.00</text:p>
          </table:table-cell>
          <table:table-cell table:style-name="ce49" table:formula="of:=[.E21]/[.D2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float" office:value="218" calcext:value-type="float">
            <text:p>218</text:p>
          </table:table-cell>
          <table:table-cell table:style-name="ce81" office:value-type="currency" office:currency="USD" office:value="258" calcext:value-type="currency">
            <text:p>$258.00</text:p>
          </table:table-cell>
          <table:table-cell table:style-name="ce87" table:number-columns-repeated="3"/>
          <table:table-cell table:style-name="ce87" table:formula="of:=[.E22]-[.B22]" office:value-type="currency" office:currency="USD" office:value="-258" calcext:value-type="currency">
            <text:p>-$258.00</text:p>
          </table:table-cell>
          <table:table-cell table:style-name="ce49" table:formula="of:=[.E22]/[.D2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77" office:value-type="string" calcext:value-type="string">
            <text:p>220-ROYAL</text:p>
          </table:table-cell>
          <table:table-cell table:style-name="ce81" office:value-type="currency" office:currency="USD" office:value="271" calcext:value-type="currency">
            <text:p>$271.00</text:p>
          </table:table-cell>
          <table:table-cell table:style-name="ce87" table:number-columns-repeated="3"/>
          <table:table-cell table:style-name="ce87" table:formula="of:=[.E23]-[.B23]" office:value-type="currency" office:currency="USD" office:value="-271" calcext:value-type="currency">
            <text:p>-$271.00</text:p>
          </table:table-cell>
          <table:table-cell table:style-name="ce49" table:formula="of:=[.E23]/[.D23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14">
          <table:table-cell table:style-name="ce69" office:value-type="string" calcext:value-type="string">
            <text:p>Basket Truck Spring Lifts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9" office:value-type="string" calcext:value-type="string">
            <text:p>R06-X-SLN</text:p>
          </table:table-cell>
          <table:table-cell table:style-name="ce82" office:value-type="currency" office:currency="USD" office:value="57" calcext:value-type="currency">
            <text:p>$57.00</text:p>
          </table:table-cell>
          <table:table-cell table:style-name="ce88" office:value-type="currency" office:currency="USD" office:value="72.48" calcext:value-type="currency">
            <text:p>$72.48</text:p>
          </table:table-cell>
          <table:table-cell table:style-name="ce88" office:value-type="currency" office:currency="USD" office:value="34.43" calcext:value-type="currency">
            <text:p>$34.43</text:p>
          </table:table-cell>
          <table:table-cell table:style-name="ce88"/>
          <table:table-cell table:style-name="ce88" table:formula="of:=[.E27]-[.B27]" office:value-type="currency" office:currency="USD" office:value="-57" calcext:value-type="currency">
            <text:p>-$57.00</text:p>
          </table:table-cell>
          <table:table-cell table:style-name="ce50" table:formula="of:=[.E27]/[.D27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08-X-SLN</text:p>
          </table:table-cell>
          <table:table-cell table:style-name="ce82" office:value-type="currency" office:currency="USD" office:value="59" calcext:value-type="currency">
            <text:p>$59.00</text:p>
          </table:table-cell>
          <table:table-cell table:style-name="ce88" office:value-type="currency" office:currency="USD" office:value="74.84" calcext:value-type="currency">
            <text:p>$74.84</text:p>
          </table:table-cell>
          <table:table-cell table:style-name="ce88" office:value-type="currency" office:currency="USD" office:value="35.55" calcext:value-type="currency">
            <text:p>$35.55</text:p>
          </table:table-cell>
          <table:table-cell table:style-name="ce88"/>
          <table:table-cell table:style-name="ce88" table:formula="of:=[.E28]-[.B28]" office:value-type="currency" office:currency="USD" office:value="-59" calcext:value-type="currency">
            <text:p>-$59.00</text:p>
          </table:table-cell>
          <table:table-cell table:style-name="ce50" table:formula="of:=[.E28]/[.D28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10-X-SLN</text:p>
          </table:table-cell>
          <table:table-cell table:style-name="ce82" office:value-type="currency" office:currency="USD" office:value="64" calcext:value-type="currency">
            <text:p>$64.00</text:p>
          </table:table-cell>
          <table:table-cell table:style-name="ce88" office:value-type="currency" office:currency="USD" office:value="79.78" calcext:value-type="currency">
            <text:p>$79.78</text:p>
          </table:table-cell>
          <table:table-cell table:style-name="ce88" office:value-type="currency" office:currency="USD" office:value="37.9" calcext:value-type="currency">
            <text:p>$37.90</text:p>
          </table:table-cell>
          <table:table-cell table:style-name="ce88"/>
          <table:table-cell table:style-name="ce88" table:formula="of:=[.E29]-[.B29]" office:value-type="currency" office:currency="USD" office:value="-64" calcext:value-type="currency">
            <text:p>-$64.00</text:p>
          </table:table-cell>
          <table:table-cell table:style-name="ce50" table:formula="of:=[.E29]/[.D29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12-X-SLN</text:p>
          </table:table-cell>
          <table:table-cell table:style-name="ce82" office:value-type="currency" office:currency="USD" office:value="68" calcext:value-type="currency">
            <text:p>$68.00</text:p>
          </table:table-cell>
          <table:table-cell table:style-name="ce88" office:value-type="currency" office:currency="USD" office:value="84.99" calcext:value-type="currency">
            <text:p>$84.99</text:p>
          </table:table-cell>
          <table:table-cell table:style-name="ce88" office:value-type="currency" office:currency="USD" office:value="40.37" calcext:value-type="currency">
            <text:p>$40.37</text:p>
          </table:table-cell>
          <table:table-cell table:style-name="ce88"/>
          <table:table-cell table:style-name="ce88" table:formula="of:=[.E30]-[.B30]" office:value-type="currency" office:currency="USD" office:value="-68" calcext:value-type="currency">
            <text:p>-$68.00</text:p>
          </table:table-cell>
          <table:table-cell table:style-name="ce50" table:formula="of:=[.E30]/[.D30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14-X-SLN</text:p>
          </table:table-cell>
          <table:table-cell table:style-name="ce82" office:value-type="currency" office:currency="USD" office:value="78" calcext:value-type="currency">
            <text:p>$78.00</text:p>
          </table:table-cell>
          <table:table-cell table:style-name="ce88" office:value-type="currency" office:currency="USD" office:value="96.54" calcext:value-type="currency">
            <text:p>$96.54</text:p>
          </table:table-cell>
          <table:table-cell table:style-name="ce88" office:value-type="currency" office:currency="USD" office:value="45.86" calcext:value-type="currency">
            <text:p>$45.86</text:p>
          </table:table-cell>
          <table:table-cell table:style-name="ce88"/>
          <table:table-cell table:style-name="ce88" table:formula="of:=[.E31]-[.B31]" office:value-type="currency" office:currency="USD" office:value="-78" calcext:value-type="currency">
            <text:p>-$78.00</text:p>
          </table:table-cell>
          <table:table-cell table:style-name="ce50" table:formula="of:=[.E31]/[.D31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16-X-SLN</text:p>
          </table:table-cell>
          <table:table-cell table:style-name="ce82" office:value-type="currency" office:currency="USD" office:value="79" calcext:value-type="currency">
            <text:p>$79.00</text:p>
          </table:table-cell>
          <table:table-cell table:style-name="ce88" office:value-type="currency" office:currency="USD" office:value="96.64" calcext:value-type="currency">
            <text:p>$96.64</text:p>
          </table:table-cell>
          <table:table-cell table:style-name="ce88" office:value-type="currency" office:currency="USD" office:value="45.9" calcext:value-type="currency">
            <text:p>$45.90</text:p>
          </table:table-cell>
          <table:table-cell table:style-name="ce88"/>
          <table:table-cell table:style-name="ce88" table:formula="of:=[.E32]-[.B32]" office:value-type="currency" office:currency="USD" office:value="-79" calcext:value-type="currency">
            <text:p>-$79.00</text:p>
          </table:table-cell>
          <table:table-cell table:style-name="ce50" table:formula="of:=[.E32]/[.D32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18-X-SLN</text:p>
          </table:table-cell>
          <table:table-cell table:style-name="ce82" office:value-type="currency" office:currency="USD" office:value="85" calcext:value-type="currency">
            <text:p>$85.00</text:p>
          </table:table-cell>
          <table:table-cell table:style-name="ce88" office:value-type="currency" office:currency="USD" office:value="103.77" calcext:value-type="currency">
            <text:p>$103.77</text:p>
          </table:table-cell>
          <table:table-cell table:style-name="ce88" office:value-type="currency" office:currency="USD" office:value="49.29" calcext:value-type="currency">
            <text:p>$49.29</text:p>
          </table:table-cell>
          <table:table-cell table:style-name="ce88"/>
          <table:table-cell table:style-name="ce88" table:formula="of:=[.E33]-[.B33]" office:value-type="currency" office:currency="USD" office:value="-85" calcext:value-type="currency">
            <text:p>-$85.00</text:p>
          </table:table-cell>
          <table:table-cell table:style-name="ce50" table:formula="of:=[.E33]/[.D33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20-X-SLN</text:p>
          </table:table-cell>
          <table:table-cell table:style-name="ce82" office:value-type="currency" office:currency="USD" office:value="98" calcext:value-type="currency">
            <text:p>$98.00</text:p>
          </table:table-cell>
          <table:table-cell table:style-name="ce88" office:value-type="currency" office:currency="USD" office:value="121.09" calcext:value-type="currency">
            <text:p>$121.09</text:p>
          </table:table-cell>
          <table:table-cell table:style-name="ce88" office:value-type="currency" office:currency="USD" office:value="57.52" calcext:value-type="currency">
            <text:p>$57.52</text:p>
          </table:table-cell>
          <table:table-cell table:style-name="ce88"/>
          <table:table-cell table:style-name="ce88" table:formula="of:=[.E34]-[.B34]" office:value-type="currency" office:currency="USD" office:value="-98" calcext:value-type="currency">
            <text:p>-$98.00</text:p>
          </table:table-cell>
          <table:table-cell table:style-name="ce50" table:formula="of:=[.E34]/[.D34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24-X-SLN</text:p>
          </table:table-cell>
          <table:table-cell table:style-name="ce82" office:value-type="currency" office:currency="USD" office:value="136" calcext:value-type="currency">
            <text:p>$136.00</text:p>
          </table:table-cell>
          <table:table-cell table:style-name="ce88" office:value-type="currency" office:currency="USD" office:value="166.55" calcext:value-type="currency">
            <text:p>$166.55</text:p>
          </table:table-cell>
          <table:table-cell table:style-name="ce88" office:value-type="currency" office:currency="USD" office:value="79.11" calcext:value-type="currency">
            <text:p>$79.11</text:p>
          </table:table-cell>
          <table:table-cell table:style-name="ce88"/>
          <table:table-cell table:style-name="ce88" table:formula="of:=[.E35]-[.B35]" office:value-type="currency" office:currency="USD" office:value="-136" calcext:value-type="currency">
            <text:p>-$136.00</text:p>
          </table:table-cell>
          <table:table-cell table:style-name="ce50" table:formula="of:=[.E35]/[.D35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2">
          <table:table-cell table:style-name="ce69" office:value-type="string" calcext:value-type="string">
            <text:p>Bulk Poly Truck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15">
          <table:table-cell table:style-name="ce69" office:value-type="string" calcext:value-type="string">
            <text:p>R48-X-BP-6UNN</text:p>
          </table:table-cell>
          <table:table-cell table:style-name="ce82" office:value-type="currency" office:currency="USD" office:value="656" calcext:value-type="currency">
            <text:p>$656.00</text:p>
          </table:table-cell>
          <table:table-cell table:style-name="ce88" office:value-type="currency" office:currency="USD" office:value="984.52" calcext:value-type="currency">
            <text:p>$984.52</text:p>
          </table:table-cell>
          <table:table-cell table:style-name="ce88" office:value-type="currency" office:currency="USD" office:value="467.65" calcext:value-type="currency">
            <text:p>$467.65</text:p>
          </table:table-cell>
          <table:table-cell table:style-name="ce88"/>
          <table:table-cell table:style-name="ce88" table:formula="of:=[.E39]-[.B39]" office:value-type="currency" office:currency="USD" office:value="-656" calcext:value-type="currency">
            <text:p>-$656.00</text:p>
          </table:table-cell>
          <table:table-cell table:style-name="ce50" table:formula="of:=[.E39]/[.D39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2">
          <table:table-cell table:style-name="ce69" office:value-type="string" calcext:value-type="string">
            <text:p>Bulk Wire Truck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69" office:value-type="string" calcext:value-type="string">
            <text:p>R48-X-BWE-4UNN</text:p>
          </table:table-cell>
          <table:table-cell table:style-name="ce82" office:value-type="currency" office:currency="USD" office:value="456.4" calcext:value-type="currency">
            <text:p>$456.40</text:p>
          </table:table-cell>
          <table:table-cell table:style-name="ce88" office:value-type="currency" office:currency="USD" office:value="684.75" calcext:value-type="currency">
            <text:p>$684.75</text:p>
          </table:table-cell>
          <table:table-cell table:style-name="ce88" office:value-type="currency" office:currency="USD" office:value="325.26" calcext:value-type="currency">
            <text:p>$325.26</text:p>
          </table:table-cell>
          <table:table-cell table:style-name="ce88"/>
          <table:table-cell table:style-name="ce88" table:formula="of:=[.E43]-[.B43]" office:value-type="currency" office:currency="USD" office:value="-456.4" calcext:value-type="currency">
            <text:p>-$456.40</text:p>
          </table:table-cell>
          <table:table-cell table:style-name="ce50" table:formula="of:=[.E43]/[.D43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2">
          <table:table-cell table:style-name="ce69" office:value-type="string" calcext:value-type="string">
            <text:p>Bull Cart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78" office:value-type="string" calcext:value-type="string">
            <text:p>R18-BKX-BUA-4HNN</text:p>
          </table:table-cell>
          <table:table-cell table:style-name="ce83" office:value-type="currency" office:currency="USD" office:value="295" calcext:value-type="currency">
            <text:p>$295.00</text:p>
          </table:table-cell>
          <table:table-cell table:style-name="ce89" office:value-type="currency" office:currency="USD" office:value="438.9" calcext:value-type="currency">
            <text:p>$438.90</text:p>
          </table:table-cell>
          <table:table-cell table:style-name="ce89" office:value-type="currency" office:currency="USD" office:value="208.48" calcext:value-type="currency">
            <text:p>$208.48</text:p>
          </table:table-cell>
          <table:table-cell table:style-name="ce89"/>
          <table:table-cell table:style-name="ce89" table:formula="of:=[.E47]-[.B47]" office:value-type="currency" office:currency="USD" office:value="-295" calcext:value-type="currency">
            <text:p>-$295.00</text:p>
          </table:table-cell>
          <table:table-cell table:style-name="ce51" table:formula="of:=[.E47]/[.D47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18-BLX-BUA-4HNN</text:p>
          </table:table-cell>
          <table:table-cell table:style-name="ce83" office:value-type="currency" office:currency="USD" office:value="295" calcext:value-type="currency">
            <text:p>$295.00</text:p>
          </table:table-cell>
          <table:table-cell table:style-name="ce89" office:value-type="currency" office:currency="USD" office:value="438.9" calcext:value-type="currency">
            <text:p>$438.90</text:p>
          </table:table-cell>
          <table:table-cell table:style-name="ce89" office:value-type="currency" office:currency="USD" office:value="208.48" calcext:value-type="currency">
            <text:p>$208.48</text:p>
          </table:table-cell>
          <table:table-cell table:style-name="ce89"/>
          <table:table-cell table:style-name="ce89" table:formula="of:=[.E48]-[.B48]" office:value-type="currency" office:currency="USD" office:value="-295" calcext:value-type="currency">
            <text:p>-$295.00</text:p>
          </table:table-cell>
          <table:table-cell table:style-name="ce51" table:formula="of:=[.E48]/[.D48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18-GGX-BUA-4HNN</text:p>
          </table:table-cell>
          <table:table-cell table:style-name="ce83" office:value-type="currency" office:currency="USD" office:value="295" calcext:value-type="currency">
            <text:p>$295.00</text:p>
          </table:table-cell>
          <table:table-cell table:style-name="ce89" office:value-type="currency" office:currency="USD" office:value="438.9" calcext:value-type="currency">
            <text:p>$438.90</text:p>
          </table:table-cell>
          <table:table-cell table:style-name="ce89" office:value-type="currency" office:currency="USD" office:value="208.48" calcext:value-type="currency">
            <text:p>$208.48</text:p>
          </table:table-cell>
          <table:table-cell table:style-name="ce89"/>
          <table:table-cell table:style-name="ce89" table:formula="of:=[.E49]-[.B49]" office:value-type="currency" office:currency="USD" office:value="-295" calcext:value-type="currency">
            <text:p>-$295.00</text:p>
          </table:table-cell>
          <table:table-cell table:style-name="ce51" table:formula="of:=[.E49]/[.D49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18-GNX-BUA-4HNN</text:p>
          </table:table-cell>
          <table:table-cell table:style-name="ce83" office:value-type="currency" office:currency="USD" office:value="295" calcext:value-type="currency">
            <text:p>$295.00</text:p>
          </table:table-cell>
          <table:table-cell table:style-name="ce89" office:value-type="currency" office:currency="USD" office:value="438.9" calcext:value-type="currency">
            <text:p>$438.90</text:p>
          </table:table-cell>
          <table:table-cell table:style-name="ce89" office:value-type="currency" office:currency="USD" office:value="208.48" calcext:value-type="currency">
            <text:p>$208.48</text:p>
          </table:table-cell>
          <table:table-cell table:style-name="ce89"/>
          <table:table-cell table:style-name="ce89" table:formula="of:=[.E50]-[.B50]" office:value-type="currency" office:currency="USD" office:value="-295" calcext:value-type="currency">
            <text:p>-$295.00</text:p>
          </table:table-cell>
          <table:table-cell table:style-name="ce51" table:formula="of:=[.E50]/[.D50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18-GRX-BUA-4HNN</text:p>
          </table:table-cell>
          <table:table-cell table:style-name="ce83" office:value-type="currency" office:currency="USD" office:value="295" calcext:value-type="currency">
            <text:p>$295.00</text:p>
          </table:table-cell>
          <table:table-cell table:style-name="ce89" office:value-type="currency" office:currency="USD" office:value="438.9" calcext:value-type="currency">
            <text:p>$438.90</text:p>
          </table:table-cell>
          <table:table-cell table:style-name="ce89" office:value-type="currency" office:currency="USD" office:value="208.48" calcext:value-type="currency">
            <text:p>$208.48</text:p>
          </table:table-cell>
          <table:table-cell table:style-name="ce89"/>
          <table:table-cell table:style-name="ce89" table:formula="of:=[.E51]-[.B51]" office:value-type="currency" office:currency="USD" office:value="-295" calcext:value-type="currency">
            <text:p>-$295.00</text:p>
          </table:table-cell>
          <table:table-cell table:style-name="ce51" table:formula="of:=[.E51]/[.D51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18-RDX-BUA-4HNN</text:p>
          </table:table-cell>
          <table:table-cell table:style-name="ce83" office:value-type="currency" office:currency="USD" office:value="295" calcext:value-type="currency">
            <text:p>$295.00</text:p>
          </table:table-cell>
          <table:table-cell table:style-name="ce89" office:value-type="currency" office:currency="USD" office:value="438.9" calcext:value-type="currency">
            <text:p>$438.90</text:p>
          </table:table-cell>
          <table:table-cell table:style-name="ce89" office:value-type="currency" office:currency="USD" office:value="208.48" calcext:value-type="currency">
            <text:p>$208.48</text:p>
          </table:table-cell>
          <table:table-cell table:style-name="ce89"/>
          <table:table-cell table:style-name="ce89" table:formula="of:=[.E52]-[.B52]" office:value-type="currency" office:currency="USD" office:value="-295" calcext:value-type="currency">
            <text:p>-$295.00</text:p>
          </table:table-cell>
          <table:table-cell table:style-name="ce51" table:formula="of:=[.E52]/[.D52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18-WHX-BUA-4HNN</text:p>
          </table:table-cell>
          <table:table-cell table:style-name="ce83" office:value-type="currency" office:currency="USD" office:value="295" calcext:value-type="currency">
            <text:p>$295.00</text:p>
          </table:table-cell>
          <table:table-cell table:style-name="ce89" office:value-type="currency" office:currency="USD" office:value="438.9" calcext:value-type="currency">
            <text:p>$438.90</text:p>
          </table:table-cell>
          <table:table-cell table:style-name="ce89" office:value-type="currency" office:currency="USD" office:value="208.48" calcext:value-type="currency">
            <text:p>$208.48</text:p>
          </table:table-cell>
          <table:table-cell table:style-name="ce89"/>
          <table:table-cell table:style-name="ce89" table:formula="of:=[.E53]-[.B53]" office:value-type="currency" office:currency="USD" office:value="-295" calcext:value-type="currency">
            <text:p>-$295.00</text:p>
          </table:table-cell>
          <table:table-cell table:style-name="ce51" table:formula="of:=[.E53]/[.D53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13">
          <table:table-cell table:style-name="ce69" office:value-type="string" calcext:value-type="string">
            <text:p>Canvas Knock-Down Basket Trucks Wood Base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78" office:value-type="string" calcext:value-type="string">
            <text:p>R08-CCX-KD-3UNN</text:p>
          </table:table-cell>
          <table:table-cell table:style-name="ce83" office:value-type="currency" office:currency="USD" office:value="176" calcext:value-type="currency">
            <text:p>$176.00</text:p>
          </table:table-cell>
          <table:table-cell table:style-name="ce89" office:value-type="currency" office:currency="USD" office:value="266.18" calcext:value-type="currency">
            <text:p>$266.18</text:p>
          </table:table-cell>
          <table:table-cell table:style-name="ce89" office:value-type="currency" office:currency="USD" office:value="126.44" calcext:value-type="currency">
            <text:p>$126.44</text:p>
          </table:table-cell>
          <table:table-cell table:style-name="ce89"/>
          <table:table-cell table:style-name="ce89" table:formula="of:=[.E57]-[.B57]" office:value-type="currency" office:currency="USD" office:value="-176" calcext:value-type="currency">
            <text:p>-$176.00</text:p>
          </table:table-cell>
          <table:table-cell table:style-name="ce51" table:formula="of:=[.E57]/[.D57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10-CCX-KD-3UNN</text:p>
          </table:table-cell>
          <table:table-cell table:style-name="ce83" office:value-type="currency" office:currency="USD" office:value="188" calcext:value-type="currency">
            <text:p>$188.00</text:p>
          </table:table-cell>
          <table:table-cell table:style-name="ce89" office:value-type="currency" office:currency="USD" office:value="284.88" calcext:value-type="currency">
            <text:p>$284.88</text:p>
          </table:table-cell>
          <table:table-cell table:style-name="ce89" office:value-type="currency" office:currency="USD" office:value="135.32" calcext:value-type="currency">
            <text:p>$135.32</text:p>
          </table:table-cell>
          <table:table-cell table:style-name="ce89"/>
          <table:table-cell table:style-name="ce89" table:formula="of:=[.E58]-[.B58]" office:value-type="currency" office:currency="USD" office:value="-188" calcext:value-type="currency">
            <text:p>-$188.00</text:p>
          </table:table-cell>
          <table:table-cell table:style-name="ce51" table:formula="of:=[.E58]/[.D58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12-CCX-KD-3UNN</text:p>
          </table:table-cell>
          <table:table-cell table:style-name="ce83" office:value-type="currency" office:currency="USD" office:value="202" calcext:value-type="currency">
            <text:p>$202.00</text:p>
          </table:table-cell>
          <table:table-cell table:style-name="ce89" office:value-type="currency" office:currency="USD" office:value="305.43" calcext:value-type="currency">
            <text:p>$305.43</text:p>
          </table:table-cell>
          <table:table-cell table:style-name="ce89" office:value-type="currency" office:currency="USD" office:value="145.08" calcext:value-type="currency">
            <text:p>$145.08</text:p>
          </table:table-cell>
          <table:table-cell table:style-name="ce89"/>
          <table:table-cell table:style-name="ce89" table:formula="of:=[.E59]-[.B59]" office:value-type="currency" office:currency="USD" office:value="-202" calcext:value-type="currency">
            <text:p>-$202.00</text:p>
          </table:table-cell>
          <table:table-cell table:style-name="ce51" table:formula="of:=[.E59]/[.D59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14-CCX-KD-3UNN</text:p>
          </table:table-cell>
          <table:table-cell table:style-name="ce83" office:value-type="currency" office:currency="USD" office:value="246" calcext:value-type="currency">
            <text:p>$246.00</text:p>
          </table:table-cell>
          <table:table-cell table:style-name="ce89" office:value-type="currency" office:currency="USD" office:value="370.65" calcext:value-type="currency">
            <text:p>$370.65</text:p>
          </table:table-cell>
          <table:table-cell table:style-name="ce89" office:value-type="currency" office:currency="USD" office:value="176.06" calcext:value-type="currency">
            <text:p>$176.06</text:p>
          </table:table-cell>
          <table:table-cell table:style-name="ce89"/>
          <table:table-cell table:style-name="ce89" table:formula="of:=[.E60]-[.B60]" office:value-type="currency" office:currency="USD" office:value="-246" calcext:value-type="currency">
            <text:p>-$246.00</text:p>
          </table:table-cell>
          <table:table-cell table:style-name="ce51" table:formula="of:=[.E60]/[.D60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16-CCX-KD-3UNN</text:p>
          </table:table-cell>
          <table:table-cell table:style-name="ce83" office:value-type="currency" office:currency="USD" office:value="251" calcext:value-type="currency">
            <text:p>$251.00</text:p>
          </table:table-cell>
          <table:table-cell table:style-name="ce89" office:value-type="currency" office:currency="USD" office:value="378.23" calcext:value-type="currency">
            <text:p>$378.23</text:p>
          </table:table-cell>
          <table:table-cell table:style-name="ce89" office:value-type="currency" office:currency="USD" office:value="179.66" calcext:value-type="currency">
            <text:p>$179.66</text:p>
          </table:table-cell>
          <table:table-cell table:style-name="ce89"/>
          <table:table-cell table:style-name="ce89" table:formula="of:=[.E61]-[.B61]" office:value-type="currency" office:currency="USD" office:value="-251" calcext:value-type="currency">
            <text:p>-$251.00</text:p>
          </table:table-cell>
          <table:table-cell table:style-name="ce51" table:formula="of:=[.E61]/[.D61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18-CCX-KD-3UNN</text:p>
          </table:table-cell>
          <table:table-cell table:style-name="ce83" office:value-type="currency" office:currency="USD" office:value="266" calcext:value-type="currency">
            <text:p>$266.00</text:p>
          </table:table-cell>
          <table:table-cell table:style-name="ce89" office:value-type="currency" office:currency="USD" office:value="400.62" calcext:value-type="currency">
            <text:p>$400.62</text:p>
          </table:table-cell>
          <table:table-cell table:style-name="ce89" office:value-type="currency" office:currency="USD" office:value="190.29" calcext:value-type="currency">
            <text:p>$190.29</text:p>
          </table:table-cell>
          <table:table-cell table:style-name="ce89"/>
          <table:table-cell table:style-name="ce89" table:formula="of:=[.E62]-[.B62]" office:value-type="currency" office:currency="USD" office:value="-266" calcext:value-type="currency">
            <text:p>-$266.00</text:p>
          </table:table-cell>
          <table:table-cell table:style-name="ce51" table:formula="of:=[.E62]/[.D62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13">
          <table:table-cell table:style-name="ce69" office:value-type="string" calcext:value-type="string">
            <text:p>Compact Housekeeping Cart - 3 Shelf and 1 Bag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69" office:value-type="string" calcext:value-type="string">
            <text:p>R37-TNX-M3C-1CN</text:p>
          </table:table-cell>
          <table:table-cell table:style-name="ce82" office:value-type="currency" office:currency="USD" office:value="645" calcext:value-type="currency">
            <text:p>$645.00</text:p>
          </table:table-cell>
          <table:table-cell table:style-name="ce88" office:value-type="currency" office:currency="USD" office:value="935.97" calcext:value-type="currency">
            <text:p>$935.97</text:p>
          </table:table-cell>
          <table:table-cell table:style-name="ce88" office:value-type="currency" office:currency="USD" office:value="444.59" calcext:value-type="currency">
            <text:p>$444.59</text:p>
          </table:table-cell>
          <table:table-cell table:style-name="ce88"/>
          <table:table-cell table:style-name="ce88" table:formula="of:=[.E66]-[.B66]" office:value-type="currency" office:currency="USD" office:value="-645" calcext:value-type="currency">
            <text:p>-$645.00</text:p>
          </table:table-cell>
          <table:table-cell table:style-name="ce50" table:formula="of:=[.E66]/[.D66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13">
          <table:table-cell table:style-name="ce69" office:value-type="string" calcext:value-type="string">
            <text:p>Cruise Line Housekeeping Cart - 3 Shelves and 1 Bag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69" office:value-type="string" calcext:value-type="string">
            <text:p>R55-TNX-C3C-1VN</text:p>
          </table:table-cell>
          <table:table-cell table:style-name="ce82" office:value-type="currency" office:currency="USD" office:value="783" calcext:value-type="currency">
            <text:p>$783.00</text:p>
          </table:table-cell>
          <table:table-cell table:style-name="ce88" office:value-type="currency" office:currency="USD" office:value="1107.24" calcext:value-type="currency">
            <text:p>$1,107.24</text:p>
          </table:table-cell>
          <table:table-cell table:style-name="ce88" office:value-type="currency" office:currency="USD" office:value="525.94" calcext:value-type="currency">
            <text:p>$525.94</text:p>
          </table:table-cell>
          <table:table-cell table:style-name="ce88"/>
          <table:table-cell table:style-name="ce88" table:formula="of:=[.E70]-[.B70]" office:value-type="currency" office:currency="USD" office:value="-783" calcext:value-type="currency">
            <text:p>-$783.00</text:p>
          </table:table-cell>
          <table:table-cell table:style-name="ce50" table:formula="of:=[.E70]/[.D70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13">
          <table:table-cell table:style-name="ce69" office:value-type="string" calcext:value-type="string">
            <text:p>Deluxe Housekeeping Cart - 3 Shelf and 2 Bags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69" office:value-type="string" calcext:value-type="string">
            <text:p>R55-TNX-M3C-2DN</text:p>
          </table:table-cell>
          <table:table-cell table:style-name="ce82" office:value-type="currency" office:currency="USD" office:value="845" calcext:value-type="currency">
            <text:p>$845.00</text:p>
          </table:table-cell>
          <table:table-cell table:style-name="ce88" office:value-type="currency" office:currency="USD" office:value="1192.12" calcext:value-type="currency">
            <text:p>$1,192.12</text:p>
          </table:table-cell>
          <table:table-cell table:style-name="ce88" office:value-type="currency" office:currency="USD" office:value="566.26" calcext:value-type="currency">
            <text:p>$566.26</text:p>
          </table:table-cell>
          <table:table-cell table:style-name="ce88"/>
          <table:table-cell table:style-name="ce88" table:formula="of:=[.E74]-[.B74]" office:value-type="currency" office:currency="USD" office:value="-845" calcext:value-type="currency">
            <text:p>-$845.00</text:p>
          </table:table-cell>
          <table:table-cell table:style-name="ce50" table:formula="of:=[.E74]/[.D74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14">
          <table:table-cell table:style-name="ce69" office:value-type="string" calcext:value-type="string">
            <text:p>Elevated Basket Trucks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16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17">
          <table:table-cell table:style-name="ce69" office:value-type="string" calcext:value-type="string">
            <text:p>R04-X-EL-3UNN</text:p>
          </table:table-cell>
          <table:table-cell table:style-name="ce82" office:value-type="currency" office:currency="USD" office:value="108" calcext:value-type="currency">
            <text:p>$108.00</text:p>
          </table:table-cell>
          <table:table-cell table:style-name="ce88" office:value-type="currency" office:currency="USD" office:value="156.6" calcext:value-type="currency">
            <text:p>$156.60</text:p>
          </table:table-cell>
          <table:table-cell table:style-name="ce88" office:value-type="currency" office:currency="USD" office:value="74.39" calcext:value-type="currency">
            <text:p>$74.39</text:p>
          </table:table-cell>
          <table:table-cell table:style-name="ce88"/>
          <table:table-cell table:style-name="ce88" table:formula="of:=[.E78]-[.B78]" office:value-type="currency" office:currency="USD" office:value="-108" calcext:value-type="currency">
            <text:p>-$108.00</text:p>
          </table:table-cell>
          <table:table-cell table:style-name="ce50" table:formula="of:=[.E78]/[.D78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8">
          <table:table-cell table:style-name="ce69" office:value-type="string" calcext:value-type="string">
            <text:p>R06-X-EL-3UNN</text:p>
          </table:table-cell>
          <table:table-cell table:style-name="ce82" office:value-type="currency" office:currency="USD" office:value="116" calcext:value-type="currency">
            <text:p>$116.00</text:p>
          </table:table-cell>
          <table:table-cell table:style-name="ce88" office:value-type="currency" office:currency="USD" office:value="170.06" calcext:value-type="currency">
            <text:p>$170.06</text:p>
          </table:table-cell>
          <table:table-cell table:style-name="ce88" office:value-type="currency" office:currency="USD" office:value="80.78" calcext:value-type="currency">
            <text:p>$80.78</text:p>
          </table:table-cell>
          <table:table-cell table:style-name="ce88"/>
          <table:table-cell table:style-name="ce88" table:formula="of:=[.E79]-[.B79]" office:value-type="currency" office:currency="USD" office:value="-116" calcext:value-type="currency">
            <text:p>-$116.00</text:p>
          </table:table-cell>
          <table:table-cell table:style-name="ce50" table:formula="of:=[.E79]/[.D79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4">
          <table:table-cell table:style-name="ce69" office:value-type="string" calcext:value-type="string">
            <text:p>R04-CCX-EL-3UNN</text:p>
          </table:table-cell>
          <table:table-cell table:style-name="ce82" office:value-type="currency" office:currency="USD" office:value="108" calcext:value-type="currency">
            <text:p>$108.00</text:p>
          </table:table-cell>
          <table:table-cell table:style-name="ce88" office:value-type="currency" office:currency="USD" office:value="164.85" calcext:value-type="currency">
            <text:p>$164.85</text:p>
          </table:table-cell>
          <table:table-cell table:style-name="ce88" office:value-type="currency" office:currency="USD" office:value="78.3" calcext:value-type="currency">
            <text:p>$78.30</text:p>
          </table:table-cell>
          <table:table-cell table:style-name="ce88"/>
          <table:table-cell table:style-name="ce88" table:formula="of:=[.E80]-[.B80]" office:value-type="currency" office:currency="USD" office:value="-108" calcext:value-type="currency">
            <text:p>-$108.00</text:p>
          </table:table-cell>
          <table:table-cell table:style-name="ce50" table:formula="of:=[.E80]/[.D80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4">
          <table:table-cell table:style-name="ce69" office:value-type="string" calcext:value-type="string">
            <text:p>R06-CCX-EL-3UNN</text:p>
          </table:table-cell>
          <table:table-cell table:style-name="ce82" office:value-type="currency" office:currency="USD" office:value="118" calcext:value-type="currency">
            <text:p>$118.00</text:p>
          </table:table-cell>
          <table:table-cell table:style-name="ce88" office:value-type="currency" office:currency="USD" office:value="179.09" calcext:value-type="currency">
            <text:p>$179.09</text:p>
          </table:table-cell>
          <table:table-cell table:style-name="ce88" office:value-type="currency" office:currency="USD" office:value="85.07" calcext:value-type="currency">
            <text:p>$85.07</text:p>
          </table:table-cell>
          <table:table-cell table:style-name="ce88"/>
          <table:table-cell table:style-name="ce88" table:formula="of:=[.E81]-[.B81]" office:value-type="currency" office:currency="USD" office:value="-118" calcext:value-type="currency">
            <text:p>-$118.00</text:p>
          </table:table-cell>
          <table:table-cell table:style-name="ce50" table:formula="of:=[.E81]/[.D81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14">
          <table:table-cell table:style-name="ce69" office:value-type="string" calcext:value-type="string">
            <text:p>Enviro Carts Wood Base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77" office:value-type="string" calcext:value-type="string">
            <text:p>R12-RWB-E3A-4UNN</text:p>
          </table:table-cell>
          <table:table-cell table:style-name="ce81" office:value-type="currency" office:currency="USD" office:value="279" calcext:value-type="currency">
            <text:p>$279.00</text:p>
          </table:table-cell>
          <table:table-cell table:style-name="ce87" table:number-columns-repeated="3"/>
          <table:table-cell table:style-name="ce87" table:formula="of:=[.E85]-[.B85]" office:value-type="currency" office:currency="USD" office:value="-279" calcext:value-type="currency">
            <text:p>-$279.00</text:p>
          </table:table-cell>
          <table:table-cell table:style-name="ce49" table:formula="of:=[.E85]/[.D8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3">
          <table:table-cell table:style-name="ce77" office:value-type="string" calcext:value-type="string">
            <text:p>R18-RWB-E3A-4UNN</text:p>
          </table:table-cell>
          <table:table-cell table:style-name="ce81" office:value-type="currency" office:currency="USD" office:value="339" calcext:value-type="currency">
            <text:p>$339.00</text:p>
          </table:table-cell>
          <table:table-cell table:style-name="ce87" table:number-columns-repeated="3"/>
          <table:table-cell table:style-name="ce87" table:formula="of:=[.E86]-[.B86]" office:value-type="currency" office:currency="USD" office:value="-339" calcext:value-type="currency">
            <text:p>-$339.00</text:p>
          </table:table-cell>
          <table:table-cell table:style-name="ce49" table:formula="of:=[.E86]/[.D8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2">
          <table:table-cell table:style-name="ce69" office:value-type="string" calcext:value-type="string">
            <text:p>Extractor Trucks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69" office:value-type="string" calcext:value-type="string">
            <text:p>R60-CCW-EXE-4UNN</text:p>
          </table:table-cell>
          <table:table-cell table:style-name="ce82" office:value-type="currency" office:currency="USD" office:value="379" calcext:value-type="currency">
            <text:p>$379.00</text:p>
          </table:table-cell>
          <table:table-cell table:style-name="ce88" office:value-type="currency" office:currency="USD" office:value="506.74" calcext:value-type="currency">
            <text:p>$506.74</text:p>
          </table:table-cell>
          <table:table-cell table:style-name="ce88" office:value-type="currency" office:currency="USD" office:value="240.7" calcext:value-type="currency">
            <text:p>$240.70</text:p>
          </table:table-cell>
          <table:table-cell table:style-name="ce88"/>
          <table:table-cell table:style-name="ce88" table:formula="of:=[.E90]-[.B90]" office:value-type="currency" office:currency="USD" office:value="-379" calcext:value-type="currency">
            <text:p>-$379.00</text:p>
          </table:table-cell>
          <table:table-cell table:style-name="ce50" table:formula="of:=[.E90]/[.D90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4">
          <table:table-cell table:style-name="ce69" office:value-type="string" calcext:value-type="string">
            <text:p>R70-CCW-EXE-4UNN</text:p>
          </table:table-cell>
          <table:table-cell table:style-name="ce82" office:value-type="currency" office:currency="USD" office:value="399" calcext:value-type="currency">
            <text:p>$399.00</text:p>
          </table:table-cell>
          <table:table-cell table:style-name="ce88" office:value-type="currency" office:currency="USD" office:value="563.63" calcext:value-type="currency">
            <text:p>$563.63</text:p>
          </table:table-cell>
          <table:table-cell table:style-name="ce88" office:value-type="currency" office:currency="USD" office:value="267.72" calcext:value-type="currency">
            <text:p>$267.72</text:p>
          </table:table-cell>
          <table:table-cell table:style-name="ce88"/>
          <table:table-cell table:style-name="ce88" table:formula="of:=[.E91]-[.B91]" office:value-type="currency" office:currency="USD" office:value="-399" calcext:value-type="currency">
            <text:p>-$399.00</text:p>
          </table:table-cell>
          <table:table-cell table:style-name="ce50" table:formula="of:=[.E91]/[.D91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14">
          <table:table-cell table:style-name="ce69" office:value-type="string" calcext:value-type="string">
            <text:p>Flatwork Ironer Truck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69" office:value-type="string" calcext:value-type="string">
            <text:p>R44-W-FWA-4UNN</text:p>
          </table:table-cell>
          <table:table-cell table:style-name="ce82" office:value-type="currency" office:currency="USD" office:value="362" calcext:value-type="currency">
            <text:p>$362.00</text:p>
          </table:table-cell>
          <table:table-cell table:style-name="ce88" office:value-type="currency" office:currency="USD" office:value="497.96" calcext:value-type="currency">
            <text:p>$497.96</text:p>
          </table:table-cell>
          <table:table-cell table:style-name="ce88" office:value-type="currency" office:currency="USD" office:value="236.53" calcext:value-type="currency">
            <text:p>$236.53</text:p>
          </table:table-cell>
          <table:table-cell table:style-name="ce88"/>
          <table:table-cell table:style-name="ce88" table:formula="of:=[.E95]-[.B95]" office:value-type="currency" office:currency="USD" office:value="-362" calcext:value-type="currency">
            <text:p>-$362.00</text:p>
          </table:table-cell>
          <table:table-cell table:style-name="ce50" table:formula="of:=[.E95]/[.D95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4">
          <table:table-cell table:style-name="ce69" office:value-type="string" calcext:value-type="string">
            <text:p>R50-W-FWA-4UNN</text:p>
          </table:table-cell>
          <table:table-cell table:style-name="ce82" office:value-type="currency" office:currency="USD" office:value="388" calcext:value-type="currency">
            <text:p>$388.00</text:p>
          </table:table-cell>
          <table:table-cell table:style-name="ce88" office:value-type="currency" office:currency="USD" office:value="537.63" calcext:value-type="currency">
            <text:p>$537.63</text:p>
          </table:table-cell>
          <table:table-cell table:style-name="ce88" office:value-type="currency" office:currency="USD" office:value="255.37" calcext:value-type="currency">
            <text:p>$255.37</text:p>
          </table:table-cell>
          <table:table-cell table:style-name="ce88"/>
          <table:table-cell table:style-name="ce88" table:formula="of:=[.E96]-[.B96]" office:value-type="currency" office:currency="USD" office:value="-388" calcext:value-type="currency">
            <text:p>-$388.00</text:p>
          </table:table-cell>
          <table:table-cell table:style-name="ce50" table:formula="of:=[.E96]/[.D96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4">
          <table:table-cell table:style-name="ce69" office:value-type="string" calcext:value-type="string">
            <text:p>R56-W-FWA-4UNN</text:p>
          </table:table-cell>
          <table:table-cell table:style-name="ce82" office:value-type="currency" office:currency="USD" office:value="419" calcext:value-type="currency">
            <text:p>$419.00</text:p>
          </table:table-cell>
          <table:table-cell table:style-name="ce88" office:value-type="currency" office:currency="USD" office:value="591.76" calcext:value-type="currency">
            <text:p>$591.76</text:p>
          </table:table-cell>
          <table:table-cell table:style-name="ce88" office:value-type="currency" office:currency="USD" office:value="281.09" calcext:value-type="currency">
            <text:p>$281.09</text:p>
          </table:table-cell>
          <table:table-cell table:style-name="ce88"/>
          <table:table-cell table:style-name="ce88" table:formula="of:=[.E97]-[.B97]" office:value-type="currency" office:currency="USD" office:value="-419" calcext:value-type="currency">
            <text:p>-$419.00</text:p>
          </table:table-cell>
          <table:table-cell table:style-name="ce50" table:formula="of:=[.E97]/[.D97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2">
          <table:table-cell table:style-name="ce69" office:value-type="string" calcext:value-type="string">
            <text:p>Hampers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9" office:value-type="string" calcext:value-type="string">
            <text:p>R00-X-EBN</text:p>
          </table:table-cell>
          <table:table-cell table:style-name="ce82" office:value-type="currency" office:currency="USD" office:value="67" calcext:value-type="currency">
            <text:p>$67.00</text:p>
          </table:table-cell>
          <table:table-cell table:style-name="ce88" office:value-type="currency" office:currency="USD" office:value="40.25" calcext:value-type="currency">
            <text:p>$40.25</text:p>
          </table:table-cell>
          <table:table-cell table:style-name="ce88" office:value-type="currency" office:currency="USD" office:value="19.12" calcext:value-type="currency">
            <text:p>$19.12</text:p>
          </table:table-cell>
          <table:table-cell table:style-name="ce88"/>
          <table:table-cell table:style-name="ce88" table:formula="of:=[.E101]-[.B101]" office:value-type="currency" office:currency="USD" office:value="-67" calcext:value-type="currency">
            <text:p>-$67.00</text:p>
          </table:table-cell>
          <table:table-cell table:style-name="ce50" table:formula="of:=[.E101]/[.D101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00-X-HBN</text:p>
          </table:table-cell>
          <table:table-cell table:style-name="ce82" office:value-type="currency" office:currency="USD" office:value="20.5" calcext:value-type="currency">
            <text:p>$20.50</text:p>
          </table:table-cell>
          <table:table-cell table:style-name="ce88" office:value-type="currency" office:currency="USD" office:value="40.25" calcext:value-type="currency">
            <text:p>$40.25</text:p>
          </table:table-cell>
          <table:table-cell table:style-name="ce88" office:value-type="currency" office:currency="USD" office:value="19.12" calcext:value-type="currency">
            <text:p>$19.12</text:p>
          </table:table-cell>
          <table:table-cell table:style-name="ce88"/>
          <table:table-cell table:style-name="ce88" table:formula="of:=[.E102]-[.B102]" office:value-type="currency" office:currency="USD" office:value="-20.5" calcext:value-type="currency">
            <text:p>-$20.50</text:p>
          </table:table-cell>
          <table:table-cell table:style-name="ce50" table:formula="of:=[.E102]/[.D102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00-WHX-HSN</text:p>
          </table:table-cell>
          <table:table-cell table:style-name="ce82" office:value-type="currency" office:currency="USD" office:value="23.9" calcext:value-type="currency">
            <text:p>$23.90</text:p>
          </table:table-cell>
          <table:table-cell table:style-name="ce88" office:value-type="currency" office:currency="USD" office:value="36.75" calcext:value-type="currency">
            <text:p>$36.75</text:p>
          </table:table-cell>
          <table:table-cell table:style-name="ce88" office:value-type="currency" office:currency="USD" office:value="17.46" calcext:value-type="currency">
            <text:p>$17.46</text:p>
          </table:table-cell>
          <table:table-cell table:style-name="ce88"/>
          <table:table-cell table:style-name="ce88" table:formula="of:=[.E103]-[.B103]" office:value-type="currency" office:currency="USD" office:value="-23.9" calcext:value-type="currency">
            <text:p>-$23.90</text:p>
          </table:table-cell>
          <table:table-cell table:style-name="ce50" table:formula="of:=[.E103]/[.D103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19">
          <table:table-cell table:style-name="ce69" office:value-type="string" calcext:value-type="string">
            <text:p>Heavy Duty Basket Trucks - Canvas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78" office:value-type="string" calcext:value-type="string">
            <text:p>R24-W-HDA-4UNN</text:p>
          </table:table-cell>
          <table:table-cell table:style-name="ce83" office:value-type="currency" office:currency="USD" office:value="375" calcext:value-type="currency">
            <text:p>$375.00</text:p>
          </table:table-cell>
          <table:table-cell table:style-name="ce89" office:value-type="currency" office:currency="USD" office:value="614.51" calcext:value-type="currency">
            <text:p>$614.51</text:p>
          </table:table-cell>
          <table:table-cell table:style-name="ce89" office:value-type="currency" office:currency="USD" office:value="291.89" calcext:value-type="currency">
            <text:p>$291.89</text:p>
          </table:table-cell>
          <table:table-cell table:style-name="ce89"/>
          <table:table-cell table:style-name="ce89" table:formula="of:=[.E107]-[.B107]" office:value-type="currency" office:currency="USD" office:value="-375" calcext:value-type="currency">
            <text:p>-$375.00</text:p>
          </table:table-cell>
          <table:table-cell table:style-name="ce51" table:formula="of:=[.E107]/[.D107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16-W-HDA-4UNN</text:p>
          </table:table-cell>
          <table:table-cell table:style-name="ce83" office:value-type="currency" office:currency="USD" office:value="289" calcext:value-type="currency">
            <text:p>$289.00</text:p>
          </table:table-cell>
          <table:table-cell table:style-name="ce89" office:value-type="currency" office:currency="USD" office:value="472.77" calcext:value-type="currency">
            <text:p>$472.77</text:p>
          </table:table-cell>
          <table:table-cell table:style-name="ce89" office:value-type="currency" office:currency="USD" office:value="224.57" calcext:value-type="currency">
            <text:p>$224.57</text:p>
          </table:table-cell>
          <table:table-cell table:style-name="ce89"/>
          <table:table-cell table:style-name="ce89" table:formula="of:=[.E108]-[.B108]" office:value-type="currency" office:currency="USD" office:value="-289" calcext:value-type="currency">
            <text:p>-$289.00</text:p>
          </table:table-cell>
          <table:table-cell table:style-name="ce51" table:formula="of:=[.E108]/[.D108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18-W-HDA-4UNN</text:p>
          </table:table-cell>
          <table:table-cell table:style-name="ce83" office:value-type="currency" office:currency="USD" office:value="312" calcext:value-type="currency">
            <text:p>$312.00</text:p>
          </table:table-cell>
          <table:table-cell table:style-name="ce89" office:value-type="currency" office:currency="USD" office:value="500.78" calcext:value-type="currency">
            <text:p>$500.78</text:p>
          </table:table-cell>
          <table:table-cell table:style-name="ce89" office:value-type="currency" office:currency="USD" office:value="237.87" calcext:value-type="currency">
            <text:p>$237.87</text:p>
          </table:table-cell>
          <table:table-cell table:style-name="ce89"/>
          <table:table-cell table:style-name="ce89" table:formula="of:=[.E109]-[.B109]" office:value-type="currency" office:currency="USD" office:value="-312" calcext:value-type="currency">
            <text:p>-$312.00</text:p>
          </table:table-cell>
          <table:table-cell table:style-name="ce51" table:formula="of:=[.E109]/[.D109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20-W-HDA-4UNN</text:p>
          </table:table-cell>
          <table:table-cell table:style-name="ce83" office:value-type="currency" office:currency="USD" office:value="329" calcext:value-type="currency">
            <text:p>$329.00</text:p>
          </table:table-cell>
          <table:table-cell table:style-name="ce89" office:value-type="currency" office:currency="USD" office:value="528.85" calcext:value-type="currency">
            <text:p>$528.85</text:p>
          </table:table-cell>
          <table:table-cell table:style-name="ce89" office:value-type="currency" office:currency="USD" office:value="251.2" calcext:value-type="currency">
            <text:p>$251.20</text:p>
          </table:table-cell>
          <table:table-cell table:style-name="ce89"/>
          <table:table-cell table:style-name="ce89" table:formula="of:=[.E110]-[.B110]" office:value-type="currency" office:currency="USD" office:value="-329" calcext:value-type="currency">
            <text:p>-$329.00</text:p>
          </table:table-cell>
          <table:table-cell table:style-name="ce51" table:formula="of:=[.E110]/[.D110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16-W-HDC-4UNN</text:p>
          </table:table-cell>
          <table:table-cell table:style-name="ce83" office:value-type="currency" office:currency="USD" office:value="289" calcext:value-type="currency">
            <text:p>$289.00</text:p>
          </table:table-cell>
          <table:table-cell table:style-name="ce89" office:value-type="currency" office:currency="USD" office:value="472.77" calcext:value-type="currency">
            <text:p>$472.77</text:p>
          </table:table-cell>
          <table:table-cell table:style-name="ce89" office:value-type="currency" office:currency="USD" office:value="224.57" calcext:value-type="currency">
            <text:p>$224.57</text:p>
          </table:table-cell>
          <table:table-cell table:style-name="ce89"/>
          <table:table-cell table:style-name="ce89" table:formula="of:=[.E111]-[.B111]" office:value-type="currency" office:currency="USD" office:value="-289" calcext:value-type="currency">
            <text:p>-$289.00</text:p>
          </table:table-cell>
          <table:table-cell table:style-name="ce51" table:formula="of:=[.E111]/[.D111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16-W-HDD-4UNN</text:p>
          </table:table-cell>
          <table:table-cell table:style-name="ce83" office:value-type="currency" office:currency="USD" office:value="289" calcext:value-type="currency">
            <text:p>$289.00</text:p>
          </table:table-cell>
          <table:table-cell table:style-name="ce89" office:value-type="currency" office:currency="USD" office:value="472.77" calcext:value-type="currency">
            <text:p>$472.77</text:p>
          </table:table-cell>
          <table:table-cell table:style-name="ce89" office:value-type="currency" office:currency="USD" office:value="224.57" calcext:value-type="currency">
            <text:p>$224.57</text:p>
          </table:table-cell>
          <table:table-cell table:style-name="ce89"/>
          <table:table-cell table:style-name="ce89" table:formula="of:=[.E112]-[.B112]" office:value-type="currency" office:currency="USD" office:value="-289" calcext:value-type="currency">
            <text:p>-$289.00</text:p>
          </table:table-cell>
          <table:table-cell table:style-name="ce51" table:formula="of:=[.E112]/[.D112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16-W-HDE-4UNN</text:p>
          </table:table-cell>
          <table:table-cell table:style-name="ce83" office:value-type="currency" office:currency="USD" office:value="289" calcext:value-type="currency">
            <text:p>$289.00</text:p>
          </table:table-cell>
          <table:table-cell table:style-name="ce89" office:value-type="currency" office:currency="USD" office:value="472.77" calcext:value-type="currency">
            <text:p>$472.77</text:p>
          </table:table-cell>
          <table:table-cell table:style-name="ce89" office:value-type="currency" office:currency="USD" office:value="224.57" calcext:value-type="currency">
            <text:p>$224.57</text:p>
          </table:table-cell>
          <table:table-cell table:style-name="ce89"/>
          <table:table-cell table:style-name="ce89" table:formula="of:=[.E113]-[.B113]" office:value-type="currency" office:currency="USD" office:value="-289" calcext:value-type="currency">
            <text:p>-$289.00</text:p>
          </table:table-cell>
          <table:table-cell table:style-name="ce51" table:formula="of:=[.E113]/[.D113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16-W-HDN-4UNN</text:p>
          </table:table-cell>
          <table:table-cell table:style-name="ce83" office:value-type="currency" office:currency="USD" office:value="289" calcext:value-type="currency">
            <text:p>$289.00</text:p>
          </table:table-cell>
          <table:table-cell table:style-name="ce89" office:value-type="currency" office:currency="USD" office:value="472.77" calcext:value-type="currency">
            <text:p>$472.77</text:p>
          </table:table-cell>
          <table:table-cell table:style-name="ce89" office:value-type="currency" office:currency="USD" office:value="224.57" calcext:value-type="currency">
            <text:p>$224.57</text:p>
          </table:table-cell>
          <table:table-cell table:style-name="ce89"/>
          <table:table-cell table:style-name="ce89" table:formula="of:=[.E114]-[.B114]" office:value-type="currency" office:currency="USD" office:value="-289" calcext:value-type="currency">
            <text:p>-$289.00</text:p>
          </table:table-cell>
          <table:table-cell table:style-name="ce51" table:formula="of:=[.E114]/[.D114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18-W-HDC-4UNN</text:p>
          </table:table-cell>
          <table:table-cell table:style-name="ce83" office:value-type="currency" office:currency="USD" office:value="312" calcext:value-type="currency">
            <text:p>$312.00</text:p>
          </table:table-cell>
          <table:table-cell table:style-name="ce89" office:value-type="currency" office:currency="USD" office:value="500.78" calcext:value-type="currency">
            <text:p>$500.78</text:p>
          </table:table-cell>
          <table:table-cell table:style-name="ce89" office:value-type="currency" office:currency="USD" office:value="237.87" calcext:value-type="currency">
            <text:p>$237.87</text:p>
          </table:table-cell>
          <table:table-cell table:style-name="ce89"/>
          <table:table-cell table:style-name="ce89" table:formula="of:=[.E115]-[.B115]" office:value-type="currency" office:currency="USD" office:value="-312" calcext:value-type="currency">
            <text:p>-$312.00</text:p>
          </table:table-cell>
          <table:table-cell table:style-name="ce51" table:formula="of:=[.E115]/[.D115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18-W-HDD-4UNN</text:p>
          </table:table-cell>
          <table:table-cell table:style-name="ce83" office:value-type="currency" office:currency="USD" office:value="312" calcext:value-type="currency">
            <text:p>$312.00</text:p>
          </table:table-cell>
          <table:table-cell table:style-name="ce89" office:value-type="currency" office:currency="USD" office:value="500.78" calcext:value-type="currency">
            <text:p>$500.78</text:p>
          </table:table-cell>
          <table:table-cell table:style-name="ce89" office:value-type="currency" office:currency="USD" office:value="237.87" calcext:value-type="currency">
            <text:p>$237.87</text:p>
          </table:table-cell>
          <table:table-cell table:style-name="ce89"/>
          <table:table-cell table:style-name="ce89" table:formula="of:=[.E116]-[.B116]" office:value-type="currency" office:currency="USD" office:value="-312" calcext:value-type="currency">
            <text:p>-$312.00</text:p>
          </table:table-cell>
          <table:table-cell table:style-name="ce51" table:formula="of:=[.E116]/[.D116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18-W-HDE-4UNN</text:p>
          </table:table-cell>
          <table:table-cell table:style-name="ce83" office:value-type="currency" office:currency="USD" office:value="312" calcext:value-type="currency">
            <text:p>$312.00</text:p>
          </table:table-cell>
          <table:table-cell table:style-name="ce89" office:value-type="currency" office:currency="USD" office:value="500.78" calcext:value-type="currency">
            <text:p>$500.78</text:p>
          </table:table-cell>
          <table:table-cell table:style-name="ce89" office:value-type="currency" office:currency="USD" office:value="237.87" calcext:value-type="currency">
            <text:p>$237.87</text:p>
          </table:table-cell>
          <table:table-cell table:style-name="ce89"/>
          <table:table-cell table:style-name="ce89" table:formula="of:=[.E117]-[.B117]" office:value-type="currency" office:currency="USD" office:value="-312" calcext:value-type="currency">
            <text:p>-$312.00</text:p>
          </table:table-cell>
          <table:table-cell table:style-name="ce51" table:formula="of:=[.E117]/[.D117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18-W-HDN-4UNN</text:p>
          </table:table-cell>
          <table:table-cell table:style-name="ce83" office:value-type="currency" office:currency="USD" office:value="312" calcext:value-type="currency">
            <text:p>$312.00</text:p>
          </table:table-cell>
          <table:table-cell table:style-name="ce89" office:value-type="currency" office:currency="USD" office:value="500.78" calcext:value-type="currency">
            <text:p>$500.78</text:p>
          </table:table-cell>
          <table:table-cell table:style-name="ce89" office:value-type="currency" office:currency="USD" office:value="237.87" calcext:value-type="currency">
            <text:p>$237.87</text:p>
          </table:table-cell>
          <table:table-cell table:style-name="ce89"/>
          <table:table-cell table:style-name="ce89" table:formula="of:=[.E118]-[.B118]" office:value-type="currency" office:currency="USD" office:value="-312" calcext:value-type="currency">
            <text:p>-$312.00</text:p>
          </table:table-cell>
          <table:table-cell table:style-name="ce51" table:formula="of:=[.E118]/[.D118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20-W-HDC-4UNN</text:p>
          </table:table-cell>
          <table:table-cell table:style-name="ce83" office:value-type="currency" office:currency="USD" office:value="329" calcext:value-type="currency">
            <text:p>$329.00</text:p>
          </table:table-cell>
          <table:table-cell table:style-name="ce89" office:value-type="currency" office:currency="USD" office:value="528.85" calcext:value-type="currency">
            <text:p>$528.85</text:p>
          </table:table-cell>
          <table:table-cell table:style-name="ce89" office:value-type="currency" office:currency="USD" office:value="251.2" calcext:value-type="currency">
            <text:p>$251.20</text:p>
          </table:table-cell>
          <table:table-cell table:style-name="ce89"/>
          <table:table-cell table:style-name="ce89" table:formula="of:=[.E119]-[.B119]" office:value-type="currency" office:currency="USD" office:value="-329" calcext:value-type="currency">
            <text:p>-$329.00</text:p>
          </table:table-cell>
          <table:table-cell table:style-name="ce51" table:formula="of:=[.E119]/[.D119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20-W-HDD-4UNN</text:p>
          </table:table-cell>
          <table:table-cell table:style-name="ce83" office:value-type="currency" office:currency="USD" office:value="329" calcext:value-type="currency">
            <text:p>$329.00</text:p>
          </table:table-cell>
          <table:table-cell table:style-name="ce89" office:value-type="currency" office:currency="USD" office:value="528.85" calcext:value-type="currency">
            <text:p>$528.85</text:p>
          </table:table-cell>
          <table:table-cell table:style-name="ce89" office:value-type="currency" office:currency="USD" office:value="251.2" calcext:value-type="currency">
            <text:p>$251.20</text:p>
          </table:table-cell>
          <table:table-cell table:style-name="ce89"/>
          <table:table-cell table:style-name="ce89" table:formula="of:=[.E120]-[.B120]" office:value-type="currency" office:currency="USD" office:value="-329" calcext:value-type="currency">
            <text:p>-$329.00</text:p>
          </table:table-cell>
          <table:table-cell table:style-name="ce51" table:formula="of:=[.E120]/[.D120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20-W-HDE-4UNN</text:p>
          </table:table-cell>
          <table:table-cell table:style-name="ce83" office:value-type="currency" office:currency="USD" office:value="329" calcext:value-type="currency">
            <text:p>$329.00</text:p>
          </table:table-cell>
          <table:table-cell table:style-name="ce89" office:value-type="currency" office:currency="USD" office:value="528.85" calcext:value-type="currency">
            <text:p>$528.85</text:p>
          </table:table-cell>
          <table:table-cell table:style-name="ce89" office:value-type="currency" office:currency="USD" office:value="251.2" calcext:value-type="currency">
            <text:p>$251.20</text:p>
          </table:table-cell>
          <table:table-cell table:style-name="ce89"/>
          <table:table-cell table:style-name="ce89" table:formula="of:=[.E121]-[.B121]" office:value-type="currency" office:currency="USD" office:value="-329" calcext:value-type="currency">
            <text:p>-$329.00</text:p>
          </table:table-cell>
          <table:table-cell table:style-name="ce51" table:formula="of:=[.E121]/[.D121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20-W-HDN-4UNN</text:p>
          </table:table-cell>
          <table:table-cell table:style-name="ce83" office:value-type="currency" office:currency="USD" office:value="329" calcext:value-type="currency">
            <text:p>$329.00</text:p>
          </table:table-cell>
          <table:table-cell table:style-name="ce89" office:value-type="currency" office:currency="USD" office:value="528.85" calcext:value-type="currency">
            <text:p>$528.85</text:p>
          </table:table-cell>
          <table:table-cell table:style-name="ce89" office:value-type="currency" office:currency="USD" office:value="251.2" calcext:value-type="currency">
            <text:p>$251.20</text:p>
          </table:table-cell>
          <table:table-cell table:style-name="ce89"/>
          <table:table-cell table:style-name="ce89" table:formula="of:=[.E122]-[.B122]" office:value-type="currency" office:currency="USD" office:value="-329" calcext:value-type="currency">
            <text:p>-$329.00</text:p>
          </table:table-cell>
          <table:table-cell table:style-name="ce51" table:formula="of:=[.E122]/[.D122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24-W-HDC-4UNN</text:p>
          </table:table-cell>
          <table:table-cell table:style-name="ce83" office:value-type="currency" office:currency="USD" office:value="375" calcext:value-type="currency">
            <text:p>$375.00</text:p>
          </table:table-cell>
          <table:table-cell table:style-name="ce89" office:value-type="currency" office:currency="USD" office:value="614.51" calcext:value-type="currency">
            <text:p>$614.51</text:p>
          </table:table-cell>
          <table:table-cell table:style-name="ce89" office:value-type="currency" office:currency="USD" office:value="291.89" calcext:value-type="currency">
            <text:p>$291.89</text:p>
          </table:table-cell>
          <table:table-cell table:style-name="ce89"/>
          <table:table-cell table:style-name="ce89" table:formula="of:=[.E123]-[.B123]" office:value-type="currency" office:currency="USD" office:value="-375" calcext:value-type="currency">
            <text:p>-$375.00</text:p>
          </table:table-cell>
          <table:table-cell table:style-name="ce51" table:formula="of:=[.E123]/[.D123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24-W-HDD-4UNN</text:p>
          </table:table-cell>
          <table:table-cell table:style-name="ce83" office:value-type="currency" office:currency="USD" office:value="375" calcext:value-type="currency">
            <text:p>$375.00</text:p>
          </table:table-cell>
          <table:table-cell table:style-name="ce89" office:value-type="currency" office:currency="USD" office:value="614.51" calcext:value-type="currency">
            <text:p>$614.51</text:p>
          </table:table-cell>
          <table:table-cell table:style-name="ce89" office:value-type="currency" office:currency="USD" office:value="291.89" calcext:value-type="currency">
            <text:p>$291.89</text:p>
          </table:table-cell>
          <table:table-cell table:style-name="ce89"/>
          <table:table-cell table:style-name="ce89" table:formula="of:=[.E124]-[.B124]" office:value-type="currency" office:currency="USD" office:value="-375" calcext:value-type="currency">
            <text:p>-$375.00</text:p>
          </table:table-cell>
          <table:table-cell table:style-name="ce51" table:formula="of:=[.E124]/[.D124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24-W-HDE-4UNN</text:p>
          </table:table-cell>
          <table:table-cell table:style-name="ce83" office:value-type="currency" office:currency="USD" office:value="375" calcext:value-type="currency">
            <text:p>$375.00</text:p>
          </table:table-cell>
          <table:table-cell table:style-name="ce89" office:value-type="currency" office:currency="USD" office:value="614.51" calcext:value-type="currency">
            <text:p>$614.51</text:p>
          </table:table-cell>
          <table:table-cell table:style-name="ce89" office:value-type="currency" office:currency="USD" office:value="291.89" calcext:value-type="currency">
            <text:p>$291.89</text:p>
          </table:table-cell>
          <table:table-cell table:style-name="ce89"/>
          <table:table-cell table:style-name="ce89" table:formula="of:=[.E125]-[.B125]" office:value-type="currency" office:currency="USD" office:value="-375" calcext:value-type="currency">
            <text:p>-$375.00</text:p>
          </table:table-cell>
          <table:table-cell table:style-name="ce51" table:formula="of:=[.E125]/[.D125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24-W-HDN-4UNN</text:p>
          </table:table-cell>
          <table:table-cell table:style-name="ce83" office:value-type="currency" office:currency="USD" office:value="375" calcext:value-type="currency">
            <text:p>$375.00</text:p>
          </table:table-cell>
          <table:table-cell table:style-name="ce89" office:value-type="currency" office:currency="USD" office:value="614.51" calcext:value-type="currency">
            <text:p>$614.51</text:p>
          </table:table-cell>
          <table:table-cell table:style-name="ce89" office:value-type="currency" office:currency="USD" office:value="291.89" calcext:value-type="currency">
            <text:p>$291.89</text:p>
          </table:table-cell>
          <table:table-cell table:style-name="ce89"/>
          <table:table-cell table:style-name="ce89" table:formula="of:=[.E126]-[.B126]" office:value-type="currency" office:currency="USD" office:value="-375" calcext:value-type="currency">
            <text:p>-$375.00</text:p>
          </table:table-cell>
          <table:table-cell table:style-name="ce51" table:formula="of:=[.E126]/[.D126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19">
          <table:table-cell table:style-name="ce69" office:value-type="string" calcext:value-type="string">
            <text:p>Heavy Duty Basket Trucks - Vinyl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78" office:value-type="string" calcext:value-type="string">
            <text:p>R16-W-HDA-4UNN-R</text:p>
          </table:table-cell>
          <table:table-cell table:style-name="ce83" office:value-type="currency" office:currency="USD" office:value="309" calcext:value-type="currency">
            <text:p>$309.00</text:p>
          </table:table-cell>
          <table:table-cell table:style-name="ce89" office:value-type="currency" office:currency="USD" office:value="455.03" calcext:value-type="currency">
            <text:p>$455.03</text:p>
          </table:table-cell>
          <table:table-cell table:style-name="ce89" office:value-type="currency" office:currency="USD" office:value="216.14" calcext:value-type="currency">
            <text:p>$216.14</text:p>
          </table:table-cell>
          <table:table-cell table:style-name="ce89"/>
          <table:table-cell table:style-name="ce89" table:formula="of:=[.E130]-[.B130]" office:value-type="currency" office:currency="USD" office:value="-309" calcext:value-type="currency">
            <text:p>-$309.00</text:p>
          </table:table-cell>
          <table:table-cell table:style-name="ce51" table:formula="of:=[.E130]/[.D130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18-W-HDA-4UNN-R</text:p>
          </table:table-cell>
          <table:table-cell table:style-name="ce83" office:value-type="currency" office:currency="USD" office:value="325" calcext:value-type="currency">
            <text:p>$325.00</text:p>
          </table:table-cell>
          <table:table-cell table:style-name="ce89" office:value-type="currency" office:currency="USD" office:value="483.05" calcext:value-type="currency">
            <text:p>$483.05</text:p>
          </table:table-cell>
          <table:table-cell table:style-name="ce89" office:value-type="currency" office:currency="USD" office:value="229.45" calcext:value-type="currency">
            <text:p>$229.45</text:p>
          </table:table-cell>
          <table:table-cell table:style-name="ce89"/>
          <table:table-cell table:style-name="ce89" table:formula="of:=[.E131]-[.B131]" office:value-type="currency" office:currency="USD" office:value="-325" calcext:value-type="currency">
            <text:p>-$325.00</text:p>
          </table:table-cell>
          <table:table-cell table:style-name="ce51" table:formula="of:=[.E131]/[.D131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20-W-HDA-4UNN-R</text:p>
          </table:table-cell>
          <table:table-cell table:style-name="ce83" office:value-type="currency" office:currency="USD" office:value="342" calcext:value-type="currency">
            <text:p>$342.00</text:p>
          </table:table-cell>
          <table:table-cell table:style-name="ce89" office:value-type="currency" office:currency="USD" office:value="507.29" calcext:value-type="currency">
            <text:p>$507.29</text:p>
          </table:table-cell>
          <table:table-cell table:style-name="ce89" office:value-type="currency" office:currency="USD" office:value="240.96" calcext:value-type="currency">
            <text:p>$240.96</text:p>
          </table:table-cell>
          <table:table-cell table:style-name="ce89"/>
          <table:table-cell table:style-name="ce89" table:formula="of:=[.E132]-[.B132]" office:value-type="currency" office:currency="USD" office:value="-342" calcext:value-type="currency">
            <text:p>-$342.00</text:p>
          </table:table-cell>
          <table:table-cell table:style-name="ce51" table:formula="of:=[.E132]/[.D132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24-W-HDA-4UNN-R</text:p>
          </table:table-cell>
          <table:table-cell table:style-name="ce83" office:value-type="currency" office:currency="USD" office:value="375" calcext:value-type="currency">
            <text:p>$375.00</text:p>
          </table:table-cell>
          <table:table-cell table:style-name="ce89" office:value-type="currency" office:currency="USD" office:value="593.22" calcext:value-type="currency">
            <text:p>$593.22</text:p>
          </table:table-cell>
          <table:table-cell table:style-name="ce89" office:value-type="currency" office:currency="USD" office:value="281.78" calcext:value-type="currency">
            <text:p>$281.78</text:p>
          </table:table-cell>
          <table:table-cell table:style-name="ce89"/>
          <table:table-cell table:style-name="ce89" table:formula="of:=[.E133]-[.B133]" office:value-type="currency" office:currency="USD" office:value="-375" calcext:value-type="currency">
            <text:p>-$375.00</text:p>
          </table:table-cell>
          <table:table-cell table:style-name="ce51" table:formula="of:=[.E133]/[.D133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16-W-HDC-4UNN-R</text:p>
          </table:table-cell>
          <table:table-cell table:style-name="ce83" office:value-type="currency" office:currency="USD" office:value="309" calcext:value-type="currency">
            <text:p>$309.00</text:p>
          </table:table-cell>
          <table:table-cell table:style-name="ce89" office:value-type="currency" office:currency="USD" office:value="455.03" calcext:value-type="currency">
            <text:p>$455.03</text:p>
          </table:table-cell>
          <table:table-cell table:style-name="ce89" office:value-type="currency" office:currency="USD" office:value="216.14" calcext:value-type="currency">
            <text:p>$216.14</text:p>
          </table:table-cell>
          <table:table-cell table:style-name="ce89"/>
          <table:table-cell table:style-name="ce89" table:formula="of:=[.E134]-[.B134]" office:value-type="currency" office:currency="USD" office:value="-309" calcext:value-type="currency">
            <text:p>-$309.00</text:p>
          </table:table-cell>
          <table:table-cell table:style-name="ce51" table:formula="of:=[.E134]/[.D134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16-W-HDD-4UNN-R</text:p>
          </table:table-cell>
          <table:table-cell table:style-name="ce83" office:value-type="currency" office:currency="USD" office:value="309" calcext:value-type="currency">
            <text:p>$309.00</text:p>
          </table:table-cell>
          <table:table-cell table:style-name="ce89" office:value-type="currency" office:currency="USD" office:value="455.03" calcext:value-type="currency">
            <text:p>$455.03</text:p>
          </table:table-cell>
          <table:table-cell table:style-name="ce89" office:value-type="currency" office:currency="USD" office:value="216.14" calcext:value-type="currency">
            <text:p>$216.14</text:p>
          </table:table-cell>
          <table:table-cell table:style-name="ce89"/>
          <table:table-cell table:style-name="ce89" table:formula="of:=[.E135]-[.B135]" office:value-type="currency" office:currency="USD" office:value="-309" calcext:value-type="currency">
            <text:p>-$309.00</text:p>
          </table:table-cell>
          <table:table-cell table:style-name="ce51" table:formula="of:=[.E135]/[.D135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16-W-HDE-4UNN-R</text:p>
          </table:table-cell>
          <table:table-cell table:style-name="ce83" office:value-type="currency" office:currency="USD" office:value="309" calcext:value-type="currency">
            <text:p>$309.00</text:p>
          </table:table-cell>
          <table:table-cell table:style-name="ce89" office:value-type="currency" office:currency="USD" office:value="455.03" calcext:value-type="currency">
            <text:p>$455.03</text:p>
          </table:table-cell>
          <table:table-cell table:style-name="ce89" office:value-type="currency" office:currency="USD" office:value="216.14" calcext:value-type="currency">
            <text:p>$216.14</text:p>
          </table:table-cell>
          <table:table-cell table:style-name="ce89"/>
          <table:table-cell table:style-name="ce89" table:formula="of:=[.E136]-[.B136]" office:value-type="currency" office:currency="USD" office:value="-309" calcext:value-type="currency">
            <text:p>-$309.00</text:p>
          </table:table-cell>
          <table:table-cell table:style-name="ce51" table:formula="of:=[.E136]/[.D136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16-W-HDN-4UNN-R</text:p>
          </table:table-cell>
          <table:table-cell table:style-name="ce83" office:value-type="currency" office:currency="USD" office:value="309" calcext:value-type="currency">
            <text:p>$309.00</text:p>
          </table:table-cell>
          <table:table-cell table:style-name="ce89" office:value-type="currency" office:currency="USD" office:value="455.03" calcext:value-type="currency">
            <text:p>$455.03</text:p>
          </table:table-cell>
          <table:table-cell table:style-name="ce89" office:value-type="currency" office:currency="USD" office:value="216.14" calcext:value-type="currency">
            <text:p>$216.14</text:p>
          </table:table-cell>
          <table:table-cell table:style-name="ce89"/>
          <table:table-cell table:style-name="ce89" table:formula="of:=[.E137]-[.B137]" office:value-type="currency" office:currency="USD" office:value="-309" calcext:value-type="currency">
            <text:p>-$309.00</text:p>
          </table:table-cell>
          <table:table-cell table:style-name="ce51" table:formula="of:=[.E137]/[.D137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18-W-HDC-4UNN-R</text:p>
          </table:table-cell>
          <table:table-cell table:style-name="ce83" office:value-type="currency" office:currency="USD" office:value="325" calcext:value-type="currency">
            <text:p>$325.00</text:p>
          </table:table-cell>
          <table:table-cell table:style-name="ce89" office:value-type="currency" office:currency="USD" office:value="483.05" calcext:value-type="currency">
            <text:p>$483.05</text:p>
          </table:table-cell>
          <table:table-cell table:style-name="ce89" office:value-type="currency" office:currency="USD" office:value="229.45" calcext:value-type="currency">
            <text:p>$229.45</text:p>
          </table:table-cell>
          <table:table-cell table:style-name="ce89"/>
          <table:table-cell table:style-name="ce89" table:formula="of:=[.E138]-[.B138]" office:value-type="currency" office:currency="USD" office:value="-325" calcext:value-type="currency">
            <text:p>-$325.00</text:p>
          </table:table-cell>
          <table:table-cell table:style-name="ce51" table:formula="of:=[.E138]/[.D138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18-W-HDD-4UNN-R</text:p>
          </table:table-cell>
          <table:table-cell table:style-name="ce83" office:value-type="currency" office:currency="USD" office:value="325" calcext:value-type="currency">
            <text:p>$325.00</text:p>
          </table:table-cell>
          <table:table-cell table:style-name="ce89" office:value-type="currency" office:currency="USD" office:value="483.05" calcext:value-type="currency">
            <text:p>$483.05</text:p>
          </table:table-cell>
          <table:table-cell table:style-name="ce89" office:value-type="currency" office:currency="USD" office:value="229.45" calcext:value-type="currency">
            <text:p>$229.45</text:p>
          </table:table-cell>
          <table:table-cell table:style-name="ce89"/>
          <table:table-cell table:style-name="ce89" table:formula="of:=[.E139]-[.B139]" office:value-type="currency" office:currency="USD" office:value="-325" calcext:value-type="currency">
            <text:p>-$325.00</text:p>
          </table:table-cell>
          <table:table-cell table:style-name="ce51" table:formula="of:=[.E139]/[.D139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18-W-HDE-4UNN-R</text:p>
          </table:table-cell>
          <table:table-cell table:style-name="ce83" office:value-type="currency" office:currency="USD" office:value="325" calcext:value-type="currency">
            <text:p>$325.00</text:p>
          </table:table-cell>
          <table:table-cell table:style-name="ce89" office:value-type="currency" office:currency="USD" office:value="483.05" calcext:value-type="currency">
            <text:p>$483.05</text:p>
          </table:table-cell>
          <table:table-cell table:style-name="ce89" office:value-type="currency" office:currency="USD" office:value="229.45" calcext:value-type="currency">
            <text:p>$229.45</text:p>
          </table:table-cell>
          <table:table-cell table:style-name="ce89"/>
          <table:table-cell table:style-name="ce89" table:formula="of:=[.E140]-[.B140]" office:value-type="currency" office:currency="USD" office:value="-325" calcext:value-type="currency">
            <text:p>-$325.00</text:p>
          </table:table-cell>
          <table:table-cell table:style-name="ce51" table:formula="of:=[.E140]/[.D140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18-W-HDN-4UNN-R</text:p>
          </table:table-cell>
          <table:table-cell table:style-name="ce83" office:value-type="currency" office:currency="USD" office:value="325" calcext:value-type="currency">
            <text:p>$325.00</text:p>
          </table:table-cell>
          <table:table-cell table:style-name="ce89" office:value-type="currency" office:currency="USD" office:value="483.05" calcext:value-type="currency">
            <text:p>$483.05</text:p>
          </table:table-cell>
          <table:table-cell table:style-name="ce89" office:value-type="currency" office:currency="USD" office:value="229.45" calcext:value-type="currency">
            <text:p>$229.45</text:p>
          </table:table-cell>
          <table:table-cell table:style-name="ce89"/>
          <table:table-cell table:style-name="ce89" table:formula="of:=[.E141]-[.B141]" office:value-type="currency" office:currency="USD" office:value="-325" calcext:value-type="currency">
            <text:p>-$325.00</text:p>
          </table:table-cell>
          <table:table-cell table:style-name="ce51" table:formula="of:=[.E141]/[.D141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20-W-HDC-4UNN-R</text:p>
          </table:table-cell>
          <table:table-cell table:style-name="ce83" office:value-type="currency" office:currency="USD" office:value="342" calcext:value-type="currency">
            <text:p>$342.00</text:p>
          </table:table-cell>
          <table:table-cell table:style-name="ce89" office:value-type="currency" office:currency="USD" office:value="507.29" calcext:value-type="currency">
            <text:p>$507.29</text:p>
          </table:table-cell>
          <table:table-cell table:style-name="ce89" office:value-type="currency" office:currency="USD" office:value="240.96" calcext:value-type="currency">
            <text:p>$240.96</text:p>
          </table:table-cell>
          <table:table-cell table:style-name="ce89"/>
          <table:table-cell table:style-name="ce89" table:formula="of:=[.E142]-[.B142]" office:value-type="currency" office:currency="USD" office:value="-342" calcext:value-type="currency">
            <text:p>-$342.00</text:p>
          </table:table-cell>
          <table:table-cell table:style-name="ce51" table:formula="of:=[.E142]/[.D142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20-W-HDD-4UNN-R</text:p>
          </table:table-cell>
          <table:table-cell table:style-name="ce83" office:value-type="currency" office:currency="USD" office:value="342" calcext:value-type="currency">
            <text:p>$342.00</text:p>
          </table:table-cell>
          <table:table-cell table:style-name="ce89" office:value-type="currency" office:currency="USD" office:value="507.29" calcext:value-type="currency">
            <text:p>$507.29</text:p>
          </table:table-cell>
          <table:table-cell table:style-name="ce89" office:value-type="currency" office:currency="USD" office:value="240.96" calcext:value-type="currency">
            <text:p>$240.96</text:p>
          </table:table-cell>
          <table:table-cell table:style-name="ce89"/>
          <table:table-cell table:style-name="ce89" table:formula="of:=[.E143]-[.B143]" office:value-type="currency" office:currency="USD" office:value="-342" calcext:value-type="currency">
            <text:p>-$342.00</text:p>
          </table:table-cell>
          <table:table-cell table:style-name="ce51" table:formula="of:=[.E143]/[.D143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20-W-HDE-4UNN-R</text:p>
          </table:table-cell>
          <table:table-cell table:style-name="ce83" office:value-type="currency" office:currency="USD" office:value="342" calcext:value-type="currency">
            <text:p>$342.00</text:p>
          </table:table-cell>
          <table:table-cell table:style-name="ce89" office:value-type="currency" office:currency="USD" office:value="507.29" calcext:value-type="currency">
            <text:p>$507.29</text:p>
          </table:table-cell>
          <table:table-cell table:style-name="ce89" office:value-type="currency" office:currency="USD" office:value="240.96" calcext:value-type="currency">
            <text:p>$240.96</text:p>
          </table:table-cell>
          <table:table-cell table:style-name="ce89"/>
          <table:table-cell table:style-name="ce89" table:formula="of:=[.E144]-[.B144]" office:value-type="currency" office:currency="USD" office:value="-342" calcext:value-type="currency">
            <text:p>-$342.00</text:p>
          </table:table-cell>
          <table:table-cell table:style-name="ce51" table:formula="of:=[.E144]/[.D144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20-W-HDN-4UNN-R</text:p>
          </table:table-cell>
          <table:table-cell table:style-name="ce83" office:value-type="currency" office:currency="USD" office:value="342" calcext:value-type="currency">
            <text:p>$342.00</text:p>
          </table:table-cell>
          <table:table-cell table:style-name="ce89" office:value-type="currency" office:currency="USD" office:value="507.29" calcext:value-type="currency">
            <text:p>$507.29</text:p>
          </table:table-cell>
          <table:table-cell table:style-name="ce89" office:value-type="currency" office:currency="USD" office:value="240.96" calcext:value-type="currency">
            <text:p>$240.96</text:p>
          </table:table-cell>
          <table:table-cell table:style-name="ce89"/>
          <table:table-cell table:style-name="ce89" table:formula="of:=[.E145]-[.B145]" office:value-type="currency" office:currency="USD" office:value="-342" calcext:value-type="currency">
            <text:p>-$342.00</text:p>
          </table:table-cell>
          <table:table-cell table:style-name="ce51" table:formula="of:=[.E145]/[.D145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24-W-HDC-4UNN-R</text:p>
          </table:table-cell>
          <table:table-cell table:style-name="ce83" office:value-type="currency" office:currency="USD" office:value="375" calcext:value-type="currency">
            <text:p>$375.00</text:p>
          </table:table-cell>
          <table:table-cell table:style-name="ce89" office:value-type="currency" office:currency="USD" office:value="593.22" calcext:value-type="currency">
            <text:p>$593.22</text:p>
          </table:table-cell>
          <table:table-cell table:style-name="ce89" office:value-type="currency" office:currency="USD" office:value="281.78" calcext:value-type="currency">
            <text:p>$281.78</text:p>
          </table:table-cell>
          <table:table-cell table:style-name="ce89"/>
          <table:table-cell table:style-name="ce89" table:formula="of:=[.E146]-[.B146]" office:value-type="currency" office:currency="USD" office:value="-375" calcext:value-type="currency">
            <text:p>-$375.00</text:p>
          </table:table-cell>
          <table:table-cell table:style-name="ce51" table:formula="of:=[.E146]/[.D146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24-W-HDD-4UNN-R</text:p>
          </table:table-cell>
          <table:table-cell table:style-name="ce83" office:value-type="currency" office:currency="USD" office:value="375" calcext:value-type="currency">
            <text:p>$375.00</text:p>
          </table:table-cell>
          <table:table-cell table:style-name="ce89" office:value-type="currency" office:currency="USD" office:value="593.22" calcext:value-type="currency">
            <text:p>$593.22</text:p>
          </table:table-cell>
          <table:table-cell table:style-name="ce89" office:value-type="currency" office:currency="USD" office:value="281.78" calcext:value-type="currency">
            <text:p>$281.78</text:p>
          </table:table-cell>
          <table:table-cell table:style-name="ce89"/>
          <table:table-cell table:style-name="ce89" table:formula="of:=[.E147]-[.B147]" office:value-type="currency" office:currency="USD" office:value="-375" calcext:value-type="currency">
            <text:p>-$375.00</text:p>
          </table:table-cell>
          <table:table-cell table:style-name="ce51" table:formula="of:=[.E147]/[.D147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24-W-HDE-4UNN-R</text:p>
          </table:table-cell>
          <table:table-cell table:style-name="ce83" office:value-type="currency" office:currency="USD" office:value="375" calcext:value-type="currency">
            <text:p>$375.00</text:p>
          </table:table-cell>
          <table:table-cell table:style-name="ce89" office:value-type="currency" office:currency="USD" office:value="593.22" calcext:value-type="currency">
            <text:p>$593.22</text:p>
          </table:table-cell>
          <table:table-cell table:style-name="ce89" office:value-type="currency" office:currency="USD" office:value="281.78" calcext:value-type="currency">
            <text:p>$281.78</text:p>
          </table:table-cell>
          <table:table-cell table:style-name="ce89"/>
          <table:table-cell table:style-name="ce89" table:formula="of:=[.E148]-[.B148]" office:value-type="currency" office:currency="USD" office:value="-375" calcext:value-type="currency">
            <text:p>-$375.00</text:p>
          </table:table-cell>
          <table:table-cell table:style-name="ce51" table:formula="of:=[.E148]/[.D148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3">
          <table:table-cell table:style-name="ce78" office:value-type="string" calcext:value-type="string">
            <text:p>R24-W-HDN-4UNN-R</text:p>
          </table:table-cell>
          <table:table-cell table:style-name="ce83" office:value-type="currency" office:currency="USD" office:value="375" calcext:value-type="currency">
            <text:p>$375.00</text:p>
          </table:table-cell>
          <table:table-cell table:style-name="ce89" office:value-type="currency" office:currency="USD" office:value="593.22" calcext:value-type="currency">
            <text:p>$593.22</text:p>
          </table:table-cell>
          <table:table-cell table:style-name="ce89" office:value-type="currency" office:currency="USD" office:value="281.78" calcext:value-type="currency">
            <text:p>$281.78</text:p>
          </table:table-cell>
          <table:table-cell table:style-name="ce89"/>
          <table:table-cell table:style-name="ce89" table:formula="of:=[.E149]-[.B149]" office:value-type="currency" office:currency="USD" office:value="-375" calcext:value-type="currency">
            <text:p>-$375.00</text:p>
          </table:table-cell>
          <table:table-cell table:style-name="ce51" table:formula="of:=[.E149]/[.D149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19">
          <table:table-cell table:style-name="ce69" office:value-type="string" calcext:value-type="string">
            <text:p>Knock-Down Basket Trucks - Vinyl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9" office:value-type="string" calcext:value-type="string">
            <text:p>KD8</text:p>
          </table:table-cell>
          <table:table-cell table:style-name="ce82" office:value-type="currency" office:currency="USD" office:value="166" calcext:value-type="currency">
            <text:p>$166.00</text:p>
          </table:table-cell>
          <table:table-cell table:style-name="ce88" office:value-type="currency" office:currency="USD" office:value="251.8" calcext:value-type="currency">
            <text:p>$251.80</text:p>
          </table:table-cell>
          <table:table-cell table:style-name="ce88" office:value-type="currency" office:currency="USD" office:value="119.61" calcext:value-type="currency">
            <text:p>$119.61</text:p>
          </table:table-cell>
          <table:table-cell table:style-name="ce88"/>
          <table:table-cell table:style-name="ce88" table:formula="of:=[.E153]-[.B153]" office:value-type="currency" office:currency="USD" office:value="-166" calcext:value-type="currency">
            <text:p>-$166.00</text:p>
          </table:table-cell>
          <table:table-cell table:style-name="ce50" table:formula="of:=[.E153]/[.D153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KD10</text:p>
          </table:table-cell>
          <table:table-cell table:style-name="ce82" office:value-type="currency" office:currency="USD" office:value="178" calcext:value-type="currency">
            <text:p>$178.00</text:p>
          </table:table-cell>
          <table:table-cell table:style-name="ce88" office:value-type="currency" office:currency="USD" office:value="269.51" calcext:value-type="currency">
            <text:p>$269.51</text:p>
          </table:table-cell>
          <table:table-cell table:style-name="ce88" office:value-type="currency" office:currency="USD" office:value="128.02" calcext:value-type="currency">
            <text:p>$128.02</text:p>
          </table:table-cell>
          <table:table-cell table:style-name="ce88"/>
          <table:table-cell table:style-name="ce88" table:formula="of:=[.E154]-[.B154]" office:value-type="currency" office:currency="USD" office:value="-178" calcext:value-type="currency">
            <text:p>-$178.00</text:p>
          </table:table-cell>
          <table:table-cell table:style-name="ce50" table:formula="of:=[.E154]/[.D154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KD12</text:p>
          </table:table-cell>
          <table:table-cell table:style-name="ce82" office:value-type="currency" office:currency="USD" office:value="191" calcext:value-type="currency">
            <text:p>$191.00</text:p>
          </table:table-cell>
          <table:table-cell table:style-name="ce88" office:value-type="currency" office:currency="USD" office:value="288.67" calcext:value-type="currency">
            <text:p>$288.67</text:p>
          </table:table-cell>
          <table:table-cell table:style-name="ce88" office:value-type="currency" office:currency="USD" office:value="137.12" calcext:value-type="currency">
            <text:p>$137.12</text:p>
          </table:table-cell>
          <table:table-cell table:style-name="ce88"/>
          <table:table-cell table:style-name="ce88" table:formula="of:=[.E155]-[.B155]" office:value-type="currency" office:currency="USD" office:value="-191" calcext:value-type="currency">
            <text:p>-$191.00</text:p>
          </table:table-cell>
          <table:table-cell table:style-name="ce50" table:formula="of:=[.E155]/[.D155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2">
          <table:table-cell table:style-name="ce69" office:value-type="string" calcext:value-type="string">
            <text:p>Linen Cart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69" office:value-type="string" calcext:value-type="string">
            <text:p>R11-X-LCA-4UNN</text:p>
          </table:table-cell>
          <table:table-cell table:style-name="ce82" office:value-type="currency" office:currency="USD" office:value="280" calcext:value-type="currency">
            <text:p>$280.00</text:p>
          </table:table-cell>
          <table:table-cell table:style-name="ce88" office:value-type="currency" office:currency="USD" office:value="420" calcext:value-type="currency">
            <text:p>$420.00</text:p>
          </table:table-cell>
          <table:table-cell table:style-name="ce88" office:value-type="currency" office:currency="USD" office:value="199.5" calcext:value-type="currency">
            <text:p>$199.50</text:p>
          </table:table-cell>
          <table:table-cell table:style-name="ce88"/>
          <table:table-cell table:style-name="ce88" table:formula="of:=[.E159]-[.B159]" office:value-type="currency" office:currency="USD" office:value="-280" calcext:value-type="currency">
            <text:p>-$280.00</text:p>
          </table:table-cell>
          <table:table-cell table:style-name="ce50" table:formula="of:=[.E159]/[.D159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13">
          <table:table-cell table:style-name="ce69" office:value-type="string" calcext:value-type="string">
            <text:p>Locking Cabinet Housekeeping Cart - 3 Shelf and 2 Bags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78" office:value-type="string" calcext:value-type="string">
            <text:p>R55-TNX-M3C-2LN</text:p>
          </table:table-cell>
          <table:table-cell table:style-name="ce83" office:value-type="currency" office:currency="USD" office:value="899" calcext:value-type="currency">
            <text:p>$899.00</text:p>
          </table:table-cell>
          <table:table-cell table:style-name="ce89" office:value-type="currency" office:currency="USD" office:value="1269.93" calcext:value-type="currency">
            <text:p>$1,269.93</text:p>
          </table:table-cell>
          <table:table-cell table:style-name="ce89" office:value-type="currency" office:currency="USD" office:value="603.22" calcext:value-type="currency">
            <text:p>$603.22</text:p>
          </table:table-cell>
          <table:table-cell table:style-name="ce89"/>
          <table:table-cell table:style-name="ce89" table:formula="of:=[.E163]-[.B163]" office:value-type="currency" office:currency="USD" office:value="-899" calcext:value-type="currency">
            <text:p>-$899.00</text:p>
          </table:table-cell>
          <table:table-cell table:style-name="ce51" table:formula="of:=[.E163]/[.D163]" office:value-type="float" office:value="0" calcext:value-type="float">
            <text:p>0</text:p>
          </table:table-cell>
          <table:table-cell table:style-name="ce94"/>
          <table:table-cell table:style-name="ce100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2">
          <table:table-cell table:style-name="ce69" office:value-type="string" calcext:value-type="string">
            <text:p>Mail Truck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69" office:value-type="string" calcext:value-type="string">
            <text:p>R23-BLX-MTC-4UNN</text:p>
          </table:table-cell>
          <table:table-cell table:style-name="ce82" office:value-type="currency" office:currency="USD" office:value="361.6" calcext:value-type="currency">
            <text:p>$361.60</text:p>
          </table:table-cell>
          <table:table-cell table:style-name="ce88" office:value-type="currency" office:currency="USD" office:value="590.76" calcext:value-type="currency">
            <text:p>$590.76</text:p>
          </table:table-cell>
          <table:table-cell table:style-name="ce88" office:value-type="currency" office:currency="USD" office:value="280.61" calcext:value-type="currency">
            <text:p>$280.61</text:p>
          </table:table-cell>
          <table:table-cell table:style-name="ce88"/>
          <table:table-cell table:style-name="ce88" table:formula="of:=[.E167]-[.B167]" office:value-type="currency" office:currency="USD" office:value="-361.6" calcext:value-type="currency">
            <text:p>-$361.60</text:p>
          </table:table-cell>
          <table:table-cell table:style-name="ce50" table:formula="of:=[.E167]/[.D167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13">
          <table:table-cell table:style-name="ce69" office:value-type="string" calcext:value-type="string">
            <text:p>Permanent Liner Basket Trucks - Wire Base - Canvas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69" office:value-type="string" calcext:value-type="string">
            <text:p>R04-CCW-PWA-3UNT</text:p>
          </table:table-cell>
          <table:table-cell table:style-name="ce82" office:value-type="currency" office:currency="USD" office:value="135" calcext:value-type="currency">
            <text:p>$135.00</text:p>
          </table:table-cell>
          <table:table-cell table:style-name="ce88" office:value-type="currency" office:currency="USD" office:value="212.87" calcext:value-type="currency">
            <text:p>$212.87</text:p>
          </table:table-cell>
          <table:table-cell table:style-name="ce88" office:value-type="currency" office:currency="USD" office:value="101.11" calcext:value-type="currency">
            <text:p>$101.11</text:p>
          </table:table-cell>
          <table:table-cell table:style-name="ce88"/>
          <table:table-cell table:style-name="ce88" table:formula="of:=[.E171]-[.B171]" office:value-type="currency" office:currency="USD" office:value="-135" calcext:value-type="currency">
            <text:p>-$135.00</text:p>
          </table:table-cell>
          <table:table-cell table:style-name="ce50" table:formula="of:=[.E171]/[.D171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4">
          <table:table-cell table:style-name="ce69" office:value-type="string" calcext:value-type="string">
            <text:p>R06-CCW-PWA-3UNT</text:p>
          </table:table-cell>
          <table:table-cell table:style-name="ce82" office:value-type="currency" office:currency="USD" office:value="175" calcext:value-type="currency">
            <text:p>$175.00</text:p>
          </table:table-cell>
          <table:table-cell table:style-name="ce88" office:value-type="currency" office:currency="USD" office:value="272.11" calcext:value-type="currency">
            <text:p>$272.11</text:p>
          </table:table-cell>
          <table:table-cell table:style-name="ce88" office:value-type="currency" office:currency="USD" office:value="129.25" calcext:value-type="currency">
            <text:p>$129.25</text:p>
          </table:table-cell>
          <table:table-cell table:style-name="ce88"/>
          <table:table-cell table:style-name="ce88" table:formula="of:=[.E172]-[.B172]" office:value-type="currency" office:currency="USD" office:value="-175" calcext:value-type="currency">
            <text:p>-$175.00</text:p>
          </table:table-cell>
          <table:table-cell table:style-name="ce50" table:formula="of:=[.E172]/[.D172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4">
          <table:table-cell table:style-name="ce69" office:value-type="string" calcext:value-type="string">
            <text:p>R08-CCW-PWA-3UNT</text:p>
          </table:table-cell>
          <table:table-cell table:style-name="ce82" office:value-type="currency" office:currency="USD" office:value="196" calcext:value-type="currency">
            <text:p>$196.00</text:p>
          </table:table-cell>
          <table:table-cell table:style-name="ce88" office:value-type="currency" office:currency="USD" office:value="306.79" calcext:value-type="currency">
            <text:p>$306.79</text:p>
          </table:table-cell>
          <table:table-cell table:style-name="ce88" office:value-type="currency" office:currency="USD" office:value="145.73" calcext:value-type="currency">
            <text:p>$145.73</text:p>
          </table:table-cell>
          <table:table-cell table:style-name="ce88"/>
          <table:table-cell table:style-name="ce88" table:formula="of:=[.E173]-[.B173]" office:value-type="currency" office:currency="USD" office:value="-196" calcext:value-type="currency">
            <text:p>-$196.00</text:p>
          </table:table-cell>
          <table:table-cell table:style-name="ce50" table:formula="of:=[.E173]/[.D173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4">
          <table:table-cell table:style-name="ce69" office:value-type="string" calcext:value-type="string">
            <text:p>R10-CCW-PWA-3UNT</text:p>
          </table:table-cell>
          <table:table-cell table:style-name="ce82" office:value-type="currency" office:currency="USD" office:value="212" calcext:value-type="currency">
            <text:p>$212.00</text:p>
          </table:table-cell>
          <table:table-cell table:style-name="ce88" office:value-type="currency" office:currency="USD" office:value="328.8" calcext:value-type="currency">
            <text:p>$328.80</text:p>
          </table:table-cell>
          <table:table-cell table:style-name="ce88" office:value-type="currency" office:currency="USD" office:value="156.18" calcext:value-type="currency">
            <text:p>$156.18</text:p>
          </table:table-cell>
          <table:table-cell table:style-name="ce88"/>
          <table:table-cell table:style-name="ce88" table:formula="of:=[.E174]-[.B174]" office:value-type="currency" office:currency="USD" office:value="-212" calcext:value-type="currency">
            <text:p>-$212.00</text:p>
          </table:table-cell>
          <table:table-cell table:style-name="ce50" table:formula="of:=[.E174]/[.D174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4">
          <table:table-cell table:style-name="ce69" office:value-type="string" calcext:value-type="string">
            <text:p>R12-CCW-PWA-3UNT</text:p>
          </table:table-cell>
          <table:table-cell table:style-name="ce82" office:value-type="currency" office:currency="USD" office:value="222" calcext:value-type="currency">
            <text:p>$222.00</text:p>
          </table:table-cell>
          <table:table-cell table:style-name="ce88" office:value-type="currency" office:currency="USD" office:value="350.57" calcext:value-type="currency">
            <text:p>$350.57</text:p>
          </table:table-cell>
          <table:table-cell table:style-name="ce88" office:value-type="currency" office:currency="USD" office:value="166.52" calcext:value-type="currency">
            <text:p>$166.52</text:p>
          </table:table-cell>
          <table:table-cell table:style-name="ce88"/>
          <table:table-cell table:style-name="ce88" table:formula="of:=[.E175]-[.B175]" office:value-type="currency" office:currency="USD" office:value="-222" calcext:value-type="currency">
            <text:p>-$222.00</text:p>
          </table:table-cell>
          <table:table-cell table:style-name="ce50" table:formula="of:=[.E175]/[.D175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4">
          <table:table-cell table:style-name="ce69" office:value-type="string" calcext:value-type="string">
            <text:p>R14-CCW-PWA-3UNT</text:p>
          </table:table-cell>
          <table:table-cell table:style-name="ce82" office:value-type="currency" office:currency="USD" office:value="275" calcext:value-type="currency">
            <text:p>$275.00</text:p>
          </table:table-cell>
          <table:table-cell table:style-name="ce88" office:value-type="currency" office:currency="USD" office:value="425.42" calcext:value-type="currency">
            <text:p>$425.42</text:p>
          </table:table-cell>
          <table:table-cell table:style-name="ce88" office:value-type="currency" office:currency="USD" office:value="202.07" calcext:value-type="currency">
            <text:p>$202.07</text:p>
          </table:table-cell>
          <table:table-cell table:style-name="ce88"/>
          <table:table-cell table:style-name="ce88" table:formula="of:=[.E176]-[.B176]" office:value-type="currency" office:currency="USD" office:value="-275" calcext:value-type="currency">
            <text:p>-$275.00</text:p>
          </table:table-cell>
          <table:table-cell table:style-name="ce50" table:formula="of:=[.E176]/[.D176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4">
          <table:table-cell table:style-name="ce69" office:value-type="string" calcext:value-type="string">
            <text:p>R16-CCW-PWA-3UNT</text:p>
          </table:table-cell>
          <table:table-cell table:style-name="ce82" office:value-type="currency" office:currency="USD" office:value="289" calcext:value-type="currency">
            <text:p>$289.00</text:p>
          </table:table-cell>
          <table:table-cell table:style-name="ce88" office:value-type="currency" office:currency="USD" office:value="444.97" calcext:value-type="currency">
            <text:p>$444.97</text:p>
          </table:table-cell>
          <table:table-cell table:style-name="ce88" office:value-type="currency" office:currency="USD" office:value="211.36" calcext:value-type="currency">
            <text:p>$211.36</text:p>
          </table:table-cell>
          <table:table-cell table:style-name="ce88"/>
          <table:table-cell table:style-name="ce88" table:formula="of:=[.E177]-[.B177]" office:value-type="currency" office:currency="USD" office:value="-289" calcext:value-type="currency">
            <text:p>-$289.00</text:p>
          </table:table-cell>
          <table:table-cell table:style-name="ce50" table:formula="of:=[.E177]/[.D177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4">
          <table:table-cell table:style-name="ce69" office:value-type="string" calcext:value-type="string">
            <text:p>R18-CCW-PWA-3UNT</text:p>
          </table:table-cell>
          <table:table-cell table:style-name="ce82" office:value-type="currency" office:currency="USD" office:value="299" calcext:value-type="currency">
            <text:p>$299.00</text:p>
          </table:table-cell>
          <table:table-cell table:style-name="ce88" office:value-type="currency" office:currency="USD" office:value="471.33" calcext:value-type="currency">
            <text:p>$471.33</text:p>
          </table:table-cell>
          <table:table-cell table:style-name="ce88" office:value-type="currency" office:currency="USD" office:value="223.88" calcext:value-type="currency">
            <text:p>$223.88</text:p>
          </table:table-cell>
          <table:table-cell table:style-name="ce88"/>
          <table:table-cell table:style-name="ce88" table:formula="of:=[.E178]-[.B178]" office:value-type="currency" office:currency="USD" office:value="-299" calcext:value-type="currency">
            <text:p>-$299.00</text:p>
          </table:table-cell>
          <table:table-cell table:style-name="ce50" table:formula="of:=[.E178]/[.D178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4">
          <table:table-cell table:style-name="ce69" office:value-type="string" calcext:value-type="string">
            <text:p>R20-CCW-PWA-3UNT</text:p>
          </table:table-cell>
          <table:table-cell table:style-name="ce82" office:value-type="currency" office:currency="USD" office:value="325" calcext:value-type="currency">
            <text:p>$325.00</text:p>
          </table:table-cell>
          <table:table-cell table:style-name="ce88" office:value-type="currency" office:currency="USD" office:value="497.75" calcext:value-type="currency">
            <text:p>$497.75</text:p>
          </table:table-cell>
          <table:table-cell table:style-name="ce88" office:value-type="currency" office:currency="USD" office:value="236.43" calcext:value-type="currency">
            <text:p>$236.43</text:p>
          </table:table-cell>
          <table:table-cell table:style-name="ce88"/>
          <table:table-cell table:style-name="ce88" table:formula="of:=[.E179]-[.B179]" office:value-type="currency" office:currency="USD" office:value="-325" calcext:value-type="currency">
            <text:p>-$325.00</text:p>
          </table:table-cell>
          <table:table-cell table:style-name="ce50" table:formula="of:=[.E179]/[.D179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04-CCW-PWC-3UNT</text:p>
          </table:table-cell>
          <table:table-cell table:style-name="ce82" office:value-type="currency" office:currency="USD" office:value="135" calcext:value-type="currency">
            <text:p>$135.00</text:p>
          </table:table-cell>
          <table:table-cell table:style-name="ce88" office:value-type="currency" office:currency="USD" office:value="212.87" calcext:value-type="currency">
            <text:p>$212.87</text:p>
          </table:table-cell>
          <table:table-cell table:style-name="ce88" office:value-type="currency" office:currency="USD" office:value="101.11" calcext:value-type="currency">
            <text:p>$101.11</text:p>
          </table:table-cell>
          <table:table-cell table:style-name="ce88"/>
          <table:table-cell table:style-name="ce88" table:formula="of:=[.E180]-[.B180]" office:value-type="currency" office:currency="USD" office:value="-135" calcext:value-type="currency">
            <text:p>-$135.00</text:p>
          </table:table-cell>
          <table:table-cell table:style-name="ce50" table:formula="of:=[.E180]/[.D180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04-CCW-PWD-3UNT</text:p>
          </table:table-cell>
          <table:table-cell table:style-name="ce82" office:value-type="currency" office:currency="USD" office:value="135" calcext:value-type="currency">
            <text:p>$135.00</text:p>
          </table:table-cell>
          <table:table-cell table:style-name="ce88" office:value-type="currency" office:currency="USD" office:value="212.87" calcext:value-type="currency">
            <text:p>$212.87</text:p>
          </table:table-cell>
          <table:table-cell table:style-name="ce88" office:value-type="currency" office:currency="USD" office:value="101.11" calcext:value-type="currency">
            <text:p>$101.11</text:p>
          </table:table-cell>
          <table:table-cell table:style-name="ce88"/>
          <table:table-cell table:style-name="ce88" table:formula="of:=[.E181]-[.B181]" office:value-type="currency" office:currency="USD" office:value="-135" calcext:value-type="currency">
            <text:p>-$135.00</text:p>
          </table:table-cell>
          <table:table-cell table:style-name="ce50" table:formula="of:=[.E181]/[.D181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04-CCW-PWE-3UNT</text:p>
          </table:table-cell>
          <table:table-cell table:style-name="ce82" office:value-type="currency" office:currency="USD" office:value="135" calcext:value-type="currency">
            <text:p>$135.00</text:p>
          </table:table-cell>
          <table:table-cell table:style-name="ce88" office:value-type="currency" office:currency="USD" office:value="212.87" calcext:value-type="currency">
            <text:p>$212.87</text:p>
          </table:table-cell>
          <table:table-cell table:style-name="ce88" office:value-type="currency" office:currency="USD" office:value="101.11" calcext:value-type="currency">
            <text:p>$101.11</text:p>
          </table:table-cell>
          <table:table-cell table:style-name="ce88"/>
          <table:table-cell table:style-name="ce88" table:formula="of:=[.E182]-[.B182]" office:value-type="currency" office:currency="USD" office:value="-135" calcext:value-type="currency">
            <text:p>-$135.00</text:p>
          </table:table-cell>
          <table:table-cell table:style-name="ce50" table:formula="of:=[.E182]/[.D182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04-CCW-PWN-3UNT</text:p>
          </table:table-cell>
          <table:table-cell table:style-name="ce82" office:value-type="currency" office:currency="USD" office:value="135" calcext:value-type="currency">
            <text:p>$135.00</text:p>
          </table:table-cell>
          <table:table-cell table:style-name="ce88" office:value-type="currency" office:currency="USD" office:value="212.87" calcext:value-type="currency">
            <text:p>$212.87</text:p>
          </table:table-cell>
          <table:table-cell table:style-name="ce88" office:value-type="currency" office:currency="USD" office:value="101.11" calcext:value-type="currency">
            <text:p>$101.11</text:p>
          </table:table-cell>
          <table:table-cell table:style-name="ce88"/>
          <table:table-cell table:style-name="ce88" table:formula="of:=[.E183]-[.B183]" office:value-type="currency" office:currency="USD" office:value="-135" calcext:value-type="currency">
            <text:p>-$135.00</text:p>
          </table:table-cell>
          <table:table-cell table:style-name="ce50" table:formula="of:=[.E183]/[.D183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06-CCW-PWC-3UNT</text:p>
          </table:table-cell>
          <table:table-cell table:style-name="ce82" office:value-type="currency" office:currency="USD" office:value="175" calcext:value-type="currency">
            <text:p>$175.00</text:p>
          </table:table-cell>
          <table:table-cell table:style-name="ce88" office:value-type="currency" office:currency="USD" office:value="272.11" calcext:value-type="currency">
            <text:p>$272.11</text:p>
          </table:table-cell>
          <table:table-cell table:style-name="ce88" office:value-type="currency" office:currency="USD" office:value="129.25" calcext:value-type="currency">
            <text:p>$129.25</text:p>
          </table:table-cell>
          <table:table-cell table:style-name="ce88"/>
          <table:table-cell table:style-name="ce88" table:formula="of:=[.E184]-[.B184]" office:value-type="currency" office:currency="USD" office:value="-175" calcext:value-type="currency">
            <text:p>-$175.00</text:p>
          </table:table-cell>
          <table:table-cell table:style-name="ce50" table:formula="of:=[.E184]/[.D184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06-CCW-PWD-3UNT</text:p>
          </table:table-cell>
          <table:table-cell table:style-name="ce82" office:value-type="currency" office:currency="USD" office:value="175" calcext:value-type="currency">
            <text:p>$175.00</text:p>
          </table:table-cell>
          <table:table-cell table:style-name="ce88" office:value-type="currency" office:currency="USD" office:value="272.11" calcext:value-type="currency">
            <text:p>$272.11</text:p>
          </table:table-cell>
          <table:table-cell table:style-name="ce88" office:value-type="currency" office:currency="USD" office:value="129.25" calcext:value-type="currency">
            <text:p>$129.25</text:p>
          </table:table-cell>
          <table:table-cell table:style-name="ce88"/>
          <table:table-cell table:style-name="ce88" table:formula="of:=[.E185]-[.B185]" office:value-type="currency" office:currency="USD" office:value="-175" calcext:value-type="currency">
            <text:p>-$175.00</text:p>
          </table:table-cell>
          <table:table-cell table:style-name="ce50" table:formula="of:=[.E185]/[.D185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06-CCW-PWE-3UNT</text:p>
          </table:table-cell>
          <table:table-cell table:style-name="ce82" office:value-type="currency" office:currency="USD" office:value="175" calcext:value-type="currency">
            <text:p>$175.00</text:p>
          </table:table-cell>
          <table:table-cell table:style-name="ce88" office:value-type="currency" office:currency="USD" office:value="272.11" calcext:value-type="currency">
            <text:p>$272.11</text:p>
          </table:table-cell>
          <table:table-cell table:style-name="ce88" office:value-type="currency" office:currency="USD" office:value="129.25" calcext:value-type="currency">
            <text:p>$129.25</text:p>
          </table:table-cell>
          <table:table-cell table:style-name="ce88"/>
          <table:table-cell table:style-name="ce88" table:formula="of:=[.E186]-[.B186]" office:value-type="currency" office:currency="USD" office:value="-175" calcext:value-type="currency">
            <text:p>-$175.00</text:p>
          </table:table-cell>
          <table:table-cell table:style-name="ce50" table:formula="of:=[.E186]/[.D186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06-CCW-PWN-3UNT</text:p>
          </table:table-cell>
          <table:table-cell table:style-name="ce82" office:value-type="currency" office:currency="USD" office:value="175" calcext:value-type="currency">
            <text:p>$175.00</text:p>
          </table:table-cell>
          <table:table-cell table:style-name="ce88" office:value-type="currency" office:currency="USD" office:value="272.11" calcext:value-type="currency">
            <text:p>$272.11</text:p>
          </table:table-cell>
          <table:table-cell table:style-name="ce88" office:value-type="currency" office:currency="USD" office:value="129.25" calcext:value-type="currency">
            <text:p>$129.25</text:p>
          </table:table-cell>
          <table:table-cell table:style-name="ce88"/>
          <table:table-cell table:style-name="ce88" table:formula="of:=[.E187]-[.B187]" office:value-type="currency" office:currency="USD" office:value="-175" calcext:value-type="currency">
            <text:p>-$175.00</text:p>
          </table:table-cell>
          <table:table-cell table:style-name="ce50" table:formula="of:=[.E187]/[.D187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08-CCW-PWC-3UNT</text:p>
          </table:table-cell>
          <table:table-cell table:style-name="ce82" office:value-type="currency" office:currency="USD" office:value="196" calcext:value-type="currency">
            <text:p>$196.00</text:p>
          </table:table-cell>
          <table:table-cell table:style-name="ce88" office:value-type="currency" office:currency="USD" office:value="306.79" calcext:value-type="currency">
            <text:p>$306.79</text:p>
          </table:table-cell>
          <table:table-cell table:style-name="ce88" office:value-type="currency" office:currency="USD" office:value="145.73" calcext:value-type="currency">
            <text:p>$145.73</text:p>
          </table:table-cell>
          <table:table-cell table:style-name="ce88"/>
          <table:table-cell table:style-name="ce88" table:formula="of:=[.E188]-[.B188]" office:value-type="currency" office:currency="USD" office:value="-196" calcext:value-type="currency">
            <text:p>-$196.00</text:p>
          </table:table-cell>
          <table:table-cell table:style-name="ce50" table:formula="of:=[.E188]/[.D188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08-CCW-PWD-3UNT</text:p>
          </table:table-cell>
          <table:table-cell table:style-name="ce82" office:value-type="currency" office:currency="USD" office:value="196" calcext:value-type="currency">
            <text:p>$196.00</text:p>
          </table:table-cell>
          <table:table-cell table:style-name="ce88" office:value-type="currency" office:currency="USD" office:value="306.79" calcext:value-type="currency">
            <text:p>$306.79</text:p>
          </table:table-cell>
          <table:table-cell table:style-name="ce88" office:value-type="currency" office:currency="USD" office:value="145.73" calcext:value-type="currency">
            <text:p>$145.73</text:p>
          </table:table-cell>
          <table:table-cell table:style-name="ce88"/>
          <table:table-cell table:style-name="ce88" table:formula="of:=[.E189]-[.B189]" office:value-type="currency" office:currency="USD" office:value="-196" calcext:value-type="currency">
            <text:p>-$196.00</text:p>
          </table:table-cell>
          <table:table-cell table:style-name="ce50" table:formula="of:=[.E189]/[.D189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08-CCW-PWE-3UNT</text:p>
          </table:table-cell>
          <table:table-cell table:style-name="ce82" office:value-type="currency" office:currency="USD" office:value="196" calcext:value-type="currency">
            <text:p>$196.00</text:p>
          </table:table-cell>
          <table:table-cell table:style-name="ce88" office:value-type="currency" office:currency="USD" office:value="306.79" calcext:value-type="currency">
            <text:p>$306.79</text:p>
          </table:table-cell>
          <table:table-cell table:style-name="ce88" office:value-type="currency" office:currency="USD" office:value="145.73" calcext:value-type="currency">
            <text:p>$145.73</text:p>
          </table:table-cell>
          <table:table-cell table:style-name="ce88"/>
          <table:table-cell table:style-name="ce88" table:formula="of:=[.E190]-[.B190]" office:value-type="currency" office:currency="USD" office:value="-196" calcext:value-type="currency">
            <text:p>-$196.00</text:p>
          </table:table-cell>
          <table:table-cell table:style-name="ce50" table:formula="of:=[.E190]/[.D190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08-CCW-PWN-3UNT</text:p>
          </table:table-cell>
          <table:table-cell table:style-name="ce82" office:value-type="currency" office:currency="USD" office:value="196" calcext:value-type="currency">
            <text:p>$196.00</text:p>
          </table:table-cell>
          <table:table-cell table:style-name="ce88" office:value-type="currency" office:currency="USD" office:value="306.79" calcext:value-type="currency">
            <text:p>$306.79</text:p>
          </table:table-cell>
          <table:table-cell table:style-name="ce88" office:value-type="currency" office:currency="USD" office:value="145.73" calcext:value-type="currency">
            <text:p>$145.73</text:p>
          </table:table-cell>
          <table:table-cell table:style-name="ce88"/>
          <table:table-cell table:style-name="ce88" table:formula="of:=[.E191]-[.B191]" office:value-type="currency" office:currency="USD" office:value="-196" calcext:value-type="currency">
            <text:p>-$196.00</text:p>
          </table:table-cell>
          <table:table-cell table:style-name="ce50" table:formula="of:=[.E191]/[.D191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10-CCW-PWC-3UNT</text:p>
          </table:table-cell>
          <table:table-cell table:style-name="ce82" office:value-type="currency" office:currency="USD" office:value="212" calcext:value-type="currency">
            <text:p>$212.00</text:p>
          </table:table-cell>
          <table:table-cell table:style-name="ce88" office:value-type="currency" office:currency="USD" office:value="328.8" calcext:value-type="currency">
            <text:p>$328.80</text:p>
          </table:table-cell>
          <table:table-cell table:style-name="ce88" office:value-type="currency" office:currency="USD" office:value="156.18" calcext:value-type="currency">
            <text:p>$156.18</text:p>
          </table:table-cell>
          <table:table-cell table:style-name="ce88"/>
          <table:table-cell table:style-name="ce88" table:formula="of:=[.E192]-[.B192]" office:value-type="currency" office:currency="USD" office:value="-212" calcext:value-type="currency">
            <text:p>-$212.00</text:p>
          </table:table-cell>
          <table:table-cell table:style-name="ce50" table:formula="of:=[.E192]/[.D192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10-CCW-PWD-3UNT</text:p>
          </table:table-cell>
          <table:table-cell table:style-name="ce82" office:value-type="currency" office:currency="USD" office:value="212" calcext:value-type="currency">
            <text:p>$212.00</text:p>
          </table:table-cell>
          <table:table-cell table:style-name="ce88" office:value-type="currency" office:currency="USD" office:value="328.8" calcext:value-type="currency">
            <text:p>$328.80</text:p>
          </table:table-cell>
          <table:table-cell table:style-name="ce88" office:value-type="currency" office:currency="USD" office:value="156.18" calcext:value-type="currency">
            <text:p>$156.18</text:p>
          </table:table-cell>
          <table:table-cell table:style-name="ce88"/>
          <table:table-cell table:style-name="ce88" table:formula="of:=[.E193]-[.B193]" office:value-type="currency" office:currency="USD" office:value="-212" calcext:value-type="currency">
            <text:p>-$212.00</text:p>
          </table:table-cell>
          <table:table-cell table:style-name="ce50" table:formula="of:=[.E193]/[.D193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10-CCW-PWE-3UNT</text:p>
          </table:table-cell>
          <table:table-cell table:style-name="ce82" office:value-type="currency" office:currency="USD" office:value="212" calcext:value-type="currency">
            <text:p>$212.00</text:p>
          </table:table-cell>
          <table:table-cell table:style-name="ce88" office:value-type="currency" office:currency="USD" office:value="328.8" calcext:value-type="currency">
            <text:p>$328.80</text:p>
          </table:table-cell>
          <table:table-cell table:style-name="ce88" office:value-type="currency" office:currency="USD" office:value="156.18" calcext:value-type="currency">
            <text:p>$156.18</text:p>
          </table:table-cell>
          <table:table-cell table:style-name="ce88"/>
          <table:table-cell table:style-name="ce88" table:formula="of:=[.E194]-[.B194]" office:value-type="currency" office:currency="USD" office:value="-212" calcext:value-type="currency">
            <text:p>-$212.00</text:p>
          </table:table-cell>
          <table:table-cell table:style-name="ce50" table:formula="of:=[.E194]/[.D194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10-CCW-PWN-3UNT</text:p>
          </table:table-cell>
          <table:table-cell table:style-name="ce82" office:value-type="currency" office:currency="USD" office:value="212" calcext:value-type="currency">
            <text:p>$212.00</text:p>
          </table:table-cell>
          <table:table-cell table:style-name="ce88" office:value-type="currency" office:currency="USD" office:value="328.8" calcext:value-type="currency">
            <text:p>$328.80</text:p>
          </table:table-cell>
          <table:table-cell table:style-name="ce88" office:value-type="currency" office:currency="USD" office:value="156.18" calcext:value-type="currency">
            <text:p>$156.18</text:p>
          </table:table-cell>
          <table:table-cell table:style-name="ce88"/>
          <table:table-cell table:style-name="ce88" table:formula="of:=[.E195]-[.B195]" office:value-type="currency" office:currency="USD" office:value="-212" calcext:value-type="currency">
            <text:p>-$212.00</text:p>
          </table:table-cell>
          <table:table-cell table:style-name="ce50" table:formula="of:=[.E195]/[.D195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12-CCW-PWC-3UNT</text:p>
          </table:table-cell>
          <table:table-cell table:style-name="ce82" office:value-type="currency" office:currency="USD" office:value="222" calcext:value-type="currency">
            <text:p>$222.00</text:p>
          </table:table-cell>
          <table:table-cell table:style-name="ce88" office:value-type="currency" office:currency="USD" office:value="350.57" calcext:value-type="currency">
            <text:p>$350.57</text:p>
          </table:table-cell>
          <table:table-cell table:style-name="ce88" office:value-type="currency" office:currency="USD" office:value="166.52" calcext:value-type="currency">
            <text:p>$166.52</text:p>
          </table:table-cell>
          <table:table-cell table:style-name="ce88"/>
          <table:table-cell table:style-name="ce88" table:formula="of:=[.E196]-[.B196]" office:value-type="currency" office:currency="USD" office:value="-222" calcext:value-type="currency">
            <text:p>-$222.00</text:p>
          </table:table-cell>
          <table:table-cell table:style-name="ce50" table:formula="of:=[.E196]/[.D196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12-CCW-PWD-3UNT</text:p>
          </table:table-cell>
          <table:table-cell table:style-name="ce82" office:value-type="currency" office:currency="USD" office:value="222" calcext:value-type="currency">
            <text:p>$222.00</text:p>
          </table:table-cell>
          <table:table-cell table:style-name="ce88" office:value-type="currency" office:currency="USD" office:value="350.57" calcext:value-type="currency">
            <text:p>$350.57</text:p>
          </table:table-cell>
          <table:table-cell table:style-name="ce88" office:value-type="currency" office:currency="USD" office:value="166.52" calcext:value-type="currency">
            <text:p>$166.52</text:p>
          </table:table-cell>
          <table:table-cell table:style-name="ce88"/>
          <table:table-cell table:style-name="ce88" table:formula="of:=[.E197]-[.B197]" office:value-type="currency" office:currency="USD" office:value="-222" calcext:value-type="currency">
            <text:p>-$222.00</text:p>
          </table:table-cell>
          <table:table-cell table:style-name="ce50" table:formula="of:=[.E197]/[.D197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12-CCW-PWE-3UNT</text:p>
          </table:table-cell>
          <table:table-cell table:style-name="ce82" office:value-type="currency" office:currency="USD" office:value="222" calcext:value-type="currency">
            <text:p>$222.00</text:p>
          </table:table-cell>
          <table:table-cell table:style-name="ce88" office:value-type="currency" office:currency="USD" office:value="350.57" calcext:value-type="currency">
            <text:p>$350.57</text:p>
          </table:table-cell>
          <table:table-cell table:style-name="ce88" office:value-type="currency" office:currency="USD" office:value="166.52" calcext:value-type="currency">
            <text:p>$166.52</text:p>
          </table:table-cell>
          <table:table-cell table:style-name="ce88"/>
          <table:table-cell table:style-name="ce88" table:formula="of:=[.E198]-[.B198]" office:value-type="currency" office:currency="USD" office:value="-222" calcext:value-type="currency">
            <text:p>-$222.00</text:p>
          </table:table-cell>
          <table:table-cell table:style-name="ce50" table:formula="of:=[.E198]/[.D198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12-CCW-PWN-3UNT</text:p>
          </table:table-cell>
          <table:table-cell table:style-name="ce82" office:value-type="currency" office:currency="USD" office:value="222" calcext:value-type="currency">
            <text:p>$222.00</text:p>
          </table:table-cell>
          <table:table-cell table:style-name="ce88" office:value-type="currency" office:currency="USD" office:value="350.57" calcext:value-type="currency">
            <text:p>$350.57</text:p>
          </table:table-cell>
          <table:table-cell table:style-name="ce88" office:value-type="currency" office:currency="USD" office:value="166.52" calcext:value-type="currency">
            <text:p>$166.52</text:p>
          </table:table-cell>
          <table:table-cell table:style-name="ce88"/>
          <table:table-cell table:style-name="ce88" table:formula="of:=[.E199]-[.B199]" office:value-type="currency" office:currency="USD" office:value="-222" calcext:value-type="currency">
            <text:p>-$222.00</text:p>
          </table:table-cell>
          <table:table-cell table:style-name="ce50" table:formula="of:=[.E199]/[.D199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14-CCW-PWC-3UNT</text:p>
          </table:table-cell>
          <table:table-cell table:style-name="ce82" office:value-type="currency" office:currency="USD" office:value="275" calcext:value-type="currency">
            <text:p>$275.00</text:p>
          </table:table-cell>
          <table:table-cell table:style-name="ce88" office:value-type="currency" office:currency="USD" office:value="425.42" calcext:value-type="currency">
            <text:p>$425.42</text:p>
          </table:table-cell>
          <table:table-cell table:style-name="ce88" office:value-type="currency" office:currency="USD" office:value="202.07" calcext:value-type="currency">
            <text:p>$202.07</text:p>
          </table:table-cell>
          <table:table-cell table:style-name="ce88"/>
          <table:table-cell table:style-name="ce88" table:formula="of:=[.E200]-[.B200]" office:value-type="currency" office:currency="USD" office:value="-275" calcext:value-type="currency">
            <text:p>-$275.00</text:p>
          </table:table-cell>
          <table:table-cell table:style-name="ce50" table:formula="of:=[.E200]/[.D200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14-CCW-PWD-3UNT</text:p>
          </table:table-cell>
          <table:table-cell table:style-name="ce82" office:value-type="currency" office:currency="USD" office:value="275" calcext:value-type="currency">
            <text:p>$275.00</text:p>
          </table:table-cell>
          <table:table-cell table:style-name="ce88" office:value-type="currency" office:currency="USD" office:value="425.42" calcext:value-type="currency">
            <text:p>$425.42</text:p>
          </table:table-cell>
          <table:table-cell table:style-name="ce88" office:value-type="currency" office:currency="USD" office:value="202.07" calcext:value-type="currency">
            <text:p>$202.07</text:p>
          </table:table-cell>
          <table:table-cell table:style-name="ce88"/>
          <table:table-cell table:style-name="ce88" table:formula="of:=[.E201]-[.B201]" office:value-type="currency" office:currency="USD" office:value="-275" calcext:value-type="currency">
            <text:p>-$275.00</text:p>
          </table:table-cell>
          <table:table-cell table:style-name="ce50" table:formula="of:=[.E201]/[.D201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14-CCW-PWE-3UNT</text:p>
          </table:table-cell>
          <table:table-cell table:style-name="ce82" office:value-type="currency" office:currency="USD" office:value="275" calcext:value-type="currency">
            <text:p>$275.00</text:p>
          </table:table-cell>
          <table:table-cell table:style-name="ce88" office:value-type="currency" office:currency="USD" office:value="425.42" calcext:value-type="currency">
            <text:p>$425.42</text:p>
          </table:table-cell>
          <table:table-cell table:style-name="ce88" office:value-type="currency" office:currency="USD" office:value="202.07" calcext:value-type="currency">
            <text:p>$202.07</text:p>
          </table:table-cell>
          <table:table-cell table:style-name="ce88"/>
          <table:table-cell table:style-name="ce88" table:formula="of:=[.E202]-[.B202]" office:value-type="currency" office:currency="USD" office:value="-275" calcext:value-type="currency">
            <text:p>-$275.00</text:p>
          </table:table-cell>
          <table:table-cell table:style-name="ce50" table:formula="of:=[.E202]/[.D202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14-CCW-PWN-3UNT</text:p>
          </table:table-cell>
          <table:table-cell table:style-name="ce82" office:value-type="currency" office:currency="USD" office:value="275" calcext:value-type="currency">
            <text:p>$275.00</text:p>
          </table:table-cell>
          <table:table-cell table:style-name="ce88" office:value-type="currency" office:currency="USD" office:value="425.42" calcext:value-type="currency">
            <text:p>$425.42</text:p>
          </table:table-cell>
          <table:table-cell table:style-name="ce88" office:value-type="currency" office:currency="USD" office:value="202.07" calcext:value-type="currency">
            <text:p>$202.07</text:p>
          </table:table-cell>
          <table:table-cell table:style-name="ce88"/>
          <table:table-cell table:style-name="ce88" table:formula="of:=[.E203]-[.B203]" office:value-type="currency" office:currency="USD" office:value="-275" calcext:value-type="currency">
            <text:p>-$275.00</text:p>
          </table:table-cell>
          <table:table-cell table:style-name="ce50" table:formula="of:=[.E203]/[.D203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16-CCW-PWC-3UNT</text:p>
          </table:table-cell>
          <table:table-cell table:style-name="ce82" office:value-type="currency" office:currency="USD" office:value="289" calcext:value-type="currency">
            <text:p>$289.00</text:p>
          </table:table-cell>
          <table:table-cell table:style-name="ce88" office:value-type="currency" office:currency="USD" office:value="444.97" calcext:value-type="currency">
            <text:p>$444.97</text:p>
          </table:table-cell>
          <table:table-cell table:style-name="ce88" office:value-type="currency" office:currency="USD" office:value="211.36" calcext:value-type="currency">
            <text:p>$211.36</text:p>
          </table:table-cell>
          <table:table-cell table:style-name="ce88"/>
          <table:table-cell table:style-name="ce88" table:formula="of:=[.E204]-[.B204]" office:value-type="currency" office:currency="USD" office:value="-289" calcext:value-type="currency">
            <text:p>-$289.00</text:p>
          </table:table-cell>
          <table:table-cell table:style-name="ce50" table:formula="of:=[.E204]/[.D204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16-CCW-PWD-3UNT</text:p>
          </table:table-cell>
          <table:table-cell table:style-name="ce82" office:value-type="currency" office:currency="USD" office:value="289" calcext:value-type="currency">
            <text:p>$289.00</text:p>
          </table:table-cell>
          <table:table-cell table:style-name="ce88" office:value-type="currency" office:currency="USD" office:value="444.97" calcext:value-type="currency">
            <text:p>$444.97</text:p>
          </table:table-cell>
          <table:table-cell table:style-name="ce88" office:value-type="currency" office:currency="USD" office:value="211.36" calcext:value-type="currency">
            <text:p>$211.36</text:p>
          </table:table-cell>
          <table:table-cell table:style-name="ce88"/>
          <table:table-cell table:style-name="ce88" table:formula="of:=[.E205]-[.B205]" office:value-type="currency" office:currency="USD" office:value="-289" calcext:value-type="currency">
            <text:p>-$289.00</text:p>
          </table:table-cell>
          <table:table-cell table:style-name="ce50" table:formula="of:=[.E205]/[.D205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16-CCW-PWE-3UNT</text:p>
          </table:table-cell>
          <table:table-cell table:style-name="ce82" office:value-type="currency" office:currency="USD" office:value="289" calcext:value-type="currency">
            <text:p>$289.00</text:p>
          </table:table-cell>
          <table:table-cell table:style-name="ce88" office:value-type="currency" office:currency="USD" office:value="444.97" calcext:value-type="currency">
            <text:p>$444.97</text:p>
          </table:table-cell>
          <table:table-cell table:style-name="ce88" office:value-type="currency" office:currency="USD" office:value="211.36" calcext:value-type="currency">
            <text:p>$211.36</text:p>
          </table:table-cell>
          <table:table-cell table:style-name="ce88"/>
          <table:table-cell table:style-name="ce88" table:formula="of:=[.E206]-[.B206]" office:value-type="currency" office:currency="USD" office:value="-289" calcext:value-type="currency">
            <text:p>-$289.00</text:p>
          </table:table-cell>
          <table:table-cell table:style-name="ce50" table:formula="of:=[.E206]/[.D206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16-CCW-PWN-3UNT</text:p>
          </table:table-cell>
          <table:table-cell table:style-name="ce82" office:value-type="currency" office:currency="USD" office:value="289" calcext:value-type="currency">
            <text:p>$289.00</text:p>
          </table:table-cell>
          <table:table-cell table:style-name="ce88" office:value-type="currency" office:currency="USD" office:value="444.97" calcext:value-type="currency">
            <text:p>$444.97</text:p>
          </table:table-cell>
          <table:table-cell table:style-name="ce88" office:value-type="currency" office:currency="USD" office:value="211.36" calcext:value-type="currency">
            <text:p>$211.36</text:p>
          </table:table-cell>
          <table:table-cell table:style-name="ce88"/>
          <table:table-cell table:style-name="ce88" table:formula="of:=[.E207]-[.B207]" office:value-type="currency" office:currency="USD" office:value="-289" calcext:value-type="currency">
            <text:p>-$289.00</text:p>
          </table:table-cell>
          <table:table-cell table:style-name="ce50" table:formula="of:=[.E207]/[.D207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18-CCW-PWC-3UNT</text:p>
          </table:table-cell>
          <table:table-cell table:style-name="ce82" office:value-type="currency" office:currency="USD" office:value="299" calcext:value-type="currency">
            <text:p>$299.00</text:p>
          </table:table-cell>
          <table:table-cell table:style-name="ce88" office:value-type="currency" office:currency="USD" office:value="471.33" calcext:value-type="currency">
            <text:p>$471.33</text:p>
          </table:table-cell>
          <table:table-cell table:style-name="ce88" office:value-type="currency" office:currency="USD" office:value="223.88" calcext:value-type="currency">
            <text:p>$223.88</text:p>
          </table:table-cell>
          <table:table-cell table:style-name="ce88"/>
          <table:table-cell table:style-name="ce88" table:formula="of:=[.E208]-[.B208]" office:value-type="currency" office:currency="USD" office:value="-299" calcext:value-type="currency">
            <text:p>-$299.00</text:p>
          </table:table-cell>
          <table:table-cell table:style-name="ce50" table:formula="of:=[.E208]/[.D208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18-CCW-PWD-3UNT</text:p>
          </table:table-cell>
          <table:table-cell table:style-name="ce82" office:value-type="currency" office:currency="USD" office:value="299" calcext:value-type="currency">
            <text:p>$299.00</text:p>
          </table:table-cell>
          <table:table-cell table:style-name="ce88" office:value-type="currency" office:currency="USD" office:value="471.33" calcext:value-type="currency">
            <text:p>$471.33</text:p>
          </table:table-cell>
          <table:table-cell table:style-name="ce88" office:value-type="currency" office:currency="USD" office:value="223.88" calcext:value-type="currency">
            <text:p>$223.88</text:p>
          </table:table-cell>
          <table:table-cell table:style-name="ce88"/>
          <table:table-cell table:style-name="ce88" table:formula="of:=[.E209]-[.B209]" office:value-type="currency" office:currency="USD" office:value="-299" calcext:value-type="currency">
            <text:p>-$299.00</text:p>
          </table:table-cell>
          <table:table-cell table:style-name="ce50" table:formula="of:=[.E209]/[.D209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18-CCW-PWE-3UNT</text:p>
          </table:table-cell>
          <table:table-cell table:style-name="ce82" office:value-type="currency" office:currency="USD" office:value="299" calcext:value-type="currency">
            <text:p>$299.00</text:p>
          </table:table-cell>
          <table:table-cell table:style-name="ce88" office:value-type="currency" office:currency="USD" office:value="471.33" calcext:value-type="currency">
            <text:p>$471.33</text:p>
          </table:table-cell>
          <table:table-cell table:style-name="ce88" office:value-type="currency" office:currency="USD" office:value="223.88" calcext:value-type="currency">
            <text:p>$223.88</text:p>
          </table:table-cell>
          <table:table-cell table:style-name="ce88"/>
          <table:table-cell table:style-name="ce88" table:formula="of:=[.E210]-[.B210]" office:value-type="currency" office:currency="USD" office:value="-299" calcext:value-type="currency">
            <text:p>-$299.00</text:p>
          </table:table-cell>
          <table:table-cell table:style-name="ce50" table:formula="of:=[.E210]/[.D210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18-CCW-PWN-3UNT</text:p>
          </table:table-cell>
          <table:table-cell table:style-name="ce82" office:value-type="currency" office:currency="USD" office:value="299" calcext:value-type="currency">
            <text:p>$299.00</text:p>
          </table:table-cell>
          <table:table-cell table:style-name="ce88" office:value-type="currency" office:currency="USD" office:value="471.33" calcext:value-type="currency">
            <text:p>$471.33</text:p>
          </table:table-cell>
          <table:table-cell table:style-name="ce88" office:value-type="currency" office:currency="USD" office:value="223.88" calcext:value-type="currency">
            <text:p>$223.88</text:p>
          </table:table-cell>
          <table:table-cell table:style-name="ce88"/>
          <table:table-cell table:style-name="ce88" table:formula="of:=[.E211]-[.B211]" office:value-type="currency" office:currency="USD" office:value="-299" calcext:value-type="currency">
            <text:p>-$299.00</text:p>
          </table:table-cell>
          <table:table-cell table:style-name="ce50" table:formula="of:=[.E211]/[.D211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20-CCW-PWC-3UNT</text:p>
          </table:table-cell>
          <table:table-cell table:style-name="ce82" office:value-type="currency" office:currency="USD" office:value="325" calcext:value-type="currency">
            <text:p>$325.00</text:p>
          </table:table-cell>
          <table:table-cell table:style-name="ce88" office:value-type="currency" office:currency="USD" office:value="497.75" calcext:value-type="currency">
            <text:p>$497.75</text:p>
          </table:table-cell>
          <table:table-cell table:style-name="ce88" office:value-type="currency" office:currency="USD" office:value="236.43" calcext:value-type="currency">
            <text:p>$236.43</text:p>
          </table:table-cell>
          <table:table-cell table:style-name="ce88"/>
          <table:table-cell table:style-name="ce88" table:formula="of:=[.E212]-[.B212]" office:value-type="currency" office:currency="USD" office:value="-325" calcext:value-type="currency">
            <text:p>-$325.00</text:p>
          </table:table-cell>
          <table:table-cell table:style-name="ce50" table:formula="of:=[.E212]/[.D212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20-CCW-PWD-3UNT</text:p>
          </table:table-cell>
          <table:table-cell table:style-name="ce82" office:value-type="currency" office:currency="USD" office:value="325" calcext:value-type="currency">
            <text:p>$325.00</text:p>
          </table:table-cell>
          <table:table-cell table:style-name="ce88" office:value-type="currency" office:currency="USD" office:value="497.75" calcext:value-type="currency">
            <text:p>$497.75</text:p>
          </table:table-cell>
          <table:table-cell table:style-name="ce88" office:value-type="currency" office:currency="USD" office:value="236.43" calcext:value-type="currency">
            <text:p>$236.43</text:p>
          </table:table-cell>
          <table:table-cell table:style-name="ce88"/>
          <table:table-cell table:style-name="ce88" table:formula="of:=[.E213]-[.B213]" office:value-type="currency" office:currency="USD" office:value="-325" calcext:value-type="currency">
            <text:p>-$325.00</text:p>
          </table:table-cell>
          <table:table-cell table:style-name="ce50" table:formula="of:=[.E213]/[.D213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20-CCW-PWE-3UNT</text:p>
          </table:table-cell>
          <table:table-cell table:style-name="ce82" office:value-type="currency" office:currency="USD" office:value="325" calcext:value-type="currency">
            <text:p>$325.00</text:p>
          </table:table-cell>
          <table:table-cell table:style-name="ce88" office:value-type="currency" office:currency="USD" office:value="497.75" calcext:value-type="currency">
            <text:p>$497.75</text:p>
          </table:table-cell>
          <table:table-cell table:style-name="ce88" office:value-type="currency" office:currency="USD" office:value="236.43" calcext:value-type="currency">
            <text:p>$236.43</text:p>
          </table:table-cell>
          <table:table-cell table:style-name="ce88"/>
          <table:table-cell table:style-name="ce88" table:formula="of:=[.E214]-[.B214]" office:value-type="currency" office:currency="USD" office:value="-325" calcext:value-type="currency">
            <text:p>-$325.00</text:p>
          </table:table-cell>
          <table:table-cell table:style-name="ce50" table:formula="of:=[.E214]/[.D214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20-CCW-PWN-3UNT</text:p>
          </table:table-cell>
          <table:table-cell table:style-name="ce82" office:value-type="currency" office:currency="USD" office:value="325" calcext:value-type="currency">
            <text:p>$325.00</text:p>
          </table:table-cell>
          <table:table-cell table:style-name="ce88" office:value-type="currency" office:currency="USD" office:value="497.75" calcext:value-type="currency">
            <text:p>$497.75</text:p>
          </table:table-cell>
          <table:table-cell table:style-name="ce88" office:value-type="currency" office:currency="USD" office:value="236.43" calcext:value-type="currency">
            <text:p>$236.43</text:p>
          </table:table-cell>
          <table:table-cell table:style-name="ce88"/>
          <table:table-cell table:style-name="ce88" table:formula="of:=[.E215]-[.B215]" office:value-type="currency" office:currency="USD" office:value="-325" calcext:value-type="currency">
            <text:p>-$325.00</text:p>
          </table:table-cell>
          <table:table-cell table:style-name="ce50" table:formula="of:=[.E215]/[.D215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14">
          <table:table-cell table:style-name="ce69" office:value-type="string" calcext:value-type="string">
            <text:p>Poly Elevated Trucks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69" office:value-type="string" calcext:value-type="string">
            <text:p>R06-X-EPA-3UNN</text:p>
          </table:table-cell>
          <table:table-cell table:style-name="ce82" office:value-type="currency" office:currency="USD" office:value="169" calcext:value-type="currency">
            <text:p>$169.00</text:p>
          </table:table-cell>
          <table:table-cell table:style-name="ce88" office:value-type="currency" office:currency="USD" office:value="277.54" calcext:value-type="currency">
            <text:p>$277.54</text:p>
          </table:table-cell>
          <table:table-cell table:style-name="ce88" office:value-type="currency" office:currency="USD" office:value="131.83" calcext:value-type="currency">
            <text:p>$131.83</text:p>
          </table:table-cell>
          <table:table-cell table:style-name="ce88"/>
          <table:table-cell table:style-name="ce88" table:formula="of:=[.E219]-[.B219]" office:value-type="currency" office:currency="USD" office:value="-169" calcext:value-type="currency">
            <text:p>-$169.00</text:p>
          </table:table-cell>
          <table:table-cell table:style-name="ce50" table:formula="of:=[.E219]/[.D219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14">
          <table:table-cell table:style-name="ce69" office:value-type="string" calcext:value-type="string">
            <text:p>Poly Truck Spring Lifts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9" office:value-type="string" calcext:value-type="string">
            <text:p>R06-X-PSN</text:p>
          </table:table-cell>
          <table:table-cell table:style-name="ce82" office:value-type="currency" office:currency="USD" office:value="48" calcext:value-type="currency">
            <text:p>$48.00</text:p>
          </table:table-cell>
          <table:table-cell table:style-name="ce88" office:value-type="currency" office:currency="USD" office:value="72.48" calcext:value-type="currency">
            <text:p>$72.48</text:p>
          </table:table-cell>
          <table:table-cell table:style-name="ce88" office:value-type="currency" office:currency="USD" office:value="34.43" calcext:value-type="currency">
            <text:p>$34.43</text:p>
          </table:table-cell>
          <table:table-cell table:style-name="ce88"/>
          <table:table-cell table:style-name="ce88" table:formula="of:=[.E223]-[.B223]" office:value-type="currency" office:currency="USD" office:value="-48" calcext:value-type="currency">
            <text:p>-$48.00</text:p>
          </table:table-cell>
          <table:table-cell table:style-name="ce50" table:formula="of:=[.E223]/[.D223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08-X-PSN</text:p>
          </table:table-cell>
          <table:table-cell table:style-name="ce82" office:value-type="currency" office:currency="USD" office:value="50" calcext:value-type="currency">
            <text:p>$50.00</text:p>
          </table:table-cell>
          <table:table-cell table:style-name="ce88" office:value-type="currency" office:currency="USD" office:value="74.84" calcext:value-type="currency">
            <text:p>$74.84</text:p>
          </table:table-cell>
          <table:table-cell table:style-name="ce88" office:value-type="currency" office:currency="USD" office:value="35.55" calcext:value-type="currency">
            <text:p>$35.55</text:p>
          </table:table-cell>
          <table:table-cell table:style-name="ce88"/>
          <table:table-cell table:style-name="ce88" table:formula="of:=[.E224]-[.B224]" office:value-type="currency" office:currency="USD" office:value="-50" calcext:value-type="currency">
            <text:p>-$50.00</text:p>
          </table:table-cell>
          <table:table-cell table:style-name="ce50" table:formula="of:=[.E224]/[.D224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10-X-PSN</text:p>
          </table:table-cell>
          <table:table-cell table:style-name="ce82" office:value-type="currency" office:currency="USD" office:value="53" calcext:value-type="currency">
            <text:p>$53.00</text:p>
          </table:table-cell>
          <table:table-cell table:style-name="ce88" office:value-type="currency" office:currency="USD" office:value="79.78" calcext:value-type="currency">
            <text:p>$79.78</text:p>
          </table:table-cell>
          <table:table-cell table:style-name="ce88" office:value-type="currency" office:currency="USD" office:value="37.9" calcext:value-type="currency">
            <text:p>$37.90</text:p>
          </table:table-cell>
          <table:table-cell table:style-name="ce88"/>
          <table:table-cell table:style-name="ce88" table:formula="of:=[.E225]-[.B225]" office:value-type="currency" office:currency="USD" office:value="-53" calcext:value-type="currency">
            <text:p>-$53.00</text:p>
          </table:table-cell>
          <table:table-cell table:style-name="ce50" table:formula="of:=[.E225]/[.D225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12-X-PSN</text:p>
          </table:table-cell>
          <table:table-cell table:style-name="ce82" office:value-type="currency" office:currency="USD" office:value="57" calcext:value-type="currency">
            <text:p>$57.00</text:p>
          </table:table-cell>
          <table:table-cell table:style-name="ce88" office:value-type="currency" office:currency="USD" office:value="84.99" calcext:value-type="currency">
            <text:p>$84.99</text:p>
          </table:table-cell>
          <table:table-cell table:style-name="ce88" office:value-type="currency" office:currency="USD" office:value="40.37" calcext:value-type="currency">
            <text:p>$40.37</text:p>
          </table:table-cell>
          <table:table-cell table:style-name="ce88"/>
          <table:table-cell table:style-name="ce88" table:formula="of:=[.E226]-[.B226]" office:value-type="currency" office:currency="USD" office:value="-57" calcext:value-type="currency">
            <text:p>-$57.00</text:p>
          </table:table-cell>
          <table:table-cell table:style-name="ce50" table:formula="of:=[.E226]/[.D226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14-X-PSN</text:p>
          </table:table-cell>
          <table:table-cell table:style-name="ce82" office:value-type="currency" office:currency="USD" office:value="63" calcext:value-type="currency">
            <text:p>$63.00</text:p>
          </table:table-cell>
          <table:table-cell table:style-name="ce88" office:value-type="currency" office:currency="USD" office:value="96.54" calcext:value-type="currency">
            <text:p>$96.54</text:p>
          </table:table-cell>
          <table:table-cell table:style-name="ce88" office:value-type="currency" office:currency="USD" office:value="45.86" calcext:value-type="currency">
            <text:p>$45.86</text:p>
          </table:table-cell>
          <table:table-cell table:style-name="ce88"/>
          <table:table-cell table:style-name="ce88" table:formula="of:=[.E227]-[.B227]" office:value-type="currency" office:currency="USD" office:value="-63" calcext:value-type="currency">
            <text:p>-$63.00</text:p>
          </table:table-cell>
          <table:table-cell table:style-name="ce50" table:formula="of:=[.E227]/[.D227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16-X-PSN</text:p>
          </table:table-cell>
          <table:table-cell table:style-name="ce82" office:value-type="currency" office:currency="USD" office:value="65" calcext:value-type="currency">
            <text:p>$65.00</text:p>
          </table:table-cell>
          <table:table-cell table:style-name="ce88" office:value-type="currency" office:currency="USD" office:value="96.64" calcext:value-type="currency">
            <text:p>$96.64</text:p>
          </table:table-cell>
          <table:table-cell table:style-name="ce88" office:value-type="currency" office:currency="USD" office:value="45.9" calcext:value-type="currency">
            <text:p>$45.90</text:p>
          </table:table-cell>
          <table:table-cell table:style-name="ce88"/>
          <table:table-cell table:style-name="ce88" table:formula="of:=[.E228]-[.B228]" office:value-type="currency" office:currency="USD" office:value="-65" calcext:value-type="currency">
            <text:p>-$65.00</text:p>
          </table:table-cell>
          <table:table-cell table:style-name="ce50" table:formula="of:=[.E228]/[.D228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18-X-PSN</text:p>
          </table:table-cell>
          <table:table-cell table:style-name="ce82" office:value-type="currency" office:currency="USD" office:value="69" calcext:value-type="currency">
            <text:p>$69.00</text:p>
          </table:table-cell>
          <table:table-cell table:style-name="ce88" office:value-type="currency" office:currency="USD" office:value="103.77" calcext:value-type="currency">
            <text:p>$103.77</text:p>
          </table:table-cell>
          <table:table-cell table:style-name="ce88" office:value-type="currency" office:currency="USD" office:value="49.29" calcext:value-type="currency">
            <text:p>$49.29</text:p>
          </table:table-cell>
          <table:table-cell table:style-name="ce88"/>
          <table:table-cell table:style-name="ce88" table:formula="of:=[.E229]-[.B229]" office:value-type="currency" office:currency="USD" office:value="-69" calcext:value-type="currency">
            <text:p>-$69.00</text:p>
          </table:table-cell>
          <table:table-cell table:style-name="ce50" table:formula="of:=[.E229]/[.D229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20-X-PSN</text:p>
          </table:table-cell>
          <table:table-cell table:style-name="ce82" office:value-type="currency" office:currency="USD" office:value="80" calcext:value-type="currency">
            <text:p>$80.00</text:p>
          </table:table-cell>
          <table:table-cell table:style-name="ce88" office:value-type="currency" office:currency="USD" office:value="121.09" calcext:value-type="currency">
            <text:p>$121.09</text:p>
          </table:table-cell>
          <table:table-cell table:style-name="ce88" office:value-type="currency" office:currency="USD" office:value="57.52" calcext:value-type="currency">
            <text:p>$57.52</text:p>
          </table:table-cell>
          <table:table-cell table:style-name="ce88"/>
          <table:table-cell table:style-name="ce88" table:formula="of:=[.E230]-[.B230]" office:value-type="currency" office:currency="USD" office:value="-80" calcext:value-type="currency">
            <text:p>-$80.00</text:p>
          </table:table-cell>
          <table:table-cell table:style-name="ce50" table:formula="of:=[.E230]/[.D230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19">
          <table:table-cell table:style-name="ce69" office:value-type="string" calcext:value-type="string">
            <text:p>Poly Truck with Galvanized Steel Base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9" office:value-type="string" calcext:value-type="string">
            <text:p>R06-X-PG-4UNN</text:p>
          </table:table-cell>
          <table:table-cell table:style-name="ce82" office:value-type="currency" office:currency="USD" office:value="223" calcext:value-type="currency">
            <text:p>$223.00</text:p>
          </table:table-cell>
          <table:table-cell table:style-name="ce88" office:value-type="currency" office:currency="USD" office:value="334.44" calcext:value-type="currency">
            <text:p>$334.44</text:p>
          </table:table-cell>
          <table:table-cell table:style-name="ce88" office:value-type="currency" office:currency="USD" office:value="158.86" calcext:value-type="currency">
            <text:p>$158.86</text:p>
          </table:table-cell>
          <table:table-cell table:style-name="ce88"/>
          <table:table-cell table:style-name="ce88" table:formula="of:=[.E234]-[.B234]" office:value-type="currency" office:currency="USD" office:value="-223" calcext:value-type="currency">
            <text:p>-$223.00</text:p>
          </table:table-cell>
          <table:table-cell table:style-name="ce50" table:formula="of:=[.E234]/[.D234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08-X-PG-4UNN</text:p>
          </table:table-cell>
          <table:table-cell table:style-name="ce82" office:value-type="currency" office:currency="USD" office:value="256" calcext:value-type="currency">
            <text:p>$256.00</text:p>
          </table:table-cell>
          <table:table-cell table:style-name="ce88" office:value-type="currency" office:currency="USD" office:value="383.85" calcext:value-type="currency">
            <text:p>$383.85</text:p>
          </table:table-cell>
          <table:table-cell table:style-name="ce88" office:value-type="currency" office:currency="USD" office:value="182.33" calcext:value-type="currency">
            <text:p>$182.33</text:p>
          </table:table-cell>
          <table:table-cell table:style-name="ce88"/>
          <table:table-cell table:style-name="ce88" table:formula="of:=[.E235]-[.B235]" office:value-type="currency" office:currency="USD" office:value="-256" calcext:value-type="currency">
            <text:p>-$256.00</text:p>
          </table:table-cell>
          <table:table-cell table:style-name="ce50" table:formula="of:=[.E235]/[.D235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10-X-PG-4UNN</text:p>
          </table:table-cell>
          <table:table-cell table:style-name="ce82" office:value-type="currency" office:currency="USD" office:value="284" calcext:value-type="currency">
            <text:p>$284.00</text:p>
          </table:table-cell>
          <table:table-cell table:style-name="ce88" office:value-type="currency" office:currency="USD" office:value="426.23" calcext:value-type="currency">
            <text:p>$426.23</text:p>
          </table:table-cell>
          <table:table-cell table:style-name="ce88" office:value-type="currency" office:currency="USD" office:value="202.46" calcext:value-type="currency">
            <text:p>$202.46</text:p>
          </table:table-cell>
          <table:table-cell table:style-name="ce88"/>
          <table:table-cell table:style-name="ce88" table:formula="of:=[.E236]-[.B236]" office:value-type="currency" office:currency="USD" office:value="-284" calcext:value-type="currency">
            <text:p>-$284.00</text:p>
          </table:table-cell>
          <table:table-cell table:style-name="ce50" table:formula="of:=[.E236]/[.D236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12-X-PG-4UNN</text:p>
          </table:table-cell>
          <table:table-cell table:style-name="ce82" office:value-type="currency" office:currency="USD" office:value="316" calcext:value-type="currency">
            <text:p>$316.00</text:p>
          </table:table-cell>
          <table:table-cell table:style-name="ce88" office:value-type="currency" office:currency="USD" office:value="473.46" calcext:value-type="currency">
            <text:p>$473.46</text:p>
          </table:table-cell>
          <table:table-cell table:style-name="ce88" office:value-type="currency" office:currency="USD" office:value="224.89" calcext:value-type="currency">
            <text:p>$224.89</text:p>
          </table:table-cell>
          <table:table-cell table:style-name="ce88"/>
          <table:table-cell table:style-name="ce88" table:formula="of:=[.E237]-[.B237]" office:value-type="currency" office:currency="USD" office:value="-316" calcext:value-type="currency">
            <text:p>-$316.00</text:p>
          </table:table-cell>
          <table:table-cell table:style-name="ce50" table:formula="of:=[.E237]/[.D237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14-X-PG-4UNN</text:p>
          </table:table-cell>
          <table:table-cell table:style-name="ce82" office:value-type="currency" office:currency="USD" office:value="324" calcext:value-type="currency">
            <text:p>$324.00</text:p>
          </table:table-cell>
          <table:table-cell table:style-name="ce88" office:value-type="currency" office:currency="USD" office:value="485.22" calcext:value-type="currency">
            <text:p>$485.22</text:p>
          </table:table-cell>
          <table:table-cell table:style-name="ce88" office:value-type="currency" office:currency="USD" office:value="230.48" calcext:value-type="currency">
            <text:p>$230.48</text:p>
          </table:table-cell>
          <table:table-cell table:style-name="ce88"/>
          <table:table-cell table:style-name="ce88" table:formula="of:=[.E238]-[.B238]" office:value-type="currency" office:currency="USD" office:value="-324" calcext:value-type="currency">
            <text:p>-$324.00</text:p>
          </table:table-cell>
          <table:table-cell table:style-name="ce50" table:formula="of:=[.E238]/[.D238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16-X-PG-4UNN</text:p>
          </table:table-cell>
          <table:table-cell table:style-name="ce82" office:value-type="currency" office:currency="USD" office:value="368" calcext:value-type="currency">
            <text:p>$368.00</text:p>
          </table:table-cell>
          <table:table-cell table:style-name="ce88" office:value-type="currency" office:currency="USD" office:value="551.11" calcext:value-type="currency">
            <text:p>$551.11</text:p>
          </table:table-cell>
          <table:table-cell table:style-name="ce88" office:value-type="currency" office:currency="USD" office:value="263.78" calcext:value-type="currency">
            <text:p>$263.78</text:p>
          </table:table-cell>
          <table:table-cell table:style-name="ce88"/>
          <table:table-cell table:style-name="ce88" table:formula="of:=[.E239]-[.B239]" office:value-type="currency" office:currency="USD" office:value="-368" calcext:value-type="currency">
            <text:p>-$368.00</text:p>
          </table:table-cell>
          <table:table-cell table:style-name="ce50" table:formula="of:=[.E239]/[.D239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18-X-PG-4UNN</text:p>
          </table:table-cell>
          <table:table-cell table:style-name="ce82" office:value-type="currency" office:currency="USD" office:value="375" calcext:value-type="currency">
            <text:p>$375.00</text:p>
          </table:table-cell>
          <table:table-cell table:style-name="ce88" office:value-type="currency" office:currency="USD" office:value="562.19" calcext:value-type="currency">
            <text:p>$562.19</text:p>
          </table:table-cell>
          <table:table-cell table:style-name="ce88" office:value-type="currency" office:currency="USD" office:value="267.04" calcext:value-type="currency">
            <text:p>$267.04</text:p>
          </table:table-cell>
          <table:table-cell table:style-name="ce88"/>
          <table:table-cell table:style-name="ce88" table:formula="of:=[.E240]-[.B240]" office:value-type="currency" office:currency="USD" office:value="-375" calcext:value-type="currency">
            <text:p>-$375.00</text:p>
          </table:table-cell>
          <table:table-cell table:style-name="ce50" table:formula="of:=[.E240]/[.D240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20-X-PG-4UNN</text:p>
          </table:table-cell>
          <table:table-cell table:style-name="ce82" office:value-type="currency" office:currency="USD" office:value="449" calcext:value-type="currency">
            <text:p>$449.00</text:p>
          </table:table-cell>
          <table:table-cell table:style-name="ce88" office:value-type="currency" office:currency="USD" office:value="673.63" calcext:value-type="currency">
            <text:p>$673.63</text:p>
          </table:table-cell>
          <table:table-cell table:style-name="ce88" office:value-type="currency" office:currency="USD" office:value="319.97" calcext:value-type="currency">
            <text:p>$319.97</text:p>
          </table:table-cell>
          <table:table-cell table:style-name="ce88"/>
          <table:table-cell table:style-name="ce88" table:formula="of:=[.E241]-[.B241]" office:value-type="currency" office:currency="USD" office:value="-449" calcext:value-type="currency">
            <text:p>-$449.00</text:p>
          </table:table-cell>
          <table:table-cell table:style-name="ce50" table:formula="of:=[.E241]/[.D241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14">
          <table:table-cell table:style-name="ce69" office:value-type="string" calcext:value-type="string">
            <text:p>Poly Truck with Wood Base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9" office:value-type="string" calcext:value-type="string">
            <text:p>R06-X-PT-4UNN</text:p>
          </table:table-cell>
          <table:table-cell table:style-name="ce82" office:value-type="currency" office:currency="USD" office:value="202" calcext:value-type="currency">
            <text:p>$202.00</text:p>
          </table:table-cell>
          <table:table-cell table:style-name="ce88" office:value-type="currency" office:currency="USD" office:value="304.03" calcext:value-type="currency">
            <text:p>$304.03</text:p>
          </table:table-cell>
          <table:table-cell table:style-name="ce88" office:value-type="currency" office:currency="USD" office:value="144.41" calcext:value-type="currency">
            <text:p>$144.41</text:p>
          </table:table-cell>
          <table:table-cell table:style-name="ce88"/>
          <table:table-cell table:style-name="ce88" table:formula="of:=[.E245]-[.B245]" office:value-type="currency" office:currency="USD" office:value="-202" calcext:value-type="currency">
            <text:p>-$202.00</text:p>
          </table:table-cell>
          <table:table-cell table:style-name="ce50" table:formula="of:=[.E245]/[.D245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08-X-PT-4UNN</text:p>
          </table:table-cell>
          <table:table-cell table:style-name="ce82" office:value-type="currency" office:currency="USD" office:value="232" calcext:value-type="currency">
            <text:p>$232.00</text:p>
          </table:table-cell>
          <table:table-cell table:style-name="ce88" office:value-type="currency" office:currency="USD" office:value="348.96" calcext:value-type="currency">
            <text:p>$348.96</text:p>
          </table:table-cell>
          <table:table-cell table:style-name="ce88" office:value-type="currency" office:currency="USD" office:value="165.76" calcext:value-type="currency">
            <text:p>$165.76</text:p>
          </table:table-cell>
          <table:table-cell table:style-name="ce88"/>
          <table:table-cell table:style-name="ce88" table:formula="of:=[.E246]-[.B246]" office:value-type="currency" office:currency="USD" office:value="-232" calcext:value-type="currency">
            <text:p>-$232.00</text:p>
          </table:table-cell>
          <table:table-cell table:style-name="ce50" table:formula="of:=[.E246]/[.D246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10-X-PT-4UNN</text:p>
          </table:table-cell>
          <table:table-cell table:style-name="ce82" office:value-type="currency" office:currency="USD" office:value="258" calcext:value-type="currency">
            <text:p>$258.00</text:p>
          </table:table-cell>
          <table:table-cell table:style-name="ce88" office:value-type="currency" office:currency="USD" office:value="387.49" calcext:value-type="currency">
            <text:p>$387.49</text:p>
          </table:table-cell>
          <table:table-cell table:style-name="ce88" office:value-type="currency" office:currency="USD" office:value="184.06" calcext:value-type="currency">
            <text:p>$184.06</text:p>
          </table:table-cell>
          <table:table-cell table:style-name="ce88"/>
          <table:table-cell table:style-name="ce88" table:formula="of:=[.E247]-[.B247]" office:value-type="currency" office:currency="USD" office:value="-258" calcext:value-type="currency">
            <text:p>-$258.00</text:p>
          </table:table-cell>
          <table:table-cell table:style-name="ce50" table:formula="of:=[.E247]/[.D247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12-X-PT-4UNN</text:p>
          </table:table-cell>
          <table:table-cell table:style-name="ce82" office:value-type="currency" office:currency="USD" office:value="287" calcext:value-type="currency">
            <text:p>$287.00</text:p>
          </table:table-cell>
          <table:table-cell table:style-name="ce88" office:value-type="currency" office:currency="USD" office:value="430.42" calcext:value-type="currency">
            <text:p>$430.42</text:p>
          </table:table-cell>
          <table:table-cell table:style-name="ce88" office:value-type="currency" office:currency="USD" office:value="204.45" calcext:value-type="currency">
            <text:p>$204.45</text:p>
          </table:table-cell>
          <table:table-cell table:style-name="ce88"/>
          <table:table-cell table:style-name="ce88" table:formula="of:=[.E248]-[.B248]" office:value-type="currency" office:currency="USD" office:value="-287" calcext:value-type="currency">
            <text:p>-$287.00</text:p>
          </table:table-cell>
          <table:table-cell table:style-name="ce50" table:formula="of:=[.E248]/[.D248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14-X-PT-4UNN</text:p>
          </table:table-cell>
          <table:table-cell table:style-name="ce82" office:value-type="currency" office:currency="USD" office:value="294" calcext:value-type="currency">
            <text:p>$294.00</text:p>
          </table:table-cell>
          <table:table-cell table:style-name="ce88" office:value-type="currency" office:currency="USD" office:value="441.12" calcext:value-type="currency">
            <text:p>$441.12</text:p>
          </table:table-cell>
          <table:table-cell table:style-name="ce88" office:value-type="currency" office:currency="USD" office:value="209.53" calcext:value-type="currency">
            <text:p>$209.53</text:p>
          </table:table-cell>
          <table:table-cell table:style-name="ce88"/>
          <table:table-cell table:style-name="ce88" table:formula="of:=[.E249]-[.B249]" office:value-type="currency" office:currency="USD" office:value="-294" calcext:value-type="currency">
            <text:p>-$294.00</text:p>
          </table:table-cell>
          <table:table-cell table:style-name="ce50" table:formula="of:=[.E249]/[.D249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16-X-PT-4UNN</text:p>
          </table:table-cell>
          <table:table-cell table:style-name="ce82" office:value-type="currency" office:currency="USD" office:value="334" calcext:value-type="currency">
            <text:p>$334.00</text:p>
          </table:table-cell>
          <table:table-cell table:style-name="ce88" office:value-type="currency" office:currency="USD" office:value="501.03" calcext:value-type="currency">
            <text:p>$501.03</text:p>
          </table:table-cell>
          <table:table-cell table:style-name="ce88" office:value-type="currency" office:currency="USD" office:value="237.99" calcext:value-type="currency">
            <text:p>$237.99</text:p>
          </table:table-cell>
          <table:table-cell table:style-name="ce88"/>
          <table:table-cell table:style-name="ce88" table:formula="of:=[.E250]-[.B250]" office:value-type="currency" office:currency="USD" office:value="-334" calcext:value-type="currency">
            <text:p>-$334.00</text:p>
          </table:table-cell>
          <table:table-cell table:style-name="ce50" table:formula="of:=[.E250]/[.D250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18-X-PT-4UNN</text:p>
          </table:table-cell>
          <table:table-cell table:style-name="ce82" office:value-type="currency" office:currency="USD" office:value="350" calcext:value-type="currency">
            <text:p>$350.00</text:p>
          </table:table-cell>
          <table:table-cell table:style-name="ce88" office:value-type="currency" office:currency="USD" office:value="524.62" calcext:value-type="currency">
            <text:p>$524.62</text:p>
          </table:table-cell>
          <table:table-cell table:style-name="ce88" office:value-type="currency" office:currency="USD" office:value="249.19" calcext:value-type="currency">
            <text:p>$249.19</text:p>
          </table:table-cell>
          <table:table-cell table:style-name="ce88"/>
          <table:table-cell table:style-name="ce88" table:formula="of:=[.E251]-[.B251]" office:value-type="currency" office:currency="USD" office:value="-350" calcext:value-type="currency">
            <text:p>-$350.00</text:p>
          </table:table-cell>
          <table:table-cell table:style-name="ce50" table:formula="of:=[.E251]/[.D251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20-X-PT-4UNN</text:p>
          </table:table-cell>
          <table:table-cell table:style-name="ce82" office:value-type="currency" office:currency="USD" office:value="408" calcext:value-type="currency">
            <text:p>$408.00</text:p>
          </table:table-cell>
          <table:table-cell table:style-name="ce88" office:value-type="currency" office:currency="USD" office:value="611.85" calcext:value-type="currency">
            <text:p>$611.85</text:p>
          </table:table-cell>
          <table:table-cell table:style-name="ce88" office:value-type="currency" office:currency="USD" office:value="290.63" calcext:value-type="currency">
            <text:p>$290.63</text:p>
          </table:table-cell>
          <table:table-cell table:style-name="ce88"/>
          <table:table-cell table:style-name="ce88" table:formula="of:=[.E252]-[.B252]" office:value-type="currency" office:currency="USD" office:value="-408" calcext:value-type="currency">
            <text:p>-$408.00</text:p>
          </table:table-cell>
          <table:table-cell table:style-name="ce50" table:formula="of:=[.E252]/[.D252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2">
          <table:table-cell table:style-name="ce69" office:value-type="string" calcext:value-type="string">
            <text:p>Produce Cart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77" office:value-type="string" calcext:value-type="string">
            <text:p>R18-BKX-P2A-4HNN</text:p>
          </table:table-cell>
          <table:table-cell table:style-name="ce81" office:value-type="currency" office:currency="USD" office:value="433" calcext:value-type="currency">
            <text:p>$433.00</text:p>
          </table:table-cell>
          <table:table-cell table:style-name="ce87" table:number-columns-repeated="3"/>
          <table:table-cell table:style-name="ce87" table:formula="of:=[.E256]-[.B256]" office:value-type="currency" office:currency="USD" office:value="-433" calcext:value-type="currency">
            <text:p>-$433.00</text:p>
          </table:table-cell>
          <table:table-cell table:style-name="ce49" table:formula="of:=[.E256]/[.D25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3">
          <table:table-cell table:style-name="ce77" office:value-type="string" calcext:value-type="string">
            <text:p>R18-BLX-P2A-4HNN</text:p>
          </table:table-cell>
          <table:table-cell table:style-name="ce81" office:value-type="currency" office:currency="USD" office:value="433" calcext:value-type="currency">
            <text:p>$433.00</text:p>
          </table:table-cell>
          <table:table-cell table:style-name="ce87" table:number-columns-repeated="3"/>
          <table:table-cell table:style-name="ce87" table:formula="of:=[.E257]-[.B257]" office:value-type="currency" office:currency="USD" office:value="-433" calcext:value-type="currency">
            <text:p>-$433.00</text:p>
          </table:table-cell>
          <table:table-cell table:style-name="ce49" table:formula="of:=[.E257]/[.D25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3">
          <table:table-cell table:style-name="ce77" office:value-type="string" calcext:value-type="string">
            <text:p>R18-GGX-P2A-4HNN</text:p>
          </table:table-cell>
          <table:table-cell table:style-name="ce81" office:value-type="currency" office:currency="USD" office:value="433" calcext:value-type="currency">
            <text:p>$433.00</text:p>
          </table:table-cell>
          <table:table-cell table:style-name="ce87" table:number-columns-repeated="3"/>
          <table:table-cell table:style-name="ce87" table:formula="of:=[.E258]-[.B258]" office:value-type="currency" office:currency="USD" office:value="-433" calcext:value-type="currency">
            <text:p>-$433.00</text:p>
          </table:table-cell>
          <table:table-cell table:style-name="ce49" table:formula="of:=[.E258]/[.D25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3">
          <table:table-cell table:style-name="ce77" office:value-type="string" calcext:value-type="string">
            <text:p>R18-GNX-P2A-4HNN</text:p>
          </table:table-cell>
          <table:table-cell table:style-name="ce81" office:value-type="currency" office:currency="USD" office:value="433" calcext:value-type="currency">
            <text:p>$433.00</text:p>
          </table:table-cell>
          <table:table-cell table:style-name="ce87" table:number-columns-repeated="3"/>
          <table:table-cell table:style-name="ce87" table:formula="of:=[.E259]-[.B259]" office:value-type="currency" office:currency="USD" office:value="-433" calcext:value-type="currency">
            <text:p>-$433.00</text:p>
          </table:table-cell>
          <table:table-cell table:style-name="ce49" table:formula="of:=[.E259]/[.D259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3">
          <table:table-cell table:style-name="ce77" office:value-type="string" calcext:value-type="string">
            <text:p>R18-GRX-P2A-4HNN</text:p>
          </table:table-cell>
          <table:table-cell table:style-name="ce81" office:value-type="currency" office:currency="USD" office:value="433" calcext:value-type="currency">
            <text:p>$433.00</text:p>
          </table:table-cell>
          <table:table-cell table:style-name="ce87" table:number-columns-repeated="3"/>
          <table:table-cell table:style-name="ce87" table:formula="of:=[.E260]-[.B260]" office:value-type="currency" office:currency="USD" office:value="-433" calcext:value-type="currency">
            <text:p>-$433.00</text:p>
          </table:table-cell>
          <table:table-cell table:style-name="ce49" table:formula="of:=[.E260]/[.D260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3">
          <table:table-cell table:style-name="ce77" office:value-type="string" calcext:value-type="string">
            <text:p>R18-RDX-P2A-4HNN</text:p>
          </table:table-cell>
          <table:table-cell table:style-name="ce81" office:value-type="currency" office:currency="USD" office:value="433" calcext:value-type="currency">
            <text:p>$433.00</text:p>
          </table:table-cell>
          <table:table-cell table:style-name="ce87" table:number-columns-repeated="3"/>
          <table:table-cell table:style-name="ce87" table:formula="of:=[.E261]-[.B261]" office:value-type="currency" office:currency="USD" office:value="-433" calcext:value-type="currency">
            <text:p>-$433.00</text:p>
          </table:table-cell>
          <table:table-cell table:style-name="ce49" table:formula="of:=[.E261]/[.D261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3">
          <table:table-cell table:style-name="ce77" office:value-type="string" calcext:value-type="string">
            <text:p>R18-WHX-P2A-4HNN</text:p>
          </table:table-cell>
          <table:table-cell table:style-name="ce81" office:value-type="currency" office:currency="USD" office:value="433" calcext:value-type="currency">
            <text:p>$433.00</text:p>
          </table:table-cell>
          <table:table-cell table:style-name="ce87" table:number-columns-repeated="3"/>
          <table:table-cell table:style-name="ce87" table:formula="of:=[.E262]-[.B262]" office:value-type="currency" office:currency="USD" office:value="-433" calcext:value-type="currency">
            <text:p>-$433.00</text:p>
          </table:table-cell>
          <table:table-cell table:style-name="ce49" table:formula="of:=[.E262]/[.D262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2">
          <table:table-cell table:style-name="ce69" office:value-type="string" calcext:value-type="string">
            <text:p>Recycle Cart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69" office:value-type="string" calcext:value-type="string">
            <text:p>R11-X-RC-4HNN</text:p>
          </table:table-cell>
          <table:table-cell table:style-name="ce82" office:value-type="currency" office:currency="USD" office:value="233" calcext:value-type="currency">
            <text:p>$233.00</text:p>
          </table:table-cell>
          <table:table-cell table:style-name="ce88" office:value-type="currency" office:currency="USD" office:value="349.53" calcext:value-type="currency">
            <text:p>$349.53</text:p>
          </table:table-cell>
          <table:table-cell table:style-name="ce88" office:value-type="currency" office:currency="USD" office:value="166.03" calcext:value-type="currency">
            <text:p>$166.03</text:p>
          </table:table-cell>
          <table:table-cell table:style-name="ce88"/>
          <table:table-cell table:style-name="ce88" table:formula="of:=[.E266]-[.B266]" office:value-type="currency" office:currency="USD" office:value="-233" calcext:value-type="currency">
            <text:p>-$233.00</text:p>
          </table:table-cell>
          <table:table-cell table:style-name="ce50" table:formula="of:=[.E266]/[.D266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4">
          <table:table-cell table:style-name="ce69" office:value-type="string" calcext:value-type="string">
            <text:p>R13-X-RC-4HNN</text:p>
          </table:table-cell>
          <table:table-cell table:style-name="ce82" office:value-type="currency" office:currency="USD" office:value="299" calcext:value-type="currency">
            <text:p>$299.00</text:p>
          </table:table-cell>
          <table:table-cell table:style-name="ce88" office:value-type="currency" office:currency="USD" office:value="451.5" calcext:value-type="currency">
            <text:p>$451.50</text:p>
          </table:table-cell>
          <table:table-cell table:style-name="ce88" office:value-type="currency" office:currency="USD" office:value="214.46" calcext:value-type="currency">
            <text:p>$214.46</text:p>
          </table:table-cell>
          <table:table-cell table:style-name="ce88"/>
          <table:table-cell table:style-name="ce88" table:formula="of:=[.E267]-[.B267]" office:value-type="currency" office:currency="USD" office:value="-299" calcext:value-type="currency">
            <text:p>-$299.00</text:p>
          </table:table-cell>
          <table:table-cell table:style-name="ce50" table:formula="of:=[.E267]/[.D267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19">
          <table:table-cell table:style-name="ce69" office:value-type="string" calcext:value-type="string">
            <text:p>Removable Liner Basket Trucks - Canvas Liner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69" office:value-type="string" calcext:value-type="string">
            <text:p>R04-CCX-RV-3UNN</text:p>
          </table:table-cell>
          <table:table-cell table:style-name="ce82" office:value-type="currency" office:currency="USD" office:value="120" calcext:value-type="currency">
            <text:p>$120.00</text:p>
          </table:table-cell>
          <table:table-cell table:style-name="ce88" office:value-type="currency" office:currency="USD" office:value="199.03" calcext:value-type="currency">
            <text:p>$199.03</text:p>
          </table:table-cell>
          <table:table-cell table:style-name="ce88" office:value-type="currency" office:currency="USD" office:value="94.54" calcext:value-type="currency">
            <text:p>$94.54</text:p>
          </table:table-cell>
          <table:table-cell table:style-name="ce88"/>
          <table:table-cell table:style-name="ce88" table:formula="of:=[.E271]-[.B271]" office:value-type="currency" office:currency="USD" office:value="-120" calcext:value-type="currency">
            <text:p>-$120.00</text:p>
          </table:table-cell>
          <table:table-cell table:style-name="ce50" table:formula="of:=[.E271]/[.D271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4">
          <table:table-cell table:style-name="ce69" office:value-type="string" calcext:value-type="string">
            <text:p>R06-CCX-RV-3UNN</text:p>
          </table:table-cell>
          <table:table-cell table:style-name="ce82" office:value-type="currency" office:currency="USD" office:value="154" calcext:value-type="currency">
            <text:p>$154.00</text:p>
          </table:table-cell>
          <table:table-cell table:style-name="ce88" office:value-type="currency" office:currency="USD" office:value="254.42" calcext:value-type="currency">
            <text:p>$254.42</text:p>
          </table:table-cell>
          <table:table-cell table:style-name="ce88" office:value-type="currency" office:currency="USD" office:value="120.85" calcext:value-type="currency">
            <text:p>$120.85</text:p>
          </table:table-cell>
          <table:table-cell table:style-name="ce88"/>
          <table:table-cell table:style-name="ce88" table:formula="of:=[.E272]-[.B272]" office:value-type="currency" office:currency="USD" office:value="-154" calcext:value-type="currency">
            <text:p>-$154.00</text:p>
          </table:table-cell>
          <table:table-cell table:style-name="ce50" table:formula="of:=[.E272]/[.D272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4">
          <table:table-cell table:style-name="ce69" office:value-type="string" calcext:value-type="string">
            <text:p>R08-CCX-RV-3UNN</text:p>
          </table:table-cell>
          <table:table-cell table:style-name="ce82" office:value-type="currency" office:currency="USD" office:value="174" calcext:value-type="currency">
            <text:p>$174.00</text:p>
          </table:table-cell>
          <table:table-cell table:style-name="ce88" office:value-type="currency" office:currency="USD" office:value="286.85" calcext:value-type="currency">
            <text:p>$286.85</text:p>
          </table:table-cell>
          <table:table-cell table:style-name="ce88" office:value-type="currency" office:currency="USD" office:value="136.25" calcext:value-type="currency">
            <text:p>$136.25</text:p>
          </table:table-cell>
          <table:table-cell table:style-name="ce88"/>
          <table:table-cell table:style-name="ce88" table:formula="of:=[.E273]-[.B273]" office:value-type="currency" office:currency="USD" office:value="-174" calcext:value-type="currency">
            <text:p>-$174.00</text:p>
          </table:table-cell>
          <table:table-cell table:style-name="ce50" table:formula="of:=[.E273]/[.D273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4">
          <table:table-cell table:style-name="ce69" office:value-type="string" calcext:value-type="string">
            <text:p>R10-CCX-RV-3UNN</text:p>
          </table:table-cell>
          <table:table-cell table:style-name="ce82" office:value-type="currency" office:currency="USD" office:value="186" calcext:value-type="currency">
            <text:p>$186.00</text:p>
          </table:table-cell>
          <table:table-cell table:style-name="ce88" office:value-type="currency" office:currency="USD" office:value="307.43" calcext:value-type="currency">
            <text:p>$307.43</text:p>
          </table:table-cell>
          <table:table-cell table:style-name="ce88" office:value-type="currency" office:currency="USD" office:value="146.03" calcext:value-type="currency">
            <text:p>$146.03</text:p>
          </table:table-cell>
          <table:table-cell table:style-name="ce88"/>
          <table:table-cell table:style-name="ce88" table:formula="of:=[.E274]-[.B274]" office:value-type="currency" office:currency="USD" office:value="-186" calcext:value-type="currency">
            <text:p>-$186.00</text:p>
          </table:table-cell>
          <table:table-cell table:style-name="ce50" table:formula="of:=[.E274]/[.D274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4">
          <table:table-cell table:style-name="ce69" office:value-type="string" calcext:value-type="string">
            <text:p>R12-CCX-RV-3UNN</text:p>
          </table:table-cell>
          <table:table-cell table:style-name="ce82" office:value-type="currency" office:currency="USD" office:value="199" calcext:value-type="currency">
            <text:p>$199.00</text:p>
          </table:table-cell>
          <table:table-cell table:style-name="ce88" office:value-type="currency" office:currency="USD" office:value="327.79" calcext:value-type="currency">
            <text:p>$327.79</text:p>
          </table:table-cell>
          <table:table-cell table:style-name="ce88" office:value-type="currency" office:currency="USD" office:value="155.7" calcext:value-type="currency">
            <text:p>$155.70</text:p>
          </table:table-cell>
          <table:table-cell table:style-name="ce88"/>
          <table:table-cell table:style-name="ce88" table:formula="of:=[.E275]-[.B275]" office:value-type="currency" office:currency="USD" office:value="-199" calcext:value-type="currency">
            <text:p>-$199.00</text:p>
          </table:table-cell>
          <table:table-cell table:style-name="ce50" table:formula="of:=[.E275]/[.D275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4">
          <table:table-cell table:style-name="ce69" office:value-type="string" calcext:value-type="string">
            <text:p>R14-CCX-RV-3UNN</text:p>
          </table:table-cell>
          <table:table-cell table:style-name="ce82" office:value-type="currency" office:currency="USD" office:value="241" calcext:value-type="currency">
            <text:p>$241.00</text:p>
          </table:table-cell>
          <table:table-cell table:style-name="ce88" office:value-type="currency" office:currency="USD" office:value="397.77" calcext:value-type="currency">
            <text:p>$397.77</text:p>
          </table:table-cell>
          <table:table-cell table:style-name="ce88" office:value-type="currency" office:currency="USD" office:value="188.94" calcext:value-type="currency">
            <text:p>$188.94</text:p>
          </table:table-cell>
          <table:table-cell table:style-name="ce88"/>
          <table:table-cell table:style-name="ce88" table:formula="of:=[.E276]-[.B276]" office:value-type="currency" office:currency="USD" office:value="-241" calcext:value-type="currency">
            <text:p>-$241.00</text:p>
          </table:table-cell>
          <table:table-cell table:style-name="ce50" table:formula="of:=[.E276]/[.D276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4">
          <table:table-cell table:style-name="ce69" office:value-type="string" calcext:value-type="string">
            <text:p>R16-CCX-RV-3UNN</text:p>
          </table:table-cell>
          <table:table-cell table:style-name="ce82" office:value-type="currency" office:currency="USD" office:value="252" calcext:value-type="currency">
            <text:p>$252.00</text:p>
          </table:table-cell>
          <table:table-cell table:style-name="ce88" office:value-type="currency" office:currency="USD" office:value="416.04" calcext:value-type="currency">
            <text:p>$416.04</text:p>
          </table:table-cell>
          <table:table-cell table:style-name="ce88" office:value-type="currency" office:currency="USD" office:value="197.62" calcext:value-type="currency">
            <text:p>$197.62</text:p>
          </table:table-cell>
          <table:table-cell table:style-name="ce88"/>
          <table:table-cell table:style-name="ce88" table:formula="of:=[.E277]-[.B277]" office:value-type="currency" office:currency="USD" office:value="-252" calcext:value-type="currency">
            <text:p>-$252.00</text:p>
          </table:table-cell>
          <table:table-cell table:style-name="ce50" table:formula="of:=[.E277]/[.D277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4">
          <table:table-cell table:style-name="ce69" office:value-type="string" calcext:value-type="string">
            <text:p>R18-CCX-RV-3UNN</text:p>
          </table:table-cell>
          <table:table-cell table:style-name="ce82" office:value-type="currency" office:currency="USD" office:value="267" calcext:value-type="currency">
            <text:p>$267.00</text:p>
          </table:table-cell>
          <table:table-cell table:style-name="ce88" office:value-type="currency" office:currency="USD" office:value="440.7" calcext:value-type="currency">
            <text:p>$440.70</text:p>
          </table:table-cell>
          <table:table-cell table:style-name="ce88" office:value-type="currency" office:currency="USD" office:value="209.33" calcext:value-type="currency">
            <text:p>$209.33</text:p>
          </table:table-cell>
          <table:table-cell table:style-name="ce88"/>
          <table:table-cell table:style-name="ce88" table:formula="of:=[.E278]-[.B278]" office:value-type="currency" office:currency="USD" office:value="-267" calcext:value-type="currency">
            <text:p>-$267.00</text:p>
          </table:table-cell>
          <table:table-cell table:style-name="ce50" table:formula="of:=[.E278]/[.D278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4">
          <table:table-cell table:style-name="ce69" office:value-type="string" calcext:value-type="string">
            <text:p>R20-CCX-RV-3UNN</text:p>
          </table:table-cell>
          <table:table-cell table:style-name="ce82" office:value-type="currency" office:currency="USD" office:value="282" calcext:value-type="currency">
            <text:p>$282.00</text:p>
          </table:table-cell>
          <table:table-cell table:style-name="ce88" office:value-type="currency" office:currency="USD" office:value="465.4" calcext:value-type="currency">
            <text:p>$465.40</text:p>
          </table:table-cell>
          <table:table-cell table:style-name="ce88" office:value-type="currency" office:currency="USD" office:value="221.07" calcext:value-type="currency">
            <text:p>$221.07</text:p>
          </table:table-cell>
          <table:table-cell table:style-name="ce88"/>
          <table:table-cell table:style-name="ce88" table:formula="of:=[.E279]-[.B279]" office:value-type="currency" office:currency="USD" office:value="-282" calcext:value-type="currency">
            <text:p>-$282.00</text:p>
          </table:table-cell>
          <table:table-cell table:style-name="ce50" table:formula="of:=[.E279]/[.D279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19">
          <table:table-cell table:style-name="ce69" office:value-type="string" calcext:value-type="string">
            <text:p>Removable Liner Basket Trucks - Vinyl Liner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18">
          <table:table-cell table:style-name="ce69" office:value-type="string" calcext:value-type="string">
            <text:p>R04-X-RV-3UNN</text:p>
          </table:table-cell>
          <table:table-cell table:style-name="ce82" office:value-type="currency" office:currency="USD" office:value="118" calcext:value-type="currency">
            <text:p>$118.00</text:p>
          </table:table-cell>
          <table:table-cell table:style-name="ce88" office:value-type="currency" office:currency="USD" office:value="193.31" calcext:value-type="currency">
            <text:p>$193.31</text:p>
          </table:table-cell>
          <table:table-cell table:style-name="ce88" office:value-type="currency" office:currency="USD" office:value="91.82" calcext:value-type="currency">
            <text:p>$91.82</text:p>
          </table:table-cell>
          <table:table-cell table:style-name="ce88"/>
          <table:table-cell table:style-name="ce88" table:formula="of:=[.E283]-[.B283]" office:value-type="currency" office:currency="USD" office:value="-118" calcext:value-type="currency">
            <text:p>-$118.00</text:p>
          </table:table-cell>
          <table:table-cell table:style-name="ce50" table:formula="of:=[.E283]/[.D283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0">
          <table:table-cell table:style-name="ce69" office:value-type="string" calcext:value-type="string">
            <text:p>R06-X-RV-3UNN</text:p>
          </table:table-cell>
          <table:table-cell table:style-name="ce82" office:value-type="currency" office:currency="USD" office:value="146" calcext:value-type="currency">
            <text:p>$146.00</text:p>
          </table:table-cell>
          <table:table-cell table:style-name="ce88" office:value-type="currency" office:currency="USD" office:value="240.61" calcext:value-type="currency">
            <text:p>$240.61</text:p>
          </table:table-cell>
          <table:table-cell table:style-name="ce88" office:value-type="currency" office:currency="USD" office:value="114.29" calcext:value-type="currency">
            <text:p>$114.29</text:p>
          </table:table-cell>
          <table:table-cell table:style-name="ce88"/>
          <table:table-cell table:style-name="ce88" table:formula="of:=[.E284]-[.B284]" office:value-type="currency" office:currency="USD" office:value="-146" calcext:value-type="currency">
            <text:p>-$146.00</text:p>
          </table:table-cell>
          <table:table-cell table:style-name="ce50" table:formula="of:=[.E284]/[.D284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1">
          <table:table-cell table:style-name="ce69" office:value-type="string" calcext:value-type="string">
            <text:p>R08-X-RV-3UNN</text:p>
          </table:table-cell>
          <table:table-cell table:style-name="ce82" office:value-type="currency" office:currency="USD" office:value="165" calcext:value-type="currency">
            <text:p>$165.00</text:p>
          </table:table-cell>
          <table:table-cell table:style-name="ce88" office:value-type="currency" office:currency="USD" office:value="271.03" calcext:value-type="currency">
            <text:p>$271.03</text:p>
          </table:table-cell>
          <table:table-cell table:style-name="ce88" office:value-type="currency" office:currency="USD" office:value="128.74" calcext:value-type="currency">
            <text:p>$128.74</text:p>
          </table:table-cell>
          <table:table-cell table:style-name="ce88"/>
          <table:table-cell table:style-name="ce88" table:formula="of:=[.E285]-[.B285]" office:value-type="currency" office:currency="USD" office:value="-165" calcext:value-type="currency">
            <text:p>-$165.00</text:p>
          </table:table-cell>
          <table:table-cell table:style-name="ce50" table:formula="of:=[.E285]/[.D285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8">
          <table:table-cell table:style-name="ce69" office:value-type="string" calcext:value-type="string">
            <text:p>R10-X-RV-3UNN</text:p>
          </table:table-cell>
          <table:table-cell table:style-name="ce82" office:value-type="currency" office:currency="USD" office:value="177" calcext:value-type="currency">
            <text:p>$177.00</text:p>
          </table:table-cell>
          <table:table-cell table:style-name="ce88" office:value-type="currency" office:currency="USD" office:value="290.52" calcext:value-type="currency">
            <text:p>$290.52</text:p>
          </table:table-cell>
          <table:table-cell table:style-name="ce88" office:value-type="currency" office:currency="USD" office:value="138" calcext:value-type="currency">
            <text:p>$138.00</text:p>
          </table:table-cell>
          <table:table-cell table:style-name="ce88"/>
          <table:table-cell table:style-name="ce88" table:formula="of:=[.E286]-[.B286]" office:value-type="currency" office:currency="USD" office:value="-177" calcext:value-type="currency">
            <text:p>-$177.00</text:p>
          </table:table-cell>
          <table:table-cell table:style-name="ce50" table:formula="of:=[.E286]/[.D286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0">
          <table:table-cell table:style-name="ce69" office:value-type="string" calcext:value-type="string">
            <text:p>R12-X-RV-3UNN</text:p>
          </table:table-cell>
          <table:table-cell table:style-name="ce82" office:value-type="currency" office:currency="USD" office:value="188" calcext:value-type="currency">
            <text:p>$188.00</text:p>
          </table:table-cell>
          <table:table-cell table:style-name="ce88" office:value-type="currency" office:currency="USD" office:value="309.79" calcext:value-type="currency">
            <text:p>$309.79</text:p>
          </table:table-cell>
          <table:table-cell table:style-name="ce88" office:value-type="currency" office:currency="USD" office:value="147.15" calcext:value-type="currency">
            <text:p>$147.15</text:p>
          </table:table-cell>
          <table:table-cell table:style-name="ce88"/>
          <table:table-cell table:style-name="ce88" table:formula="of:=[.E287]-[.B287]" office:value-type="currency" office:currency="USD" office:value="-188" calcext:value-type="currency">
            <text:p>-$188.00</text:p>
          </table:table-cell>
          <table:table-cell table:style-name="ce50" table:formula="of:=[.E287]/[.D287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5">
          <table:table-cell table:style-name="ce69" office:value-type="string" calcext:value-type="string">
            <text:p>R14-X-RV-3UNN</text:p>
          </table:table-cell>
          <table:table-cell table:style-name="ce82" office:value-type="currency" office:currency="USD" office:value="232" calcext:value-type="currency">
            <text:p>$232.00</text:p>
          </table:table-cell>
          <table:table-cell table:style-name="ce88" office:value-type="currency" office:currency="USD" office:value="383.82" calcext:value-type="currency">
            <text:p>$383.82</text:p>
          </table:table-cell>
          <table:table-cell table:style-name="ce88" office:value-type="currency" office:currency="USD" office:value="182.31" calcext:value-type="currency">
            <text:p>$182.31</text:p>
          </table:table-cell>
          <table:table-cell table:style-name="ce88"/>
          <table:table-cell table:style-name="ce88" table:formula="of:=[.E288]-[.B288]" office:value-type="currency" office:currency="USD" office:value="-232" calcext:value-type="currency">
            <text:p>-$232.00</text:p>
          </table:table-cell>
          <table:table-cell table:style-name="ce50" table:formula="of:=[.E288]/[.D288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6">
          <table:table-cell table:style-name="ce69" office:value-type="string" calcext:value-type="string">
            <text:p>R16-X-RV-3UNN</text:p>
          </table:table-cell>
          <table:table-cell table:style-name="ce82" office:value-type="currency" office:currency="USD" office:value="243" calcext:value-type="currency">
            <text:p>$243.00</text:p>
          </table:table-cell>
          <table:table-cell table:style-name="ce88" office:value-type="currency" office:currency="USD" office:value="400.46" calcext:value-type="currency">
            <text:p>$400.46</text:p>
          </table:table-cell>
          <table:table-cell table:style-name="ce88" office:value-type="currency" office:currency="USD" office:value="190.22" calcext:value-type="currency">
            <text:p>$190.22</text:p>
          </table:table-cell>
          <table:table-cell table:style-name="ce88"/>
          <table:table-cell table:style-name="ce88" table:formula="of:=[.E289]-[.B289]" office:value-type="currency" office:currency="USD" office:value="-243" calcext:value-type="currency">
            <text:p>-$243.00</text:p>
          </table:table-cell>
          <table:table-cell table:style-name="ce50" table:formula="of:=[.E289]/[.D289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0">
          <table:table-cell table:style-name="ce69" office:value-type="string" calcext:value-type="string">
            <text:p>R18-X-RV-3UNN</text:p>
          </table:table-cell>
          <table:table-cell table:style-name="ce82" office:value-type="currency" office:currency="USD" office:value="258" calcext:value-type="currency">
            <text:p>$258.00</text:p>
          </table:table-cell>
          <table:table-cell table:style-name="ce88" office:value-type="currency" office:currency="USD" office:value="425.1" calcext:value-type="currency">
            <text:p>$425.10</text:p>
          </table:table-cell>
          <table:table-cell table:style-name="ce88" office:value-type="currency" office:currency="USD" office:value="201.92" calcext:value-type="currency">
            <text:p>$201.92</text:p>
          </table:table-cell>
          <table:table-cell table:style-name="ce88"/>
          <table:table-cell table:style-name="ce88" table:formula="of:=[.E290]-[.B290]" office:value-type="currency" office:currency="USD" office:value="-258" calcext:value-type="currency">
            <text:p>-$258.00</text:p>
          </table:table-cell>
          <table:table-cell table:style-name="ce50" table:formula="of:=[.E290]/[.D290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2">
          <table:table-cell table:style-name="ce69" office:value-type="string" calcext:value-type="string">
            <text:p>R20-X-RV-3UNN</text:p>
          </table:table-cell>
          <table:table-cell table:style-name="ce82" office:value-type="currency" office:currency="USD" office:value="270" calcext:value-type="currency">
            <text:p>$270.00</text:p>
          </table:table-cell>
          <table:table-cell table:style-name="ce88" office:value-type="currency" office:currency="USD" office:value="446.03" calcext:value-type="currency">
            <text:p>$446.03</text:p>
          </table:table-cell>
          <table:table-cell table:style-name="ce88" office:value-type="currency" office:currency="USD" office:value="211.86" calcext:value-type="currency">
            <text:p>$211.86</text:p>
          </table:table-cell>
          <table:table-cell table:style-name="ce88"/>
          <table:table-cell table:style-name="ce88" table:formula="of:=[.E291]-[.B291]" office:value-type="currency" office:currency="USD" office:value="-270" calcext:value-type="currency">
            <text:p>-$270.00</text:p>
          </table:table-cell>
          <table:table-cell table:style-name="ce50" table:formula="of:=[.E291]/[.D291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13">
          <table:table-cell table:style-name="ce69" office:value-type="string" calcext:value-type="string">
            <text:p>Replacement Bags for Housekeeping Carts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69" office:value-type="string" calcext:value-type="string">
            <text:p>R55-KKX-C3B-30</text:p>
          </table:table-cell>
          <table:table-cell table:style-name="ce82" office:value-type="currency" office:currency="USD" office:value="56" calcext:value-type="currency">
            <text:p>$56.00</text:p>
          </table:table-cell>
          <table:table-cell table:style-name="ce88" office:value-type="currency" office:currency="USD" office:value="82.79" calcext:value-type="currency">
            <text:p>$82.79</text:p>
          </table:table-cell>
          <table:table-cell table:style-name="ce88" office:value-type="currency" office:currency="USD" office:value="39.33" calcext:value-type="currency">
            <text:p>$39.33</text:p>
          </table:table-cell>
          <table:table-cell table:style-name="ce88"/>
          <table:table-cell table:style-name="ce88" table:formula="of:=[.E295]-[.B295]" office:value-type="currency" office:currency="USD" office:value="-56" calcext:value-type="currency">
            <text:p>-$56.00</text:p>
          </table:table-cell>
          <table:table-cell table:style-name="ce50" table:formula="of:=[.E295]/[.D295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55-NNX-C3B-30</text:p>
          </table:table-cell>
          <table:table-cell table:style-name="ce82" office:value-type="currency" office:currency="USD" office:value="56" calcext:value-type="currency">
            <text:p>$56.00</text:p>
          </table:table-cell>
          <table:table-cell table:style-name="ce88" office:value-type="currency" office:currency="USD" office:value="82.79" calcext:value-type="currency">
            <text:p>$82.79</text:p>
          </table:table-cell>
          <table:table-cell table:style-name="ce88" office:value-type="currency" office:currency="USD" office:value="39.33" calcext:value-type="currency">
            <text:p>$39.33</text:p>
          </table:table-cell>
          <table:table-cell table:style-name="ce88"/>
          <table:table-cell table:style-name="ce88" table:formula="of:=[.E296]-[.B296]" office:value-type="currency" office:currency="USD" office:value="-56" calcext:value-type="currency">
            <text:p>-$56.00</text:p>
          </table:table-cell>
          <table:table-cell table:style-name="ce50" table:formula="of:=[.E296]/[.D296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55-KKX-M3B-30</text:p>
          </table:table-cell>
          <table:table-cell table:style-name="ce82" office:value-type="currency" office:currency="USD" office:value="56" calcext:value-type="currency">
            <text:p>$56.00</text:p>
          </table:table-cell>
          <table:table-cell table:style-name="ce88" office:value-type="currency" office:currency="USD" office:value="82.79" calcext:value-type="currency">
            <text:p>$82.79</text:p>
          </table:table-cell>
          <table:table-cell table:style-name="ce88" office:value-type="currency" office:currency="USD" office:value="39.33" calcext:value-type="currency">
            <text:p>$39.33</text:p>
          </table:table-cell>
          <table:table-cell table:style-name="ce88"/>
          <table:table-cell table:style-name="ce88" table:formula="of:=[.E297]-[.B297]" office:value-type="currency" office:currency="USD" office:value="-56" calcext:value-type="currency">
            <text:p>-$56.00</text:p>
          </table:table-cell>
          <table:table-cell table:style-name="ce50" table:formula="of:=[.E297]/[.D297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55-NNX-M3B-30</text:p>
          </table:table-cell>
          <table:table-cell table:style-name="ce82" office:value-type="currency" office:currency="USD" office:value="56" calcext:value-type="currency">
            <text:p>$56.00</text:p>
          </table:table-cell>
          <table:table-cell table:style-name="ce88" office:value-type="currency" office:currency="USD" office:value="82.79" calcext:value-type="currency">
            <text:p>$82.79</text:p>
          </table:table-cell>
          <table:table-cell table:style-name="ce88" office:value-type="currency" office:currency="USD" office:value="39.33" calcext:value-type="currency">
            <text:p>$39.33</text:p>
          </table:table-cell>
          <table:table-cell table:style-name="ce88"/>
          <table:table-cell table:style-name="ce88" table:formula="of:=[.E298]-[.B298]" office:value-type="currency" office:currency="USD" office:value="-56" calcext:value-type="currency">
            <text:p>-$56.00</text:p>
          </table:table-cell>
          <table:table-cell table:style-name="ce50" table:formula="of:=[.E298]/[.D298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4">
          <table:table-cell table:style-name="ce69" office:value-type="string" calcext:value-type="string">
            <text:p>R55-KKX-M3B-24</text:p>
          </table:table-cell>
          <table:table-cell table:style-name="ce82" office:value-type="currency" office:currency="USD" office:value="55" calcext:value-type="currency">
            <text:p>$55.00</text:p>
          </table:table-cell>
          <table:table-cell table:style-name="ce88" office:value-type="currency" office:currency="USD" office:value="81.35" calcext:value-type="currency">
            <text:p>$81.35</text:p>
          </table:table-cell>
          <table:table-cell table:style-name="ce88" office:value-type="currency" office:currency="USD" office:value="38.64" calcext:value-type="currency">
            <text:p>$38.64</text:p>
          </table:table-cell>
          <table:table-cell table:style-name="ce88"/>
          <table:table-cell table:style-name="ce88" table:formula="of:=[.E299]-[.B299]" office:value-type="currency" office:currency="USD" office:value="-55" calcext:value-type="currency">
            <text:p>-$55.00</text:p>
          </table:table-cell>
          <table:table-cell table:style-name="ce50" table:formula="of:=[.E299]/[.D299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55-NNX-M3B-24</text:p>
          </table:table-cell>
          <table:table-cell table:style-name="ce82" office:value-type="currency" office:currency="USD" office:value="55" calcext:value-type="currency">
            <text:p>$55.00</text:p>
          </table:table-cell>
          <table:table-cell table:style-name="ce88" office:value-type="currency" office:currency="USD" office:value="81.35" calcext:value-type="currency">
            <text:p>$81.35</text:p>
          </table:table-cell>
          <table:table-cell table:style-name="ce88" office:value-type="currency" office:currency="USD" office:value="38.64" calcext:value-type="currency">
            <text:p>$38.64</text:p>
          </table:table-cell>
          <table:table-cell table:style-name="ce88"/>
          <table:table-cell table:style-name="ce88" table:formula="of:=[.E300]-[.B300]" office:value-type="currency" office:currency="USD" office:value="-55" calcext:value-type="currency">
            <text:p>-$55.00</text:p>
          </table:table-cell>
          <table:table-cell table:style-name="ce50" table:formula="of:=[.E300]/[.D300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4">
          <table:table-cell table:style-name="ce69" office:value-type="string" calcext:value-type="string">
            <text:p>R58-KKX-M3B-30S</text:p>
          </table:table-cell>
          <table:table-cell table:style-name="ce82" office:value-type="currency" office:currency="USD" office:value="55" calcext:value-type="currency">
            <text:p>$55.00</text:p>
          </table:table-cell>
          <table:table-cell table:style-name="ce88" office:value-type="currency" office:currency="USD" office:value="81.35" calcext:value-type="currency">
            <text:p>$81.35</text:p>
          </table:table-cell>
          <table:table-cell table:style-name="ce88" office:value-type="currency" office:currency="USD" office:value="38.64" calcext:value-type="currency">
            <text:p>$38.64</text:p>
          </table:table-cell>
          <table:table-cell table:style-name="ce88"/>
          <table:table-cell table:style-name="ce88" table:formula="of:=[.E301]-[.B301]" office:value-type="currency" office:currency="USD" office:value="-55" calcext:value-type="currency">
            <text:p>-$55.00</text:p>
          </table:table-cell>
          <table:table-cell table:style-name="ce50" table:formula="of:=[.E301]/[.D301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69" office:value-type="string" calcext:value-type="string">
            <text:p>R58-NNX-M3B-30S</text:p>
          </table:table-cell>
          <table:table-cell table:style-name="ce82" office:value-type="currency" office:currency="USD" office:value="55" calcext:value-type="currency">
            <text:p>$55.00</text:p>
          </table:table-cell>
          <table:table-cell table:style-name="ce88" office:value-type="currency" office:currency="USD" office:value="81.35" calcext:value-type="currency">
            <text:p>$81.35</text:p>
          </table:table-cell>
          <table:table-cell table:style-name="ce88" office:value-type="currency" office:currency="USD" office:value="38.64" calcext:value-type="currency">
            <text:p>$38.64</text:p>
          </table:table-cell>
          <table:table-cell table:style-name="ce88"/>
          <table:table-cell table:style-name="ce88" table:formula="of:=[.E302]-[.B302]" office:value-type="currency" office:currency="USD" office:value="-55" calcext:value-type="currency">
            <text:p>-$55.00</text:p>
          </table:table-cell>
          <table:table-cell table:style-name="ce50" table:formula="of:=[.E302]/[.D302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2">
          <table:table-cell table:style-name="ce69" office:value-type="string" calcext:value-type="string">
            <text:p>Shower Tower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9" office:value-type="string" calcext:value-type="string">
            <text:p>R24-00X-L2N</text:p>
          </table:table-cell>
          <table:table-cell table:style-name="ce82" office:value-type="currency" office:currency="USD" office:value="244.3" calcext:value-type="currency">
            <text:p>$244.30</text:p>
          </table:table-cell>
          <table:table-cell table:style-name="ce88" office:value-type="currency" office:currency="USD" office:value="122.7" calcext:value-type="currency">
            <text:p>$122.70</text:p>
          </table:table-cell>
          <table:table-cell table:style-name="ce88" office:value-type="currency" office:currency="USD" office:value="58.28" calcext:value-type="currency">
            <text:p>$58.28</text:p>
          </table:table-cell>
          <table:table-cell table:style-name="ce88"/>
          <table:table-cell table:style-name="ce88" table:formula="of:=[.E306]-[.B306]" office:value-type="currency" office:currency="USD" office:value="-244.3" calcext:value-type="currency">
            <text:p>-$244.30</text:p>
          </table:table-cell>
          <table:table-cell table:style-name="ce50" table:formula="of:=[.E306]/[.D306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24-00X-L3N</text:p>
          </table:table-cell>
          <table:table-cell table:style-name="ce82" office:value-type="currency" office:currency="USD" office:value="263" calcext:value-type="currency">
            <text:p>$263.00</text:p>
          </table:table-cell>
          <table:table-cell table:style-name="ce88" office:value-type="currency" office:currency="USD" office:value="119.33" calcext:value-type="currency">
            <text:p>$119.33</text:p>
          </table:table-cell>
          <table:table-cell table:style-name="ce88" office:value-type="currency" office:currency="USD" office:value="56.68" calcext:value-type="currency">
            <text:p>$56.68</text:p>
          </table:table-cell>
          <table:table-cell table:style-name="ce88"/>
          <table:table-cell table:style-name="ce88" table:formula="of:=[.E307]-[.B307]" office:value-type="currency" office:currency="USD" office:value="-263" calcext:value-type="currency">
            <text:p>-$263.00</text:p>
          </table:table-cell>
          <table:table-cell table:style-name="ce50" table:formula="of:=[.E307]/[.D307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32-00X-L2N</text:p>
          </table:table-cell>
          <table:table-cell table:style-name="ce82" office:value-type="currency" office:currency="USD" office:value="267.6" calcext:value-type="currency">
            <text:p>$267.60</text:p>
          </table:table-cell>
          <table:table-cell table:style-name="ce88" office:value-type="currency" office:currency="USD" office:value="71.84" calcext:value-type="currency">
            <text:p>$71.84</text:p>
          </table:table-cell>
          <table:table-cell table:style-name="ce88" office:value-type="currency" office:currency="USD" office:value="34.12" calcext:value-type="currency">
            <text:p>$34.12</text:p>
          </table:table-cell>
          <table:table-cell table:style-name="ce88"/>
          <table:table-cell table:style-name="ce88" table:formula="of:=[.E308]-[.B308]" office:value-type="currency" office:currency="USD" office:value="-267.6" calcext:value-type="currency">
            <text:p>-$267.60</text:p>
          </table:table-cell>
          <table:table-cell table:style-name="ce50" table:formula="of:=[.E308]/[.D308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32-00X-L3N</text:p>
          </table:table-cell>
          <table:table-cell table:style-name="ce82" office:value-type="currency" office:currency="USD" office:value="286.3" calcext:value-type="currency">
            <text:p>$286.30</text:p>
          </table:table-cell>
          <table:table-cell table:style-name="ce88" office:value-type="currency" office:currency="USD" office:value="75.43" calcext:value-type="currency">
            <text:p>$75.43</text:p>
          </table:table-cell>
          <table:table-cell table:style-name="ce88" office:value-type="currency" office:currency="USD" office:value="35.83" calcext:value-type="currency">
            <text:p>$35.83</text:p>
          </table:table-cell>
          <table:table-cell table:style-name="ce88"/>
          <table:table-cell table:style-name="ce88" table:formula="of:=[.E309]-[.B309]" office:value-type="currency" office:currency="USD" office:value="-286.3" calcext:value-type="currency">
            <text:p>-$286.30</text:p>
          </table:table-cell>
          <table:table-cell table:style-name="ce50" table:formula="of:=[.E309]/[.D309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42-00X-L2N</text:p>
          </table:table-cell>
          <table:table-cell table:style-name="ce82" office:value-type="currency" office:currency="USD" office:value="316.5" calcext:value-type="currency">
            <text:p>$316.50</text:p>
          </table:table-cell>
          <table:table-cell table:style-name="ce88" office:value-type="currency" office:currency="USD" office:value="76.32" calcext:value-type="currency">
            <text:p>$76.32</text:p>
          </table:table-cell>
          <table:table-cell table:style-name="ce88" office:value-type="currency" office:currency="USD" office:value="36.25" calcext:value-type="currency">
            <text:p>$36.25</text:p>
          </table:table-cell>
          <table:table-cell table:style-name="ce88"/>
          <table:table-cell table:style-name="ce88" table:formula="of:=[.E310]-[.B310]" office:value-type="currency" office:currency="USD" office:value="-316.5" calcext:value-type="currency">
            <text:p>-$316.50</text:p>
          </table:table-cell>
          <table:table-cell table:style-name="ce50" table:formula="of:=[.E310]/[.D310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42-00X-L3N</text:p>
          </table:table-cell>
          <table:table-cell table:style-name="ce82" office:value-type="currency" office:currency="USD" office:value="335.2" calcext:value-type="currency">
            <text:p>$335.20</text:p>
          </table:table-cell>
          <table:table-cell table:style-name="ce88" office:value-type="currency" office:currency="USD" office:value="80.14" calcext:value-type="currency">
            <text:p>$80.14</text:p>
          </table:table-cell>
          <table:table-cell table:style-name="ce88" office:value-type="currency" office:currency="USD" office:value="38.07" calcext:value-type="currency">
            <text:p>$38.07</text:p>
          </table:table-cell>
          <table:table-cell table:style-name="ce88"/>
          <table:table-cell table:style-name="ce88" table:formula="of:=[.E311]-[.B311]" office:value-type="currency" office:currency="USD" office:value="-335.2" calcext:value-type="currency">
            <text:p>-$335.20</text:p>
          </table:table-cell>
          <table:table-cell table:style-name="ce50" table:formula="of:=[.E311]/[.D311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14">
          <table:table-cell table:style-name="ce69" office:value-type="string" calcext:value-type="string">
            <text:p>Sorting Carts Wood Base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77" office:value-type="string" calcext:value-type="string">
            <text:p>R12-BWX-S2A-4UNN</text:p>
          </table:table-cell>
          <table:table-cell table:style-name="ce81" office:value-type="currency" office:currency="USD" office:value="277" calcext:value-type="currency">
            <text:p>$277.00</text:p>
          </table:table-cell>
          <table:table-cell table:style-name="ce87" table:number-columns-repeated="3"/>
          <table:table-cell table:style-name="ce87" table:formula="of:=[.E315]-[.B315]" office:value-type="currency" office:currency="USD" office:value="-277" calcext:value-type="currency">
            <text:p>-$277.00</text:p>
          </table:table-cell>
          <table:table-cell table:style-name="ce49" table:formula="of:=[.E315]/[.D315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3">
          <table:table-cell table:style-name="ce77" office:value-type="string" calcext:value-type="string">
            <text:p>R18-BWX-S2A-4UNN</text:p>
          </table:table-cell>
          <table:table-cell table:style-name="ce81" office:value-type="currency" office:currency="USD" office:value="337" calcext:value-type="currency">
            <text:p>$337.00</text:p>
          </table:table-cell>
          <table:table-cell table:style-name="ce87" table:number-columns-repeated="3"/>
          <table:table-cell table:style-name="ce87" table:formula="of:=[.E316]-[.B316]" office:value-type="currency" office:currency="USD" office:value="-337" calcext:value-type="currency">
            <text:p>-$337.00</text:p>
          </table:table-cell>
          <table:table-cell table:style-name="ce49" table:formula="of:=[.E316]/[.D316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3">
          <table:table-cell table:style-name="ce77" office:value-type="string" calcext:value-type="string">
            <text:p>R12-BWX-S3A-4UNN</text:p>
          </table:table-cell>
          <table:table-cell table:style-name="ce81" office:value-type="currency" office:currency="USD" office:value="276" calcext:value-type="currency">
            <text:p>$276.00</text:p>
          </table:table-cell>
          <table:table-cell table:style-name="ce87" table:number-columns-repeated="3"/>
          <table:table-cell table:style-name="ce87" table:formula="of:=[.E317]-[.B317]" office:value-type="currency" office:currency="USD" office:value="-276" calcext:value-type="currency">
            <text:p>-$276.00</text:p>
          </table:table-cell>
          <table:table-cell table:style-name="ce49" table:formula="of:=[.E317]/[.D317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3">
          <table:table-cell table:style-name="ce77" office:value-type="string" calcext:value-type="string">
            <text:p>R18-BWX-S3A-4UNN</text:p>
          </table:table-cell>
          <table:table-cell table:style-name="ce81" office:value-type="currency" office:currency="USD" office:value="337" calcext:value-type="currency">
            <text:p>$337.00</text:p>
          </table:table-cell>
          <table:table-cell table:style-name="ce87" table:number-columns-repeated="3"/>
          <table:table-cell table:style-name="ce87" table:formula="of:=[.E318]-[.B318]" office:value-type="currency" office:currency="USD" office:value="-337" calcext:value-type="currency">
            <text:p>-$337.00</text:p>
          </table:table-cell>
          <table:table-cell table:style-name="ce49" table:formula="of:=[.E318]/[.D318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13">
          <table:table-cell table:style-name="ce69" office:value-type="string" calcext:value-type="string">
            <text:p>Split Cabinet Housekeeping Cart - 5 Shelf and 2 Bags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69" office:value-type="string" calcext:value-type="string">
            <text:p>R58-TNX-M3C-22N</text:p>
          </table:table-cell>
          <table:table-cell table:style-name="ce82" office:value-type="currency" office:currency="USD" office:value="1020" calcext:value-type="currency">
            <text:p>$1,020.00</text:p>
          </table:table-cell>
          <table:table-cell table:style-name="ce88" office:value-type="currency" office:currency="USD" office:value="1438.95" calcext:value-type="currency">
            <text:p>$1,438.95</text:p>
          </table:table-cell>
          <table:table-cell table:style-name="ce88" office:value-type="currency" office:currency="USD" office:value="683.5" calcext:value-type="currency">
            <text:p>$683.50</text:p>
          </table:table-cell>
          <table:table-cell table:style-name="ce88"/>
          <table:table-cell table:style-name="ce88" table:formula="of:=[.E322]-[.B322]" office:value-type="currency" office:currency="USD" office:value="-1020" calcext:value-type="currency">
            <text:p>-$1,020.00</text:p>
          </table:table-cell>
          <table:table-cell table:style-name="ce50" table:formula="of:=[.E322]/[.D322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13">
          <table:table-cell table:style-name="ce69" office:value-type="string" calcext:value-type="string">
            <text:p>Standard Housekeeping Cart - 2 Shelf and 2 Bags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69" office:value-type="string" calcext:value-type="string">
            <text:p>R55-TNX-M2C-2NN</text:p>
          </table:table-cell>
          <table:table-cell table:style-name="ce82" office:value-type="currency" office:currency="USD" office:value="718" calcext:value-type="currency">
            <text:p>$718.00</text:p>
          </table:table-cell>
          <table:table-cell table:style-name="ce88" office:value-type="currency" office:currency="USD" office:value="1016.08" calcext:value-type="currency">
            <text:p>$1,016.08</text:p>
          </table:table-cell>
          <table:table-cell table:style-name="ce88" office:value-type="currency" office:currency="USD" office:value="482.64" calcext:value-type="currency">
            <text:p>$482.64</text:p>
          </table:table-cell>
          <table:table-cell table:style-name="ce88"/>
          <table:table-cell table:style-name="ce88" table:formula="of:=[.E326]-[.B326]" office:value-type="currency" office:currency="USD" office:value="-718" calcext:value-type="currency">
            <text:p>-$718.00</text:p>
          </table:table-cell>
          <table:table-cell table:style-name="ce50" table:formula="of:=[.E326]/[.D326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13">
          <table:table-cell table:style-name="ce69" office:value-type="string" calcext:value-type="string">
            <text:p>Standard Housekeeping Cart - 3 Shelf and 2 Bags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69" office:value-type="string" calcext:value-type="string">
            <text:p>R55-TNX-M3C-2NN</text:p>
          </table:table-cell>
          <table:table-cell table:style-name="ce82" office:value-type="currency" office:currency="USD" office:value="758" calcext:value-type="currency">
            <text:p>$758.00</text:p>
          </table:table-cell>
          <table:table-cell table:style-name="ce88" office:value-type="currency" office:currency="USD" office:value="1071.67" calcext:value-type="currency">
            <text:p>$1,071.67</text:p>
          </table:table-cell>
          <table:table-cell table:style-name="ce88" office:value-type="currency" office:currency="USD" office:value="509.04" calcext:value-type="currency">
            <text:p>$509.04</text:p>
          </table:table-cell>
          <table:table-cell table:style-name="ce88"/>
          <table:table-cell table:style-name="ce88" table:formula="of:=[.E330]-[.B330]" office:value-type="currency" office:currency="USD" office:value="-758" calcext:value-type="currency">
            <text:p>-$758.00</text:p>
          </table:table-cell>
          <table:table-cell table:style-name="ce50" table:formula="of:=[.E330]/[.D330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2">
          <table:table-cell table:style-name="ce69" office:value-type="string" calcext:value-type="string">
            <text:p>Towel Stations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69" office:value-type="string" calcext:value-type="string">
            <text:p>R32-X-S1A-4ULN</text:p>
          </table:table-cell>
          <table:table-cell table:style-name="ce82" office:value-type="currency" office:currency="USD" office:value="422" calcext:value-type="currency">
            <text:p>$422.00</text:p>
          </table:table-cell>
          <table:table-cell table:style-name="ce88" office:value-type="currency" office:currency="USD" office:value="658" calcext:value-type="currency">
            <text:p>$658.00</text:p>
          </table:table-cell>
          <table:table-cell table:style-name="ce88" office:value-type="currency" office:currency="USD" office:value="312.55" calcext:value-type="currency">
            <text:p>$312.55</text:p>
          </table:table-cell>
          <table:table-cell table:style-name="ce88"/>
          <table:table-cell table:style-name="ce88" table:formula="of:=[.E334]-[.B334]" office:value-type="currency" office:currency="USD" office:value="-422" calcext:value-type="currency">
            <text:p>-$422.00</text:p>
          </table:table-cell>
          <table:table-cell table:style-name="ce50" table:formula="of:=[.E334]/[.D334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4">
          <table:table-cell table:style-name="ce69" office:value-type="string" calcext:value-type="string">
            <text:p>R32-X-TSA-4ULN</text:p>
          </table:table-cell>
          <table:table-cell table:style-name="ce82" office:value-type="currency" office:currency="USD" office:value="464" calcext:value-type="currency">
            <text:p>$464.00</text:p>
          </table:table-cell>
          <table:table-cell table:style-name="ce88" office:value-type="currency" office:currency="USD" office:value="723.8" calcext:value-type="currency">
            <text:p>$723.80</text:p>
          </table:table-cell>
          <table:table-cell table:style-name="ce88" office:value-type="currency" office:currency="USD" office:value="343.81" calcext:value-type="currency">
            <text:p>$343.81</text:p>
          </table:table-cell>
          <table:table-cell table:style-name="ce88"/>
          <table:table-cell table:style-name="ce88" table:formula="of:=[.E335]-[.B335]" office:value-type="currency" office:currency="USD" office:value="-464" calcext:value-type="currency">
            <text:p>-$464.00</text:p>
          </table:table-cell>
          <table:table-cell table:style-name="ce50" table:formula="of:=[.E335]/[.D335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14">
          <table:table-cell table:style-name="ce69" office:value-type="string" calcext:value-type="string">
            <text:p>Turnabout Truck - Wire Shelves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9" office:value-type="string" calcext:value-type="string">
            <text:p>R48-X-TA-6UNN</text:p>
          </table:table-cell>
          <table:table-cell table:style-name="ce82" office:value-type="currency" office:currency="USD" office:value="895" calcext:value-type="currency">
            <text:p>$895.00</text:p>
          </table:table-cell>
          <table:table-cell table:style-name="ce88" office:value-type="currency" office:currency="USD" office:value="1491" calcext:value-type="currency">
            <text:p>$1,491.00</text:p>
          </table:table-cell>
          <table:table-cell table:style-name="ce88" office:value-type="currency" office:currency="USD" office:value="708.23" calcext:value-type="currency">
            <text:p>$708.23</text:p>
          </table:table-cell>
          <table:table-cell table:style-name="ce88"/>
          <table:table-cell table:style-name="ce88" table:formula="of:=[.E339]-[.B339]" office:value-type="currency" office:currency="USD" office:value="-895" calcext:value-type="currency">
            <text:p>-$895.00</text:p>
          </table:table-cell>
          <table:table-cell table:style-name="ce50" table:formula="of:=[.E339]/[.D339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14">
          <table:table-cell table:style-name="ce69" office:value-type="string" calcext:value-type="string">
            <text:p>Vinyl Basket Truck Covers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9" office:value-type="string" calcext:value-type="string">
            <text:p>R06-X-VCN</text:p>
          </table:table-cell>
          <table:table-cell table:style-name="ce82" office:value-type="currency" office:currency="USD" office:value="29" calcext:value-type="currency">
            <text:p>$29.00</text:p>
          </table:table-cell>
          <table:table-cell table:style-name="ce88" office:value-type="currency" office:currency="USD" office:value="37.47" calcext:value-type="currency">
            <text:p>$37.47</text:p>
          </table:table-cell>
          <table:table-cell table:style-name="ce88" office:value-type="currency" office:currency="USD" office:value="17.8" calcext:value-type="currency">
            <text:p>$17.80</text:p>
          </table:table-cell>
          <table:table-cell table:style-name="ce88"/>
          <table:table-cell table:style-name="ce88" table:formula="of:=[.E343]-[.B343]" office:value-type="currency" office:currency="USD" office:value="-29" calcext:value-type="currency">
            <text:p>-$29.00</text:p>
          </table:table-cell>
          <table:table-cell table:style-name="ce50" table:formula="of:=[.E343]/[.D343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08-X-VCN</text:p>
          </table:table-cell>
          <table:table-cell table:style-name="ce82" office:value-type="currency" office:currency="USD" office:value="29" calcext:value-type="currency">
            <text:p>$29.00</text:p>
          </table:table-cell>
          <table:table-cell table:style-name="ce88" office:value-type="currency" office:currency="USD" office:value="37.47" calcext:value-type="currency">
            <text:p>$37.47</text:p>
          </table:table-cell>
          <table:table-cell table:style-name="ce88" office:value-type="currency" office:currency="USD" office:value="17.8" calcext:value-type="currency">
            <text:p>$17.80</text:p>
          </table:table-cell>
          <table:table-cell table:style-name="ce88"/>
          <table:table-cell table:style-name="ce88" table:formula="of:=[.E344]-[.B344]" office:value-type="currency" office:currency="USD" office:value="-29" calcext:value-type="currency">
            <text:p>-$29.00</text:p>
          </table:table-cell>
          <table:table-cell table:style-name="ce50" table:formula="of:=[.E344]/[.D344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10-X-VCN</text:p>
          </table:table-cell>
          <table:table-cell table:style-name="ce82" office:value-type="currency" office:currency="USD" office:value="29" calcext:value-type="currency">
            <text:p>$29.00</text:p>
          </table:table-cell>
          <table:table-cell table:style-name="ce88" office:value-type="currency" office:currency="USD" office:value="37.47" calcext:value-type="currency">
            <text:p>$37.47</text:p>
          </table:table-cell>
          <table:table-cell table:style-name="ce88" office:value-type="currency" office:currency="USD" office:value="17.8" calcext:value-type="currency">
            <text:p>$17.80</text:p>
          </table:table-cell>
          <table:table-cell table:style-name="ce88"/>
          <table:table-cell table:style-name="ce88" table:formula="of:=[.E345]-[.B345]" office:value-type="currency" office:currency="USD" office:value="-29" calcext:value-type="currency">
            <text:p>-$29.00</text:p>
          </table:table-cell>
          <table:table-cell table:style-name="ce50" table:formula="of:=[.E345]/[.D345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12-X-VCN</text:p>
          </table:table-cell>
          <table:table-cell table:style-name="ce82" office:value-type="currency" office:currency="USD" office:value="34" calcext:value-type="currency">
            <text:p>$34.00</text:p>
          </table:table-cell>
          <table:table-cell table:style-name="ce88" office:value-type="currency" office:currency="USD" office:value="43.56" calcext:value-type="currency">
            <text:p>$43.56</text:p>
          </table:table-cell>
          <table:table-cell table:style-name="ce88" office:value-type="currency" office:currency="USD" office:value="20.69" calcext:value-type="currency">
            <text:p>$20.69</text:p>
          </table:table-cell>
          <table:table-cell table:style-name="ce88"/>
          <table:table-cell table:style-name="ce88" table:formula="of:=[.E346]-[.B346]" office:value-type="currency" office:currency="USD" office:value="-34" calcext:value-type="currency">
            <text:p>-$34.00</text:p>
          </table:table-cell>
          <table:table-cell table:style-name="ce50" table:formula="of:=[.E346]/[.D346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14-X-VCN</text:p>
          </table:table-cell>
          <table:table-cell table:style-name="ce82" office:value-type="currency" office:currency="USD" office:value="34" calcext:value-type="currency">
            <text:p>$34.00</text:p>
          </table:table-cell>
          <table:table-cell table:style-name="ce88" office:value-type="currency" office:currency="USD" office:value="43.56" calcext:value-type="currency">
            <text:p>$43.56</text:p>
          </table:table-cell>
          <table:table-cell table:style-name="ce88" office:value-type="currency" office:currency="USD" office:value="20.69" calcext:value-type="currency">
            <text:p>$20.69</text:p>
          </table:table-cell>
          <table:table-cell table:style-name="ce88"/>
          <table:table-cell table:style-name="ce88" table:formula="of:=[.E347]-[.B347]" office:value-type="currency" office:currency="USD" office:value="-34" calcext:value-type="currency">
            <text:p>-$34.00</text:p>
          </table:table-cell>
          <table:table-cell table:style-name="ce50" table:formula="of:=[.E347]/[.D347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16-X-VCN</text:p>
          </table:table-cell>
          <table:table-cell table:style-name="ce82" office:value-type="currency" office:currency="USD" office:value="34" calcext:value-type="currency">
            <text:p>$34.00</text:p>
          </table:table-cell>
          <table:table-cell table:style-name="ce88" office:value-type="currency" office:currency="USD" office:value="43.56" calcext:value-type="currency">
            <text:p>$43.56</text:p>
          </table:table-cell>
          <table:table-cell table:style-name="ce88" office:value-type="currency" office:currency="USD" office:value="20.69" calcext:value-type="currency">
            <text:p>$20.69</text:p>
          </table:table-cell>
          <table:table-cell table:style-name="ce88"/>
          <table:table-cell table:style-name="ce88" table:formula="of:=[.E348]-[.B348]" office:value-type="currency" office:currency="USD" office:value="-34" calcext:value-type="currency">
            <text:p>-$34.00</text:p>
          </table:table-cell>
          <table:table-cell table:style-name="ce50" table:formula="of:=[.E348]/[.D348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18-X-VCN</text:p>
          </table:table-cell>
          <table:table-cell table:style-name="ce82" office:value-type="currency" office:currency="USD" office:value="39" calcext:value-type="currency">
            <text:p>$39.00</text:p>
          </table:table-cell>
          <table:table-cell table:style-name="ce88" office:value-type="currency" office:currency="USD" office:value="50.11" calcext:value-type="currency">
            <text:p>$50.11</text:p>
          </table:table-cell>
          <table:table-cell table:style-name="ce88" office:value-type="currency" office:currency="USD" office:value="23.8" calcext:value-type="currency">
            <text:p>$23.80</text:p>
          </table:table-cell>
          <table:table-cell table:style-name="ce88"/>
          <table:table-cell table:style-name="ce88" table:formula="of:=[.E349]-[.B349]" office:value-type="currency" office:currency="USD" office:value="-39" calcext:value-type="currency">
            <text:p>-$39.00</text:p>
          </table:table-cell>
          <table:table-cell table:style-name="ce50" table:formula="of:=[.E349]/[.D349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20-X-VCN</text:p>
          </table:table-cell>
          <table:table-cell table:style-name="ce82" office:value-type="currency" office:currency="USD" office:value="39" calcext:value-type="currency">
            <text:p>$39.00</text:p>
          </table:table-cell>
          <table:table-cell table:style-name="ce88" office:value-type="currency" office:currency="USD" office:value="50.11" calcext:value-type="currency">
            <text:p>$50.11</text:p>
          </table:table-cell>
          <table:table-cell table:style-name="ce88" office:value-type="currency" office:currency="USD" office:value="23.8" calcext:value-type="currency">
            <text:p>$23.80</text:p>
          </table:table-cell>
          <table:table-cell table:style-name="ce88"/>
          <table:table-cell table:style-name="ce88" table:formula="of:=[.E350]-[.B350]" office:value-type="currency" office:currency="USD" office:value="-39" calcext:value-type="currency">
            <text:p>-$39.00</text:p>
          </table:table-cell>
          <table:table-cell table:style-name="ce50" table:formula="of:=[.E350]/[.D350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24-X-VCN</text:p>
          </table:table-cell>
          <table:table-cell table:style-name="ce82" office:value-type="currency" office:currency="USD" office:value="39" calcext:value-type="currency">
            <text:p>$39.00</text:p>
          </table:table-cell>
          <table:table-cell table:style-name="ce88" office:value-type="currency" office:currency="USD" office:value="50.11" calcext:value-type="currency">
            <text:p>$50.11</text:p>
          </table:table-cell>
          <table:table-cell table:style-name="ce88" office:value-type="currency" office:currency="USD" office:value="23.8" calcext:value-type="currency">
            <text:p>$23.80</text:p>
          </table:table-cell>
          <table:table-cell table:style-name="ce88"/>
          <table:table-cell table:style-name="ce88" table:formula="of:=[.E351]-[.B351]" office:value-type="currency" office:currency="USD" office:value="-39" calcext:value-type="currency">
            <text:p>-$39.00</text:p>
          </table:table-cell>
          <table:table-cell table:style-name="ce50" table:formula="of:=[.E351]/[.D351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13">
          <table:table-cell table:style-name="ce69" office:value-type="string" calcext:value-type="string">
            <text:p>Vinyl Replacement Liners for Basket Trucks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9" office:value-type="string" calcext:value-type="string">
            <text:p>R04-X-LNN</text:p>
          </table:table-cell>
          <table:table-cell table:style-name="ce82" office:value-type="currency" office:currency="USD" office:value="50" calcext:value-type="currency">
            <text:p>$50.00</text:p>
          </table:table-cell>
          <table:table-cell table:style-name="ce88" office:value-type="currency" office:currency="USD" office:value="64.98" calcext:value-type="currency">
            <text:p>$64.98</text:p>
          </table:table-cell>
          <table:table-cell table:style-name="ce88" office:value-type="currency" office:currency="USD" office:value="30.87" calcext:value-type="currency">
            <text:p>$30.87</text:p>
          </table:table-cell>
          <table:table-cell table:style-name="ce88"/>
          <table:table-cell table:style-name="ce88" table:formula="of:=[.E355]-[.B355]" office:value-type="currency" office:currency="USD" office:value="-50" calcext:value-type="currency">
            <text:p>-$50.00</text:p>
          </table:table-cell>
          <table:table-cell table:style-name="ce50" table:formula="of:=[.E355]/[.D355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06-X-LNN</text:p>
          </table:table-cell>
          <table:table-cell table:style-name="ce82" office:value-type="currency" office:currency="USD" office:value="52" calcext:value-type="currency">
            <text:p>$52.00</text:p>
          </table:table-cell>
          <table:table-cell table:style-name="ce88" office:value-type="currency" office:currency="USD" office:value="68.45" calcext:value-type="currency">
            <text:p>$68.45</text:p>
          </table:table-cell>
          <table:table-cell table:style-name="ce88" office:value-type="currency" office:currency="USD" office:value="32.51" calcext:value-type="currency">
            <text:p>$32.51</text:p>
          </table:table-cell>
          <table:table-cell table:style-name="ce88"/>
          <table:table-cell table:style-name="ce88" table:formula="of:=[.E356]-[.B356]" office:value-type="currency" office:currency="USD" office:value="-52" calcext:value-type="currency">
            <text:p>-$52.00</text:p>
          </table:table-cell>
          <table:table-cell table:style-name="ce50" table:formula="of:=[.E356]/[.D356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08-X-LNN</text:p>
          </table:table-cell>
          <table:table-cell table:style-name="ce82" office:value-type="currency" office:currency="USD" office:value="57" calcext:value-type="currency">
            <text:p>$57.00</text:p>
          </table:table-cell>
          <table:table-cell table:style-name="ce88" office:value-type="currency" office:currency="USD" office:value="74.47" calcext:value-type="currency">
            <text:p>$74.47</text:p>
          </table:table-cell>
          <table:table-cell table:style-name="ce88" office:value-type="currency" office:currency="USD" office:value="35.37" calcext:value-type="currency">
            <text:p>$35.37</text:p>
          </table:table-cell>
          <table:table-cell table:style-name="ce88"/>
          <table:table-cell table:style-name="ce88" table:formula="of:=[.E357]-[.B357]" office:value-type="currency" office:currency="USD" office:value="-57" calcext:value-type="currency">
            <text:p>-$57.00</text:p>
          </table:table-cell>
          <table:table-cell table:style-name="ce50" table:formula="of:=[.E357]/[.D357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10-X-LNN</text:p>
          </table:table-cell>
          <table:table-cell table:style-name="ce82" office:value-type="currency" office:currency="USD" office:value="65" calcext:value-type="currency">
            <text:p>$65.00</text:p>
          </table:table-cell>
          <table:table-cell table:style-name="ce88" office:value-type="currency" office:currency="USD" office:value="84.59" calcext:value-type="currency">
            <text:p>$84.59</text:p>
          </table:table-cell>
          <table:table-cell table:style-name="ce88" office:value-type="currency" office:currency="USD" office:value="40.18" calcext:value-type="currency">
            <text:p>$40.18</text:p>
          </table:table-cell>
          <table:table-cell table:style-name="ce88"/>
          <table:table-cell table:style-name="ce88" table:formula="of:=[.E358]-[.B358]" office:value-type="currency" office:currency="USD" office:value="-65" calcext:value-type="currency">
            <text:p>-$65.00</text:p>
          </table:table-cell>
          <table:table-cell table:style-name="ce50" table:formula="of:=[.E358]/[.D358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12-X-LNN</text:p>
          </table:table-cell>
          <table:table-cell table:style-name="ce82" office:value-type="currency" office:currency="USD" office:value="68" calcext:value-type="currency">
            <text:p>$68.00</text:p>
          </table:table-cell>
          <table:table-cell table:style-name="ce88" office:value-type="currency" office:currency="USD" office:value="89.65" calcext:value-type="currency">
            <text:p>$89.65</text:p>
          </table:table-cell>
          <table:table-cell table:style-name="ce88" office:value-type="currency" office:currency="USD" office:value="42.58" calcext:value-type="currency">
            <text:p>$42.58</text:p>
          </table:table-cell>
          <table:table-cell table:style-name="ce88"/>
          <table:table-cell table:style-name="ce88" table:formula="of:=[.E359]-[.B359]" office:value-type="currency" office:currency="USD" office:value="-68" calcext:value-type="currency">
            <text:p>-$68.00</text:p>
          </table:table-cell>
          <table:table-cell table:style-name="ce50" table:formula="of:=[.E359]/[.D359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14-X-LNN</text:p>
          </table:table-cell>
          <table:table-cell table:style-name="ce82" office:value-type="currency" office:currency="USD" office:value="74" calcext:value-type="currency">
            <text:p>$74.00</text:p>
          </table:table-cell>
          <table:table-cell table:style-name="ce88" office:value-type="currency" office:currency="USD" office:value="96.59" calcext:value-type="currency">
            <text:p>$96.59</text:p>
          </table:table-cell>
          <table:table-cell table:style-name="ce88" office:value-type="currency" office:currency="USD" office:value="45.88" calcext:value-type="currency">
            <text:p>$45.88</text:p>
          </table:table-cell>
          <table:table-cell table:style-name="ce88"/>
          <table:table-cell table:style-name="ce88" table:formula="of:=[.E360]-[.B360]" office:value-type="currency" office:currency="USD" office:value="-74" calcext:value-type="currency">
            <text:p>-$74.00</text:p>
          </table:table-cell>
          <table:table-cell table:style-name="ce50" table:formula="of:=[.E360]/[.D360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16-X-LNN</text:p>
          </table:table-cell>
          <table:table-cell table:style-name="ce82" office:value-type="currency" office:currency="USD" office:value="78" calcext:value-type="currency">
            <text:p>$78.00</text:p>
          </table:table-cell>
          <table:table-cell table:style-name="ce88" office:value-type="currency" office:currency="USD" office:value="101.87" calcext:value-type="currency">
            <text:p>$101.87</text:p>
          </table:table-cell>
          <table:table-cell table:style-name="ce88" office:value-type="currency" office:currency="USD" office:value="48.39" calcext:value-type="currency">
            <text:p>$48.39</text:p>
          </table:table-cell>
          <table:table-cell table:style-name="ce88"/>
          <table:table-cell table:style-name="ce88" table:formula="of:=[.E361]-[.B361]" office:value-type="currency" office:currency="USD" office:value="-78" calcext:value-type="currency">
            <text:p>-$78.00</text:p>
          </table:table-cell>
          <table:table-cell table:style-name="ce50" table:formula="of:=[.E361]/[.D361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18-X-LNN</text:p>
          </table:table-cell>
          <table:table-cell table:style-name="ce82" office:value-type="currency" office:currency="USD" office:value="85" calcext:value-type="currency">
            <text:p>$85.00</text:p>
          </table:table-cell>
          <table:table-cell table:style-name="ce88" office:value-type="currency" office:currency="USD" office:value="111.07" calcext:value-type="currency">
            <text:p>$111.07</text:p>
          </table:table-cell>
          <table:table-cell table:style-name="ce88" office:value-type="currency" office:currency="USD" office:value="52.76" calcext:value-type="currency">
            <text:p>$52.76</text:p>
          </table:table-cell>
          <table:table-cell table:style-name="ce88"/>
          <table:table-cell table:style-name="ce88" table:formula="of:=[.E362]-[.B362]" office:value-type="currency" office:currency="USD" office:value="-85" calcext:value-type="currency">
            <text:p>-$85.00</text:p>
          </table:table-cell>
          <table:table-cell table:style-name="ce50" table:formula="of:=[.E362]/[.D362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20-X-LNN</text:p>
          </table:table-cell>
          <table:table-cell table:style-name="ce82" office:value-type="currency" office:currency="USD" office:value="93" calcext:value-type="currency">
            <text:p>$93.00</text:p>
          </table:table-cell>
          <table:table-cell table:style-name="ce88" office:value-type="currency" office:currency="USD" office:value="121.46" calcext:value-type="currency">
            <text:p>$121.46</text:p>
          </table:table-cell>
          <table:table-cell table:style-name="ce88" office:value-type="currency" office:currency="USD" office:value="57.69" calcext:value-type="currency">
            <text:p>$57.69</text:p>
          </table:table-cell>
          <table:table-cell table:style-name="ce88"/>
          <table:table-cell table:style-name="ce88" table:formula="of:=[.E363]-[.B363]" office:value-type="currency" office:currency="USD" office:value="-93" calcext:value-type="currency">
            <text:p>-$93.00</text:p>
          </table:table-cell>
          <table:table-cell table:style-name="ce50" table:formula="of:=[.E363]/[.D363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R24-X-LNN</text:p>
          </table:table-cell>
          <table:table-cell table:style-name="ce82" office:value-type="currency" office:currency="USD" office:value="105" calcext:value-type="currency">
            <text:p>$105.00</text:p>
          </table:table-cell>
          <table:table-cell table:style-name="ce88" office:value-type="currency" office:currency="USD" office:value="137.34" calcext:value-type="currency">
            <text:p>$137.34</text:p>
          </table:table-cell>
          <table:table-cell table:style-name="ce88" office:value-type="currency" office:currency="USD" office:value="65.24" calcext:value-type="currency">
            <text:p>$65.24</text:p>
          </table:table-cell>
          <table:table-cell table:style-name="ce88"/>
          <table:table-cell table:style-name="ce88" table:formula="of:=[.E364]-[.B364]" office:value-type="currency" office:currency="USD" office:value="-105" calcext:value-type="currency">
            <text:p>-$105.00</text:p>
          </table:table-cell>
          <table:table-cell table:style-name="ce50" table:formula="of:=[.E364]/[.D364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14">
          <table:table-cell table:style-name="ce69" office:value-type="string" calcext:value-type="string">
            <text:p>Wire Laundry Carts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69" office:value-type="string" calcext:value-type="string">
            <text:p>R27-BKX-W0A-5UNN</text:p>
          </table:table-cell>
          <table:table-cell table:style-name="ce69" office:value-type="string" calcext:value-type="string">
            <text:p>Call</text:p>
          </table:table-cell>
          <table:table-cell table:style-name="ce88" office:value-type="currency" office:currency="USD" office:value="299.73" calcext:value-type="currency">
            <text:p>$299.73</text:p>
          </table:table-cell>
          <table:table-cell table:style-name="ce88" office:value-type="currency" office:currency="USD" office:value="142.37" calcext:value-type="currency">
            <text:p>$142.37</text:p>
          </table:table-cell>
          <table:table-cell table:style-name="ce88"/>
          <table:table-cell table:style-name="ce88" table:formula="of:=[.E368]-[.B368]" office:value-type="string" office:string-value="" calcext:value-type="error">
            <text:p>#VALUE!</text:p>
          </table:table-cell>
          <table:table-cell table:style-name="ce50" table:formula="of:=[.E368]/[.D368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4">
          <table:table-cell table:style-name="ce69" office:value-type="string" calcext:value-type="string">
            <text:p>R27-BKX-W1A-5UNN</text:p>
          </table:table-cell>
          <table:table-cell table:style-name="ce69" office:value-type="string" calcext:value-type="string">
            <text:p>Call</text:p>
          </table:table-cell>
          <table:table-cell table:style-name="ce88" office:value-type="currency" office:currency="USD" office:value="335.07" calcext:value-type="currency">
            <text:p>$335.07</text:p>
          </table:table-cell>
          <table:table-cell table:style-name="ce88" office:value-type="currency" office:currency="USD" office:value="159.16" calcext:value-type="currency">
            <text:p>$159.16</text:p>
          </table:table-cell>
          <table:table-cell table:style-name="ce88"/>
          <table:table-cell table:style-name="ce88" table:formula="of:=[.E369]-[.B369]" office:value-type="string" office:string-value="" calcext:value-type="error">
            <text:p>#VALUE!</text:p>
          </table:table-cell>
          <table:table-cell table:style-name="ce50" table:formula="of:=[.E369]/[.D369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4">
          <table:table-cell table:style-name="ce69" office:value-type="string" calcext:value-type="string">
            <text:p>R27-BKX-W2A-5UNN</text:p>
          </table:table-cell>
          <table:table-cell table:style-name="ce69" office:value-type="string" calcext:value-type="string">
            <text:p>Call</text:p>
          </table:table-cell>
          <table:table-cell table:style-name="ce88" office:value-type="currency" office:currency="USD" office:value="370.52" calcext:value-type="currency">
            <text:p>$370.52</text:p>
          </table:table-cell>
          <table:table-cell table:style-name="ce88" office:value-type="currency" office:currency="USD" office:value="176" calcext:value-type="currency">
            <text:p>$176.00</text:p>
          </table:table-cell>
          <table:table-cell table:style-name="ce88"/>
          <table:table-cell table:style-name="ce88" table:formula="of:=[.E370]-[.B370]" office:value-type="string" office:string-value="" calcext:value-type="error">
            <text:p>#VALUE!</text:p>
          </table:table-cell>
          <table:table-cell table:style-name="ce50" table:formula="of:=[.E370]/[.D370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4">
          <table:table-cell table:style-name="ce69" office:value-type="string" calcext:value-type="string">
            <text:p>R33-BKX-W0A-5UNN</text:p>
          </table:table-cell>
          <table:table-cell table:style-name="ce69" office:value-type="string" calcext:value-type="string">
            <text:p>Call</text:p>
          </table:table-cell>
          <table:table-cell table:style-name="ce88" office:value-type="currency" office:currency="USD" office:value="405.69" calcext:value-type="currency">
            <text:p>$405.69</text:p>
          </table:table-cell>
          <table:table-cell table:style-name="ce88" office:value-type="currency" office:currency="USD" office:value="192.7" calcext:value-type="currency">
            <text:p>$192.70</text:p>
          </table:table-cell>
          <table:table-cell table:style-name="ce88"/>
          <table:table-cell table:style-name="ce88" table:formula="of:=[.E371]-[.B371]" office:value-type="string" office:string-value="" calcext:value-type="error">
            <text:p>#VALUE!</text:p>
          </table:table-cell>
          <table:table-cell table:style-name="ce50" table:formula="of:=[.E371]/[.D371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4">
          <table:table-cell table:style-name="ce69" office:value-type="string" calcext:value-type="string">
            <text:p>R33-BKX-W2A-5UNN</text:p>
          </table:table-cell>
          <table:table-cell table:style-name="ce69" office:value-type="string" calcext:value-type="string">
            <text:p>Call</text:p>
          </table:table-cell>
          <table:table-cell table:style-name="ce88" office:value-type="currency" office:currency="USD" office:value="478.33" calcext:value-type="currency">
            <text:p>$478.33</text:p>
          </table:table-cell>
          <table:table-cell table:style-name="ce88" office:value-type="currency" office:currency="USD" office:value="227.21" calcext:value-type="currency">
            <text:p>$227.21</text:p>
          </table:table-cell>
          <table:table-cell table:style-name="ce88"/>
          <table:table-cell table:style-name="ce88" table:formula="of:=[.E372]-[.B372]" office:value-type="string" office:string-value="" calcext:value-type="error">
            <text:p>#VALUE!</text:p>
          </table:table-cell>
          <table:table-cell table:style-name="ce50" table:formula="of:=[.E372]/[.D372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14">
          <table:table-cell table:style-name="ce69" office:value-type="string" calcext:value-type="string">
            <text:p>R33-BKX-Y0A-5UNN</text:p>
          </table:table-cell>
          <table:table-cell table:style-name="ce69" office:value-type="string" calcext:value-type="string">
            <text:p>Call</text:p>
          </table:table-cell>
          <table:table-cell table:style-name="ce88" office:value-type="currency" office:currency="USD" office:value="415.03" calcext:value-type="currency">
            <text:p>$415.03</text:p>
          </table:table-cell>
          <table:table-cell table:style-name="ce88" office:value-type="currency" office:currency="USD" office:value="197.14" calcext:value-type="currency">
            <text:p>$197.14</text:p>
          </table:table-cell>
          <table:table-cell table:style-name="ce88"/>
          <table:table-cell table:style-name="ce88" table:formula="of:=[.E373]-[.B373]" office:value-type="string" office:string-value="" calcext:value-type="error">
            <text:p>#VALUE!</text:p>
          </table:table-cell>
          <table:table-cell table:style-name="ce50" table:formula="of:=[.E373]/[.D373]" office:value-type="float" office:value="0" calcext:value-type="float">
            <text:p>0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77" office:value-type="string" calcext:value-type="string">
            <text:p>R27-BKX-Y2A-5UNN</text:p>
          </table:table-cell>
          <table:table-cell table:style-name="ce77" office:value-type="string" calcext:value-type="string">
            <text:p>Call</text:p>
          </table:table-cell>
          <table:table-cell table:style-name="ce87" table:number-columns-repeated="3"/>
          <table:table-cell table:style-name="ce87" table:formula="of:=[.E374]-[.B374]" office:value-type="string" office:string-value="" calcext:value-type="error">
            <text:p>#VALUE!</text:p>
          </table:table-cell>
          <table:table-cell table:style-name="ce49" table:formula="of:=[.E374]/[.D374]" office:value-type="string" office:string-value="" calcext:value-type="error">
            <text:p>#DIV/0!</text:p>
          </table:table-cell>
          <table:table-cell table:style-name="ce92"/>
          <table:table-cell table:style-name="ce99" table:number-columns-repeated="1016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2">
          <table:table-cell table:style-name="ce69" office:value-type="string" calcext:value-type="string">
            <text:p>X-Frame Carts</text:p>
          </table:table-cell>
          <table:table-cell table:number-columns-repeated="4"/>
          <table:table-cell table:style-name="ce88"/>
          <table:table-cell table:style-name="ce50"/>
          <table:table-cell table:number-columns-repeated="1017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86" office:value-type="string" calcext:value-type="string">
            <text:p>LIST PRICE</text:p>
          </table:table-cell>
          <table:table-cell table:style-name="ce86" office:value-type="string" calcext:value-type="string">
            <text:p>OUR COST</text:p>
          </table:table-cell>
          <table:table-cell table:style-name="ce86" office:value-type="string" calcext:value-type="string">
            <text:p>COMPETITOR</text:p>
          </table:table-cell>
          <table:table-cell table:style-name="ce86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69" office:value-type="string" calcext:value-type="string">
            <text:p>R08-X-XFA-30NN</text:p>
          </table:table-cell>
          <table:table-cell table:style-name="ce82" office:value-type="currency" office:currency="USD" office:value="119" calcext:value-type="currency">
            <text:p>$119.00</text:p>
          </table:table-cell>
          <table:table-cell table:style-name="ce88" office:value-type="currency" office:currency="USD" office:value="156.19" calcext:value-type="currency">
            <text:p>$156.19</text:p>
          </table:table-cell>
          <table:table-cell table:style-name="ce88" office:value-type="currency" office:currency="USD" office:value="74.19" calcext:value-type="currency">
            <text:p>$74.19</text:p>
          </table:table-cell>
          <table:table-cell table:style-name="ce46"/>
          <table:table-cell table:style-name="ce88" table:formula="of:=[.E378]-[.B378]" office:value-type="currency" office:currency="USD" office:value="-119" calcext:value-type="currency">
            <text:p>-$119.00</text:p>
          </table:table-cell>
          <table:table-cell table:style-name="ce50" table:formula="of:=[.E378]/[.D378]" office:value-type="float" office:value="0" calcext:value-type="float">
            <text:p>0</text:p>
          </table:table-cell>
          <table:table-cell table:style-name="ce53"/>
          <table:table-cell table:number-columns-repeated="1016"/>
        </table:table-row>
        <table:table-row table:style-name="ro23">
          <table:table-cell table:style-name="ce80" office:value-type="string" calcext:value-type="string">
            <text:p>42 items found</text:p>
          </table:table-cell>
          <table:table-cell table:number-columns-repeated="1023"/>
        </table:table-row>
        <table:table-row table:style-name="ro24">
          <table:table-cell table:style-name="ce80" office:value-type="string" calcext:value-type="string">
            <text:p>251 individual models</text:p>
          </table:table-cell>
          <table:table-cell table:number-columns-repeated="1023"/>
        </table:table-row>
        <table:table-row table:style-name="ro2" table:number-rows-repeated="10481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agle" table:style-name="ta2">
        <table:table-column table:style-name="co5" table:default-cell-style-name="Default"/>
        <table:table-column table:style-name="co1" table:default-cell-style-name="Default"/>
        <table:table-column table:style-name="co1" table:number-columns-repeated="2" table:default-cell-style-name="ce72"/>
        <table:table-column table:style-name="co6" table:default-cell-style-name="ce72"/>
        <table:table-column table:style-name="co4" table:number-columns-repeated="3" table:default-cell-style-name="Default"/>
        <table:table-row table:style-name="ro25">
          <table:table-cell table:style-name="ce71" office:value-type="string" calcext:value-type="string">
            <text:p>Eagle PRICE LIST</text:p>
          </table:table-cell>
          <table:table-cell table:number-columns-repeated="4"/>
          <table:table-cell table:style-name="ce72"/>
          <table:table-cell table:number-columns-repeated="2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7"/>
        </table:table-row>
        <table:table-row table:style-name="ro14">
          <table:table-cell table:style-name="ce69" office:value-type="string" calcext:value-type="string">
            <text:p>1 Drum Budget Basin</text:p>
          </table:table-cell>
          <table:table-cell table:number-columns-repeated="7"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0" office:value-type="string" calcext:value-type="string">
            <text:p>COMP.- OUR PRICE</text:p>
          </table:table-cell>
          <table:table-cell table:style-name="ce70" office:value-type="string" calcext:value-type="string">
            <text:p>COMP./ OUR COST</text:p>
          </table:table-cell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float" office:value="1636" calcext:value-type="float">
            <text:p>1636</text:p>
          </table:table-cell>
          <table:table-cell table:style-name="ce82" office:value-type="currency" office:currency="USD" office:value="50" calcext:value-type="currency">
            <text:p>$50.00</text:p>
          </table:table-cell>
          <table:table-cell table:style-name="ce74" table:number-columns-repeated="3"/>
          <table:table-cell table:style-name="ce74" table:formula="of:=[.E5]-[.B5]" office:value-type="currency" office:currency="USD" office:value="-50" calcext:value-type="currency">
            <text:p>-$50.00</text:p>
          </table:table-cell>
          <table:table-cell table:style-name="ce93" table:formula="of:=[.E5]/[.D5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9">
          <table:table-cell table:style-name="ce69" office:value-type="string" calcext:value-type="string">
            <text:p>1 Drum Modular Platform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6" office:value-type="string" calcext:value-type="string">
            <text:p>COMP.- OUR PRICE</text:p>
          </table:table-cell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float" office:value="1633" calcext:value-type="float">
            <text:p>1633</text:p>
          </table:table-cell>
          <table:table-cell table:style-name="ce82" office:value-type="currency" office:currency="USD" office:value="86.25" calcext:value-type="currency">
            <text:p>$86.25</text:p>
          </table:table-cell>
          <table:table-cell table:style-name="ce74" table:number-columns-repeated="3"/>
          <table:table-cell table:style-name="ce74" table:formula="of:=[.E9]-[.B9]" office:value-type="currency" office:currency="USD" office:value="-86.25" calcext:value-type="currency">
            <text:p>-$86.25</text:p>
          </table:table-cell>
          <table:table-cell table:style-name="ce93" table:formula="of:=[.E9]/[.D9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26">
          <table:table-cell table:style-name="ce69" office:value-type="string" calcext:value-type="string">
            <text:p>110-Gallon Manual Closing Drum Storage Cabinet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string" calcext:value-type="string">
            <text:p>HAZ1955</text:p>
          </table:table-cell>
          <table:table-cell table:style-name="ce82" office:value-type="currency" office:currency="USD" office:value="2134" calcext:value-type="currency">
            <text:p>$2,134.00</text:p>
          </table:table-cell>
          <table:table-cell table:style-name="ce74" table:number-columns-repeated="3"/>
          <table:table-cell table:style-name="ce74" table:formula="of:=[.E13]-[.B13]" office:value-type="currency" office:currency="USD" office:value="-2134" calcext:value-type="currency">
            <text:p>-$2,134.00</text:p>
          </table:table-cell>
          <table:table-cell table:style-name="ce93" table:formula="of:=[.E13]/[.D13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3">
          <table:table-cell table:style-name="ce69" office:value-type="string" calcext:value-type="string">
            <text:p>110-Gallon Self Closing Drum Storage Cabinet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string" calcext:value-type="string">
            <text:p>HAZ5510</text:p>
          </table:table-cell>
          <table:table-cell table:style-name="ce82" office:value-type="currency" office:currency="USD" office:value="2233" calcext:value-type="currency">
            <text:p>$2,233.00</text:p>
          </table:table-cell>
          <table:table-cell table:style-name="ce74" table:number-columns-repeated="3"/>
          <table:table-cell table:style-name="ce74" table:formula="of:=[.E17]-[.B17]" office:value-type="currency" office:currency="USD" office:value="-2233" calcext:value-type="currency">
            <text:p>-$2,233.00</text:p>
          </table:table-cell>
          <table:table-cell table:style-name="ce93" table:formula="of:=[.E17]/[.D17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9">
          <table:table-cell table:style-name="ce69" office:value-type="string" calcext:value-type="string">
            <text:p>1640 Four Drum Spill Pallets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float" office:value="1640" calcext:value-type="float">
            <text:p>1640</text:p>
          </table:table-cell>
          <table:table-cell table:style-name="ce82" office:value-type="currency" office:currency="USD" office:value="381.3" calcext:value-type="currency">
            <text:p>$381.30</text:p>
          </table:table-cell>
          <table:table-cell table:style-name="ce74" table:number-columns-repeated="3"/>
          <table:table-cell table:style-name="ce74" table:formula="of:=[.E21]-[.B21]" office:value-type="currency" office:currency="USD" office:value="-381.3" calcext:value-type="currency">
            <text:p>-$381.30</text:p>
          </table:table-cell>
          <table:table-cell table:style-name="ce93" table:formula="of:=[.E21]/[.D21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26">
          <table:table-cell table:style-name="ce69" office:value-type="string" calcext:value-type="string">
            <text:p>1645 Four Drum Low Profile Spill Containment Pallets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float" office:value="1645" calcext:value-type="float">
            <text:p>1645</text:p>
          </table:table-cell>
          <table:table-cell table:style-name="ce82" office:value-type="currency" office:currency="USD" office:value="334.4" calcext:value-type="currency">
            <text:p>$334.40</text:p>
          </table:table-cell>
          <table:table-cell table:style-name="ce74" table:number-columns-repeated="3"/>
          <table:table-cell table:style-name="ce74" table:formula="of:=[.E25]-[.B25]" office:value-type="currency" office:currency="USD" office:value="-334.4" calcext:value-type="currency">
            <text:p>-$334.40</text:p>
          </table:table-cell>
          <table:table-cell table:style-name="ce93" table:formula="of:=[.E25]/[.D25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9">
          <table:table-cell table:style-name="ce69" office:value-type="string" calcext:value-type="string">
            <text:p>2 Drum Modular Spill Platform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float" office:value="1632" calcext:value-type="float">
            <text:p>1632</text:p>
          </table:table-cell>
          <table:table-cell table:style-name="ce82" office:value-type="currency" office:currency="USD" office:value="157" calcext:value-type="currency">
            <text:p>$157.00</text:p>
          </table:table-cell>
          <table:table-cell table:style-name="ce74" table:number-columns-repeated="3"/>
          <table:table-cell table:style-name="ce74" table:formula="of:=[.E29]-[.B29]" office:value-type="currency" office:currency="USD" office:value="-157" calcext:value-type="currency">
            <text:p>-$157.00</text:p>
          </table:table-cell>
          <table:table-cell table:style-name="ce93" table:formula="of:=[.E29]/[.D29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9">
          <table:table-cell table:style-name="ce69" office:value-type="string" calcext:value-type="string">
            <text:p>4 Drum Modular Platform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float" office:value="1634" calcext:value-type="float">
            <text:p>1634</text:p>
          </table:table-cell>
          <table:table-cell table:style-name="ce82" office:value-type="currency" office:currency="USD" office:value="281.8" calcext:value-type="currency">
            <text:p>$281.80</text:p>
          </table:table-cell>
          <table:table-cell table:style-name="ce74" table:number-columns-repeated="3"/>
          <table:table-cell table:style-name="ce74" table:formula="of:=[.E33]-[.B33]" office:value-type="currency" office:currency="USD" office:value="-281.8" calcext:value-type="currency">
            <text:p>-$281.80</text:p>
          </table:table-cell>
          <table:table-cell table:style-name="ce93" table:formula="of:=[.E33]/[.D33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635" calcext:value-type="float">
            <text:p>1635</text:p>
          </table:table-cell>
          <table:table-cell table:style-name="ce82" office:value-type="currency" office:currency="USD" office:value="250" calcext:value-type="currency">
            <text:p>$250.00</text:p>
          </table:table-cell>
          <table:table-cell table:style-name="ce74" table:number-columns-repeated="3"/>
          <table:table-cell table:style-name="ce74" table:formula="of:=[.E34]-[.B34]" office:value-type="currency" office:currency="USD" office:value="-250" calcext:value-type="currency">
            <text:p>-$250.00</text:p>
          </table:table-cell>
          <table:table-cell table:style-name="ce93" table:formula="of:=[.E34]/[.D34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9">
          <table:table-cell table:style-name="ce69" office:value-type="string" calcext:value-type="string">
            <text:p>4-Drum Poly Storage Building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float" office:value="1649" calcext:value-type="float">
            <text:p>1649</text:p>
          </table:table-cell>
          <table:table-cell table:style-name="ce82" office:value-type="currency" office:currency="USD" office:value="1518" calcext:value-type="currency">
            <text:p>$1,518.00</text:p>
          </table:table-cell>
          <table:table-cell table:style-name="ce74" table:number-columns-repeated="3"/>
          <table:table-cell table:style-name="ce74" table:formula="of:=[.E38]-[.B38]" office:value-type="currency" office:currency="USD" office:value="-1518" calcext:value-type="currency">
            <text:p>-$1,518.00</text:p>
          </table:table-cell>
          <table:table-cell table:style-name="ce93" table:formula="of:=[.E38]/[.D38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26">
          <table:table-cell table:style-name="ce69" office:value-type="string" calcext:value-type="string">
            <text:p>55-Gallon Manual Closing Drum Storage Cabinet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string" calcext:value-type="string">
            <text:p>HAZ1926</text:p>
          </table:table-cell>
          <table:table-cell table:style-name="ce82" office:value-type="currency" office:currency="USD" office:value="1162" calcext:value-type="currency">
            <text:p>$1,162.00</text:p>
          </table:table-cell>
          <table:table-cell table:style-name="ce74" table:number-columns-repeated="3"/>
          <table:table-cell table:style-name="ce74" table:formula="of:=[.E42]-[.B42]" office:value-type="currency" office:currency="USD" office:value="-1162" calcext:value-type="currency">
            <text:p>-$1,162.00</text:p>
          </table:table-cell>
          <table:table-cell table:style-name="ce93" table:formula="of:=[.E42]/[.D42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3">
          <table:table-cell table:style-name="ce69" office:value-type="string" calcext:value-type="string">
            <text:p>55-Gallon Self-Closing Drum Storage Cabinet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string" calcext:value-type="string">
            <text:p>HAZ2610</text:p>
          </table:table-cell>
          <table:table-cell table:style-name="ce82" office:value-type="currency" office:currency="USD" office:value="1261" calcext:value-type="currency">
            <text:p>$1,261.00</text:p>
          </table:table-cell>
          <table:table-cell table:style-name="ce74" table:number-columns-repeated="3"/>
          <table:table-cell table:style-name="ce74" table:formula="of:=[.E46]-[.B46]" office:value-type="currency" office:currency="USD" office:value="-1261" calcext:value-type="currency">
            <text:p>-$1,261.00</text:p>
          </table:table-cell>
          <table:table-cell table:style-name="ce93" table:formula="of:=[.E46]/[.D46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3">
          <table:table-cell table:style-name="ce69" office:value-type="string" calcext:value-type="string">
            <text:p>6 Drum Low Profile Spill Containment Platforms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float" office:value="1686" calcext:value-type="float">
            <text:p>1686</text:p>
          </table:table-cell>
          <table:table-cell table:style-name="ce82" office:value-type="currency" office:currency="USD" office:value="592.4" calcext:value-type="currency">
            <text:p>$592.40</text:p>
          </table:table-cell>
          <table:table-cell table:style-name="ce74" table:number-columns-repeated="3"/>
          <table:table-cell table:style-name="ce74" table:formula="of:=[.E50]-[.B50]" office:value-type="currency" office:currency="USD" office:value="-592.4" calcext:value-type="currency">
            <text:p>-$592.40</text:p>
          </table:table-cell>
          <table:table-cell table:style-name="ce93" table:formula="of:=[.E50]/[.D50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3">
          <table:table-cell table:style-name="ce69" office:value-type="string" calcext:value-type="string">
            <text:p>Acid and Corrosive Safety Cabinets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string" calcext:value-type="string">
            <text:p>CRA-30</text:p>
          </table:table-cell>
          <table:table-cell table:style-name="ce82" office:value-type="currency" office:currency="USD" office:value="913" calcext:value-type="currency">
            <text:p>$913.00</text:p>
          </table:table-cell>
          <table:table-cell table:style-name="ce74" table:number-columns-repeated="3"/>
          <table:table-cell table:style-name="ce74" table:formula="of:=[.E54]-[.B54]" office:value-type="currency" office:currency="USD" office:value="-913" calcext:value-type="currency">
            <text:p>-$913.00</text:p>
          </table:table-cell>
          <table:table-cell table:style-name="ce93" table:formula="of:=[.E54]/[.D54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CRA-32</text:p>
          </table:table-cell>
          <table:table-cell table:style-name="ce82" office:value-type="currency" office:currency="USD" office:value="839" calcext:value-type="currency">
            <text:p>$839.00</text:p>
          </table:table-cell>
          <table:table-cell table:style-name="ce74" table:number-columns-repeated="3"/>
          <table:table-cell table:style-name="ce74" table:formula="of:=[.E55]-[.B55]" office:value-type="currency" office:currency="USD" office:value="-839" calcext:value-type="currency">
            <text:p>-$839.00</text:p>
          </table:table-cell>
          <table:table-cell table:style-name="ce93" table:formula="of:=[.E55]/[.D55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CRA-45</text:p>
          </table:table-cell>
          <table:table-cell table:style-name="ce82" office:value-type="currency" office:currency="USD" office:value="1131" calcext:value-type="currency">
            <text:p>$1,131.00</text:p>
          </table:table-cell>
          <table:table-cell table:style-name="ce74" table:number-columns-repeated="3"/>
          <table:table-cell table:style-name="ce74" table:formula="of:=[.E56]-[.B56]" office:value-type="currency" office:currency="USD" office:value="-1131" calcext:value-type="currency">
            <text:p>-$1,131.00</text:p>
          </table:table-cell>
          <table:table-cell table:style-name="ce93" table:formula="of:=[.E56]/[.D56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CRA-47</text:p>
          </table:table-cell>
          <table:table-cell table:style-name="ce82" office:value-type="currency" office:currency="USD" office:value="1029" calcext:value-type="currency">
            <text:p>$1,029.00</text:p>
          </table:table-cell>
          <table:table-cell table:style-name="ce74" table:number-columns-repeated="3"/>
          <table:table-cell table:style-name="ce74" table:formula="of:=[.E57]-[.B57]" office:value-type="currency" office:currency="USD" office:value="-1029" calcext:value-type="currency">
            <text:p>-$1,029.00</text:p>
          </table:table-cell>
          <table:table-cell table:style-name="ce93" table:formula="of:=[.E57]/[.D57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CRA-62</text:p>
          </table:table-cell>
          <table:table-cell table:style-name="ce82" office:value-type="currency" office:currency="USD" office:value="1248" calcext:value-type="currency">
            <text:p>$1,248.00</text:p>
          </table:table-cell>
          <table:table-cell table:style-name="ce74" table:number-columns-repeated="3"/>
          <table:table-cell table:style-name="ce74" table:formula="of:=[.E58]-[.B58]" office:value-type="currency" office:currency="USD" office:value="-1248" calcext:value-type="currency">
            <text:p>-$1,248.00</text:p>
          </table:table-cell>
          <table:table-cell table:style-name="ce93" table:formula="of:=[.E58]/[.D58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CRA-6010</text:p>
          </table:table-cell>
          <table:table-cell table:style-name="ce82" office:value-type="currency" office:currency="USD" office:value="1393" calcext:value-type="currency">
            <text:p>$1,393.00</text:p>
          </table:table-cell>
          <table:table-cell table:style-name="ce74" table:number-columns-repeated="3"/>
          <table:table-cell table:style-name="ce74" table:formula="of:=[.E59]-[.B59]" office:value-type="currency" office:currency="USD" office:value="-1393" calcext:value-type="currency">
            <text:p>-$1,393.00</text:p>
          </table:table-cell>
          <table:table-cell table:style-name="ce93" table:formula="of:=[.E59]/[.D59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69" office:value-type="string" calcext:value-type="string">
            <text:p>Airplane Service Ramp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string" calcext:value-type="string">
            <text:p>1791Y</text:p>
          </table:table-cell>
          <table:table-cell table:style-name="ce82" office:value-type="currency" office:currency="USD" office:value="324.68" calcext:value-type="currency">
            <text:p>$324.68</text:p>
          </table:table-cell>
          <table:table-cell table:style-name="ce74" table:number-columns-repeated="3"/>
          <table:table-cell table:style-name="ce74" table:formula="of:=[.E63]-[.B63]" office:value-type="currency" office:currency="USD" office:value="-324.68" calcext:value-type="currency">
            <text:p>-$324.68</text:p>
          </table:table-cell>
          <table:table-cell table:style-name="ce93" table:formula="of:=[.E63]/[.D63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9">
          <table:table-cell table:style-name="ce69" office:value-type="string" calcext:value-type="string">
            <text:p>All-Poly IBC Containment Unit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float" office:value="1683" calcext:value-type="float">
            <text:p>1683</text:p>
          </table:table-cell>
          <table:table-cell table:style-name="ce82" office:value-type="currency" office:currency="USD" office:value="1250" calcext:value-type="currency">
            <text:p>$1,250.00</text:p>
          </table:table-cell>
          <table:table-cell table:style-name="ce74" table:number-columns-repeated="3"/>
          <table:table-cell table:style-name="ce74" table:formula="of:=[.E67]-[.B67]" office:value-type="currency" office:currency="USD" office:value="-1250" calcext:value-type="currency">
            <text:p>-$1,250.00</text:p>
          </table:table-cell>
          <table:table-cell table:style-name="ce93" table:formula="of:=[.E67]/[.D67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 table:formula="of:=[.E68]-[.B68]" office:value-type="currency" office:currency="USD" office:value="0" calcext:value-type="currency">
            <text:p>$0.00</text:p>
          </table:table-cell>
          <table:table-cell table:style-name="ce93" table:formula="of:=[.E68]/[.D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style-name="ce69" office:value-type="string" calcext:value-type="string">
            <text:p>Bollard Posts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float" office:value="1742" calcext:value-type="float">
            <text:p>1742</text:p>
          </table:table-cell>
          <table:table-cell table:style-name="ce82" office:value-type="currency" office:currency="USD" office:value="84" calcext:value-type="currency">
            <text:p>$84.00</text:p>
          </table:table-cell>
          <table:table-cell table:style-name="ce74" table:number-columns-repeated="3"/>
          <table:table-cell table:style-name="ce74" table:formula="of:=[.E71]-[.B71]" office:value-type="currency" office:currency="USD" office:value="-84" calcext:value-type="currency">
            <text:p>-$84.00</text:p>
          </table:table-cell>
          <table:table-cell table:style-name="ce93" table:formula="of:=[.E71]/[.D71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743" calcext:value-type="float">
            <text:p>1743</text:p>
          </table:table-cell>
          <table:table-cell table:style-name="ce82" office:value-type="currency" office:currency="USD" office:value="119" calcext:value-type="currency">
            <text:p>$119.00</text:p>
          </table:table-cell>
          <table:table-cell table:style-name="ce74" table:number-columns-repeated="3"/>
          <table:table-cell table:style-name="ce74" table:formula="of:=[.E72]-[.B72]" office:value-type="currency" office:currency="USD" office:value="-119" calcext:value-type="currency">
            <text:p>-$119.00</text:p>
          </table:table-cell>
          <table:table-cell table:style-name="ce93" table:formula="of:=[.E72]/[.D72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744" calcext:value-type="float">
            <text:p>1744</text:p>
          </table:table-cell>
          <table:table-cell table:style-name="ce82" office:value-type="currency" office:currency="USD" office:value="134" calcext:value-type="currency">
            <text:p>$134.00</text:p>
          </table:table-cell>
          <table:table-cell table:style-name="ce74" table:number-columns-repeated="3"/>
          <table:table-cell table:style-name="ce74" table:formula="of:=[.E73]-[.B73]" office:value-type="currency" office:currency="USD" office:value="-134" calcext:value-type="currency">
            <text:p>-$134.00</text:p>
          </table:table-cell>
          <table:table-cell table:style-name="ce93" table:formula="of:=[.E73]/[.D73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755" calcext:value-type="float">
            <text:p>1755</text:p>
          </table:table-cell>
          <table:table-cell table:style-name="ce82" office:value-type="currency" office:currency="USD" office:value="99" calcext:value-type="currency">
            <text:p>$99.00</text:p>
          </table:table-cell>
          <table:table-cell table:style-name="ce74" table:number-columns-repeated="3"/>
          <table:table-cell table:style-name="ce74" table:formula="of:=[.E74]-[.B74]" office:value-type="currency" office:currency="USD" office:value="-99" calcext:value-type="currency">
            <text:p>-$99.00</text:p>
          </table:table-cell>
          <table:table-cell table:style-name="ce93" table:formula="of:=[.E74]/[.D74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756" calcext:value-type="float">
            <text:p>1756</text:p>
          </table:table-cell>
          <table:table-cell table:style-name="ce82" office:value-type="currency" office:currency="USD" office:value="134" calcext:value-type="currency">
            <text:p>$134.00</text:p>
          </table:table-cell>
          <table:table-cell table:style-name="ce74" table:number-columns-repeated="3"/>
          <table:table-cell table:style-name="ce74" table:formula="of:=[.E75]-[.B75]" office:value-type="currency" office:currency="USD" office:value="-134" calcext:value-type="currency">
            <text:p>-$134.00</text:p>
          </table:table-cell>
          <table:table-cell table:style-name="ce93" table:formula="of:=[.E75]/[.D75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757" calcext:value-type="float">
            <text:p>1757</text:p>
          </table:table-cell>
          <table:table-cell table:style-name="ce82" office:value-type="currency" office:currency="USD" office:value="149" calcext:value-type="currency">
            <text:p>$149.00</text:p>
          </table:table-cell>
          <table:table-cell table:style-name="ce74" table:number-columns-repeated="3"/>
          <table:table-cell table:style-name="ce74" table:formula="of:=[.E76]-[.B76]" office:value-type="currency" office:currency="USD" office:value="-149" calcext:value-type="currency">
            <text:p>-$149.00</text:p>
          </table:table-cell>
          <table:table-cell table:style-name="ce93" table:formula="of:=[.E76]/[.D76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752" calcext:value-type="float">
            <text:p>1752</text:p>
          </table:table-cell>
          <table:table-cell table:style-name="ce82" office:value-type="currency" office:currency="USD" office:value="109" calcext:value-type="currency">
            <text:p>$109.00</text:p>
          </table:table-cell>
          <table:table-cell table:style-name="ce74" table:number-columns-repeated="3"/>
          <table:table-cell table:style-name="ce74" table:formula="of:=[.E77]-[.B77]" office:value-type="currency" office:currency="USD" office:value="-109" calcext:value-type="currency">
            <text:p>-$109.00</text:p>
          </table:table-cell>
          <table:table-cell table:style-name="ce93" table:formula="of:=[.E77]/[.D77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753" calcext:value-type="float">
            <text:p>1753</text:p>
          </table:table-cell>
          <table:table-cell table:style-name="ce82" office:value-type="currency" office:currency="USD" office:value="144" calcext:value-type="currency">
            <text:p>$144.00</text:p>
          </table:table-cell>
          <table:table-cell table:style-name="ce74" table:number-columns-repeated="3"/>
          <table:table-cell table:style-name="ce74" table:formula="of:=[.E78]-[.B78]" office:value-type="currency" office:currency="USD" office:value="-144" calcext:value-type="currency">
            <text:p>-$144.00</text:p>
          </table:table-cell>
          <table:table-cell table:style-name="ce93" table:formula="of:=[.E78]/[.D78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754" calcext:value-type="float">
            <text:p>1754</text:p>
          </table:table-cell>
          <table:table-cell table:style-name="ce82" office:value-type="currency" office:currency="USD" office:value="159" calcext:value-type="currency">
            <text:p>$159.00</text:p>
          </table:table-cell>
          <table:table-cell table:style-name="ce74" table:number-columns-repeated="3"/>
          <table:table-cell table:style-name="ce74" table:formula="of:=[.E79]-[.B79]" office:value-type="currency" office:currency="USD" office:value="-159" calcext:value-type="currency">
            <text:p>-$159.00</text:p>
          </table:table-cell>
          <table:table-cell table:style-name="ce93" table:formula="of:=[.E79]/[.D79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763" calcext:value-type="float">
            <text:p>1763</text:p>
          </table:table-cell>
          <table:table-cell table:style-name="ce82" office:value-type="currency" office:currency="USD" office:value="134" calcext:value-type="currency">
            <text:p>$134.00</text:p>
          </table:table-cell>
          <table:table-cell table:style-name="ce74" table:number-columns-repeated="3"/>
          <table:table-cell table:style-name="ce74" table:formula="of:=[.E80]-[.B80]" office:value-type="currency" office:currency="USD" office:value="-134" calcext:value-type="currency">
            <text:p>-$134.00</text:p>
          </table:table-cell>
          <table:table-cell table:style-name="ce93" table:formula="of:=[.E80]/[.D80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764" calcext:value-type="float">
            <text:p>1764</text:p>
          </table:table-cell>
          <table:table-cell table:style-name="ce82" office:value-type="currency" office:currency="USD" office:value="149" calcext:value-type="currency">
            <text:p>$149.00</text:p>
          </table:table-cell>
          <table:table-cell table:style-name="ce74" table:number-columns-repeated="3"/>
          <table:table-cell table:style-name="ce74" table:formula="of:=[.E81]-[.B81]" office:value-type="currency" office:currency="USD" office:value="-149" calcext:value-type="currency">
            <text:p>-$149.00</text:p>
          </table:table-cell>
          <table:table-cell table:style-name="ce93" table:formula="of:=[.E81]/[.D81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749" calcext:value-type="float">
            <text:p>1749</text:p>
          </table:table-cell>
          <table:table-cell table:style-name="ce82" office:value-type="currency" office:currency="USD" office:value="8" calcext:value-type="currency">
            <text:p>$8.00</text:p>
          </table:table-cell>
          <table:table-cell table:style-name="ce74" table:number-columns-repeated="3"/>
          <table:table-cell table:style-name="ce74" table:formula="of:=[.E82]-[.B82]" office:value-type="currency" office:currency="USD" office:value="-8" calcext:value-type="currency">
            <text:p>-$8.00</text:p>
          </table:table-cell>
          <table:table-cell table:style-name="ce93" table:formula="of:=[.E82]/[.D82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758-E</text:p>
          </table:table-cell>
          <table:table-cell table:style-name="ce82" office:value-type="currency" office:currency="USD" office:value="9" calcext:value-type="currency">
            <text:p>$9.00</text:p>
          </table:table-cell>
          <table:table-cell table:style-name="ce74" table:number-columns-repeated="3"/>
          <table:table-cell table:style-name="ce74" table:formula="of:=[.E83]-[.B83]" office:value-type="currency" office:currency="USD" office:value="-9" calcext:value-type="currency">
            <text:p>-$9.00</text:p>
          </table:table-cell>
          <table:table-cell table:style-name="ce93" table:formula="of:=[.E83]/[.D83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759-E</text:p>
          </table:table-cell>
          <table:table-cell table:style-name="ce82" office:value-type="currency" office:currency="USD" office:value="9" calcext:value-type="currency">
            <text:p>$9.00</text:p>
          </table:table-cell>
          <table:table-cell table:style-name="ce74" table:number-columns-repeated="3"/>
          <table:table-cell table:style-name="ce74" table:formula="of:=[.E84]-[.B84]" office:value-type="currency" office:currency="USD" office:value="-9" calcext:value-type="currency">
            <text:p>-$9.00</text:p>
          </table:table-cell>
          <table:table-cell table:style-name="ce93" table:formula="of:=[.E84]/[.D84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769" calcext:value-type="float">
            <text:p>1769</text:p>
          </table:table-cell>
          <table:table-cell table:style-name="ce82" office:value-type="currency" office:currency="USD" office:value="9" calcext:value-type="currency">
            <text:p>$9.00</text:p>
          </table:table-cell>
          <table:table-cell table:style-name="ce74" table:number-columns-repeated="3"/>
          <table:table-cell table:style-name="ce74" table:formula="of:=[.E85]-[.B85]" office:value-type="currency" office:currency="USD" office:value="-9" calcext:value-type="currency">
            <text:p>-$9.00</text:p>
          </table:table-cell>
          <table:table-cell table:style-name="ce93" table:formula="of:=[.E85]/[.D85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2">
          <table:table-cell table:style-name="ce69" office:value-type="string" calcext:value-type="string">
            <text:p>Budget Basins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string" calcext:value-type="string">
            <text:p>1631-Eagle</text:p>
          </table:table-cell>
          <table:table-cell table:style-name="ce82" office:value-type="currency" office:currency="USD" office:value="77" calcext:value-type="currency">
            <text:p>$77.00</text:p>
          </table:table-cell>
          <table:table-cell table:style-name="ce74" table:number-columns-repeated="3"/>
          <table:table-cell table:style-name="ce74" table:formula="of:=[.E89]-[.B89]" office:value-type="currency" office:currency="USD" office:value="-77" calcext:value-type="currency">
            <text:p>-$77.00</text:p>
          </table:table-cell>
          <table:table-cell table:style-name="ce93" table:formula="of:=[.E89]/[.D89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638-Eagle</text:p>
          </table:table-cell>
          <table:table-cell table:style-name="ce82" office:value-type="currency" office:currency="USD" office:value="148" calcext:value-type="currency">
            <text:p>$148.00</text:p>
          </table:table-cell>
          <table:table-cell table:style-name="ce74" table:number-columns-repeated="3"/>
          <table:table-cell table:style-name="ce74" table:formula="of:=[.E90]-[.B90]" office:value-type="currency" office:currency="USD" office:value="-148" calcext:value-type="currency">
            <text:p>-$148.00</text:p>
          </table:table-cell>
          <table:table-cell table:style-name="ce93" table:formula="of:=[.E90]/[.D90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69" office:value-type="string" calcext:value-type="string">
            <text:p>Bumper Post Sleeves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float" office:value="1732" calcext:value-type="float">
            <text:p>1732</text:p>
          </table:table-cell>
          <table:table-cell table:style-name="ce82" office:value-type="currency" office:currency="USD" office:value="42" calcext:value-type="currency">
            <text:p>$42.00</text:p>
          </table:table-cell>
          <table:table-cell table:style-name="ce74" table:number-columns-repeated="3"/>
          <table:table-cell table:style-name="ce74" table:formula="of:=[.E94]-[.B94]" office:value-type="currency" office:currency="USD" office:value="-42" calcext:value-type="currency">
            <text:p>-$42.00</text:p>
          </table:table-cell>
          <table:table-cell table:style-name="ce93" table:formula="of:=[.E94]/[.D94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730" calcext:value-type="float">
            <text:p>1730</text:p>
          </table:table-cell>
          <table:table-cell table:style-name="ce82" office:value-type="currency" office:currency="USD" office:value="44" calcext:value-type="currency">
            <text:p>$44.00</text:p>
          </table:table-cell>
          <table:table-cell table:style-name="ce74" table:number-columns-repeated="3"/>
          <table:table-cell table:style-name="ce74" table:formula="of:=[.E95]-[.B95]" office:value-type="currency" office:currency="USD" office:value="-44" calcext:value-type="currency">
            <text:p>-$44.00</text:p>
          </table:table-cell>
          <table:table-cell table:style-name="ce93" table:formula="of:=[.E95]/[.D95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738" calcext:value-type="float">
            <text:p>1738</text:p>
          </table:table-cell>
          <table:table-cell table:style-name="ce82" office:value-type="currency" office:currency="USD" office:value="54" calcext:value-type="currency">
            <text:p>$54.00</text:p>
          </table:table-cell>
          <table:table-cell table:style-name="ce74" table:number-columns-repeated="3"/>
          <table:table-cell table:style-name="ce74" table:formula="of:=[.E96]-[.B96]" office:value-type="currency" office:currency="USD" office:value="-54" calcext:value-type="currency">
            <text:p>-$54.00</text:p>
          </table:table-cell>
          <table:table-cell table:style-name="ce93" table:formula="of:=[.E96]/[.D96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69" office:value-type="string" calcext:value-type="string">
            <text:p>Cabinet Dolly Carts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float" office:value="1934" calcext:value-type="float">
            <text:p>1934</text:p>
          </table:table-cell>
          <table:table-cell table:style-name="ce82" office:value-type="currency" office:currency="USD" office:value="247" calcext:value-type="currency">
            <text:p>$247.00</text:p>
          </table:table-cell>
          <table:table-cell table:style-name="ce74" table:number-columns-repeated="3"/>
          <table:table-cell table:style-name="ce74" table:formula="of:=[.E100]-[.B100]" office:value-type="currency" office:currency="USD" office:value="-247" calcext:value-type="currency">
            <text:p>-$247.00</text:p>
          </table:table-cell>
          <table:table-cell table:style-name="ce93" table:formula="of:=[.E100]/[.D100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935" calcext:value-type="float">
            <text:p>1935</text:p>
          </table:table-cell>
          <table:table-cell table:style-name="ce82" office:value-type="currency" office:currency="USD" office:value="280" calcext:value-type="currency">
            <text:p>$280.00</text:p>
          </table:table-cell>
          <table:table-cell table:style-name="ce74" table:number-columns-repeated="3"/>
          <table:table-cell table:style-name="ce74" table:formula="of:=[.E101]-[.B101]" office:value-type="currency" office:currency="USD" office:value="-280" calcext:value-type="currency">
            <text:p>-$280.00</text:p>
          </table:table-cell>
          <table:table-cell table:style-name="ce93" table:formula="of:=[.E101]/[.D101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69" office:value-type="string" calcext:value-type="string">
            <text:p>Combo Safety Cabinets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string" calcext:value-type="string">
            <text:p>1932SC6</text:p>
          </table:table-cell>
          <table:table-cell table:style-name="ce82" office:value-type="currency" office:currency="USD" office:value="1001" calcext:value-type="currency">
            <text:p>$1,001.00</text:p>
          </table:table-cell>
          <table:table-cell table:style-name="ce74" table:number-columns-repeated="3"/>
          <table:table-cell table:style-name="ce74" table:formula="of:=[.E105]-[.B105]" office:value-type="currency" office:currency="USD" office:value="-1001" calcext:value-type="currency">
            <text:p>-$1,001.00</text:p>
          </table:table-cell>
          <table:table-cell table:style-name="ce93" table:formula="of:=[.E105]/[.D105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947SC9</text:p>
          </table:table-cell>
          <table:table-cell table:style-name="ce82" office:value-type="currency" office:currency="USD" office:value="1201" calcext:value-type="currency">
            <text:p>$1,201.00</text:p>
          </table:table-cell>
          <table:table-cell table:style-name="ce74" table:number-columns-repeated="3"/>
          <table:table-cell table:style-name="ce74" table:formula="of:=[.E106]-[.B106]" office:value-type="currency" office:currency="USD" office:value="-1201" calcext:value-type="currency">
            <text:p>-$1,201.00</text:p>
          </table:table-cell>
          <table:table-cell table:style-name="ce93" table:formula="of:=[.E106]/[.D106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962SC12</text:p>
          </table:table-cell>
          <table:table-cell table:style-name="ce82" office:value-type="currency" office:currency="USD" office:value="1456" calcext:value-type="currency">
            <text:p>$1,456.00</text:p>
          </table:table-cell>
          <table:table-cell table:style-name="ce74" table:number-columns-repeated="3"/>
          <table:table-cell table:style-name="ce74" table:formula="of:=[.E107]-[.B107]" office:value-type="currency" office:currency="USD" office:value="-1456" calcext:value-type="currency">
            <text:p>-$1,456.00</text:p>
          </table:table-cell>
          <table:table-cell table:style-name="ce93" table:formula="of:=[.E107]/[.D107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69" office:value-type="string" calcext:value-type="string">
            <text:p>Containment Utility Tray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float" office:value="1677" calcext:value-type="float">
            <text:p>1677</text:p>
          </table:table-cell>
          <table:table-cell table:style-name="ce82" office:value-type="currency" office:currency="USD" office:value="28" calcext:value-type="currency">
            <text:p>$28.00</text:p>
          </table:table-cell>
          <table:table-cell table:style-name="ce74" table:number-columns-repeated="3"/>
          <table:table-cell table:style-name="ce74" table:formula="of:=[.E111]-[.B111]" office:value-type="currency" office:currency="USD" office:value="-28" calcext:value-type="currency">
            <text:p>-$28.00</text:p>
          </table:table-cell>
          <table:table-cell table:style-name="ce93" table:formula="of:=[.E111]/[.D111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9">
          <table:table-cell table:style-name="ce69" office:value-type="string" calcext:value-type="string">
            <text:p>Dot Transport Type II Safety Can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float" office:value="1215" calcext:value-type="float">
            <text:p>1215</text:p>
          </table:table-cell>
          <table:table-cell table:style-name="ce82" office:value-type="currency" office:currency="USD" office:value="246" calcext:value-type="currency">
            <text:p>$246.00</text:p>
          </table:table-cell>
          <table:table-cell table:style-name="ce74" table:number-columns-repeated="3"/>
          <table:table-cell table:style-name="ce74" table:formula="of:=[.E115]-[.B115]" office:value-type="currency" office:currency="USD" office:value="-246" calcext:value-type="currency">
            <text:p>-$246.00</text:p>
          </table:table-cell>
          <table:table-cell table:style-name="ce93" table:formula="of:=[.E115]/[.D115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215-SX5</text:p>
          </table:table-cell>
          <table:table-cell table:style-name="ce82" office:value-type="currency" office:currency="USD" office:value="246" calcext:value-type="currency">
            <text:p>$246.00</text:p>
          </table:table-cell>
          <table:table-cell table:style-name="ce74" table:number-columns-repeated="3"/>
          <table:table-cell table:style-name="ce74" table:formula="of:=[.E116]-[.B116]" office:value-type="currency" office:currency="USD" office:value="-246" calcext:value-type="currency">
            <text:p>-$246.00</text:p>
          </table:table-cell>
          <table:table-cell table:style-name="ce93" table:formula="of:=[.E116]/[.D116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215Y</text:p>
          </table:table-cell>
          <table:table-cell table:style-name="ce82" office:value-type="currency" office:currency="USD" office:value="246" calcext:value-type="currency">
            <text:p>$246.00</text:p>
          </table:table-cell>
          <table:table-cell table:style-name="ce74" table:number-columns-repeated="3"/>
          <table:table-cell table:style-name="ce74" table:formula="of:=[.E117]-[.B117]" office:value-type="currency" office:currency="USD" office:value="-246" calcext:value-type="currency">
            <text:p>-$246.00</text:p>
          </table:table-cell>
          <table:table-cell table:style-name="ce93" table:formula="of:=[.E117]/[.D117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215-SX5Y</text:p>
          </table:table-cell>
          <table:table-cell table:style-name="ce82" office:value-type="currency" office:currency="USD" office:value="246" calcext:value-type="currency">
            <text:p>$246.00</text:p>
          </table:table-cell>
          <table:table-cell table:style-name="ce74" table:number-columns-repeated="3"/>
          <table:table-cell table:style-name="ce74" table:formula="of:=[.E118]-[.B118]" office:value-type="currency" office:currency="USD" office:value="-246" calcext:value-type="currency">
            <text:p>-$246.00</text:p>
          </table:table-cell>
          <table:table-cell table:style-name="ce93" table:formula="of:=[.E118]/[.D118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3">
          <table:table-cell table:style-name="ce69" office:value-type="string" calcext:value-type="string">
            <text:p>Double All-Poly IBC Containment Unit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float" office:value="1684" calcext:value-type="float">
            <text:p>1684</text:p>
          </table:table-cell>
          <table:table-cell table:style-name="ce82" office:value-type="currency" office:currency="USD" office:value="2650" calcext:value-type="currency">
            <text:p>$2,650.00</text:p>
          </table:table-cell>
          <table:table-cell table:style-name="ce74" table:number-columns-repeated="3"/>
          <table:table-cell table:style-name="ce74" table:formula="of:=[.E122]-[.B122]" office:value-type="currency" office:currency="USD" office:value="-2650" calcext:value-type="currency">
            <text:p>-$2,650.00</text:p>
          </table:table-cell>
          <table:table-cell table:style-name="ce93" table:formula="of:=[.E122]/[.D122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3">
          <table:table-cell table:style-name="ce69" office:value-type="string" calcext:value-type="string">
            <text:p>Drum Bogie Mobile Dispensing Unit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float" office:value="1613" calcext:value-type="float">
            <text:p>1613</text:p>
          </table:table-cell>
          <table:table-cell table:style-name="ce82" office:value-type="currency" office:currency="USD" office:value="169" calcext:value-type="currency">
            <text:p>$169.00</text:p>
          </table:table-cell>
          <table:table-cell table:style-name="ce74" table:number-columns-repeated="3"/>
          <table:table-cell table:style-name="ce74" table:formula="of:=[.E126]-[.B126]" office:value-type="currency" office:currency="USD" office:value="-169" calcext:value-type="currency">
            <text:p>-$169.00</text:p>
          </table:table-cell>
          <table:table-cell table:style-name="ce93" table:formula="of:=[.E126]/[.D126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69" office:value-type="string" calcext:value-type="string">
            <text:p>Drum Safety Cabinets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float" office:value="1926" calcext:value-type="float">
            <text:p>1926</text:p>
          </table:table-cell>
          <table:table-cell table:style-name="ce82" office:value-type="currency" office:currency="USD" office:value="1053" calcext:value-type="currency">
            <text:p>$1,053.00</text:p>
          </table:table-cell>
          <table:table-cell table:style-name="ce74" table:number-columns-repeated="3"/>
          <table:table-cell table:style-name="ce74" table:formula="of:=[.E130]-[.B130]" office:value-type="currency" office:currency="USD" office:value="-1053" calcext:value-type="currency">
            <text:p>-$1,053.00</text:p>
          </table:table-cell>
          <table:table-cell table:style-name="ce93" table:formula="of:=[.E130]/[.D130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2610-E</text:p>
          </table:table-cell>
          <table:table-cell table:style-name="ce82" office:value-type="currency" office:currency="USD" office:value="1241" calcext:value-type="currency">
            <text:p>$1,241.00</text:p>
          </table:table-cell>
          <table:table-cell table:style-name="ce74" table:number-columns-repeated="3"/>
          <table:table-cell table:style-name="ce74" table:formula="of:=[.E131]-[.B131]" office:value-type="currency" office:currency="USD" office:value="-1241" calcext:value-type="currency">
            <text:p>-$1,241.00</text:p>
          </table:table-cell>
          <table:table-cell table:style-name="ce93" table:formula="of:=[.E131]/[.D131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955" calcext:value-type="float">
            <text:p>1955</text:p>
          </table:table-cell>
          <table:table-cell table:style-name="ce82" office:value-type="currency" office:currency="USD" office:value="2032" calcext:value-type="currency">
            <text:p>$2,032.00</text:p>
          </table:table-cell>
          <table:table-cell table:style-name="ce74" table:number-columns-repeated="3"/>
          <table:table-cell table:style-name="ce74" table:formula="of:=[.E132]-[.B132]" office:value-type="currency" office:currency="USD" office:value="-2032" calcext:value-type="currency">
            <text:p>-$2,032.00</text:p>
          </table:table-cell>
          <table:table-cell table:style-name="ce93" table:formula="of:=[.E132]/[.D132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5510" calcext:value-type="float">
            <text:p>5510</text:p>
          </table:table-cell>
          <table:table-cell table:style-name="ce82" office:value-type="currency" office:currency="USD" office:value="2131" calcext:value-type="currency">
            <text:p>$2,131.00</text:p>
          </table:table-cell>
          <table:table-cell table:style-name="ce74" table:number-columns-repeated="3"/>
          <table:table-cell table:style-name="ce74" table:formula="of:=[.E133]-[.B133]" office:value-type="currency" office:currency="USD" office:value="-2131" calcext:value-type="currency">
            <text:p>-$2,131.00</text:p>
          </table:table-cell>
          <table:table-cell table:style-name="ce93" table:formula="of:=[.E133]/[.D133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2810" calcext:value-type="float">
            <text:p>2810</text:p>
          </table:table-cell>
          <table:table-cell table:style-name="ce82" office:value-type="currency" office:currency="USD" office:value="1261" calcext:value-type="currency">
            <text:p>$1,261.00</text:p>
          </table:table-cell>
          <table:table-cell table:style-name="ce74" table:number-columns-repeated="3"/>
          <table:table-cell table:style-name="ce74" table:formula="of:=[.E134]-[.B134]" office:value-type="currency" office:currency="USD" office:value="-1261" calcext:value-type="currency">
            <text:p>-$1,261.00</text:p>
          </table:table-cell>
          <table:table-cell table:style-name="ce93" table:formula="of:=[.E134]/[.D134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928-E</text:p>
          </table:table-cell>
          <table:table-cell table:style-name="ce82" office:value-type="currency" office:currency="USD" office:value="1111" calcext:value-type="currency">
            <text:p>$1,111.00</text:p>
          </table:table-cell>
          <table:table-cell table:style-name="ce74" table:number-columns-repeated="3"/>
          <table:table-cell table:style-name="ce74" table:formula="of:=[.E135]-[.B135]" office:value-type="currency" office:currency="USD" office:value="-1111" calcext:value-type="currency">
            <text:p>-$1,111.00</text:p>
          </table:table-cell>
          <table:table-cell table:style-name="ce93" table:formula="of:=[.E135]/[.D135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3">
          <table:table-cell table:style-name="ce69" office:value-type="string" calcext:value-type="string">
            <text:p>Eagle Acid and Corrosive Safety Cabinets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string" calcext:value-type="string">
            <text:p>CRA-1903</text:p>
          </table:table-cell>
          <table:table-cell table:style-name="ce82" office:value-type="currency" office:currency="USD" office:value="593.37" calcext:value-type="currency">
            <text:p>$593.37</text:p>
          </table:table-cell>
          <table:table-cell table:style-name="ce74" table:number-columns-repeated="3"/>
          <table:table-cell table:style-name="ce74" table:formula="of:=[.E139]-[.B139]" office:value-type="currency" office:currency="USD" office:value="-593.37" calcext:value-type="currency">
            <text:p>-$593.37</text:p>
          </table:table-cell>
          <table:table-cell table:style-name="ce93" table:formula="of:=[.E139]/[.D139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CRA-1904</text:p>
          </table:table-cell>
          <table:table-cell table:style-name="ce82" office:value-type="currency" office:currency="USD" office:value="510.96" calcext:value-type="currency">
            <text:p>$510.96</text:p>
          </table:table-cell>
          <table:table-cell table:style-name="ce74" table:number-columns-repeated="3"/>
          <table:table-cell table:style-name="ce74" table:formula="of:=[.E140]-[.B140]" office:value-type="currency" office:currency="USD" office:value="-510.96" calcext:value-type="currency">
            <text:p>-$510.96</text:p>
          </table:table-cell>
          <table:table-cell table:style-name="ce93" table:formula="of:=[.E140]/[.D140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CRA-1924</text:p>
          </table:table-cell>
          <table:table-cell table:style-name="ce82" office:value-type="currency" office:currency="USD" office:value="682.38" calcext:value-type="currency">
            <text:p>$682.38</text:p>
          </table:table-cell>
          <table:table-cell table:style-name="ce74" table:number-columns-repeated="3"/>
          <table:table-cell table:style-name="ce74" table:formula="of:=[.E141]-[.B141]" office:value-type="currency" office:currency="USD" office:value="-682.38" calcext:value-type="currency">
            <text:p>-$682.38</text:p>
          </table:table-cell>
          <table:table-cell table:style-name="ce93" table:formula="of:=[.E141]/[.D141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CRA-1925</text:p>
          </table:table-cell>
          <table:table-cell table:style-name="ce82" office:value-type="currency" office:currency="USD" office:value="631.26" calcext:value-type="currency">
            <text:p>$631.26</text:p>
          </table:table-cell>
          <table:table-cell table:style-name="ce74" table:number-columns-repeated="3"/>
          <table:table-cell table:style-name="ce74" table:formula="of:=[.E142]-[.B142]" office:value-type="currency" office:currency="USD" office:value="-631.26" calcext:value-type="currency">
            <text:p>-$631.26</text:p>
          </table:table-cell>
          <table:table-cell table:style-name="ce93" table:formula="of:=[.E142]/[.D142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ADD-CRA14</text:p>
          </table:table-cell>
          <table:table-cell table:style-name="ce82" office:value-type="currency" office:currency="USD" office:value="951.03" calcext:value-type="currency">
            <text:p>$951.03</text:p>
          </table:table-cell>
          <table:table-cell table:style-name="ce74" table:number-columns-repeated="3"/>
          <table:table-cell table:style-name="ce74" table:formula="of:=[.E143]-[.B143]" office:value-type="currency" office:currency="USD" office:value="-951.03" calcext:value-type="currency">
            <text:p>-$951.03</text:p>
          </table:table-cell>
          <table:table-cell table:style-name="ce93" table:formula="of:=[.E143]/[.D143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ADD-CRA</text:p>
          </table:table-cell>
          <table:table-cell table:style-name="ce82" office:value-type="currency" office:currency="USD" office:value="824.12" calcext:value-type="currency">
            <text:p>$824.12</text:p>
          </table:table-cell>
          <table:table-cell table:style-name="ce74" table:number-columns-repeated="3"/>
          <table:table-cell table:style-name="ce74" table:formula="of:=[.E144]-[.B144]" office:value-type="currency" office:currency="USD" office:value="-824.12" calcext:value-type="currency">
            <text:p>-$824.12</text:p>
          </table:table-cell>
          <table:table-cell table:style-name="ce93" table:formula="of:=[.E144]/[.D144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CRA-1905</text:p>
          </table:table-cell>
          <table:table-cell table:style-name="ce82" office:value-type="currency" office:currency="USD" office:value="751.6" calcext:value-type="currency">
            <text:p>$751.60</text:p>
          </table:table-cell>
          <table:table-cell table:style-name="ce74" table:number-columns-repeated="3"/>
          <table:table-cell table:style-name="ce74" table:formula="of:=[.E145]-[.B145]" office:value-type="currency" office:currency="USD" office:value="-751.6" calcext:value-type="currency">
            <text:p>-$751.60</text:p>
          </table:table-cell>
          <table:table-cell table:style-name="ce93" table:formula="of:=[.E145]/[.D145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CRA-1906</text:p>
          </table:table-cell>
          <table:table-cell table:style-name="ce82" office:value-type="currency" office:currency="USD" office:value="721.92" calcext:value-type="currency">
            <text:p>$721.92</text:p>
          </table:table-cell>
          <table:table-cell table:style-name="ce74" table:number-columns-repeated="3"/>
          <table:table-cell table:style-name="ce74" table:formula="of:=[.E146]-[.B146]" office:value-type="currency" office:currency="USD" office:value="-721.92" calcext:value-type="currency">
            <text:p>-$721.92</text:p>
          </table:table-cell>
          <table:table-cell table:style-name="ce93" table:formula="of:=[.E146]/[.D146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CRA-70</text:p>
          </table:table-cell>
          <table:table-cell table:style-name="ce82" office:value-type="currency" office:currency="USD" office:value="932.9" calcext:value-type="currency">
            <text:p>$932.90</text:p>
          </table:table-cell>
          <table:table-cell table:style-name="ce74" table:number-columns-repeated="3"/>
          <table:table-cell table:style-name="ce74" table:formula="of:=[.E147]-[.B147]" office:value-type="currency" office:currency="USD" office:value="-932.9" calcext:value-type="currency">
            <text:p>-$932.90</text:p>
          </table:table-cell>
          <table:table-cell table:style-name="ce93" table:formula="of:=[.E147]/[.D147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CRA-71</text:p>
          </table:table-cell>
          <table:table-cell table:style-name="ce82" office:value-type="currency" office:currency="USD" office:value="774.68" calcext:value-type="currency">
            <text:p>$774.68</text:p>
          </table:table-cell>
          <table:table-cell table:style-name="ce74" table:number-columns-repeated="3"/>
          <table:table-cell table:style-name="ce74" table:formula="of:=[.E148]-[.B148]" office:value-type="currency" office:currency="USD" office:value="-774.68" calcext:value-type="currency">
            <text:p>-$774.68</text:p>
          </table:table-cell>
          <table:table-cell table:style-name="ce93" table:formula="of:=[.E148]/[.D148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CRA-2310</text:p>
          </table:table-cell>
          <table:table-cell table:style-name="ce82" office:value-type="currency" office:currency="USD" office:value="845.55" calcext:value-type="currency">
            <text:p>$845.55</text:p>
          </table:table-cell>
          <table:table-cell table:style-name="ce74" table:number-columns-repeated="3"/>
          <table:table-cell table:style-name="ce74" table:formula="of:=[.E149]-[.B149]" office:value-type="currency" office:currency="USD" office:value="-845.55" calcext:value-type="currency">
            <text:p>-$845.55</text:p>
          </table:table-cell>
          <table:table-cell table:style-name="ce93" table:formula="of:=[.E149]/[.D149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CRA-1923</text:p>
          </table:table-cell>
          <table:table-cell table:style-name="ce82" office:value-type="currency" office:currency="USD" office:value="801.05" calcext:value-type="currency">
            <text:p>$801.05</text:p>
          </table:table-cell>
          <table:table-cell table:style-name="ce74" table:number-columns-repeated="3"/>
          <table:table-cell table:style-name="ce74" table:formula="of:=[.E150]-[.B150]" office:value-type="currency" office:currency="USD" office:value="-801.05" calcext:value-type="currency">
            <text:p>-$801.05</text:p>
          </table:table-cell>
          <table:table-cell table:style-name="ce93" table:formula="of:=[.E150]/[.D150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69" office:value-type="string" calcext:value-type="string">
            <text:p>Eagle Type-I Safety Cans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string" calcext:value-type="string">
            <text:p>UI-2-S</text:p>
          </table:table-cell>
          <table:table-cell table:style-name="ce82" office:value-type="currency" office:currency="USD" office:value="28" calcext:value-type="currency">
            <text:p>$28.00</text:p>
          </table:table-cell>
          <table:table-cell table:style-name="ce74" table:number-columns-repeated="3"/>
          <table:table-cell table:style-name="ce74" table:formula="of:=[.E154]-[.B154]" office:value-type="currency" office:currency="USD" office:value="-28" calcext:value-type="currency">
            <text:p>-$28.00</text:p>
          </table:table-cell>
          <table:table-cell table:style-name="ce93" table:formula="of:=[.E154]/[.D154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UI-4-S</text:p>
          </table:table-cell>
          <table:table-cell table:style-name="ce82" office:value-type="currency" office:currency="USD" office:value="32" calcext:value-type="currency">
            <text:p>$32.00</text:p>
          </table:table-cell>
          <table:table-cell table:style-name="ce74" table:number-columns-repeated="3"/>
          <table:table-cell table:style-name="ce74" table:formula="of:=[.E155]-[.B155]" office:value-type="currency" office:currency="USD" office:value="-32" calcext:value-type="currency">
            <text:p>-$32.00</text:p>
          </table:table-cell>
          <table:table-cell table:style-name="ce93" table:formula="of:=[.E155]/[.D155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UI-10-S</text:p>
          </table:table-cell>
          <table:table-cell table:style-name="ce82" office:value-type="currency" office:currency="USD" office:value="34" calcext:value-type="currency">
            <text:p>$34.00</text:p>
          </table:table-cell>
          <table:table-cell table:style-name="ce74" table:number-columns-repeated="3"/>
          <table:table-cell table:style-name="ce74" table:formula="of:=[.E156]-[.B156]" office:value-type="currency" office:currency="USD" office:value="-34" calcext:value-type="currency">
            <text:p>-$34.00</text:p>
          </table:table-cell>
          <table:table-cell table:style-name="ce93" table:formula="of:=[.E156]/[.D156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UI-10-FS</text:p>
          </table:table-cell>
          <table:table-cell table:style-name="ce82" office:value-type="currency" office:currency="USD" office:value="38" calcext:value-type="currency">
            <text:p>$38.00</text:p>
          </table:table-cell>
          <table:table-cell table:style-name="ce74" table:number-columns-repeated="3"/>
          <table:table-cell table:style-name="ce74" table:formula="of:=[.E157]-[.B157]" office:value-type="currency" office:currency="USD" office:value="-38" calcext:value-type="currency">
            <text:p>-$38.00</text:p>
          </table:table-cell>
          <table:table-cell table:style-name="ce93" table:formula="of:=[.E157]/[.D157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UI-20-S</text:p>
          </table:table-cell>
          <table:table-cell table:style-name="ce82" office:value-type="currency" office:currency="USD" office:value="36" calcext:value-type="currency">
            <text:p>$36.00</text:p>
          </table:table-cell>
          <table:table-cell table:style-name="ce74" table:number-columns-repeated="3"/>
          <table:table-cell table:style-name="ce74" table:formula="of:=[.E158]-[.B158]" office:value-type="currency" office:currency="USD" office:value="-36" calcext:value-type="currency">
            <text:p>-$36.00</text:p>
          </table:table-cell>
          <table:table-cell table:style-name="ce93" table:formula="of:=[.E158]/[.D158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UI-20-FS</text:p>
          </table:table-cell>
          <table:table-cell table:style-name="ce82" office:value-type="currency" office:currency="USD" office:value="40" calcext:value-type="currency">
            <text:p>$40.00</text:p>
          </table:table-cell>
          <table:table-cell table:style-name="ce74" table:number-columns-repeated="3"/>
          <table:table-cell table:style-name="ce74" table:formula="of:=[.E159]-[.B159]" office:value-type="currency" office:currency="USD" office:value="-40" calcext:value-type="currency">
            <text:p>-$40.00</text:p>
          </table:table-cell>
          <table:table-cell table:style-name="ce93" table:formula="of:=[.E159]/[.D159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UI-25-S</text:p>
          </table:table-cell>
          <table:table-cell table:style-name="ce82" office:value-type="currency" office:currency="USD" office:value="37" calcext:value-type="currency">
            <text:p>$37.00</text:p>
          </table:table-cell>
          <table:table-cell table:style-name="ce74" table:number-columns-repeated="3"/>
          <table:table-cell table:style-name="ce74" table:formula="of:=[.E160]-[.B160]" office:value-type="currency" office:currency="USD" office:value="-37" calcext:value-type="currency">
            <text:p>-$37.00</text:p>
          </table:table-cell>
          <table:table-cell table:style-name="ce93" table:formula="of:=[.E160]/[.D160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UI-25-FS</text:p>
          </table:table-cell>
          <table:table-cell table:style-name="ce82" office:value-type="currency" office:currency="USD" office:value="41" calcext:value-type="currency">
            <text:p>$41.00</text:p>
          </table:table-cell>
          <table:table-cell table:style-name="ce74" table:number-columns-repeated="3"/>
          <table:table-cell table:style-name="ce74" table:formula="of:=[.E161]-[.B161]" office:value-type="currency" office:currency="USD" office:value="-41" calcext:value-type="currency">
            <text:p>-$41.00</text:p>
          </table:table-cell>
          <table:table-cell table:style-name="ce93" table:formula="of:=[.E161]/[.D161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UI-50-S</text:p>
          </table:table-cell>
          <table:table-cell table:style-name="ce82" office:value-type="currency" office:currency="USD" office:value="40" calcext:value-type="currency">
            <text:p>$40.00</text:p>
          </table:table-cell>
          <table:table-cell table:style-name="ce74" table:number-columns-repeated="3"/>
          <table:table-cell table:style-name="ce74" table:formula="of:=[.E162]-[.B162]" office:value-type="currency" office:currency="USD" office:value="-40" calcext:value-type="currency">
            <text:p>-$40.00</text:p>
          </table:table-cell>
          <table:table-cell table:style-name="ce93" table:formula="of:=[.E162]/[.D162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UI-50-FS</text:p>
          </table:table-cell>
          <table:table-cell table:style-name="ce82" office:value-type="currency" office:currency="USD" office:value="43" calcext:value-type="currency">
            <text:p>$43.00</text:p>
          </table:table-cell>
          <table:table-cell table:style-name="ce74" table:number-columns-repeated="3"/>
          <table:table-cell table:style-name="ce74" table:formula="of:=[.E163]-[.B163]" office:value-type="currency" office:currency="USD" office:value="-43" calcext:value-type="currency">
            <text:p>-$43.00</text:p>
          </table:table-cell>
          <table:table-cell table:style-name="ce93" table:formula="of:=[.E163]/[.D163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26">
          <table:table-cell table:style-name="ce69" office:value-type="string" calcext:value-type="string">
            <text:p>Eight Drum Low Profile Spill Containment Platforms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float" office:value="1688" calcext:value-type="float">
            <text:p>1688</text:p>
          </table:table-cell>
          <table:table-cell table:style-name="ce82" office:value-type="currency" office:currency="USD" office:value="560" calcext:value-type="currency">
            <text:p>$560.00</text:p>
          </table:table-cell>
          <table:table-cell table:style-name="ce74" table:number-columns-repeated="3"/>
          <table:table-cell table:style-name="ce74" table:formula="of:=[.E167]-[.B167]" office:value-type="currency" office:currency="USD" office:value="-560" calcext:value-type="currency">
            <text:p>-$560.00</text:p>
          </table:table-cell>
          <table:table-cell table:style-name="ce93" table:formula="of:=[.E167]/[.D167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9">
          <table:table-cell table:style-name="ce69" office:value-type="string" calcext:value-type="string">
            <text:p>Fire Safety Cabinets - One Door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string" calcext:value-type="string">
            <text:p>1903-SC</text:p>
          </table:table-cell>
          <table:table-cell table:style-name="ce82" office:value-type="currency" office:currency="USD" office:value="567" calcext:value-type="currency">
            <text:p>$567.00</text:p>
          </table:table-cell>
          <table:table-cell table:style-name="ce74" table:number-columns-repeated="3"/>
          <table:table-cell table:style-name="ce74" table:formula="of:=[.E171]-[.B171]" office:value-type="currency" office:currency="USD" office:value="-567" calcext:value-type="currency">
            <text:p>-$567.00</text:p>
          </table:table-cell>
          <table:table-cell table:style-name="ce93" table:formula="of:=[.E171]/[.D171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904-M</text:p>
          </table:table-cell>
          <table:table-cell table:style-name="ce82" office:value-type="currency" office:currency="USD" office:value="479" calcext:value-type="currency">
            <text:p>$479.00</text:p>
          </table:table-cell>
          <table:table-cell table:style-name="ce74" table:number-columns-repeated="3"/>
          <table:table-cell table:style-name="ce74" table:formula="of:=[.E172]-[.B172]" office:value-type="currency" office:currency="USD" office:value="-479" calcext:value-type="currency">
            <text:p>-$479.00</text:p>
          </table:table-cell>
          <table:table-cell table:style-name="ce93" table:formula="of:=[.E172]/[.D172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924-SC</text:p>
          </table:table-cell>
          <table:table-cell table:style-name="ce82" office:value-type="currency" office:currency="USD" office:value="654" calcext:value-type="currency">
            <text:p>$654.00</text:p>
          </table:table-cell>
          <table:table-cell table:style-name="ce74" table:number-columns-repeated="3"/>
          <table:table-cell table:style-name="ce74" table:formula="of:=[.E173]-[.B173]" office:value-type="currency" office:currency="USD" office:value="-654" calcext:value-type="currency">
            <text:p>-$654.00</text:p>
          </table:table-cell>
          <table:table-cell table:style-name="ce93" table:formula="of:=[.E173]/[.D173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925-M</text:p>
          </table:table-cell>
          <table:table-cell table:style-name="ce82" office:value-type="currency" office:currency="USD" office:value="597" calcext:value-type="currency">
            <text:p>$597.00</text:p>
          </table:table-cell>
          <table:table-cell table:style-name="ce74" table:number-columns-repeated="3"/>
          <table:table-cell table:style-name="ce74" table:formula="of:=[.E174]-[.B174]" office:value-type="currency" office:currency="USD" office:value="-597" calcext:value-type="currency">
            <text:p>-$597.00</text:p>
          </table:table-cell>
          <table:table-cell table:style-name="ce93" table:formula="of:=[.E174]/[.D174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905-SC</text:p>
          </table:table-cell>
          <table:table-cell table:style-name="ce82" office:value-type="currency" office:currency="USD" office:value="754" calcext:value-type="currency">
            <text:p>$754.00</text:p>
          </table:table-cell>
          <table:table-cell table:style-name="ce74" table:number-columns-repeated="3"/>
          <table:table-cell table:style-name="ce74" table:formula="of:=[.E175]-[.B175]" office:value-type="currency" office:currency="USD" office:value="-754" calcext:value-type="currency">
            <text:p>-$754.00</text:p>
          </table:table-cell>
          <table:table-cell table:style-name="ce93" table:formula="of:=[.E175]/[.D175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906-M</text:p>
          </table:table-cell>
          <table:table-cell table:style-name="ce82" office:value-type="currency" office:currency="USD" office:value="706" calcext:value-type="currency">
            <text:p>$706.00</text:p>
          </table:table-cell>
          <table:table-cell table:style-name="ce74" table:number-columns-repeated="3"/>
          <table:table-cell table:style-name="ce74" table:formula="of:=[.E176]-[.B176]" office:value-type="currency" office:currency="USD" office:value="-706" calcext:value-type="currency">
            <text:p>-$706.00</text:p>
          </table:table-cell>
          <table:table-cell table:style-name="ce93" table:formula="of:=[.E176]/[.D176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930-SC</text:p>
          </table:table-cell>
          <table:table-cell table:style-name="ce82" office:value-type="currency" office:currency="USD" office:value="920" calcext:value-type="currency">
            <text:p>$920.00</text:p>
          </table:table-cell>
          <table:table-cell table:style-name="ce74" table:number-columns-repeated="3"/>
          <table:table-cell table:style-name="ce74" table:formula="of:=[.E177]-[.B177]" office:value-type="currency" office:currency="USD" office:value="-920" calcext:value-type="currency">
            <text:p>-$920.00</text:p>
          </table:table-cell>
          <table:table-cell table:style-name="ce93" table:formula="of:=[.E177]/[.D177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945-S</text:p>
          </table:table-cell>
          <table:table-cell table:style-name="ce82" office:value-type="currency" office:currency="USD" office:value="1154" calcext:value-type="currency">
            <text:p>$1,154.00</text:p>
          </table:table-cell>
          <table:table-cell table:style-name="ce74" table:number-columns-repeated="3"/>
          <table:table-cell table:style-name="ce74" table:formula="of:=[.E178]-[.B178]" office:value-type="currency" office:currency="USD" office:value="-1154" calcext:value-type="currency">
            <text:p>-$1,154.00</text:p>
          </table:table-cell>
          <table:table-cell table:style-name="ce93" table:formula="of:=[.E178]/[.D178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6110-SC</text:p>
          </table:table-cell>
          <table:table-cell table:style-name="ce82" office:value-type="currency" office:currency="USD" office:value="1293" calcext:value-type="currency">
            <text:p>$1,293.00</text:p>
          </table:table-cell>
          <table:table-cell table:style-name="ce74" table:number-columns-repeated="3"/>
          <table:table-cell table:style-name="ce74" table:formula="of:=[.E179]-[.B179]" office:value-type="currency" office:currency="USD" office:value="-1293" calcext:value-type="currency">
            <text:p>-$1,293.00</text:p>
          </table:table-cell>
          <table:table-cell table:style-name="ce93" table:formula="of:=[.E179]/[.D179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9">
          <table:table-cell table:style-name="ce69" office:value-type="string" calcext:value-type="string">
            <text:p>Fire Safety Cabinets - Two Door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string" calcext:value-type="string">
            <text:p>1932-M</text:p>
          </table:table-cell>
          <table:table-cell table:style-name="ce82" office:value-type="currency" office:currency="USD" office:value="737" calcext:value-type="currency">
            <text:p>$737.00</text:p>
          </table:table-cell>
          <table:table-cell table:style-name="ce74" table:number-columns-repeated="3"/>
          <table:table-cell table:style-name="ce74" table:formula="of:=[.E183]-[.B183]" office:value-type="currency" office:currency="USD" office:value="-737" calcext:value-type="currency">
            <text:p>-$737.00</text:p>
          </table:table-cell>
          <table:table-cell table:style-name="ce93" table:formula="of:=[.E183]/[.D183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3010-SC</text:p>
          </table:table-cell>
          <table:table-cell table:style-name="ce82" office:value-type="currency" office:currency="USD" office:value="737" calcext:value-type="currency">
            <text:p>$737.00</text:p>
          </table:table-cell>
          <table:table-cell table:style-name="ce74" table:number-columns-repeated="3"/>
          <table:table-cell table:style-name="ce74" table:formula="of:=[.E184]-[.B184]" office:value-type="currency" office:currency="USD" office:value="-737" calcext:value-type="currency">
            <text:p>-$737.00</text:p>
          </table:table-cell>
          <table:table-cell table:style-name="ce93" table:formula="of:=[.E184]/[.D184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947-M</text:p>
          </table:table-cell>
          <table:table-cell table:style-name="ce82" office:value-type="currency" office:currency="USD" office:value="814" calcext:value-type="currency">
            <text:p>$814.00</text:p>
          </table:table-cell>
          <table:table-cell table:style-name="ce74" table:number-columns-repeated="3"/>
          <table:table-cell table:style-name="ce74" table:formula="of:=[.E185]-[.B185]" office:value-type="currency" office:currency="USD" office:value="-814" calcext:value-type="currency">
            <text:p>-$814.00</text:p>
          </table:table-cell>
          <table:table-cell table:style-name="ce93" table:formula="of:=[.E185]/[.D185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4510-SC</text:p>
          </table:table-cell>
          <table:table-cell table:style-name="ce82" office:value-type="currency" office:currency="USD" office:value="905" calcext:value-type="currency">
            <text:p>$905.00</text:p>
          </table:table-cell>
          <table:table-cell table:style-name="ce74" table:number-columns-repeated="3"/>
          <table:table-cell table:style-name="ce74" table:formula="of:=[.E186]-[.B186]" office:value-type="currency" office:currency="USD" office:value="-905" calcext:value-type="currency">
            <text:p>-$905.00</text:p>
          </table:table-cell>
          <table:table-cell table:style-name="ce93" table:formula="of:=[.E186]/[.D186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962-M</text:p>
          </table:table-cell>
          <table:table-cell table:style-name="ce82" office:value-type="currency" office:currency="USD" office:value="976" calcext:value-type="currency">
            <text:p>$976.00</text:p>
          </table:table-cell>
          <table:table-cell table:style-name="ce74" table:number-columns-repeated="3"/>
          <table:table-cell table:style-name="ce74" table:formula="of:=[.E187]-[.B187]" office:value-type="currency" office:currency="USD" office:value="-976" calcext:value-type="currency">
            <text:p>-$976.00</text:p>
          </table:table-cell>
          <table:table-cell table:style-name="ce93" table:formula="of:=[.E187]/[.D187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6010-SC</text:p>
          </table:table-cell>
          <table:table-cell table:style-name="ce82" office:value-type="currency" office:currency="USD" office:value="1055" calcext:value-type="currency">
            <text:p>$1,055.00</text:p>
          </table:table-cell>
          <table:table-cell table:style-name="ce74" table:number-columns-repeated="3"/>
          <table:table-cell table:style-name="ce74" table:formula="of:=[.E188]-[.B188]" office:value-type="currency" office:currency="USD" office:value="-1055" calcext:value-type="currency">
            <text:p>-$1,055.00</text:p>
          </table:table-cell>
          <table:table-cell table:style-name="ce93" table:formula="of:=[.E188]/[.D188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69" office:value-type="string" calcext:value-type="string">
            <text:p>Fixed Poly Dock Plate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float" office:value="1796" calcext:value-type="float">
            <text:p>1796</text:p>
          </table:table-cell>
          <table:table-cell table:style-name="ce82" office:value-type="currency" office:currency="USD" office:value="159" calcext:value-type="currency">
            <text:p>$159.00</text:p>
          </table:table-cell>
          <table:table-cell table:style-name="ce74" table:number-columns-repeated="3"/>
          <table:table-cell table:style-name="ce74" table:formula="of:=[.E192]-[.B192]" office:value-type="currency" office:currency="USD" office:value="-159" calcext:value-type="currency">
            <text:p>-$159.00</text:p>
          </table:table-cell>
          <table:table-cell table:style-name="ce93" table:formula="of:=[.E192]/[.D192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796KIT</text:p>
          </table:table-cell>
          <table:table-cell table:style-name="ce82" office:value-type="currency" office:currency="USD" office:value="132" calcext:value-type="currency">
            <text:p>$132.00</text:p>
          </table:table-cell>
          <table:table-cell table:style-name="ce74" table:number-columns-repeated="3"/>
          <table:table-cell table:style-name="ce74" table:formula="of:=[.E193]-[.B193]" office:value-type="currency" office:currency="USD" office:value="-132" calcext:value-type="currency">
            <text:p>-$132.00</text:p>
          </table:table-cell>
          <table:table-cell table:style-name="ce93" table:formula="of:=[.E193]/[.D193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9">
          <table:table-cell table:style-name="ce69" office:value-type="string" calcext:value-type="string">
            <text:p>Flammable Liquid Safety Cabinets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string" calcext:value-type="string">
            <text:p>1900-E</text:p>
          </table:table-cell>
          <table:table-cell table:style-name="ce82" office:value-type="currency" office:currency="USD" office:value="502" calcext:value-type="currency">
            <text:p>$502.00</text:p>
          </table:table-cell>
          <table:table-cell table:style-name="ce74" table:number-columns-repeated="3"/>
          <table:table-cell table:style-name="ce74" table:formula="of:=[.E197]-[.B197]" office:value-type="currency" office:currency="USD" office:value="-502" calcext:value-type="currency">
            <text:p>-$502.00</text:p>
          </table:table-cell>
          <table:table-cell table:style-name="ce93" table:formula="of:=[.E197]/[.D197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901-E</text:p>
          </table:table-cell>
          <table:table-cell table:style-name="ce82" office:value-type="currency" office:currency="USD" office:value="424" calcext:value-type="currency">
            <text:p>$424.00</text:p>
          </table:table-cell>
          <table:table-cell table:style-name="ce74" table:number-columns-repeated="3"/>
          <table:table-cell table:style-name="ce74" table:formula="of:=[.E198]-[.B198]" office:value-type="currency" office:currency="USD" office:value="-424" calcext:value-type="currency">
            <text:p>-$424.00</text:p>
          </table:table-cell>
          <table:table-cell table:style-name="ce93" table:formula="of:=[.E198]/[.D198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903" calcext:value-type="float">
            <text:p>1903</text:p>
          </table:table-cell>
          <table:table-cell table:style-name="ce82" office:value-type="currency" office:currency="USD" office:value="506" calcext:value-type="currency">
            <text:p>$506.00</text:p>
          </table:table-cell>
          <table:table-cell table:style-name="ce74" table:number-columns-repeated="3"/>
          <table:table-cell table:style-name="ce74" table:formula="of:=[.E199]-[.B199]" office:value-type="currency" office:currency="USD" office:value="-506" calcext:value-type="currency">
            <text:p>-$506.00</text:p>
          </table:table-cell>
          <table:table-cell table:style-name="ce93" table:formula="of:=[.E199]/[.D199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904-E</text:p>
          </table:table-cell>
          <table:table-cell table:style-name="ce82" office:value-type="currency" office:currency="USD" office:value="427" calcext:value-type="currency">
            <text:p>$427.00</text:p>
          </table:table-cell>
          <table:table-cell table:style-name="ce74" table:number-columns-repeated="3"/>
          <table:table-cell table:style-name="ce74" table:formula="of:=[.E200]-[.B200]" office:value-type="currency" office:currency="USD" office:value="-427" calcext:value-type="currency">
            <text:p>-$427.00</text:p>
          </table:table-cell>
          <table:table-cell table:style-name="ce93" table:formula="of:=[.E200]/[.D200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924-E</text:p>
          </table:table-cell>
          <table:table-cell table:style-name="ce82" office:value-type="currency" office:currency="USD" office:value="584" calcext:value-type="currency">
            <text:p>$584.00</text:p>
          </table:table-cell>
          <table:table-cell table:style-name="ce74" table:number-columns-repeated="3"/>
          <table:table-cell table:style-name="ce74" table:formula="of:=[.E201]-[.B201]" office:value-type="currency" office:currency="USD" office:value="-584" calcext:value-type="currency">
            <text:p>-$584.00</text:p>
          </table:table-cell>
          <table:table-cell table:style-name="ce93" table:formula="of:=[.E201]/[.D201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925-E</text:p>
          </table:table-cell>
          <table:table-cell table:style-name="ce82" office:value-type="currency" office:currency="USD" office:value="532" calcext:value-type="currency">
            <text:p>$532.00</text:p>
          </table:table-cell>
          <table:table-cell table:style-name="ce74" table:number-columns-repeated="3"/>
          <table:table-cell table:style-name="ce74" table:formula="of:=[.E202]-[.B202]" office:value-type="currency" office:currency="USD" office:value="-532" calcext:value-type="currency">
            <text:p>-$532.00</text:p>
          </table:table-cell>
          <table:table-cell table:style-name="ce93" table:formula="of:=[.E202]/[.D202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ADD-14</text:p>
          </table:table-cell>
          <table:table-cell table:style-name="ce82" office:value-type="currency" office:currency="USD" office:value="943" calcext:value-type="currency">
            <text:p>$943.00</text:p>
          </table:table-cell>
          <table:table-cell table:style-name="ce74" table:number-columns-repeated="3"/>
          <table:table-cell table:style-name="ce74" table:formula="of:=[.E203]-[.B203]" office:value-type="currency" office:currency="USD" office:value="-943" calcext:value-type="currency">
            <text:p>-$943.00</text:p>
          </table:table-cell>
          <table:table-cell table:style-name="ce93" table:formula="of:=[.E203]/[.D203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ADD-15</text:p>
          </table:table-cell>
          <table:table-cell table:style-name="ce82" office:value-type="currency" office:currency="USD" office:value="699" calcext:value-type="currency">
            <text:p>$699.00</text:p>
          </table:table-cell>
          <table:table-cell table:style-name="ce74" table:number-columns-repeated="3"/>
          <table:table-cell table:style-name="ce74" table:formula="of:=[.E204]-[.B204]" office:value-type="currency" office:currency="USD" office:value="-699" calcext:value-type="currency">
            <text:p>-$699.00</text:p>
          </table:table-cell>
          <table:table-cell table:style-name="ce93" table:formula="of:=[.E204]/[.D204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905-E</text:p>
          </table:table-cell>
          <table:table-cell table:style-name="ce82" office:value-type="currency" office:currency="USD" office:value="672" calcext:value-type="currency">
            <text:p>$672.00</text:p>
          </table:table-cell>
          <table:table-cell table:style-name="ce74" table:number-columns-repeated="3"/>
          <table:table-cell table:style-name="ce74" table:formula="of:=[.E205]-[.B205]" office:value-type="currency" office:currency="USD" office:value="-672" calcext:value-type="currency">
            <text:p>-$672.00</text:p>
          </table:table-cell>
          <table:table-cell table:style-name="ce93" table:formula="of:=[.E205]/[.D205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906-E</text:p>
          </table:table-cell>
          <table:table-cell table:style-name="ce82" office:value-type="currency" office:currency="USD" office:value="630" calcext:value-type="currency">
            <text:p>$630.00</text:p>
          </table:table-cell>
          <table:table-cell table:style-name="ce74" table:number-columns-repeated="3"/>
          <table:table-cell table:style-name="ce74" table:formula="of:=[.E206]-[.B206]" office:value-type="currency" office:currency="USD" office:value="-630" calcext:value-type="currency">
            <text:p>-$630.00</text:p>
          </table:table-cell>
          <table:table-cell table:style-name="ce93" table:formula="of:=[.E206]/[.D206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970-E</text:p>
          </table:table-cell>
          <table:table-cell table:style-name="ce82" office:value-type="currency" office:currency="USD" office:value="855" calcext:value-type="currency">
            <text:p>$855.00</text:p>
          </table:table-cell>
          <table:table-cell table:style-name="ce74" table:number-columns-repeated="3"/>
          <table:table-cell table:style-name="ce74" table:formula="of:=[.E207]-[.B207]" office:value-type="currency" office:currency="USD" office:value="-855" calcext:value-type="currency">
            <text:p>-$855.00</text:p>
          </table:table-cell>
          <table:table-cell table:style-name="ce93" table:formula="of:=[.E207]/[.D207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971" calcext:value-type="float">
            <text:p>1971</text:p>
          </table:table-cell>
          <table:table-cell table:style-name="ce82" office:value-type="currency" office:currency="USD" office:value="707" calcext:value-type="currency">
            <text:p>$707.00</text:p>
          </table:table-cell>
          <table:table-cell table:style-name="ce74" table:number-columns-repeated="3"/>
          <table:table-cell table:style-name="ce74" table:formula="of:=[.E208]-[.B208]" office:value-type="currency" office:currency="USD" office:value="-707" calcext:value-type="currency">
            <text:p>-$707.00</text:p>
          </table:table-cell>
          <table:table-cell table:style-name="ce93" table:formula="of:=[.E208]/[.D208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975" calcext:value-type="float">
            <text:p>1975</text:p>
          </table:table-cell>
          <table:table-cell table:style-name="ce82" office:value-type="currency" office:currency="USD" office:value="895" calcext:value-type="currency">
            <text:p>$895.00</text:p>
          </table:table-cell>
          <table:table-cell table:style-name="ce74" table:number-columns-repeated="3"/>
          <table:table-cell table:style-name="ce74" table:formula="of:=[.E209]-[.B209]" office:value-type="currency" office:currency="USD" office:value="-895" calcext:value-type="currency">
            <text:p>-$895.00</text:p>
          </table:table-cell>
          <table:table-cell table:style-name="ce93" table:formula="of:=[.E209]/[.D209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976" calcext:value-type="float">
            <text:p>1976</text:p>
          </table:table-cell>
          <table:table-cell table:style-name="ce82" office:value-type="currency" office:currency="USD" office:value="733" calcext:value-type="currency">
            <text:p>$733.00</text:p>
          </table:table-cell>
          <table:table-cell table:style-name="ce74" table:number-columns-repeated="3"/>
          <table:table-cell table:style-name="ce74" table:formula="of:=[.E210]-[.B210]" office:value-type="currency" office:currency="USD" office:value="-733" calcext:value-type="currency">
            <text:p>-$733.00</text:p>
          </table:table-cell>
          <table:table-cell table:style-name="ce93" table:formula="of:=[.E210]/[.D210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2310" calcext:value-type="float">
            <text:p>2310</text:p>
          </table:table-cell>
          <table:table-cell table:style-name="ce82" office:value-type="currency" office:currency="USD" office:value="758" calcext:value-type="currency">
            <text:p>$758.00</text:p>
          </table:table-cell>
          <table:table-cell table:style-name="ce74" table:number-columns-repeated="3"/>
          <table:table-cell table:style-name="ce74" table:formula="of:=[.E211]-[.B211]" office:value-type="currency" office:currency="USD" office:value="-758" calcext:value-type="currency">
            <text:p>-$758.00</text:p>
          </table:table-cell>
          <table:table-cell table:style-name="ce93" table:formula="of:=[.E211]/[.D211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923" calcext:value-type="float">
            <text:p>1923</text:p>
          </table:table-cell>
          <table:table-cell table:style-name="ce82" office:value-type="currency" office:currency="USD" office:value="717" calcext:value-type="currency">
            <text:p>$717.00</text:p>
          </table:table-cell>
          <table:table-cell table:style-name="ce74" table:number-columns-repeated="3"/>
          <table:table-cell table:style-name="ce74" table:formula="of:=[.E212]-[.B212]" office:value-type="currency" office:currency="USD" office:value="-717" calcext:value-type="currency">
            <text:p>-$717.00</text:p>
          </table:table-cell>
          <table:table-cell table:style-name="ce93" table:formula="of:=[.E212]/[.D212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3010-E</text:p>
          </table:table-cell>
          <table:table-cell table:style-name="ce82" office:value-type="currency" office:currency="USD" office:value="839" calcext:value-type="currency">
            <text:p>$839.00</text:p>
          </table:table-cell>
          <table:table-cell table:style-name="ce74" table:number-columns-repeated="3"/>
          <table:table-cell table:style-name="ce74" table:formula="of:=[.E213]-[.B213]" office:value-type="currency" office:currency="USD" office:value="-839" calcext:value-type="currency">
            <text:p>-$839.00</text:p>
          </table:table-cell>
          <table:table-cell table:style-name="ce93" table:formula="of:=[.E213]/[.D213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932-E</text:p>
          </table:table-cell>
          <table:table-cell table:style-name="ce82" office:value-type="currency" office:currency="USD" office:value="748" calcext:value-type="currency">
            <text:p>$748.00</text:p>
          </table:table-cell>
          <table:table-cell table:style-name="ce74" table:number-columns-repeated="3"/>
          <table:table-cell table:style-name="ce74" table:formula="of:=[.E214]-[.B214]" office:value-type="currency" office:currency="USD" office:value="-748" calcext:value-type="currency">
            <text:p>-$748.00</text:p>
          </table:table-cell>
          <table:table-cell table:style-name="ce93" table:formula="of:=[.E214]/[.D214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930-E</text:p>
          </table:table-cell>
          <table:table-cell table:style-name="ce82" office:value-type="currency" office:currency="USD" office:value="821" calcext:value-type="currency">
            <text:p>$821.00</text:p>
          </table:table-cell>
          <table:table-cell table:style-name="ce74" table:number-columns-repeated="3"/>
          <table:table-cell table:style-name="ce74" table:formula="of:=[.E215]-[.B215]" office:value-type="currency" office:currency="USD" office:value="-821" calcext:value-type="currency">
            <text:p>-$821.00</text:p>
          </table:table-cell>
          <table:table-cell table:style-name="ce93" table:formula="of:=[.E215]/[.D215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4510" calcext:value-type="float">
            <text:p>4510</text:p>
          </table:table-cell>
          <table:table-cell table:style-name="ce82" office:value-type="currency" office:currency="USD" office:value="1030" calcext:value-type="currency">
            <text:p>$1,030.00</text:p>
          </table:table-cell>
          <table:table-cell table:style-name="ce74" table:number-columns-repeated="3"/>
          <table:table-cell table:style-name="ce74" table:formula="of:=[.E216]-[.B216]" office:value-type="currency" office:currency="USD" office:value="-1030" calcext:value-type="currency">
            <text:p>-$1,030.00</text:p>
          </table:table-cell>
          <table:table-cell table:style-name="ce93" table:formula="of:=[.E216]/[.D216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947" calcext:value-type="float">
            <text:p>1947</text:p>
          </table:table-cell>
          <table:table-cell table:style-name="ce82" office:value-type="currency" office:currency="USD" office:value="926" calcext:value-type="currency">
            <text:p>$926.00</text:p>
          </table:table-cell>
          <table:table-cell table:style-name="ce74" table:number-columns-repeated="3"/>
          <table:table-cell table:style-name="ce74" table:formula="of:=[.E217]-[.B217]" office:value-type="currency" office:currency="USD" office:value="-926" calcext:value-type="currency">
            <text:p>-$926.00</text:p>
          </table:table-cell>
          <table:table-cell table:style-name="ce93" table:formula="of:=[.E217]/[.D217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945" calcext:value-type="float">
            <text:p>1945</text:p>
          </table:table-cell>
          <table:table-cell table:style-name="ce82" office:value-type="currency" office:currency="USD" office:value="1030" calcext:value-type="currency">
            <text:p>$1,030.00</text:p>
          </table:table-cell>
          <table:table-cell table:style-name="ce74" table:number-columns-repeated="3"/>
          <table:table-cell table:style-name="ce74" table:formula="of:=[.E218]-[.B218]" office:value-type="currency" office:currency="USD" office:value="-1030" calcext:value-type="currency">
            <text:p>-$1,030.00</text:p>
          </table:table-cell>
          <table:table-cell table:style-name="ce93" table:formula="of:=[.E218]/[.D218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4610" calcext:value-type="float">
            <text:p>4610</text:p>
          </table:table-cell>
          <table:table-cell table:style-name="ce82" office:value-type="currency" office:currency="USD" office:value="958" calcext:value-type="currency">
            <text:p>$958.00</text:p>
          </table:table-cell>
          <table:table-cell table:style-name="ce74" table:number-columns-repeated="3"/>
          <table:table-cell table:style-name="ce74" table:formula="of:=[.E219]-[.B219]" office:value-type="currency" office:currency="USD" office:value="-958" calcext:value-type="currency">
            <text:p>-$958.00</text:p>
          </table:table-cell>
          <table:table-cell table:style-name="ce93" table:formula="of:=[.E219]/[.D219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946" calcext:value-type="float">
            <text:p>1946</text:p>
          </table:table-cell>
          <table:table-cell table:style-name="ce82" office:value-type="currency" office:currency="USD" office:value="902" calcext:value-type="currency">
            <text:p>$902.00</text:p>
          </table:table-cell>
          <table:table-cell table:style-name="ce74" table:number-columns-repeated="3"/>
          <table:table-cell table:style-name="ce74" table:formula="of:=[.E220]-[.B220]" office:value-type="currency" office:currency="USD" office:value="-902" calcext:value-type="currency">
            <text:p>-$902.00</text:p>
          </table:table-cell>
          <table:table-cell table:style-name="ce93" table:formula="of:=[.E220]/[.D220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6110" calcext:value-type="float">
            <text:p>6110</text:p>
          </table:table-cell>
          <table:table-cell table:style-name="ce82" office:value-type="currency" office:currency="USD" office:value="1154" calcext:value-type="currency">
            <text:p>$1,154.00</text:p>
          </table:table-cell>
          <table:table-cell table:style-name="ce74" table:number-columns-repeated="3"/>
          <table:table-cell table:style-name="ce74" table:formula="of:=[.E221]-[.B221]" office:value-type="currency" office:currency="USD" office:value="-1154" calcext:value-type="currency">
            <text:p>-$1,154.00</text:p>
          </table:table-cell>
          <table:table-cell table:style-name="ce93" table:formula="of:=[.E221]/[.D221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961" calcext:value-type="float">
            <text:p>1961</text:p>
          </table:table-cell>
          <table:table-cell table:style-name="ce82" office:value-type="currency" office:currency="USD" office:value="1071" calcext:value-type="currency">
            <text:p>$1,071.00</text:p>
          </table:table-cell>
          <table:table-cell table:style-name="ce74" table:number-columns-repeated="3"/>
          <table:table-cell table:style-name="ce74" table:formula="of:=[.E222]-[.B222]" office:value-type="currency" office:currency="USD" office:value="-1071" calcext:value-type="currency">
            <text:p>-$1,071.00</text:p>
          </table:table-cell>
          <table:table-cell table:style-name="ce93" table:formula="of:=[.E222]/[.D222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6010" calcext:value-type="float">
            <text:p>6010</text:p>
          </table:table-cell>
          <table:table-cell table:style-name="ce82" office:value-type="currency" office:currency="USD" office:value="1205" calcext:value-type="currency">
            <text:p>$1,205.00</text:p>
          </table:table-cell>
          <table:table-cell table:style-name="ce74" table:number-columns-repeated="3"/>
          <table:table-cell table:style-name="ce74" table:formula="of:=[.E223]-[.B223]" office:value-type="currency" office:currency="USD" office:value="-1205" calcext:value-type="currency">
            <text:p>-$1,205.00</text:p>
          </table:table-cell>
          <table:table-cell table:style-name="ce93" table:formula="of:=[.E223]/[.D223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962" calcext:value-type="float">
            <text:p>1962</text:p>
          </table:table-cell>
          <table:table-cell table:style-name="ce82" office:value-type="currency" office:currency="USD" office:value="1111" calcext:value-type="currency">
            <text:p>$1,111.00</text:p>
          </table:table-cell>
          <table:table-cell table:style-name="ce74" table:number-columns-repeated="3"/>
          <table:table-cell table:style-name="ce74" table:formula="of:=[.E224]-[.B224]" office:value-type="currency" office:currency="USD" office:value="-1111" calcext:value-type="currency">
            <text:p>-$1,111.00</text:p>
          </table:table-cell>
          <table:table-cell table:style-name="ce93" table:formula="of:=[.E224]/[.D224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6410-E</text:p>
          </table:table-cell>
          <table:table-cell table:style-name="ce82" office:value-type="currency" office:currency="USD" office:value="1401" calcext:value-type="currency">
            <text:p>$1,401.00</text:p>
          </table:table-cell>
          <table:table-cell table:style-name="ce74" table:number-columns-repeated="3"/>
          <table:table-cell table:style-name="ce74" table:formula="of:=[.E225]-[.B225]" office:value-type="currency" office:currency="USD" office:value="-1401" calcext:value-type="currency">
            <text:p>-$1,401.00</text:p>
          </table:table-cell>
          <table:table-cell table:style-name="ce93" table:formula="of:=[.E225]/[.D225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964" calcext:value-type="float">
            <text:p>1964</text:p>
          </table:table-cell>
          <table:table-cell table:style-name="ce82" office:value-type="currency" office:currency="USD" office:value="1319" calcext:value-type="currency">
            <text:p>$1,319.00</text:p>
          </table:table-cell>
          <table:table-cell table:style-name="ce74" table:number-columns-repeated="3"/>
          <table:table-cell table:style-name="ce74" table:formula="of:=[.E226]-[.B226]" office:value-type="currency" office:currency="USD" office:value="-1319" calcext:value-type="currency">
            <text:p>-$1,319.00</text:p>
          </table:table-cell>
          <table:table-cell table:style-name="ce93" table:formula="of:=[.E226]/[.D226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9010" calcext:value-type="float">
            <text:p>9010</text:p>
          </table:table-cell>
          <table:table-cell table:style-name="ce82" office:value-type="currency" office:currency="USD" office:value="1632" calcext:value-type="currency">
            <text:p>$1,632.00</text:p>
          </table:table-cell>
          <table:table-cell table:style-name="ce74" table:number-columns-repeated="3"/>
          <table:table-cell table:style-name="ce74" table:formula="of:=[.E227]-[.B227]" office:value-type="currency" office:currency="USD" office:value="-1632" calcext:value-type="currency">
            <text:p>-$1,632.00</text:p>
          </table:table-cell>
          <table:table-cell table:style-name="ce93" table:formula="of:=[.E227]/[.D227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992" calcext:value-type="float">
            <text:p>1992</text:p>
          </table:table-cell>
          <table:table-cell table:style-name="ce82" office:value-type="currency" office:currency="USD" office:value="1538" calcext:value-type="currency">
            <text:p>$1,538.00</text:p>
          </table:table-cell>
          <table:table-cell table:style-name="ce74" table:number-columns-repeated="3"/>
          <table:table-cell table:style-name="ce74" table:formula="of:=[.E228]-[.B228]" office:value-type="currency" office:currency="USD" office:value="-1538" calcext:value-type="currency">
            <text:p>-$1,538.00</text:p>
          </table:table-cell>
          <table:table-cell table:style-name="ce93" table:formula="of:=[.E228]/[.D228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9">
          <table:table-cell table:style-name="ce69" office:value-type="string" calcext:value-type="string">
            <text:p>Horizontal Drum Single Stacker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float" office:value="1606" calcext:value-type="float">
            <text:p>1606</text:p>
          </table:table-cell>
          <table:table-cell table:style-name="ce82" office:value-type="currency" office:currency="USD" office:value="207" calcext:value-type="currency">
            <text:p>$207.00</text:p>
          </table:table-cell>
          <table:table-cell table:style-name="ce74" table:number-columns-repeated="3"/>
          <table:table-cell table:style-name="ce74" table:formula="of:=[.E232]-[.B232]" office:value-type="currency" office:currency="USD" office:value="-207" calcext:value-type="currency">
            <text:p>-$207.00</text:p>
          </table:table-cell>
          <table:table-cell table:style-name="ce93" table:formula="of:=[.E232]/[.D232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2">
          <table:table-cell table:style-name="ce69" office:value-type="string" calcext:value-type="string">
            <text:p>IBC Spill Unit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float" office:value="1680" calcext:value-type="float">
            <text:p>1680</text:p>
          </table:table-cell>
          <table:table-cell table:style-name="ce82" office:value-type="currency" office:currency="USD" office:value="1714" calcext:value-type="currency">
            <text:p>$1,714.00</text:p>
          </table:table-cell>
          <table:table-cell table:style-name="ce74" table:number-columns-repeated="3"/>
          <table:table-cell table:style-name="ce74" table:formula="of:=[.E236]-[.B236]" office:value-type="currency" office:currency="USD" office:value="-1714" calcext:value-type="currency">
            <text:p>-$1,714.00</text:p>
          </table:table-cell>
          <table:table-cell table:style-name="ce93" table:formula="of:=[.E236]/[.D236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69" office:value-type="string" calcext:value-type="string">
            <text:p>Laboratory Safety Cans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string" calcext:value-type="string">
            <text:p>1301-E</text:p>
          </table:table-cell>
          <table:table-cell table:style-name="ce82" office:value-type="currency" office:currency="USD" office:value="132" calcext:value-type="currency">
            <text:p>$132.00</text:p>
          </table:table-cell>
          <table:table-cell table:style-name="ce74" table:number-columns-repeated="3"/>
          <table:table-cell table:style-name="ce74" table:formula="of:=[.E240]-[.B240]" office:value-type="currency" office:currency="USD" office:value="-132" calcext:value-type="currency">
            <text:p>-$132.00</text:p>
          </table:table-cell>
          <table:table-cell table:style-name="ce93" table:formula="of:=[.E240]/[.D240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401" calcext:value-type="float">
            <text:p>1401</text:p>
          </table:table-cell>
          <table:table-cell table:style-name="ce82" office:value-type="currency" office:currency="USD" office:value="63" calcext:value-type="currency">
            <text:p>$63.00</text:p>
          </table:table-cell>
          <table:table-cell table:style-name="ce74" table:number-columns-repeated="3"/>
          <table:table-cell table:style-name="ce74" table:formula="of:=[.E241]-[.B241]" office:value-type="currency" office:currency="USD" office:value="-63" calcext:value-type="currency">
            <text:p>-$63.00</text:p>
          </table:table-cell>
          <table:table-cell table:style-name="ce93" table:formula="of:=[.E241]/[.D241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510" calcext:value-type="float">
            <text:p>1510</text:p>
          </table:table-cell>
          <table:table-cell table:style-name="ce82" office:value-type="currency" office:currency="USD" office:value="70" calcext:value-type="currency">
            <text:p>$70.00</text:p>
          </table:table-cell>
          <table:table-cell table:style-name="ce74" table:number-columns-repeated="3"/>
          <table:table-cell table:style-name="ce74" table:formula="of:=[.E242]-[.B242]" office:value-type="currency" office:currency="USD" office:value="-70" calcext:value-type="currency">
            <text:p>-$70.00</text:p>
          </table:table-cell>
          <table:table-cell table:style-name="ce93" table:formula="of:=[.E242]/[.D242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511" calcext:value-type="float">
            <text:p>1511</text:p>
          </table:table-cell>
          <table:table-cell table:style-name="ce82" office:value-type="currency" office:currency="USD" office:value="73" calcext:value-type="currency">
            <text:p>$73.00</text:p>
          </table:table-cell>
          <table:table-cell table:style-name="ce74" table:number-columns-repeated="3"/>
          <table:table-cell table:style-name="ce74" table:formula="of:=[.E243]-[.B243]" office:value-type="currency" office:currency="USD" office:value="-73" calcext:value-type="currency">
            <text:p>-$73.00</text:p>
          </table:table-cell>
          <table:table-cell table:style-name="ce93" table:formula="of:=[.E243]/[.D243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512" calcext:value-type="float">
            <text:p>1512</text:p>
          </table:table-cell>
          <table:table-cell table:style-name="ce82" office:value-type="currency" office:currency="USD" office:value="70" calcext:value-type="currency">
            <text:p>$70.00</text:p>
          </table:table-cell>
          <table:table-cell table:style-name="ce74" table:number-columns-repeated="3"/>
          <table:table-cell table:style-name="ce74" table:formula="of:=[.E244]-[.B244]" office:value-type="currency" office:currency="USD" office:value="-70" calcext:value-type="currency">
            <text:p>-$70.00</text:p>
          </table:table-cell>
          <table:table-cell table:style-name="ce93" table:formula="of:=[.E244]/[.D244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513" calcext:value-type="float">
            <text:p>1513</text:p>
          </table:table-cell>
          <table:table-cell table:style-name="ce82" office:value-type="currency" office:currency="USD" office:value="73" calcext:value-type="currency">
            <text:p>$73.00</text:p>
          </table:table-cell>
          <table:table-cell table:style-name="ce74" table:number-columns-repeated="3"/>
          <table:table-cell table:style-name="ce74" table:formula="of:=[.E245]-[.B245]" office:value-type="currency" office:currency="USD" office:value="-73" calcext:value-type="currency">
            <text:p>-$73.00</text:p>
          </table:table-cell>
          <table:table-cell table:style-name="ce93" table:formula="of:=[.E245]/[.D245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9">
          <table:table-cell table:style-name="ce69" office:value-type="string" calcext:value-type="string">
            <text:p>Lift Oil Drain Can &amp; Tallow Pot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float" office:value="211" calcext:value-type="float">
            <text:p>211</text:p>
          </table:table-cell>
          <table:table-cell table:style-name="ce82" office:value-type="currency" office:currency="USD" office:value="36" calcext:value-type="currency">
            <text:p>$36.00</text:p>
          </table:table-cell>
          <table:table-cell table:style-name="ce74" table:number-columns-repeated="3"/>
          <table:table-cell table:style-name="ce74" table:formula="of:=[.E249]-[.B249]" office:value-type="currency" office:currency="USD" office:value="-36" calcext:value-type="currency">
            <text:p>-$36.00</text:p>
          </table:table-cell>
          <table:table-cell table:style-name="ce93" table:formula="of:=[.E249]/[.D249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605" calcext:value-type="float">
            <text:p>605</text:p>
          </table:table-cell>
          <table:table-cell table:style-name="ce82" office:value-type="currency" office:currency="USD" office:value="108" calcext:value-type="currency">
            <text:p>$108.00</text:p>
          </table:table-cell>
          <table:table-cell table:style-name="ce74" table:number-columns-repeated="3"/>
          <table:table-cell table:style-name="ce74" table:formula="of:=[.E250]-[.B250]" office:value-type="currency" office:currency="USD" office:value="-108" calcext:value-type="currency">
            <text:p>-$108.00</text:p>
          </table:table-cell>
          <table:table-cell table:style-name="ce93" table:formula="of:=[.E250]/[.D250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69" office:value-type="string" calcext:value-type="string">
            <text:p>Machine Guards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float" office:value="1765" calcext:value-type="float">
            <text:p>1765</text:p>
          </table:table-cell>
          <table:table-cell table:style-name="ce82" office:value-type="currency" office:currency="USD" office:value="185" calcext:value-type="currency">
            <text:p>$185.00</text:p>
          </table:table-cell>
          <table:table-cell table:style-name="ce74" table:number-columns-repeated="3"/>
          <table:table-cell table:style-name="ce74" table:formula="of:=[.E254]-[.B254]" office:value-type="currency" office:currency="USD" office:value="-185" calcext:value-type="currency">
            <text:p>-$185.00</text:p>
          </table:table-cell>
          <table:table-cell table:style-name="ce93" table:formula="of:=[.E254]/[.D254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745" calcext:value-type="float">
            <text:p>1745</text:p>
          </table:table-cell>
          <table:table-cell table:style-name="ce82" office:value-type="currency" office:currency="USD" office:value="213" calcext:value-type="currency">
            <text:p>$213.00</text:p>
          </table:table-cell>
          <table:table-cell table:style-name="ce74" table:number-columns-repeated="3"/>
          <table:table-cell table:style-name="ce74" table:formula="of:=[.E255]-[.B255]" office:value-type="currency" office:currency="USD" office:value="-213" calcext:value-type="currency">
            <text:p>-$213.00</text:p>
          </table:table-cell>
          <table:table-cell table:style-name="ce93" table:formula="of:=[.E255]/[.D255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772" calcext:value-type="float">
            <text:p>1772</text:p>
          </table:table-cell>
          <table:table-cell table:style-name="ce82" office:value-type="currency" office:currency="USD" office:value="200" calcext:value-type="currency">
            <text:p>$200.00</text:p>
          </table:table-cell>
          <table:table-cell table:style-name="ce74" table:number-columns-repeated="3"/>
          <table:table-cell table:style-name="ce74" table:formula="of:=[.E256]-[.B256]" office:value-type="currency" office:currency="USD" office:value="-200" calcext:value-type="currency">
            <text:p>-$200.00</text:p>
          </table:table-cell>
          <table:table-cell table:style-name="ce93" table:formula="of:=[.E256]/[.D256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773" calcext:value-type="float">
            <text:p>1773</text:p>
          </table:table-cell>
          <table:table-cell table:style-name="ce82" office:value-type="currency" office:currency="USD" office:value="211" calcext:value-type="currency">
            <text:p>$211.00</text:p>
          </table:table-cell>
          <table:table-cell table:style-name="ce74" table:number-columns-repeated="3"/>
          <table:table-cell table:style-name="ce74" table:formula="of:=[.E257]-[.B257]" office:value-type="currency" office:currency="USD" office:value="-211" calcext:value-type="currency">
            <text:p>-$211.00</text:p>
          </table:table-cell>
          <table:table-cell table:style-name="ce93" table:formula="of:=[.E257]/[.D257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746" calcext:value-type="float">
            <text:p>1746</text:p>
          </table:table-cell>
          <table:table-cell table:style-name="ce82" office:value-type="currency" office:currency="USD" office:value="185" calcext:value-type="currency">
            <text:p>$185.00</text:p>
          </table:table-cell>
          <table:table-cell table:style-name="ce74" table:number-columns-repeated="3"/>
          <table:table-cell table:style-name="ce74" table:formula="of:=[.E258]-[.B258]" office:value-type="currency" office:currency="USD" office:value="-185" calcext:value-type="currency">
            <text:p>-$185.00</text:p>
          </table:table-cell>
          <table:table-cell table:style-name="ce93" table:formula="of:=[.E258]/[.D258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770" calcext:value-type="float">
            <text:p>1770</text:p>
          </table:table-cell>
          <table:table-cell table:style-name="ce82" office:value-type="currency" office:currency="USD" office:value="213" calcext:value-type="currency">
            <text:p>$213.00</text:p>
          </table:table-cell>
          <table:table-cell table:style-name="ce74" table:number-columns-repeated="3"/>
          <table:table-cell table:style-name="ce74" table:formula="of:=[.E259]-[.B259]" office:value-type="currency" office:currency="USD" office:value="-213" calcext:value-type="currency">
            <text:p>-$213.00</text:p>
          </table:table-cell>
          <table:table-cell table:style-name="ce93" table:formula="of:=[.E259]/[.D259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774" calcext:value-type="float">
            <text:p>1774</text:p>
          </table:table-cell>
          <table:table-cell table:style-name="ce82" office:value-type="currency" office:currency="USD" office:value="220" calcext:value-type="currency">
            <text:p>$220.00</text:p>
          </table:table-cell>
          <table:table-cell table:style-name="ce74" table:number-columns-repeated="3"/>
          <table:table-cell table:style-name="ce74" table:formula="of:=[.E260]-[.B260]" office:value-type="currency" office:currency="USD" office:value="-220" calcext:value-type="currency">
            <text:p>-$220.00</text:p>
          </table:table-cell>
          <table:table-cell table:style-name="ce93" table:formula="of:=[.E260]/[.D260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775" calcext:value-type="float">
            <text:p>1775</text:p>
          </table:table-cell>
          <table:table-cell table:style-name="ce82" office:value-type="currency" office:currency="USD" office:value="242" calcext:value-type="currency">
            <text:p>$242.00</text:p>
          </table:table-cell>
          <table:table-cell table:style-name="ce74" table:number-columns-repeated="3"/>
          <table:table-cell table:style-name="ce74" table:formula="of:=[.E261]-[.B261]" office:value-type="currency" office:currency="USD" office:value="-242" calcext:value-type="currency">
            <text:p>-$242.00</text:p>
          </table:table-cell>
          <table:table-cell table:style-name="ce93" table:formula="of:=[.E261]/[.D261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771" calcext:value-type="float">
            <text:p>1771</text:p>
          </table:table-cell>
          <table:table-cell table:style-name="ce82" office:value-type="currency" office:currency="USD" office:value="220" calcext:value-type="currency">
            <text:p>$220.00</text:p>
          </table:table-cell>
          <table:table-cell table:style-name="ce74" table:number-columns-repeated="3"/>
          <table:table-cell table:style-name="ce74" table:formula="of:=[.E262]-[.B262]" office:value-type="currency" office:currency="USD" office:value="-220" calcext:value-type="currency">
            <text:p>-$220.00</text:p>
          </table:table-cell>
          <table:table-cell table:style-name="ce93" table:formula="of:=[.E262]/[.D262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747" calcext:value-type="float">
            <text:p>1747</text:p>
          </table:table-cell>
          <table:table-cell table:style-name="ce82" office:value-type="currency" office:currency="USD" office:value="247" calcext:value-type="currency">
            <text:p>$247.00</text:p>
          </table:table-cell>
          <table:table-cell table:style-name="ce74" table:number-columns-repeated="3"/>
          <table:table-cell table:style-name="ce74" table:formula="of:=[.E263]-[.B263]" office:value-type="currency" office:currency="USD" office:value="-247" calcext:value-type="currency">
            <text:p>-$247.00</text:p>
          </table:table-cell>
          <table:table-cell table:style-name="ce93" table:formula="of:=[.E263]/[.D263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9">
          <table:table-cell table:style-name="ce69" office:value-type="string" calcext:value-type="string">
            <text:p>Metal Disposal Safety Cans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float" office:value="1423" calcext:value-type="float">
            <text:p>1423</text:p>
          </table:table-cell>
          <table:table-cell table:style-name="ce82" office:value-type="currency" office:currency="USD" office:value="115.48" calcext:value-type="currency">
            <text:p>$115.48</text:p>
          </table:table-cell>
          <table:table-cell table:style-name="ce74" table:number-columns-repeated="3"/>
          <table:table-cell table:style-name="ce74" table:formula="of:=[.E267]-[.B267]" office:value-type="currency" office:currency="USD" office:value="-115.48" calcext:value-type="currency">
            <text:p>-$115.48</text:p>
          </table:table-cell>
          <table:table-cell table:style-name="ce93" table:formula="of:=[.E267]/[.D267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425" calcext:value-type="float">
            <text:p>1425</text:p>
          </table:table-cell>
          <table:table-cell table:style-name="ce82" office:value-type="currency" office:currency="USD" office:value="122.72" calcext:value-type="currency">
            <text:p>$122.72</text:p>
          </table:table-cell>
          <table:table-cell table:style-name="ce74" table:number-columns-repeated="3"/>
          <table:table-cell table:style-name="ce74" table:formula="of:=[.E268]-[.B268]" office:value-type="currency" office:currency="USD" office:value="-122.72" calcext:value-type="currency">
            <text:p>-$122.72</text:p>
          </table:table-cell>
          <table:table-cell table:style-name="ce93" table:formula="of:=[.E268]/[.D268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323" calcext:value-type="float">
            <text:p>1323</text:p>
          </table:table-cell>
          <table:table-cell table:style-name="ce82" office:value-type="currency" office:currency="USD" office:value="285.65" calcext:value-type="currency">
            <text:p>$285.65</text:p>
          </table:table-cell>
          <table:table-cell table:style-name="ce74" table:number-columns-repeated="3"/>
          <table:table-cell table:style-name="ce74" table:formula="of:=[.E269]-[.B269]" office:value-type="currency" office:currency="USD" office:value="-285.65" calcext:value-type="currency">
            <text:p>-$285.65</text:p>
          </table:table-cell>
          <table:table-cell table:style-name="ce93" table:formula="of:=[.E269]/[.D269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325" calcext:value-type="float">
            <text:p>1325</text:p>
          </table:table-cell>
          <table:table-cell table:style-name="ce82" office:value-type="currency" office:currency="USD" office:value="309" calcext:value-type="currency">
            <text:p>$309.00</text:p>
          </table:table-cell>
          <table:table-cell table:style-name="ce74" table:number-columns-repeated="3"/>
          <table:table-cell table:style-name="ce74" table:formula="of:=[.E270]-[.B270]" office:value-type="currency" office:currency="USD" office:value="-309" calcext:value-type="currency">
            <text:p>-$309.00</text:p>
          </table:table-cell>
          <table:table-cell table:style-name="ce93" table:formula="of:=[.E270]/[.D270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9">
          <table:table-cell table:style-name="ce69" office:value-type="string" calcext:value-type="string">
            <text:p>Mobile Spill Control Platform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float" office:value="1637" calcext:value-type="float">
            <text:p>1637</text:p>
          </table:table-cell>
          <table:table-cell table:style-name="ce82" office:value-type="currency" office:currency="USD" office:value="696.5" calcext:value-type="currency">
            <text:p>$696.50</text:p>
          </table:table-cell>
          <table:table-cell table:style-name="ce74" table:number-columns-repeated="3"/>
          <table:table-cell table:style-name="ce74" table:formula="of:=[.E274]-[.B274]" office:value-type="currency" office:currency="USD" office:value="-696.5" calcext:value-type="currency">
            <text:p>-$696.50</text:p>
          </table:table-cell>
          <table:table-cell table:style-name="ce93" table:formula="of:=[.E274]/[.D274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3">
          <table:table-cell table:style-name="ce69" office:value-type="string" calcext:value-type="string">
            <text:p>Narrow Yellow and Hi-Vis Column Protectors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float" office:value="1706" calcext:value-type="float">
            <text:p>1706</text:p>
          </table:table-cell>
          <table:table-cell table:style-name="ce82" office:value-type="currency" office:currency="USD" office:value="215" calcext:value-type="currency">
            <text:p>$215.00</text:p>
          </table:table-cell>
          <table:table-cell table:style-name="ce74" table:number-columns-repeated="3"/>
          <table:table-cell table:style-name="ce74" table:formula="of:=[.E278]-[.B278]" office:value-type="currency" office:currency="USD" office:value="-215" calcext:value-type="currency">
            <text:p>-$215.00</text:p>
          </table:table-cell>
          <table:table-cell table:style-name="ce93" table:formula="of:=[.E278]/[.D278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708" calcext:value-type="float">
            <text:p>1708</text:p>
          </table:table-cell>
          <table:table-cell table:style-name="ce82" office:value-type="currency" office:currency="USD" office:value="215" calcext:value-type="currency">
            <text:p>$215.00</text:p>
          </table:table-cell>
          <table:table-cell table:style-name="ce74" table:number-columns-repeated="3"/>
          <table:table-cell table:style-name="ce74" table:formula="of:=[.E279]-[.B279]" office:value-type="currency" office:currency="USD" office:value="-215" calcext:value-type="currency">
            <text:p>-$215.00</text:p>
          </table:table-cell>
          <table:table-cell table:style-name="ce93" table:formula="of:=[.E279]/[.D279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710-E</text:p>
          </table:table-cell>
          <table:table-cell table:style-name="ce82" office:value-type="currency" office:currency="USD" office:value="215" calcext:value-type="currency">
            <text:p>$215.00</text:p>
          </table:table-cell>
          <table:table-cell table:style-name="ce74" table:number-columns-repeated="3"/>
          <table:table-cell table:style-name="ce74" table:formula="of:=[.E280]-[.B280]" office:value-type="currency" office:currency="USD" office:value="-215" calcext:value-type="currency">
            <text:p>-$215.00</text:p>
          </table:table-cell>
          <table:table-cell table:style-name="ce93" table:formula="of:=[.E280]/[.D280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712" calcext:value-type="float">
            <text:p>1712</text:p>
          </table:table-cell>
          <table:table-cell table:style-name="ce82" office:value-type="currency" office:currency="USD" office:value="215" calcext:value-type="currency">
            <text:p>$215.00</text:p>
          </table:table-cell>
          <table:table-cell table:style-name="ce74" table:number-columns-repeated="3"/>
          <table:table-cell table:style-name="ce74" table:formula="of:=[.E281]-[.B281]" office:value-type="currency" office:currency="USD" office:value="-215" calcext:value-type="currency">
            <text:p>-$215.00</text:p>
          </table:table-cell>
          <table:table-cell table:style-name="ce93" table:formula="of:=[.E281]/[.D281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704-E</text:p>
          </table:table-cell>
          <table:table-cell table:style-name="ce82" office:value-type="currency" office:currency="USD" office:value="125" calcext:value-type="currency">
            <text:p>$125.00</text:p>
          </table:table-cell>
          <table:table-cell table:style-name="ce74" table:number-columns-repeated="3"/>
          <table:table-cell table:style-name="ce74" table:formula="of:=[.E282]-[.B282]" office:value-type="currency" office:currency="USD" office:value="-125" calcext:value-type="currency">
            <text:p>-$125.00</text:p>
          </table:table-cell>
          <table:table-cell table:style-name="ce93" table:formula="of:=[.E282]/[.D282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709-E</text:p>
          </table:table-cell>
          <table:table-cell table:style-name="ce82" office:value-type="currency" office:currency="USD" office:value="215" calcext:value-type="currency">
            <text:p>$215.00</text:p>
          </table:table-cell>
          <table:table-cell table:style-name="ce74" table:number-columns-repeated="3"/>
          <table:table-cell table:style-name="ce74" table:formula="of:=[.E283]-[.B283]" office:value-type="currency" office:currency="USD" office:value="-215" calcext:value-type="currency">
            <text:p>-$215.00</text:p>
          </table:table-cell>
          <table:table-cell table:style-name="ce93" table:formula="of:=[.E283]/[.D283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706LM</text:p>
          </table:table-cell>
          <table:table-cell table:style-name="ce82" office:value-type="currency" office:currency="USD" office:value="232" calcext:value-type="currency">
            <text:p>$232.00</text:p>
          </table:table-cell>
          <table:table-cell table:style-name="ce74" table:number-columns-repeated="3"/>
          <table:table-cell table:style-name="ce74" table:formula="of:=[.E284]-[.B284]" office:value-type="currency" office:currency="USD" office:value="-232" calcext:value-type="currency">
            <text:p>-$232.00</text:p>
          </table:table-cell>
          <table:table-cell table:style-name="ce93" table:formula="of:=[.E284]/[.D284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706OR</text:p>
          </table:table-cell>
          <table:table-cell table:style-name="ce82" office:value-type="currency" office:currency="USD" office:value="232" calcext:value-type="currency">
            <text:p>$232.00</text:p>
          </table:table-cell>
          <table:table-cell table:style-name="ce74" table:number-columns-repeated="3"/>
          <table:table-cell table:style-name="ce74" table:formula="of:=[.E285]-[.B285]" office:value-type="currency" office:currency="USD" office:value="-232" calcext:value-type="currency">
            <text:p>-$232.00</text:p>
          </table:table-cell>
          <table:table-cell table:style-name="ce93" table:formula="of:=[.E285]/[.D285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708LM</text:p>
          </table:table-cell>
          <table:table-cell table:style-name="ce82" office:value-type="currency" office:currency="USD" office:value="232" calcext:value-type="currency">
            <text:p>$232.00</text:p>
          </table:table-cell>
          <table:table-cell table:style-name="ce74" table:number-columns-repeated="3"/>
          <table:table-cell table:style-name="ce74" table:formula="of:=[.E286]-[.B286]" office:value-type="currency" office:currency="USD" office:value="-232" calcext:value-type="currency">
            <text:p>-$232.00</text:p>
          </table:table-cell>
          <table:table-cell table:style-name="ce93" table:formula="of:=[.E286]/[.D286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708OR</text:p>
          </table:table-cell>
          <table:table-cell table:style-name="ce82" office:value-type="currency" office:currency="USD" office:value="232" calcext:value-type="currency">
            <text:p>$232.00</text:p>
          </table:table-cell>
          <table:table-cell table:style-name="ce74" table:number-columns-repeated="3"/>
          <table:table-cell table:style-name="ce74" table:formula="of:=[.E287]-[.B287]" office:value-type="currency" office:currency="USD" office:value="-232" calcext:value-type="currency">
            <text:p>-$232.00</text:p>
          </table:table-cell>
          <table:table-cell table:style-name="ce93" table:formula="of:=[.E287]/[.D287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709LM</text:p>
          </table:table-cell>
          <table:table-cell table:style-name="ce82" office:value-type="currency" office:currency="USD" office:value="232" calcext:value-type="currency">
            <text:p>$232.00</text:p>
          </table:table-cell>
          <table:table-cell table:style-name="ce74" table:number-columns-repeated="3"/>
          <table:table-cell table:style-name="ce74" table:formula="of:=[.E288]-[.B288]" office:value-type="currency" office:currency="USD" office:value="-232" calcext:value-type="currency">
            <text:p>-$232.00</text:p>
          </table:table-cell>
          <table:table-cell table:style-name="ce93" table:formula="of:=[.E288]/[.D288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709OR</text:p>
          </table:table-cell>
          <table:table-cell table:style-name="ce82" office:value-type="currency" office:currency="USD" office:value="232" calcext:value-type="currency">
            <text:p>$232.00</text:p>
          </table:table-cell>
          <table:table-cell table:style-name="ce74" table:number-columns-repeated="3"/>
          <table:table-cell table:style-name="ce74" table:formula="of:=[.E289]-[.B289]" office:value-type="currency" office:currency="USD" office:value="-232" calcext:value-type="currency">
            <text:p>-$232.00</text:p>
          </table:table-cell>
          <table:table-cell table:style-name="ce93" table:formula="of:=[.E289]/[.D289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710LM</text:p>
          </table:table-cell>
          <table:table-cell table:style-name="ce82" office:value-type="currency" office:currency="USD" office:value="232" calcext:value-type="currency">
            <text:p>$232.00</text:p>
          </table:table-cell>
          <table:table-cell table:style-name="ce74" table:number-columns-repeated="3"/>
          <table:table-cell table:style-name="ce74" table:formula="of:=[.E290]-[.B290]" office:value-type="currency" office:currency="USD" office:value="-232" calcext:value-type="currency">
            <text:p>-$232.00</text:p>
          </table:table-cell>
          <table:table-cell table:style-name="ce93" table:formula="of:=[.E290]/[.D290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710OR</text:p>
          </table:table-cell>
          <table:table-cell table:style-name="ce82" office:value-type="currency" office:currency="USD" office:value="232" calcext:value-type="currency">
            <text:p>$232.00</text:p>
          </table:table-cell>
          <table:table-cell table:style-name="ce74" table:number-columns-repeated="3"/>
          <table:table-cell table:style-name="ce74" table:formula="of:=[.E291]-[.B291]" office:value-type="currency" office:currency="USD" office:value="-232" calcext:value-type="currency">
            <text:p>-$232.00</text:p>
          </table:table-cell>
          <table:table-cell table:style-name="ce93" table:formula="of:=[.E291]/[.D291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712LM</text:p>
          </table:table-cell>
          <table:table-cell table:style-name="ce82" office:value-type="currency" office:currency="USD" office:value="232" calcext:value-type="currency">
            <text:p>$232.00</text:p>
          </table:table-cell>
          <table:table-cell table:style-name="ce74" table:number-columns-repeated="3"/>
          <table:table-cell table:style-name="ce74" table:formula="of:=[.E292]-[.B292]" office:value-type="currency" office:currency="USD" office:value="-232" calcext:value-type="currency">
            <text:p>-$232.00</text:p>
          </table:table-cell>
          <table:table-cell table:style-name="ce93" table:formula="of:=[.E292]/[.D292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712OR</text:p>
          </table:table-cell>
          <table:table-cell table:style-name="ce82" office:value-type="currency" office:currency="USD" office:value="232" calcext:value-type="currency">
            <text:p>$232.00</text:p>
          </table:table-cell>
          <table:table-cell table:style-name="ce74" table:number-columns-repeated="3"/>
          <table:table-cell table:style-name="ce74" table:formula="of:=[.E293]-[.B293]" office:value-type="currency" office:currency="USD" office:value="-232" calcext:value-type="currency">
            <text:p>-$232.00</text:p>
          </table:table-cell>
          <table:table-cell table:style-name="ce93" table:formula="of:=[.E293]/[.D293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9">
          <table:table-cell table:style-name="ce69" office:value-type="string" calcext:value-type="string">
            <text:p>Paint and Ink Safety Cabinets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string" calcext:value-type="string">
            <text:p>PI-30</text:p>
          </table:table-cell>
          <table:table-cell table:style-name="ce82" office:value-type="currency" office:currency="USD" office:value="870" calcext:value-type="currency">
            <text:p>$870.00</text:p>
          </table:table-cell>
          <table:table-cell table:style-name="ce74" table:number-columns-repeated="3"/>
          <table:table-cell table:style-name="ce74" table:formula="of:=[.E297]-[.B297]" office:value-type="currency" office:currency="USD" office:value="-870" calcext:value-type="currency">
            <text:p>-$870.00</text:p>
          </table:table-cell>
          <table:table-cell table:style-name="ce93" table:formula="of:=[.E297]/[.D297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PI-3010</text:p>
          </table:table-cell>
          <table:table-cell table:style-name="ce82" office:value-type="currency" office:currency="USD" office:value="940" calcext:value-type="currency">
            <text:p>$940.00</text:p>
          </table:table-cell>
          <table:table-cell table:style-name="ce74" table:number-columns-repeated="3"/>
          <table:table-cell table:style-name="ce74" table:formula="of:=[.E298]-[.B298]" office:value-type="currency" office:currency="USD" office:value="-940" calcext:value-type="currency">
            <text:p>-$940.00</text:p>
          </table:table-cell>
          <table:table-cell table:style-name="ce93" table:formula="of:=[.E298]/[.D298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PI-32</text:p>
          </table:table-cell>
          <table:table-cell table:style-name="ce82" office:value-type="currency" office:currency="USD" office:value="798" calcext:value-type="currency">
            <text:p>$798.00</text:p>
          </table:table-cell>
          <table:table-cell table:style-name="ce74" table:number-columns-repeated="3"/>
          <table:table-cell table:style-name="ce74" table:formula="of:=[.E299]-[.B299]" office:value-type="currency" office:currency="USD" office:value="-798" calcext:value-type="currency">
            <text:p>-$798.00</text:p>
          </table:table-cell>
          <table:table-cell table:style-name="ce93" table:formula="of:=[.E299]/[.D299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PI-45</text:p>
          </table:table-cell>
          <table:table-cell table:style-name="ce82" office:value-type="currency" office:currency="USD" office:value="1118" calcext:value-type="currency">
            <text:p>$1,118.00</text:p>
          </table:table-cell>
          <table:table-cell table:style-name="ce74" table:number-columns-repeated="3"/>
          <table:table-cell table:style-name="ce74" table:formula="of:=[.E300]-[.B300]" office:value-type="currency" office:currency="USD" office:value="-1118" calcext:value-type="currency">
            <text:p>-$1,118.00</text:p>
          </table:table-cell>
          <table:table-cell table:style-name="ce93" table:formula="of:=[.E300]/[.D300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PI-4510</text:p>
          </table:table-cell>
          <table:table-cell table:style-name="ce82" office:value-type="currency" office:currency="USD" office:value="1174" calcext:value-type="currency">
            <text:p>$1,174.00</text:p>
          </table:table-cell>
          <table:table-cell table:style-name="ce74" table:number-columns-repeated="3"/>
          <table:table-cell table:style-name="ce74" table:formula="of:=[.E301]-[.B301]" office:value-type="currency" office:currency="USD" office:value="-1174" calcext:value-type="currency">
            <text:p>-$1,174.00</text:p>
          </table:table-cell>
          <table:table-cell table:style-name="ce93" table:formula="of:=[.E301]/[.D301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PI-47</text:p>
          </table:table-cell>
          <table:table-cell table:style-name="ce82" office:value-type="currency" office:currency="USD" office:value="1012" calcext:value-type="currency">
            <text:p>$1,012.00</text:p>
          </table:table-cell>
          <table:table-cell table:style-name="ce74" table:number-columns-repeated="3"/>
          <table:table-cell table:style-name="ce74" table:formula="of:=[.E302]-[.B302]" office:value-type="currency" office:currency="USD" office:value="-1012" calcext:value-type="currency">
            <text:p>-$1,012.00</text:p>
          </table:table-cell>
          <table:table-cell table:style-name="ce93" table:formula="of:=[.E302]/[.D302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PI-62</text:p>
          </table:table-cell>
          <table:table-cell table:style-name="ce82" office:value-type="currency" office:currency="USD" office:value="1269" calcext:value-type="currency">
            <text:p>$1,269.00</text:p>
          </table:table-cell>
          <table:table-cell table:style-name="ce74" table:number-columns-repeated="3"/>
          <table:table-cell table:style-name="ce74" table:formula="of:=[.E303]-[.B303]" office:value-type="currency" office:currency="USD" office:value="-1269" calcext:value-type="currency">
            <text:p>-$1,269.00</text:p>
          </table:table-cell>
          <table:table-cell table:style-name="ce93" table:formula="of:=[.E303]/[.D303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PI-6010</text:p>
          </table:table-cell>
          <table:table-cell table:style-name="ce82" office:value-type="currency" office:currency="USD" office:value="1457" calcext:value-type="currency">
            <text:p>$1,457.00</text:p>
          </table:table-cell>
          <table:table-cell table:style-name="ce74" table:number-columns-repeated="3"/>
          <table:table-cell table:style-name="ce74" table:formula="of:=[.E304]-[.B304]" office:value-type="currency" office:currency="USD" office:value="-1457" calcext:value-type="currency">
            <text:p>-$1,457.00</text:p>
          </table:table-cell>
          <table:table-cell table:style-name="ce93" table:formula="of:=[.E304]/[.D304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975-RED</text:p>
          </table:table-cell>
          <table:table-cell table:style-name="ce82" office:value-type="currency" office:currency="USD" office:value="895" calcext:value-type="currency">
            <text:p>$895.00</text:p>
          </table:table-cell>
          <table:table-cell table:style-name="ce74" table:number-columns-repeated="3"/>
          <table:table-cell table:style-name="ce74" table:formula="of:=[.E305]-[.B305]" office:value-type="currency" office:currency="USD" office:value="-895" calcext:value-type="currency">
            <text:p>-$895.00</text:p>
          </table:table-cell>
          <table:table-cell table:style-name="ce93" table:formula="of:=[.E305]/[.D305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976-RED</text:p>
          </table:table-cell>
          <table:table-cell table:style-name="ce82" office:value-type="currency" office:currency="USD" office:value="734" calcext:value-type="currency">
            <text:p>$734.00</text:p>
          </table:table-cell>
          <table:table-cell table:style-name="ce74" table:number-columns-repeated="3"/>
          <table:table-cell table:style-name="ce74" table:formula="of:=[.E306]-[.B306]" office:value-type="currency" office:currency="USD" office:value="-734" calcext:value-type="currency">
            <text:p>-$734.00</text:p>
          </table:table-cell>
          <table:table-cell table:style-name="ce93" table:formula="of:=[.E306]/[.D306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PI-7710</text:p>
          </table:table-cell>
          <table:table-cell table:style-name="ce82" office:value-type="currency" office:currency="USD" office:value="1202" calcext:value-type="currency">
            <text:p>$1,202.00</text:p>
          </table:table-cell>
          <table:table-cell table:style-name="ce74" table:number-columns-repeated="3"/>
          <table:table-cell table:style-name="ce74" table:formula="of:=[.E307]-[.B307]" office:value-type="currency" office:currency="USD" office:value="-1202" calcext:value-type="currency">
            <text:p>-$1,202.00</text:p>
          </table:table-cell>
          <table:table-cell table:style-name="ce93" table:formula="of:=[.E307]/[.D307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PI-77</text:p>
          </table:table-cell>
          <table:table-cell table:style-name="ce82" office:value-type="currency" office:currency="USD" office:value="996" calcext:value-type="currency">
            <text:p>$996.00</text:p>
          </table:table-cell>
          <table:table-cell table:style-name="ce74" table:number-columns-repeated="3"/>
          <table:table-cell table:style-name="ce74" table:formula="of:=[.E308]-[.B308]" office:value-type="currency" office:currency="USD" office:value="-996" calcext:value-type="currency">
            <text:p>-$996.00</text:p>
          </table:table-cell>
          <table:table-cell table:style-name="ce93" table:formula="of:=[.E308]/[.D308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9">
          <table:table-cell table:style-name="ce69" office:value-type="string" calcext:value-type="string">
            <text:p>Pesticide Safety Cabinets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string" calcext:value-type="string">
            <text:p>PEST24</text:p>
          </table:table-cell>
          <table:table-cell table:style-name="ce82" office:value-type="currency" office:currency="USD" office:value="619" calcext:value-type="currency">
            <text:p>$619.00</text:p>
          </table:table-cell>
          <table:table-cell table:style-name="ce74" table:number-columns-repeated="3"/>
          <table:table-cell table:style-name="ce74" table:formula="of:=[.E312]-[.B312]" office:value-type="currency" office:currency="USD" office:value="-619" calcext:value-type="currency">
            <text:p>-$619.00</text:p>
          </table:table-cell>
          <table:table-cell table:style-name="ce93" table:formula="of:=[.E312]/[.D312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PEST25</text:p>
          </table:table-cell>
          <table:table-cell table:style-name="ce82" office:value-type="currency" office:currency="USD" office:value="569" calcext:value-type="currency">
            <text:p>$569.00</text:p>
          </table:table-cell>
          <table:table-cell table:style-name="ce74" table:number-columns-repeated="3"/>
          <table:table-cell table:style-name="ce74" table:formula="of:=[.E313]-[.B313]" office:value-type="currency" office:currency="USD" office:value="-569" calcext:value-type="currency">
            <text:p>-$569.00</text:p>
          </table:table-cell>
          <table:table-cell table:style-name="ce93" table:formula="of:=[.E313]/[.D313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PEST32</text:p>
          </table:table-cell>
          <table:table-cell table:style-name="ce82" office:value-type="currency" office:currency="USD" office:value="761" calcext:value-type="currency">
            <text:p>$761.00</text:p>
          </table:table-cell>
          <table:table-cell table:style-name="ce74" table:number-columns-repeated="3"/>
          <table:table-cell table:style-name="ce74" table:formula="of:=[.E314]-[.B314]" office:value-type="currency" office:currency="USD" office:value="-761" calcext:value-type="currency">
            <text:p>-$761.00</text:p>
          </table:table-cell>
          <table:table-cell table:style-name="ce93" table:formula="of:=[.E314]/[.D314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PEST3010</text:p>
          </table:table-cell>
          <table:table-cell table:style-name="ce82" office:value-type="currency" office:currency="USD" office:value="892" calcext:value-type="currency">
            <text:p>$892.00</text:p>
          </table:table-cell>
          <table:table-cell table:style-name="ce74" table:number-columns-repeated="3"/>
          <table:table-cell table:style-name="ce74" table:formula="of:=[.E315]-[.B315]" office:value-type="currency" office:currency="USD" office:value="-892" calcext:value-type="currency">
            <text:p>-$892.00</text:p>
          </table:table-cell>
          <table:table-cell table:style-name="ce93" table:formula="of:=[.E315]/[.D315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PEST47</text:p>
          </table:table-cell>
          <table:table-cell table:style-name="ce82" office:value-type="currency" office:currency="USD" office:value="956" calcext:value-type="currency">
            <text:p>$956.00</text:p>
          </table:table-cell>
          <table:table-cell table:style-name="ce74" table:number-columns-repeated="3"/>
          <table:table-cell table:style-name="ce74" table:formula="of:=[.E316]-[.B316]" office:value-type="currency" office:currency="USD" office:value="-956" calcext:value-type="currency">
            <text:p>-$956.00</text:p>
          </table:table-cell>
          <table:table-cell table:style-name="ce93" table:formula="of:=[.E316]/[.D316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PEST4510</text:p>
          </table:table-cell>
          <table:table-cell table:style-name="ce82" office:value-type="currency" office:currency="USD" office:value="1080" calcext:value-type="currency">
            <text:p>$1,080.00</text:p>
          </table:table-cell>
          <table:table-cell table:style-name="ce74" table:number-columns-repeated="3"/>
          <table:table-cell table:style-name="ce74" table:formula="of:=[.E317]-[.B317]" office:value-type="currency" office:currency="USD" office:value="-1080" calcext:value-type="currency">
            <text:p>-$1,080.00</text:p>
          </table:table-cell>
          <table:table-cell table:style-name="ce93" table:formula="of:=[.E317]/[.D317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PEST26</text:p>
          </table:table-cell>
          <table:table-cell table:style-name="ce82" office:value-type="currency" office:currency="USD" office:value="1162" calcext:value-type="currency">
            <text:p>$1,162.00</text:p>
          </table:table-cell>
          <table:table-cell table:style-name="ce74" table:number-columns-repeated="3"/>
          <table:table-cell table:style-name="ce74" table:formula="of:=[.E318]-[.B318]" office:value-type="currency" office:currency="USD" office:value="-1162" calcext:value-type="currency">
            <text:p>-$1,162.00</text:p>
          </table:table-cell>
          <table:table-cell table:style-name="ce93" table:formula="of:=[.E318]/[.D318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PEST2610</text:p>
          </table:table-cell>
          <table:table-cell table:style-name="ce82" office:value-type="currency" office:currency="USD" office:value="1261" calcext:value-type="currency">
            <text:p>$1,261.00</text:p>
          </table:table-cell>
          <table:table-cell table:style-name="ce74" table:number-columns-repeated="3"/>
          <table:table-cell table:style-name="ce74" table:formula="of:=[.E319]-[.B319]" office:value-type="currency" office:currency="USD" office:value="-1261" calcext:value-type="currency">
            <text:p>-$1,261.00</text:p>
          </table:table-cell>
          <table:table-cell table:style-name="ce93" table:formula="of:=[.E319]/[.D319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PEST62</text:p>
          </table:table-cell>
          <table:table-cell table:style-name="ce82" office:value-type="currency" office:currency="USD" office:value="1162" calcext:value-type="currency">
            <text:p>$1,162.00</text:p>
          </table:table-cell>
          <table:table-cell table:style-name="ce74" table:number-columns-repeated="3"/>
          <table:table-cell table:style-name="ce74" table:formula="of:=[.E320]-[.B320]" office:value-type="currency" office:currency="USD" office:value="-1162" calcext:value-type="currency">
            <text:p>-$1,162.00</text:p>
          </table:table-cell>
          <table:table-cell table:style-name="ce93" table:formula="of:=[.E320]/[.D320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PEST6010</text:p>
          </table:table-cell>
          <table:table-cell table:style-name="ce82" office:value-type="currency" office:currency="USD" office:value="1239" calcext:value-type="currency">
            <text:p>$1,239.00</text:p>
          </table:table-cell>
          <table:table-cell table:style-name="ce74" table:number-columns-repeated="3"/>
          <table:table-cell table:style-name="ce74" table:formula="of:=[.E321]-[.B321]" office:value-type="currency" office:currency="USD" office:value="-1239" calcext:value-type="currency">
            <text:p>-$1,239.00</text:p>
          </table:table-cell>
          <table:table-cell table:style-name="ce93" table:formula="of:=[.E321]/[.D321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3">
          <table:table-cell table:style-name="ce69" office:value-type="string" calcext:value-type="string">
            <text:p>Poly Acid-Corrosive Safety Cabinets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string" calcext:value-type="string">
            <text:p>CRA-P04</text:p>
          </table:table-cell>
          <table:table-cell table:style-name="ce82" office:value-type="currency" office:currency="USD" office:value="455" calcext:value-type="currency">
            <text:p>$455.00</text:p>
          </table:table-cell>
          <table:table-cell table:style-name="ce74" table:number-columns-repeated="3"/>
          <table:table-cell table:style-name="ce74" table:formula="of:=[.E325]-[.B325]" office:value-type="currency" office:currency="USD" office:value="-455" calcext:value-type="currency">
            <text:p>-$455.00</text:p>
          </table:table-cell>
          <table:table-cell table:style-name="ce93" table:formula="of:=[.E325]/[.D325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CRA-P22</text:p>
          </table:table-cell>
          <table:table-cell table:style-name="ce82" office:value-type="currency" office:currency="USD" office:value="916" calcext:value-type="currency">
            <text:p>$916.00</text:p>
          </table:table-cell>
          <table:table-cell table:style-name="ce74" table:number-columns-repeated="3"/>
          <table:table-cell table:style-name="ce74" table:formula="of:=[.E326]-[.B326]" office:value-type="currency" office:currency="USD" office:value="-916" calcext:value-type="currency">
            <text:p>-$916.00</text:p>
          </table:table-cell>
          <table:table-cell table:style-name="ce93" table:formula="of:=[.E326]/[.D326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CRA-P44</text:p>
          </table:table-cell>
          <table:table-cell table:style-name="ce82" office:value-type="currency" office:currency="USD" office:value="1196" calcext:value-type="currency">
            <text:p>$1,196.00</text:p>
          </table:table-cell>
          <table:table-cell table:style-name="ce74" table:number-columns-repeated="3"/>
          <table:table-cell table:style-name="ce74" table:formula="of:=[.E327]-[.B327]" office:value-type="currency" office:currency="USD" office:value="-1196" calcext:value-type="currency">
            <text:p>-$1,196.00</text:p>
          </table:table-cell>
          <table:table-cell table:style-name="ce93" table:formula="of:=[.E327]/[.D327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69" office:value-type="string" calcext:value-type="string">
            <text:p>Poly Curb Ramp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float" office:value="1794" calcext:value-type="float">
            <text:p>1794</text:p>
          </table:table-cell>
          <table:table-cell table:style-name="ce82" office:value-type="currency" office:currency="USD" office:value="67" calcext:value-type="currency">
            <text:p>$67.00</text:p>
          </table:table-cell>
          <table:table-cell table:style-name="ce74" table:number-columns-repeated="3"/>
          <table:table-cell table:style-name="ce74" table:formula="of:=[.E331]-[.B331]" office:value-type="currency" office:currency="USD" office:value="-67" calcext:value-type="currency">
            <text:p>-$67.00</text:p>
          </table:table-cell>
          <table:table-cell table:style-name="ce93" table:formula="of:=[.E331]/[.D331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9">
          <table:table-cell table:style-name="ce69" office:value-type="string" calcext:value-type="string">
            <text:p>Poly Guide-Post Delineators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string" calcext:value-type="string">
            <text:p>1734Y</text:p>
          </table:table-cell>
          <table:table-cell table:style-name="ce82" office:value-type="currency" office:currency="USD" office:value="45" calcext:value-type="currency">
            <text:p>$45.00</text:p>
          </table:table-cell>
          <table:table-cell table:style-name="ce74" table:number-columns-repeated="3"/>
          <table:table-cell table:style-name="ce74" table:formula="of:=[.E335]-[.B335]" office:value-type="currency" office:currency="USD" office:value="-45" calcext:value-type="currency">
            <text:p>-$45.00</text:p>
          </table:table-cell>
          <table:table-cell table:style-name="ce93" table:formula="of:=[.E335]/[.D335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734LM</text:p>
          </table:table-cell>
          <table:table-cell table:style-name="ce82" office:value-type="currency" office:currency="USD" office:value="45" calcext:value-type="currency">
            <text:p>$45.00</text:p>
          </table:table-cell>
          <table:table-cell table:style-name="ce74" table:number-columns-repeated="3"/>
          <table:table-cell table:style-name="ce74" table:formula="of:=[.E336]-[.B336]" office:value-type="currency" office:currency="USD" office:value="-45" calcext:value-type="currency">
            <text:p>-$45.00</text:p>
          </table:table-cell>
          <table:table-cell table:style-name="ce93" table:formula="of:=[.E336]/[.D336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734OR</text:p>
          </table:table-cell>
          <table:table-cell table:style-name="ce82" office:value-type="currency" office:currency="USD" office:value="45" calcext:value-type="currency">
            <text:p>$45.00</text:p>
          </table:table-cell>
          <table:table-cell table:style-name="ce74" table:number-columns-repeated="3"/>
          <table:table-cell table:style-name="ce74" table:formula="of:=[.E337]-[.B337]" office:value-type="currency" office:currency="USD" office:value="-45" calcext:value-type="currency">
            <text:p>-$45.00</text:p>
          </table:table-cell>
          <table:table-cell table:style-name="ce93" table:formula="of:=[.E337]/[.D337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731BASE</text:p>
          </table:table-cell>
          <table:table-cell table:style-name="ce82" office:value-type="currency" office:currency="USD" office:value="20" calcext:value-type="currency">
            <text:p>$20.00</text:p>
          </table:table-cell>
          <table:table-cell table:style-name="ce74" table:number-columns-repeated="3"/>
          <table:table-cell table:style-name="ce74" table:formula="of:=[.E338]-[.B338]" office:value-type="currency" office:currency="USD" office:value="-20" calcext:value-type="currency">
            <text:p>-$20.00</text:p>
          </table:table-cell>
          <table:table-cell table:style-name="ce93" table:formula="of:=[.E338]/[.D338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9">
          <table:table-cell table:style-name="ce69" office:value-type="string" calcext:value-type="string">
            <text:p>Poly Pesticide Storage Cabinets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string" calcext:value-type="string">
            <text:p>PEST-P04</text:p>
          </table:table-cell>
          <table:table-cell table:style-name="ce82" office:value-type="currency" office:currency="USD" office:value="455" calcext:value-type="currency">
            <text:p>$455.00</text:p>
          </table:table-cell>
          <table:table-cell table:style-name="ce74" table:number-columns-repeated="3"/>
          <table:table-cell table:style-name="ce74" table:formula="of:=[.E342]-[.B342]" office:value-type="currency" office:currency="USD" office:value="-455" calcext:value-type="currency">
            <text:p>-$455.00</text:p>
          </table:table-cell>
          <table:table-cell table:style-name="ce93" table:formula="of:=[.E342]/[.D342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PEST-P22</text:p>
          </table:table-cell>
          <table:table-cell table:style-name="ce82" office:value-type="currency" office:currency="USD" office:value="916" calcext:value-type="currency">
            <text:p>$916.00</text:p>
          </table:table-cell>
          <table:table-cell table:style-name="ce74" table:number-columns-repeated="3"/>
          <table:table-cell table:style-name="ce74" table:formula="of:=[.E343]-[.B343]" office:value-type="currency" office:currency="USD" office:value="-916" calcext:value-type="currency">
            <text:p>-$916.00</text:p>
          </table:table-cell>
          <table:table-cell table:style-name="ce93" table:formula="of:=[.E343]/[.D343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9">
          <table:table-cell table:style-name="ce69" office:value-type="string" calcext:value-type="string">
            <text:p>Poly Tube Metal Butt Cans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string" calcext:value-type="string">
            <text:p>1202-E</text:p>
          </table:table-cell>
          <table:table-cell table:style-name="ce82" office:value-type="currency" office:currency="USD" office:value="53" calcext:value-type="currency">
            <text:p>$53.00</text:p>
          </table:table-cell>
          <table:table-cell table:style-name="ce74" table:number-columns-repeated="3"/>
          <table:table-cell table:style-name="ce74" table:formula="of:=[.E347]-[.B347]" office:value-type="currency" office:currency="USD" office:value="-53" calcext:value-type="currency">
            <text:p>-$53.00</text:p>
          </table:table-cell>
          <table:table-cell table:style-name="ce93" table:formula="of:=[.E347]/[.D347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02-BEI</text:p>
          </table:table-cell>
          <table:table-cell table:style-name="ce82" office:value-type="currency" office:currency="USD" office:value="53" calcext:value-type="currency">
            <text:p>$53.00</text:p>
          </table:table-cell>
          <table:table-cell table:style-name="ce74" table:number-columns-repeated="3"/>
          <table:table-cell table:style-name="ce74" table:formula="of:=[.E348]-[.B348]" office:value-type="currency" office:currency="USD" office:value="-53" calcext:value-type="currency">
            <text:p>-$53.00</text:p>
          </table:table-cell>
          <table:table-cell table:style-name="ce93" table:formula="of:=[.E348]/[.D348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205" calcext:value-type="float">
            <text:p>1205</text:p>
          </table:table-cell>
          <table:table-cell table:style-name="ce82" office:value-type="currency" office:currency="USD" office:value="65" calcext:value-type="currency">
            <text:p>$65.00</text:p>
          </table:table-cell>
          <table:table-cell table:style-name="ce74" table:number-columns-repeated="3"/>
          <table:table-cell table:style-name="ce74" table:formula="of:=[.E349]-[.B349]" office:value-type="currency" office:currency="USD" office:value="-65" calcext:value-type="currency">
            <text:p>-$65.00</text:p>
          </table:table-cell>
          <table:table-cell table:style-name="ce93" table:formula="of:=[.E349]/[.D349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205-BEI</text:p>
          </table:table-cell>
          <table:table-cell table:style-name="ce82" office:value-type="currency" office:currency="USD" office:value="65" calcext:value-type="currency">
            <text:p>$65.00</text:p>
          </table:table-cell>
          <table:table-cell table:style-name="ce74" table:number-columns-repeated="3"/>
          <table:table-cell table:style-name="ce74" table:formula="of:=[.E350]-[.B350]" office:value-type="currency" office:currency="USD" office:value="-65" calcext:value-type="currency">
            <text:p>-$65.00</text:p>
          </table:table-cell>
          <table:table-cell table:style-name="ce93" table:formula="of:=[.E350]/[.D350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9">
          <table:table-cell table:style-name="ce69" office:value-type="string" calcext:value-type="string">
            <text:p>Polyethylene Biohazardous Waste Cans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string" calcext:value-type="string">
            <text:p>943BIO</text:p>
          </table:table-cell>
          <table:table-cell table:style-name="ce82" office:value-type="currency" office:currency="USD" office:value="50.27" calcext:value-type="currency">
            <text:p>$50.27</text:p>
          </table:table-cell>
          <table:table-cell table:style-name="ce74" table:number-columns-repeated="3"/>
          <table:table-cell table:style-name="ce74" table:formula="of:=[.E354]-[.B354]" office:value-type="currency" office:currency="USD" office:value="-50.27" calcext:value-type="currency">
            <text:p>-$50.27</text:p>
          </table:table-cell>
          <table:table-cell table:style-name="ce93" table:formula="of:=[.E354]/[.D354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945BIO</text:p>
          </table:table-cell>
          <table:table-cell table:style-name="ce82" office:value-type="currency" office:currency="USD" office:value="59.68" calcext:value-type="currency">
            <text:p>$59.68</text:p>
          </table:table-cell>
          <table:table-cell table:style-name="ce74" table:number-columns-repeated="3"/>
          <table:table-cell table:style-name="ce74" table:formula="of:=[.E355]-[.B355]" office:value-type="currency" office:currency="USD" office:value="-59.68" calcext:value-type="currency">
            <text:p>-$59.68</text:p>
          </table:table-cell>
          <table:table-cell table:style-name="ce93" table:formula="of:=[.E355]/[.D355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947BIO</text:p>
          </table:table-cell>
          <table:table-cell table:style-name="ce82" office:value-type="currency" office:currency="USD" office:value="64.4" calcext:value-type="currency">
            <text:p>$64.40</text:p>
          </table:table-cell>
          <table:table-cell table:style-name="ce74" table:number-columns-repeated="3"/>
          <table:table-cell table:style-name="ce74" table:formula="of:=[.E356]-[.B356]" office:value-type="currency" office:currency="USD" office:value="-64.4" calcext:value-type="currency">
            <text:p>-$64.40</text:p>
          </table:table-cell>
          <table:table-cell table:style-name="ce93" table:formula="of:=[.E356]/[.D356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9">
          <table:table-cell table:style-name="ce69" office:value-type="string" calcext:value-type="string">
            <text:p>Polyethylene Disposal Safety Cans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float" office:value="1519" calcext:value-type="float">
            <text:p>1519</text:p>
          </table:table-cell>
          <table:table-cell table:style-name="ce82" office:value-type="currency" office:currency="USD" office:value="159" calcext:value-type="currency">
            <text:p>$159.00</text:p>
          </table:table-cell>
          <table:table-cell table:style-name="ce74" table:number-columns-repeated="3"/>
          <table:table-cell table:style-name="ce74" table:formula="of:=[.E360]-[.B360]" office:value-type="currency" office:currency="USD" office:value="-159" calcext:value-type="currency">
            <text:p>-$159.00</text:p>
          </table:table-cell>
          <table:table-cell table:style-name="ce93" table:formula="of:=[.E360]/[.D360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525-E</text:p>
          </table:table-cell>
          <table:table-cell table:style-name="ce82" office:value-type="currency" office:currency="USD" office:value="172" calcext:value-type="currency">
            <text:p>$172.00</text:p>
          </table:table-cell>
          <table:table-cell table:style-name="ce74" table:number-columns-repeated="3"/>
          <table:table-cell table:style-name="ce74" table:formula="of:=[.E361]-[.B361]" office:value-type="currency" office:currency="USD" office:value="-172" calcext:value-type="currency">
            <text:p>-$172.00</text:p>
          </table:table-cell>
          <table:table-cell table:style-name="ce93" table:formula="of:=[.E361]/[.D361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517" calcext:value-type="float">
            <text:p>1517</text:p>
          </table:table-cell>
          <table:table-cell table:style-name="ce82" office:value-type="currency" office:currency="USD" office:value="159" calcext:value-type="currency">
            <text:p>$159.00</text:p>
          </table:table-cell>
          <table:table-cell table:style-name="ce74" table:number-columns-repeated="3"/>
          <table:table-cell table:style-name="ce74" table:formula="of:=[.E362]-[.B362]" office:value-type="currency" office:currency="USD" office:value="-159" calcext:value-type="currency">
            <text:p>-$159.00</text:p>
          </table:table-cell>
          <table:table-cell table:style-name="ce93" table:formula="of:=[.E362]/[.D362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523" calcext:value-type="float">
            <text:p>1523</text:p>
          </table:table-cell>
          <table:table-cell table:style-name="ce82" office:value-type="currency" office:currency="USD" office:value="172" calcext:value-type="currency">
            <text:p>$172.00</text:p>
          </table:table-cell>
          <table:table-cell table:style-name="ce74" table:number-columns-repeated="3"/>
          <table:table-cell table:style-name="ce74" table:formula="of:=[.E363]-[.B363]" office:value-type="currency" office:currency="USD" office:value="-172" calcext:value-type="currency">
            <text:p>-$172.00</text:p>
          </table:table-cell>
          <table:table-cell table:style-name="ce93" table:formula="of:=[.E363]/[.D363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515" calcext:value-type="float">
            <text:p>1515</text:p>
          </table:table-cell>
          <table:table-cell table:style-name="ce82" office:value-type="currency" office:currency="USD" office:value="159" calcext:value-type="currency">
            <text:p>$159.00</text:p>
          </table:table-cell>
          <table:table-cell table:style-name="ce74" table:number-columns-repeated="3"/>
          <table:table-cell table:style-name="ce74" table:formula="of:=[.E364]-[.B364]" office:value-type="currency" office:currency="USD" office:value="-159" calcext:value-type="currency">
            <text:p>-$159.00</text:p>
          </table:table-cell>
          <table:table-cell table:style-name="ce93" table:formula="of:=[.E364]/[.D364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521" calcext:value-type="float">
            <text:p>1521</text:p>
          </table:table-cell>
          <table:table-cell table:style-name="ce82" office:value-type="currency" office:currency="USD" office:value="172" calcext:value-type="currency">
            <text:p>$172.00</text:p>
          </table:table-cell>
          <table:table-cell table:style-name="ce74" table:number-columns-repeated="3"/>
          <table:table-cell table:style-name="ce74" table:formula="of:=[.E365]-[.B365]" office:value-type="currency" office:currency="USD" office:value="-172" calcext:value-type="currency">
            <text:p>-$172.00</text:p>
          </table:table-cell>
          <table:table-cell table:style-name="ce93" table:formula="of:=[.E365]/[.D365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9">
          <table:table-cell table:style-name="ce69" office:value-type="string" calcext:value-type="string">
            <text:p>Polyethylene Oily Waste Cans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string" calcext:value-type="string">
            <text:p>933-FL</text:p>
          </table:table-cell>
          <table:table-cell table:style-name="ce82" office:value-type="currency" office:currency="USD" office:value="53" calcext:value-type="currency">
            <text:p>$53.00</text:p>
          </table:table-cell>
          <table:table-cell table:style-name="ce74" table:number-columns-repeated="3"/>
          <table:table-cell table:style-name="ce74" table:formula="of:=[.E369]-[.B369]" office:value-type="currency" office:currency="USD" office:value="-53" calcext:value-type="currency">
            <text:p>-$53.00</text:p>
          </table:table-cell>
          <table:table-cell table:style-name="ce93" table:formula="of:=[.E369]/[.D369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935-FL</text:p>
          </table:table-cell>
          <table:table-cell table:style-name="ce82" office:value-type="currency" office:currency="USD" office:value="63" calcext:value-type="currency">
            <text:p>$63.00</text:p>
          </table:table-cell>
          <table:table-cell table:style-name="ce74" table:number-columns-repeated="3"/>
          <table:table-cell table:style-name="ce74" table:formula="of:=[.E370]-[.B370]" office:value-type="currency" office:currency="USD" office:value="-63" calcext:value-type="currency">
            <text:p>-$63.00</text:p>
          </table:table-cell>
          <table:table-cell table:style-name="ce93" table:formula="of:=[.E370]/[.D370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937-FL</text:p>
          </table:table-cell>
          <table:table-cell table:style-name="ce82" office:value-type="currency" office:currency="USD" office:value="68" calcext:value-type="currency">
            <text:p>$68.00</text:p>
          </table:table-cell>
          <table:table-cell table:style-name="ce74" table:number-columns-repeated="3"/>
          <table:table-cell table:style-name="ce74" table:formula="of:=[.E371]-[.B371]" office:value-type="currency" office:currency="USD" office:value="-68" calcext:value-type="currency">
            <text:p>-$68.00</text:p>
          </table:table-cell>
          <table:table-cell table:style-name="ce93" table:formula="of:=[.E371]/[.D371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933-FLY</text:p>
          </table:table-cell>
          <table:table-cell table:style-name="ce82" office:value-type="currency" office:currency="USD" office:value="53" calcext:value-type="currency">
            <text:p>$53.00</text:p>
          </table:table-cell>
          <table:table-cell table:style-name="ce74" table:number-columns-repeated="3"/>
          <table:table-cell table:style-name="ce74" table:formula="of:=[.E372]-[.B372]" office:value-type="currency" office:currency="USD" office:value="-53" calcext:value-type="currency">
            <text:p>-$53.00</text:p>
          </table:table-cell>
          <table:table-cell table:style-name="ce93" table:formula="of:=[.E372]/[.D372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935-FLY</text:p>
          </table:table-cell>
          <table:table-cell table:style-name="ce82" office:value-type="currency" office:currency="USD" office:value="63" calcext:value-type="currency">
            <text:p>$63.00</text:p>
          </table:table-cell>
          <table:table-cell table:style-name="ce74" table:number-columns-repeated="3"/>
          <table:table-cell table:style-name="ce74" table:formula="of:=[.E373]-[.B373]" office:value-type="currency" office:currency="USD" office:value="-63" calcext:value-type="currency">
            <text:p>-$63.00</text:p>
          </table:table-cell>
          <table:table-cell table:style-name="ce93" table:formula="of:=[.E373]/[.D373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937-FLY</text:p>
          </table:table-cell>
          <table:table-cell table:style-name="ce82" office:value-type="currency" office:currency="USD" office:value="68" calcext:value-type="currency">
            <text:p>$68.00</text:p>
          </table:table-cell>
          <table:table-cell table:style-name="ce74" table:number-columns-repeated="3"/>
          <table:table-cell table:style-name="ce74" table:formula="of:=[.E374]-[.B374]" office:value-type="currency" office:currency="USD" office:value="-68" calcext:value-type="currency">
            <text:p>-$68.00</text:p>
          </table:table-cell>
          <table:table-cell table:style-name="ce93" table:formula="of:=[.E374]/[.D374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69" office:value-type="string" calcext:value-type="string">
            <text:p>Portable Poly Dock Plate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float" office:value="1795" calcext:value-type="float">
            <text:p>1795</text:p>
          </table:table-cell>
          <table:table-cell table:style-name="ce82" office:value-type="currency" office:currency="USD" office:value="169" calcext:value-type="currency">
            <text:p>$169.00</text:p>
          </table:table-cell>
          <table:table-cell table:style-name="ce74" table:number-columns-repeated="3"/>
          <table:table-cell table:style-name="ce74" table:formula="of:=[.E378]-[.B378]" office:value-type="currency" office:currency="USD" office:value="-169" calcext:value-type="currency">
            <text:p>-$169.00</text:p>
          </table:table-cell>
          <table:table-cell table:style-name="ce93" table:formula="of:=[.E378]/[.D378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797" calcext:value-type="float">
            <text:p>1797</text:p>
          </table:table-cell>
          <table:table-cell table:style-name="ce82" office:value-type="currency" office:currency="USD" office:value="244" calcext:value-type="currency">
            <text:p>$244.00</text:p>
          </table:table-cell>
          <table:table-cell table:style-name="ce74" table:number-columns-repeated="3"/>
          <table:table-cell table:style-name="ce74" table:formula="of:=[.E379]-[.B379]" office:value-type="currency" office:currency="USD" office:value="-244" calcext:value-type="currency">
            <text:p>-$244.00</text:p>
          </table:table-cell>
          <table:table-cell table:style-name="ce93" table:formula="of:=[.E379]/[.D379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796KIT-PPD</text:p>
          </table:table-cell>
          <table:table-cell table:style-name="ce82" office:value-type="currency" office:currency="USD" office:value="132" calcext:value-type="currency">
            <text:p>$132.00</text:p>
          </table:table-cell>
          <table:table-cell table:style-name="ce74" table:number-columns-repeated="3"/>
          <table:table-cell table:style-name="ce74" table:formula="of:=[.E380]-[.B380]" office:value-type="currency" office:currency="USD" office:value="-132" calcext:value-type="currency">
            <text:p>-$132.00</text:p>
          </table:table-cell>
          <table:table-cell table:style-name="ce93" table:formula="of:=[.E380]/[.D380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26">
          <table:table-cell table:style-name="ce69" office:value-type="string" calcext:value-type="string">
            <text:p>Protective Parking Stops and Speed Bump-Cable Protectors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string" calcext:value-type="string">
            <text:p>1790-E</text:p>
          </table:table-cell>
          <table:table-cell table:style-name="ce82" office:value-type="currency" office:currency="USD" office:value="56" calcext:value-type="currency">
            <text:p>$56.00</text:p>
          </table:table-cell>
          <table:table-cell table:style-name="ce74" table:number-columns-repeated="3"/>
          <table:table-cell table:style-name="ce74" table:formula="of:=[.E384]-[.B384]" office:value-type="currency" office:currency="USD" office:value="-56" calcext:value-type="currency">
            <text:p>-$56.00</text:p>
          </table:table-cell>
          <table:table-cell table:style-name="ce93" table:formula="of:=[.E384]/[.D384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792-E</text:p>
          </table:table-cell>
          <table:table-cell table:style-name="ce82" office:value-type="currency" office:currency="USD" office:value="90" calcext:value-type="currency">
            <text:p>$90.00</text:p>
          </table:table-cell>
          <table:table-cell table:style-name="ce74" table:number-columns-repeated="3"/>
          <table:table-cell table:style-name="ce74" table:formula="of:=[.E385]-[.B385]" office:value-type="currency" office:currency="USD" office:value="-90" calcext:value-type="currency">
            <text:p>-$90.00</text:p>
          </table:table-cell>
          <table:table-cell table:style-name="ce93" table:formula="of:=[.E385]/[.D385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793-E</text:p>
          </table:table-cell>
          <table:table-cell table:style-name="ce82" office:value-type="currency" office:currency="USD" office:value="120" calcext:value-type="currency">
            <text:p>$120.00</text:p>
          </table:table-cell>
          <table:table-cell table:style-name="ce74" table:number-columns-repeated="3"/>
          <table:table-cell table:style-name="ce74" table:formula="of:=[.E386]-[.B386]" office:value-type="currency" office:currency="USD" office:value="-120" calcext:value-type="currency">
            <text:p>-$120.00</text:p>
          </table:table-cell>
          <table:table-cell table:style-name="ce93" table:formula="of:=[.E386]/[.D386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69" office:value-type="string" calcext:value-type="string">
            <text:p>Quik-Deploy SpillNEST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string" calcext:value-type="string">
            <text:p>T8001</text:p>
          </table:table-cell>
          <table:table-cell table:style-name="ce82" office:value-type="currency" office:currency="USD" office:value="152" calcext:value-type="currency">
            <text:p>$152.00</text:p>
          </table:table-cell>
          <table:table-cell table:style-name="ce74" table:number-columns-repeated="3"/>
          <table:table-cell table:style-name="ce74" table:formula="of:=[.E390]-[.B390]" office:value-type="currency" office:currency="USD" office:value="-152" calcext:value-type="currency">
            <text:p>-$152.00</text:p>
          </table:table-cell>
          <table:table-cell table:style-name="ce93" table:formula="of:=[.E390]/[.D390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T8002</text:p>
          </table:table-cell>
          <table:table-cell table:style-name="ce82" office:value-type="currency" office:currency="USD" office:value="210" calcext:value-type="currency">
            <text:p>$210.00</text:p>
          </table:table-cell>
          <table:table-cell table:style-name="ce74" table:number-columns-repeated="3"/>
          <table:table-cell table:style-name="ce74" table:formula="of:=[.E391]-[.B391]" office:value-type="currency" office:currency="USD" office:value="-210" calcext:value-type="currency">
            <text:p>-$210.00</text:p>
          </table:table-cell>
          <table:table-cell table:style-name="ce93" table:formula="of:=[.E391]/[.D391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T8003</text:p>
          </table:table-cell>
          <table:table-cell table:style-name="ce82" office:value-type="currency" office:currency="USD" office:value="187.5" calcext:value-type="currency">
            <text:p>$187.50</text:p>
          </table:table-cell>
          <table:table-cell table:style-name="ce74" table:number-columns-repeated="3"/>
          <table:table-cell table:style-name="ce74" table:formula="of:=[.E392]-[.B392]" office:value-type="currency" office:currency="USD" office:value="-187.5" calcext:value-type="currency">
            <text:p>-$187.50</text:p>
          </table:table-cell>
          <table:table-cell table:style-name="ce93" table:formula="of:=[.E392]/[.D392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T8004</text:p>
          </table:table-cell>
          <table:table-cell table:style-name="ce82" office:value-type="currency" office:currency="USD" office:value="221" calcext:value-type="currency">
            <text:p>$221.00</text:p>
          </table:table-cell>
          <table:table-cell table:style-name="ce74" table:number-columns-repeated="3"/>
          <table:table-cell table:style-name="ce74" table:formula="of:=[.E393]-[.B393]" office:value-type="currency" office:currency="USD" office:value="-221" calcext:value-type="currency">
            <text:p>-$221.00</text:p>
          </table:table-cell>
          <table:table-cell table:style-name="ce93" table:formula="of:=[.E393]/[.D393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T8005</text:p>
          </table:table-cell>
          <table:table-cell table:style-name="ce82" office:value-type="currency" office:currency="USD" office:value="257.5" calcext:value-type="currency">
            <text:p>$257.50</text:p>
          </table:table-cell>
          <table:table-cell table:style-name="ce74" table:number-columns-repeated="3"/>
          <table:table-cell table:style-name="ce74" table:formula="of:=[.E394]-[.B394]" office:value-type="currency" office:currency="USD" office:value="-257.5" calcext:value-type="currency">
            <text:p>-$257.50</text:p>
          </table:table-cell>
          <table:table-cell table:style-name="ce93" table:formula="of:=[.E394]/[.D394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T8006</text:p>
          </table:table-cell>
          <table:table-cell table:style-name="ce82" office:value-type="currency" office:currency="USD" office:value="332" calcext:value-type="currency">
            <text:p>$332.00</text:p>
          </table:table-cell>
          <table:table-cell table:style-name="ce74" table:number-columns-repeated="3"/>
          <table:table-cell table:style-name="ce74" table:formula="of:=[.E395]-[.B395]" office:value-type="currency" office:currency="USD" office:value="-332" calcext:value-type="currency">
            <text:p>-$332.00</text:p>
          </table:table-cell>
          <table:table-cell table:style-name="ce93" table:formula="of:=[.E395]/[.D395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9">
          <table:table-cell table:style-name="ce69" office:value-type="string" calcext:value-type="string">
            <text:p>Rotary Top Containment Unit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string" calcext:value-type="string">
            <text:p>1646RTC</text:p>
          </table:table-cell>
          <table:table-cell table:style-name="ce82" office:value-type="currency" office:currency="USD" office:value="1270" calcext:value-type="currency">
            <text:p>$1,270.00</text:p>
          </table:table-cell>
          <table:table-cell table:style-name="ce74" table:number-columns-repeated="3"/>
          <table:table-cell table:style-name="ce74" table:formula="of:=[.E399]-[.B399]" office:value-type="currency" office:currency="USD" office:value="-1270" calcext:value-type="currency">
            <text:p>-$1,270.00</text:p>
          </table:table-cell>
          <table:table-cell table:style-name="ce93" table:formula="of:=[.E399]/[.D399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9">
          <table:table-cell table:style-name="ce69" office:value-type="string" calcext:value-type="string">
            <text:p>SAFESMOKER Cigarette Receptacles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string" calcext:value-type="string">
            <text:p>1206BEIGE</text:p>
          </table:table-cell>
          <table:table-cell table:style-name="ce82" office:value-type="currency" office:currency="USD" office:value="56" calcext:value-type="currency">
            <text:p>$56.00</text:p>
          </table:table-cell>
          <table:table-cell table:style-name="ce74" table:number-columns-repeated="3"/>
          <table:table-cell table:style-name="ce74" table:formula="of:=[.E403]-[.B403]" office:value-type="currency" office:currency="USD" office:value="-56" calcext:value-type="currency">
            <text:p>-$56.00</text:p>
          </table:table-cell>
          <table:table-cell table:style-name="ce93" table:formula="of:=[.E403]/[.D403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206GRAY</text:p>
          </table:table-cell>
          <table:table-cell table:style-name="ce82" office:value-type="currency" office:currency="USD" office:value="56" calcext:value-type="currency">
            <text:p>$56.00</text:p>
          </table:table-cell>
          <table:table-cell table:style-name="ce74" table:number-columns-repeated="3"/>
          <table:table-cell table:style-name="ce74" table:formula="of:=[.E404]-[.B404]" office:value-type="currency" office:currency="USD" office:value="-56" calcext:value-type="currency">
            <text:p>-$56.00</text:p>
          </table:table-cell>
          <table:table-cell table:style-name="ce93" table:formula="of:=[.E404]/[.D404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206BROWN</text:p>
          </table:table-cell>
          <table:table-cell table:style-name="ce82" office:value-type="currency" office:currency="USD" office:value="56" calcext:value-type="currency">
            <text:p>$56.00</text:p>
          </table:table-cell>
          <table:table-cell table:style-name="ce74" table:number-columns-repeated="3"/>
          <table:table-cell table:style-name="ce74" table:formula="of:=[.E405]-[.B405]" office:value-type="currency" office:currency="USD" office:value="-56" calcext:value-type="currency">
            <text:p>-$56.00</text:p>
          </table:table-cell>
          <table:table-cell table:style-name="ce93" table:formula="of:=[.E405]/[.D405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206BLACK</text:p>
          </table:table-cell>
          <table:table-cell table:style-name="ce82" office:value-type="currency" office:currency="USD" office:value="56" calcext:value-type="currency">
            <text:p>$56.00</text:p>
          </table:table-cell>
          <table:table-cell table:style-name="ce74" table:number-columns-repeated="3"/>
          <table:table-cell table:style-name="ce74" table:formula="of:=[.E406]-[.B406]" office:value-type="currency" office:currency="USD" office:value="-56" calcext:value-type="currency">
            <text:p>-$56.00</text:p>
          </table:table-cell>
          <table:table-cell table:style-name="ce93" table:formula="of:=[.E406]/[.D406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206GREEN</text:p>
          </table:table-cell>
          <table:table-cell table:style-name="ce82" office:value-type="currency" office:currency="USD" office:value="56" calcext:value-type="currency">
            <text:p>$56.00</text:p>
          </table:table-cell>
          <table:table-cell table:style-name="ce74" table:number-columns-repeated="3"/>
          <table:table-cell table:style-name="ce74" table:formula="of:=[.E407]-[.B407]" office:value-type="currency" office:currency="USD" office:value="-56" calcext:value-type="currency">
            <text:p>-$56.00</text:p>
          </table:table-cell>
          <table:table-cell table:style-name="ce93" table:formula="of:=[.E407]/[.D407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206BLUE</text:p>
          </table:table-cell>
          <table:table-cell table:style-name="ce82" office:value-type="currency" office:currency="USD" office:value="56" calcext:value-type="currency">
            <text:p>$56.00</text:p>
          </table:table-cell>
          <table:table-cell table:style-name="ce74" table:number-columns-repeated="3"/>
          <table:table-cell table:style-name="ce74" table:formula="of:=[.E408]-[.B408]" office:value-type="currency" office:currency="USD" office:value="-56" calcext:value-type="currency">
            <text:p>-$56.00</text:p>
          </table:table-cell>
          <table:table-cell table:style-name="ce93" table:formula="of:=[.E408]/[.D408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208BEIGE</text:p>
          </table:table-cell>
          <table:table-cell table:style-name="ce82" office:value-type="currency" office:currency="USD" office:value="64" calcext:value-type="currency">
            <text:p>$64.00</text:p>
          </table:table-cell>
          <table:table-cell table:style-name="ce74" table:number-columns-repeated="3"/>
          <table:table-cell table:style-name="ce74" table:formula="of:=[.E409]-[.B409]" office:value-type="currency" office:currency="USD" office:value="-64" calcext:value-type="currency">
            <text:p>-$64.00</text:p>
          </table:table-cell>
          <table:table-cell table:style-name="ce93" table:formula="of:=[.E409]/[.D409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208GRAY</text:p>
          </table:table-cell>
          <table:table-cell table:style-name="ce82" office:value-type="currency" office:currency="USD" office:value="64" calcext:value-type="currency">
            <text:p>$64.00</text:p>
          </table:table-cell>
          <table:table-cell table:style-name="ce74" table:number-columns-repeated="3"/>
          <table:table-cell table:style-name="ce74" table:formula="of:=[.E410]-[.B410]" office:value-type="currency" office:currency="USD" office:value="-64" calcext:value-type="currency">
            <text:p>-$64.00</text:p>
          </table:table-cell>
          <table:table-cell table:style-name="ce93" table:formula="of:=[.E410]/[.D410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208BROWN</text:p>
          </table:table-cell>
          <table:table-cell table:style-name="ce82" office:value-type="currency" office:currency="USD" office:value="64" calcext:value-type="currency">
            <text:p>$64.00</text:p>
          </table:table-cell>
          <table:table-cell table:style-name="ce74" table:number-columns-repeated="3"/>
          <table:table-cell table:style-name="ce74" table:formula="of:=[.E411]-[.B411]" office:value-type="currency" office:currency="USD" office:value="-64" calcext:value-type="currency">
            <text:p>-$64.00</text:p>
          </table:table-cell>
          <table:table-cell table:style-name="ce93" table:formula="of:=[.E411]/[.D411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208BLACK</text:p>
          </table:table-cell>
          <table:table-cell table:style-name="ce82" office:value-type="currency" office:currency="USD" office:value="64" calcext:value-type="currency">
            <text:p>$64.00</text:p>
          </table:table-cell>
          <table:table-cell table:style-name="ce74" table:number-columns-repeated="3"/>
          <table:table-cell table:style-name="ce74" table:formula="of:=[.E412]-[.B412]" office:value-type="currency" office:currency="USD" office:value="-64" calcext:value-type="currency">
            <text:p>-$64.00</text:p>
          </table:table-cell>
          <table:table-cell table:style-name="ce93" table:formula="of:=[.E412]/[.D412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208GREEN</text:p>
          </table:table-cell>
          <table:table-cell table:style-name="ce82" office:value-type="currency" office:currency="USD" office:value="64" calcext:value-type="currency">
            <text:p>$64.00</text:p>
          </table:table-cell>
          <table:table-cell table:style-name="ce74" table:number-columns-repeated="3"/>
          <table:table-cell table:style-name="ce74" table:formula="of:=[.E413]-[.B413]" office:value-type="currency" office:currency="USD" office:value="-64" calcext:value-type="currency">
            <text:p>-$64.00</text:p>
          </table:table-cell>
          <table:table-cell table:style-name="ce93" table:formula="of:=[.E413]/[.D413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208BLUE</text:p>
          </table:table-cell>
          <table:table-cell table:style-name="ce82" office:value-type="currency" office:currency="USD" office:value="64" calcext:value-type="currency">
            <text:p>$64.00</text:p>
          </table:table-cell>
          <table:table-cell table:style-name="ce74" table:number-columns-repeated="3"/>
          <table:table-cell table:style-name="ce74" table:formula="of:=[.E414]-[.B414]" office:value-type="currency" office:currency="USD" office:value="-64" calcext:value-type="currency">
            <text:p>-$64.00</text:p>
          </table:table-cell>
          <table:table-cell table:style-name="ce93" table:formula="of:=[.E414]/[.D414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9">
          <table:table-cell table:style-name="ce69" office:value-type="string" calcext:value-type="string">
            <text:p>Shipping Container Ramp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string" calcext:value-type="string">
            <text:p>1795CR</text:p>
          </table:table-cell>
          <table:table-cell table:style-name="ce82" office:value-type="currency" office:currency="USD" office:value="164" calcext:value-type="currency">
            <text:p>$164.00</text:p>
          </table:table-cell>
          <table:table-cell table:style-name="ce74" table:number-columns-repeated="3"/>
          <table:table-cell table:style-name="ce74" table:formula="of:=[.E418]-[.B418]" office:value-type="currency" office:currency="USD" office:value="-164" calcext:value-type="currency">
            <text:p>-$164.00</text:p>
          </table:table-cell>
          <table:table-cell table:style-name="ce93" table:formula="of:=[.E418]/[.D418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69" office:value-type="string" calcext:value-type="string">
            <text:p>Single Drum Cradle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float" office:value="1605" calcext:value-type="float">
            <text:p>1605</text:p>
          </table:table-cell>
          <table:table-cell table:style-name="ce82" office:value-type="currency" office:currency="USD" office:value="180" calcext:value-type="currency">
            <text:p>$180.00</text:p>
          </table:table-cell>
          <table:table-cell table:style-name="ce74" table:number-columns-repeated="3"/>
          <table:table-cell table:style-name="ce74" table:formula="of:=[.E422]-[.B422]" office:value-type="currency" office:currency="USD" office:value="-180" calcext:value-type="currency">
            <text:p>-$180.00</text:p>
          </table:table-cell>
          <table:table-cell table:style-name="ce93" table:formula="of:=[.E422]/[.D422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69" office:value-type="string" calcext:value-type="string">
            <text:p>Smooth Post Sleeve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float" office:value="1735" calcext:value-type="float">
            <text:p>1735</text:p>
          </table:table-cell>
          <table:table-cell table:style-name="ce82" office:value-type="currency" office:currency="USD" office:value="43" calcext:value-type="currency">
            <text:p>$43.00</text:p>
          </table:table-cell>
          <table:table-cell table:style-name="ce74" table:number-columns-repeated="3"/>
          <table:table-cell table:style-name="ce74" table:formula="of:=[.E426]-[.B426]" office:value-type="currency" office:currency="USD" office:value="-43" calcext:value-type="currency">
            <text:p>-$43.00</text:p>
          </table:table-cell>
          <table:table-cell table:style-name="ce93" table:formula="of:=[.E426]/[.D426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735R</text:p>
          </table:table-cell>
          <table:table-cell table:style-name="ce82" office:value-type="currency" office:currency="USD" office:value="43" calcext:value-type="currency">
            <text:p>$43.00</text:p>
          </table:table-cell>
          <table:table-cell table:style-name="ce74" table:number-columns-repeated="3"/>
          <table:table-cell table:style-name="ce74" table:formula="of:=[.E427]-[.B427]" office:value-type="currency" office:currency="USD" office:value="-43" calcext:value-type="currency">
            <text:p>-$43.00</text:p>
          </table:table-cell>
          <table:table-cell table:style-name="ce93" table:formula="of:=[.E427]/[.D427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736-E</text:p>
          </table:table-cell>
          <table:table-cell table:style-name="ce82" office:value-type="currency" office:currency="USD" office:value="46" calcext:value-type="currency">
            <text:p>$46.00</text:p>
          </table:table-cell>
          <table:table-cell table:style-name="ce74" table:number-columns-repeated="3"/>
          <table:table-cell table:style-name="ce74" table:formula="of:=[.E428]-[.B428]" office:value-type="currency" office:currency="USD" office:value="-46" calcext:value-type="currency">
            <text:p>-$46.00</text:p>
          </table:table-cell>
          <table:table-cell table:style-name="ce93" table:formula="of:=[.E428]/[.D428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736R</text:p>
          </table:table-cell>
          <table:table-cell table:style-name="ce82" office:value-type="currency" office:currency="USD" office:value="46" calcext:value-type="currency">
            <text:p>$46.00</text:p>
          </table:table-cell>
          <table:table-cell table:style-name="ce74" table:number-columns-repeated="3"/>
          <table:table-cell table:style-name="ce74" table:formula="of:=[.E429]-[.B429]" office:value-type="currency" office:currency="USD" office:value="-46" calcext:value-type="currency">
            <text:p>-$46.00</text:p>
          </table:table-cell>
          <table:table-cell table:style-name="ce93" table:formula="of:=[.E429]/[.D429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737" calcext:value-type="float">
            <text:p>1737</text:p>
          </table:table-cell>
          <table:table-cell table:style-name="ce82" office:value-type="currency" office:currency="USD" office:value="56" calcext:value-type="currency">
            <text:p>$56.00</text:p>
          </table:table-cell>
          <table:table-cell table:style-name="ce74" table:number-columns-repeated="3"/>
          <table:table-cell table:style-name="ce74" table:formula="of:=[.E430]-[.B430]" office:value-type="currency" office:currency="USD" office:value="-56" calcext:value-type="currency">
            <text:p>-$56.00</text:p>
          </table:table-cell>
          <table:table-cell table:style-name="ce93" table:formula="of:=[.E430]/[.D430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737R</text:p>
          </table:table-cell>
          <table:table-cell table:style-name="ce82" office:value-type="currency" office:currency="USD" office:value="56" calcext:value-type="currency">
            <text:p>$56.00</text:p>
          </table:table-cell>
          <table:table-cell table:style-name="ce74" table:number-columns-repeated="3"/>
          <table:table-cell table:style-name="ce74" table:formula="of:=[.E431]-[.B431]" office:value-type="currency" office:currency="USD" office:value="-56" calcext:value-type="currency">
            <text:p>-$56.00</text:p>
          </table:table-cell>
          <table:table-cell table:style-name="ce93" table:formula="of:=[.E431]/[.D431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69" office:value-type="string" calcext:value-type="string">
            <text:p>The Original Butt Can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14">
          <table:table-cell table:style-name="ce69" office:value-type="string" calcext:value-type="string">
            <text:p>1200-YELLOW</text:p>
          </table:table-cell>
          <table:table-cell table:style-name="ce82" office:value-type="currency" office:currency="USD" office:value="70" calcext:value-type="currency">
            <text:p>$70.00</text:p>
          </table:table-cell>
          <table:table-cell table:style-name="ce74" table:number-columns-repeated="3"/>
          <table:table-cell table:style-name="ce74" table:formula="of:=[.E435]-[.B435]" office:value-type="currency" office:currency="USD" office:value="-70" calcext:value-type="currency">
            <text:p>-$70.00</text:p>
          </table:table-cell>
          <table:table-cell table:style-name="ce93" table:formula="of:=[.E435]/[.D435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200-BEIGE</text:p>
          </table:table-cell>
          <table:table-cell table:style-name="ce82" office:value-type="currency" office:currency="USD" office:value="70" calcext:value-type="currency">
            <text:p>$70.00</text:p>
          </table:table-cell>
          <table:table-cell table:style-name="ce74" table:number-columns-repeated="3"/>
          <table:table-cell table:style-name="ce74" table:formula="of:=[.E436]-[.B436]" office:value-type="currency" office:currency="USD" office:value="-70" calcext:value-type="currency">
            <text:p>-$70.00</text:p>
          </table:table-cell>
          <table:table-cell table:style-name="ce93" table:formula="of:=[.E436]/[.D436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69" office:value-type="string" calcext:value-type="string">
            <text:p>Tower Safety Cabinets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string" calcext:value-type="string">
            <text:p>1924LEGS</text:p>
          </table:table-cell>
          <table:table-cell table:style-name="ce82" office:value-type="currency" office:currency="USD" office:value="626" calcext:value-type="currency">
            <text:p>$626.00</text:p>
          </table:table-cell>
          <table:table-cell table:style-name="ce74" table:number-columns-repeated="3"/>
          <table:table-cell table:style-name="ce74" table:formula="of:=[.E440]-[.B440]" office:value-type="currency" office:currency="USD" office:value="-626" calcext:value-type="currency">
            <text:p>-$626.00</text:p>
          </table:table-cell>
          <table:table-cell table:style-name="ce93" table:formula="of:=[.E440]/[.D440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925LEGS</text:p>
          </table:table-cell>
          <table:table-cell table:style-name="ce82" office:value-type="currency" office:currency="USD" office:value="577" calcext:value-type="currency">
            <text:p>$577.00</text:p>
          </table:table-cell>
          <table:table-cell table:style-name="ce74" table:number-columns-repeated="3"/>
          <table:table-cell table:style-name="ce74" table:formula="of:=[.E441]-[.B441]" office:value-type="currency" office:currency="USD" office:value="-577" calcext:value-type="currency">
            <text:p>-$577.00</text:p>
          </table:table-cell>
          <table:table-cell table:style-name="ce93" table:formula="of:=[.E441]/[.D441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905LEGS</text:p>
          </table:table-cell>
          <table:table-cell table:style-name="ce82" office:value-type="currency" office:currency="USD" office:value="758" calcext:value-type="currency">
            <text:p>$758.00</text:p>
          </table:table-cell>
          <table:table-cell table:style-name="ce74" table:number-columns-repeated="3"/>
          <table:table-cell table:style-name="ce74" table:formula="of:=[.E442]-[.B442]" office:value-type="currency" office:currency="USD" office:value="-758" calcext:value-type="currency">
            <text:p>-$758.00</text:p>
          </table:table-cell>
          <table:table-cell table:style-name="ce93" table:formula="of:=[.E442]/[.D442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906LEGS</text:p>
          </table:table-cell>
          <table:table-cell table:style-name="ce82" office:value-type="currency" office:currency="USD" office:value="720" calcext:value-type="currency">
            <text:p>$720.00</text:p>
          </table:table-cell>
          <table:table-cell table:style-name="ce74" table:number-columns-repeated="3"/>
          <table:table-cell table:style-name="ce74" table:formula="of:=[.E443]-[.B443]" office:value-type="currency" office:currency="USD" office:value="-720" calcext:value-type="currency">
            <text:p>-$720.00</text:p>
          </table:table-cell>
          <table:table-cell table:style-name="ce93" table:formula="of:=[.E443]/[.D443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3010LEGS</text:p>
          </table:table-cell>
          <table:table-cell table:style-name="ce82" office:value-type="currency" office:currency="USD" office:value="940" calcext:value-type="currency">
            <text:p>$940.00</text:p>
          </table:table-cell>
          <table:table-cell table:style-name="ce74" table:number-columns-repeated="3"/>
          <table:table-cell table:style-name="ce74" table:formula="of:=[.E444]-[.B444]" office:value-type="currency" office:currency="USD" office:value="-940" calcext:value-type="currency">
            <text:p>-$940.00</text:p>
          </table:table-cell>
          <table:table-cell table:style-name="ce93" table:formula="of:=[.E444]/[.D444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932LEGS</text:p>
          </table:table-cell>
          <table:table-cell table:style-name="ce82" office:value-type="currency" office:currency="USD" office:value="839" calcext:value-type="currency">
            <text:p>$839.00</text:p>
          </table:table-cell>
          <table:table-cell table:style-name="ce74" table:number-columns-repeated="3"/>
          <table:table-cell table:style-name="ce74" table:formula="of:=[.E445]-[.B445]" office:value-type="currency" office:currency="USD" office:value="-839" calcext:value-type="currency">
            <text:p>-$839.00</text:p>
          </table:table-cell>
          <table:table-cell table:style-name="ce93" table:formula="of:=[.E445]/[.D445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4510LEGS</text:p>
          </table:table-cell>
          <table:table-cell table:style-name="ce82" office:value-type="currency" office:currency="USD" office:value="1154" calcext:value-type="currency">
            <text:p>$1,154.00</text:p>
          </table:table-cell>
          <table:table-cell table:style-name="ce74" table:number-columns-repeated="3"/>
          <table:table-cell table:style-name="ce74" table:formula="of:=[.E446]-[.B446]" office:value-type="currency" office:currency="USD" office:value="-1154" calcext:value-type="currency">
            <text:p>-$1,154.00</text:p>
          </table:table-cell>
          <table:table-cell table:style-name="ce93" table:formula="of:=[.E446]/[.D446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947LEGS</text:p>
          </table:table-cell>
          <table:table-cell table:style-name="ce82" office:value-type="currency" office:currency="USD" office:value="1050" calcext:value-type="currency">
            <text:p>$1,050.00</text:p>
          </table:table-cell>
          <table:table-cell table:style-name="ce74" table:number-columns-repeated="3"/>
          <table:table-cell table:style-name="ce74" table:formula="of:=[.E447]-[.B447]" office:value-type="currency" office:currency="USD" office:value="-1050" calcext:value-type="currency">
            <text:p>-$1,050.00</text:p>
          </table:table-cell>
          <table:table-cell table:style-name="ce93" table:formula="of:=[.E447]/[.D447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6010LEGS</text:p>
          </table:table-cell>
          <table:table-cell table:style-name="ce82" office:value-type="currency" office:currency="USD" office:value="1302" calcext:value-type="currency">
            <text:p>$1,302.00</text:p>
          </table:table-cell>
          <table:table-cell table:style-name="ce74" table:number-columns-repeated="3"/>
          <table:table-cell table:style-name="ce74" table:formula="of:=[.E448]-[.B448]" office:value-type="currency" office:currency="USD" office:value="-1302" calcext:value-type="currency">
            <text:p>-$1,302.00</text:p>
          </table:table-cell>
          <table:table-cell table:style-name="ce93" table:formula="of:=[.E448]/[.D448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962LEGS</text:p>
          </table:table-cell>
          <table:table-cell table:style-name="ce82" office:value-type="currency" office:currency="USD" office:value="1202" calcext:value-type="currency">
            <text:p>$1,202.00</text:p>
          </table:table-cell>
          <table:table-cell table:style-name="ce74" table:number-columns-repeated="3"/>
          <table:table-cell table:style-name="ce74" table:formula="of:=[.E449]-[.B449]" office:value-type="currency" office:currency="USD" office:value="-1202" calcext:value-type="currency">
            <text:p>-$1,202.00</text:p>
          </table:table-cell>
          <table:table-cell table:style-name="ce93" table:formula="of:=[.E449]/[.D449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9010LEGS</text:p>
          </table:table-cell>
          <table:table-cell table:style-name="ce82" office:value-type="currency" office:currency="USD" office:value="1747" calcext:value-type="currency">
            <text:p>$1,747.00</text:p>
          </table:table-cell>
          <table:table-cell table:style-name="ce74" table:number-columns-repeated="3"/>
          <table:table-cell table:style-name="ce74" table:formula="of:=[.E450]-[.B450]" office:value-type="currency" office:currency="USD" office:value="-1747" calcext:value-type="currency">
            <text:p>-$1,747.00</text:p>
          </table:table-cell>
          <table:table-cell table:style-name="ce93" table:formula="of:=[.E450]/[.D450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992LEGS</text:p>
          </table:table-cell>
          <table:table-cell table:style-name="ce82" office:value-type="currency" office:currency="USD" office:value="1652" calcext:value-type="currency">
            <text:p>$1,652.00</text:p>
          </table:table-cell>
          <table:table-cell table:style-name="ce74" table:number-columns-repeated="3"/>
          <table:table-cell table:style-name="ce74" table:formula="of:=[.E451]-[.B451]" office:value-type="currency" office:currency="USD" office:value="-1652" calcext:value-type="currency">
            <text:p>-$1,652.00</text:p>
          </table:table-cell>
          <table:table-cell table:style-name="ce93" table:formula="of:=[.E451]/[.D451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69" office:value-type="string" calcext:value-type="string">
            <text:p>Two Drum Spill Pallets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float" office:value="1620" calcext:value-type="float">
            <text:p>1620</text:p>
          </table:table-cell>
          <table:table-cell table:style-name="ce82" office:value-type="currency" office:currency="USD" office:value="229" calcext:value-type="currency">
            <text:p>$229.00</text:p>
          </table:table-cell>
          <table:table-cell table:style-name="ce74" table:number-columns-repeated="3"/>
          <table:table-cell table:style-name="ce74" table:formula="of:=[.E455]-[.B455]" office:value-type="currency" office:currency="USD" office:value="-229" calcext:value-type="currency">
            <text:p>-$229.00</text:p>
          </table:table-cell>
          <table:table-cell table:style-name="ce93" table:formula="of:=[.E455]/[.D455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69" office:value-type="string" calcext:value-type="string">
            <text:p>Two Drum Workstation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float" office:value="1626" calcext:value-type="float">
            <text:p>1626</text:p>
          </table:table-cell>
          <table:table-cell table:style-name="ce82" office:value-type="currency" office:currency="USD" office:value="699" calcext:value-type="currency">
            <text:p>$699.00</text:p>
          </table:table-cell>
          <table:table-cell table:style-name="ce74" table:number-columns-repeated="3"/>
          <table:table-cell table:style-name="ce74" table:formula="of:=[.E459]-[.B459]" office:value-type="currency" office:currency="USD" office:value="-699" calcext:value-type="currency">
            <text:p>-$699.00</text:p>
          </table:table-cell>
          <table:table-cell table:style-name="ce93" table:formula="of:=[.E459]/[.D459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float" office:value="1628" calcext:value-type="float">
            <text:p>1628</text:p>
          </table:table-cell>
          <table:table-cell table:style-name="ce82" office:value-type="currency" office:currency="USD" office:value="799" calcext:value-type="currency">
            <text:p>$799.00</text:p>
          </table:table-cell>
          <table:table-cell table:style-name="ce74" table:number-columns-repeated="3"/>
          <table:table-cell table:style-name="ce74" table:formula="of:=[.E460]-[.B460]" office:value-type="currency" office:currency="USD" office:value="-799" calcext:value-type="currency">
            <text:p>-$799.00</text:p>
          </table:table-cell>
          <table:table-cell table:style-name="ce93" table:formula="of:=[.E460]/[.D460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9">
          <table:table-cell table:style-name="ce69" office:value-type="string" calcext:value-type="string">
            <text:p>Type II Safety Cans - Flammables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2">
          <table:table-cell table:style-name="ce69" office:value-type="string" calcext:value-type="string">
            <text:p>U2-26-S</text:p>
          </table:table-cell>
          <table:table-cell table:style-name="ce82" office:value-type="currency" office:currency="USD" office:value="79" calcext:value-type="currency">
            <text:p>$79.00</text:p>
          </table:table-cell>
          <table:table-cell table:style-name="ce74" table:number-columns-repeated="3"/>
          <table:table-cell table:style-name="ce74" table:formula="of:=[.E464]-[.B464]" office:value-type="currency" office:currency="USD" office:value="-79" calcext:value-type="currency">
            <text:p>-$79.00</text:p>
          </table:table-cell>
          <table:table-cell table:style-name="ce93" table:formula="of:=[.E464]/[.D464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U2-51-S</text:p>
          </table:table-cell>
          <table:table-cell table:style-name="ce82" office:value-type="currency" office:currency="USD" office:value="81" calcext:value-type="currency">
            <text:p>$81.00</text:p>
          </table:table-cell>
          <table:table-cell table:style-name="ce74" table:number-columns-repeated="3"/>
          <table:table-cell table:style-name="ce74" table:formula="of:=[.E465]-[.B465]" office:value-type="currency" office:currency="USD" office:value="-81" calcext:value-type="currency">
            <text:p>-$81.00</text:p>
          </table:table-cell>
          <table:table-cell table:style-name="ce93" table:formula="of:=[.E465]/[.D465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U2-26-SX5</text:p>
          </table:table-cell>
          <table:table-cell table:style-name="ce82" office:value-type="currency" office:currency="USD" office:value="79" calcext:value-type="currency">
            <text:p>$79.00</text:p>
          </table:table-cell>
          <table:table-cell table:style-name="ce74" table:number-columns-repeated="3"/>
          <table:table-cell table:style-name="ce74" table:formula="of:=[.E466]-[.B466]" office:value-type="currency" office:currency="USD" office:value="-79" calcext:value-type="currency">
            <text:p>-$79.00</text:p>
          </table:table-cell>
          <table:table-cell table:style-name="ce93" table:formula="of:=[.E466]/[.D466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U2-51-SX5</text:p>
          </table:table-cell>
          <table:table-cell table:style-name="ce82" office:value-type="currency" office:currency="USD" office:value="81" calcext:value-type="currency">
            <text:p>$81.00</text:p>
          </table:table-cell>
          <table:table-cell table:style-name="ce74" table:number-columns-repeated="3"/>
          <table:table-cell table:style-name="ce74" table:formula="of:=[.E467]-[.B467]" office:value-type="currency" office:currency="USD" office:value="-81" calcext:value-type="currency">
            <text:p>-$81.00</text:p>
          </table:table-cell>
          <table:table-cell table:style-name="ce93" table:formula="of:=[.E467]/[.D467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 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3">
          <table:table-cell table:style-name="ce69" office:value-type="string" calcext:value-type="string">
            <text:p>YellowJacket &amp; Ped-X Collapsible Barricades</text:p>
          </table:table-cell>
          <table:table-cell table:number-columns-repeated="4"/>
          <table:table-cell table:style-name="ce74"/>
          <table:table-cell table:style-name="ce93"/>
          <table:table-cell/>
        </table:table-row>
        <table:table-row table:style-name="ro14">
          <table:table-cell table:style-name="ce70" office:value-type="string" calcext:value-type="string">
            <text:p>MODEL</text:p>
          </table:table-cell>
          <table:table-cell table:style-name="ce70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74"/>
          <table:table-cell table:style-name="ce93"/>
          <table:table-cell table:style-name="ce70" office:value-type="string" calcext:value-type="string">
            <text:p>COMPETITOR NAME</text:p>
          </table:table-cell>
        </table:table-row>
        <table:table-row table:style-name="ro14">
          <table:table-cell table:style-name="ce69" office:value-type="string" calcext:value-type="string">
            <text:p>1820CAUTION</text:p>
          </table:table-cell>
          <table:table-cell table:style-name="ce82" office:value-type="currency" office:currency="USD" office:value="107" calcext:value-type="currency">
            <text:p>$107.00</text:p>
          </table:table-cell>
          <table:table-cell table:style-name="ce74" table:number-columns-repeated="3"/>
          <table:table-cell table:style-name="ce74" table:formula="of:=[.E471]-[.B471]" office:value-type="currency" office:currency="USD" office:value="-107" calcext:value-type="currency">
            <text:p>-$107.00</text:p>
          </table:table-cell>
          <table:table-cell table:style-name="ce93" table:formula="of:=[.E471]/[.D471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820NS</text:p>
          </table:table-cell>
          <table:table-cell table:style-name="ce82" office:value-type="currency" office:currency="USD" office:value="79" calcext:value-type="currency">
            <text:p>$79.00</text:p>
          </table:table-cell>
          <table:table-cell table:style-name="ce74" table:number-columns-repeated="3"/>
          <table:table-cell table:style-name="ce74" table:formula="of:=[.E472]-[.B472]" office:value-type="currency" office:currency="USD" office:value="-79" calcext:value-type="currency">
            <text:p>-$79.00</text:p>
          </table:table-cell>
          <table:table-cell table:style-name="ce93" table:formula="of:=[.E472]/[.D472]" office:value-type="string" office:string-value="" calcext:value-type="error">
            <text:p>#DIV/0!</text:p>
          </table:table-cell>
          <table:table-cell table:style-name="ce93"/>
        </table:table-row>
        <table:table-row table:style-name="ro2">
          <table:table-cell table:style-name="ce69" office:value-type="string" calcext:value-type="string">
            <text:p>1840NS-E</text:p>
          </table:table-cell>
          <table:table-cell table:style-name="ce82" office:value-type="currency" office:currency="USD" office:value="79" calcext:value-type="currency">
            <text:p>$79.00</text:p>
          </table:table-cell>
          <table:table-cell table:style-name="ce74" table:number-columns-repeated="3"/>
          <table:table-cell table:style-name="ce74" table:formula="of:=[.E473]-[.B473]" office:value-type="currency" office:currency="USD" office:value="-79" calcext:value-type="currency">
            <text:p>-$79.00</text:p>
          </table:table-cell>
          <table:table-cell table:style-name="ce93" table:formula="of:=[.E473]/[.D473]" office:value-type="string" office:string-value="" calcext:value-type="error">
            <text:p>#DIV/0!</text:p>
          </table:table-cell>
          <table:table-cell table:style-name="ce93"/>
        </table:table-row>
        <table:table-row table:style-name="ro9">
          <table:table-cell table:style-name="ce69" office:value-type="string" calcext:value-type="string">
            <text:p>1840PEDX-E</text:p>
          </table:table-cell>
          <table:table-cell table:style-name="ce82" office:value-type="currency" office:currency="USD" office:value="107" calcext:value-type="currency">
            <text:p>$107.00</text:p>
          </table:table-cell>
          <table:table-cell table:style-name="ce75" table:number-columns-repeated="3"/>
          <table:table-cell table:style-name="ce74" table:formula="of:=[.E474]-[.B474]" office:value-type="currency" office:currency="USD" office:value="-107" calcext:value-type="currency">
            <text:p>-$107.00</text:p>
          </table:table-cell>
          <table:table-cell table:style-name="ce93" table:formula="of:=[.E474]/[.D474]" office:value-type="string" office:string-value="" calcext:value-type="error">
            <text:p>#DIV/0!</text:p>
          </table:table-cell>
          <table:table-cell table:style-name="ce53"/>
        </table:table-row>
        <table:table-row table:style-name="ro23">
          <table:table-cell table:style-name="ce80" office:value-type="string" calcext:value-type="string">
            <text:p>64 items found</text:p>
          </table:table-cell>
          <table:table-cell table:number-columns-repeated="7"/>
        </table:table-row>
        <table:table-row table:style-name="ro27">
          <table:table-cell table:style-name="ce80" office:value-type="string" calcext:value-type="string">
            <text:p>281 individual models</text:p>
          </table:table-cell>
          <table:table-cell table:number-columns-repeated="7"/>
        </table:table-row>
        <table:table-row table:style-name="ro2" table:number-rows-repeated="1048099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11:55:40.9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8:47:55.608000000</meta:creation-date>
    <meta:generator>LibreOffice/5.3.0.3$Windows_X86_64 LibreOffice_project/7074905676c47b82bbcfbea1aeefc84afe1c50e1</meta:generator>
    <dc:date>2017-04-27T12:39:43.250000000</dc:date>
    <meta:editing-duration>PT2H39M6S</meta:editing-duration>
    <meta:editing-cycles>34</meta:editing-cycles>
    <meta:print-date>2017-04-27T12:15:48.195000000</meta:print-date>
    <meta:document-statistic meta:table-count="3" meta:cell-count="6510" meta:object-count="0"/>
  </office:meta>
</office:document-meta>
</file>